
<file path=META-INF/manifest.xml><?xml version="1.0" encoding="utf-8"?>
<manifest:manifest xmlns:manifest="urn:oasis:names:tc:opendocument:xmlns:manifest:1.0">
  <manifest:file-entry manifest:full-path="Object 5/"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Object 9/" manifest:media-type="application/vnd.oasis.opendocument.chart"/>
  <manifest:file-entry manifest:full-path="Object 11/" manifest:media-type="application/vnd.oasis.opendocument.chart"/>
  <manifest:file-entry manifest:full-path="Object 1/" manifest:media-type="application/vnd.oasis.opendocument.chart"/>
  <manifest:file-entry manifest:full-path="Object 6/" manifest:media-type="application/vnd.oasis.opendocument.chart"/>
  <manifest:file-entry manifest:full-path="/" manifest:media-type="application/vnd.oasis.opendocument.spreadsheet"/>
  <manifest:file-entry manifest:full-path="Object 3/" manifest:media-type="application/vnd.oasis.opendocument.chart"/>
  <manifest:file-entry manifest:full-path="Object 8/" manifest:media-type="application/vnd.oasis.opendocument.chart"/>
  <manifest:file-entry manifest:full-path="Object 10/" manifest:media-type="application/vnd.oasis.opendocument.chart"/>
  <manifest:file-entry manifest:full-path="Object 1/styles.xml" manifest:media-type="text/xml"/>
  <manifest:file-entry manifest:full-path="Object 7/content.xml" manifest:media-type="text/xml"/>
  <manifest:file-entry manifest:full-path="Object 8/styles.xml" manifest:media-type="text/xml"/>
  <manifest:file-entry manifest:full-path="Object 10/styles.xml" manifest:media-type="text/xml"/>
  <manifest:file-entry manifest:full-path="Object 1/content.xml" manifest:media-type="text/xml"/>
  <manifest:file-entry manifest:full-path="Object 5/styles.xml" manifest:media-type="text/xml"/>
  <manifest:file-entry manifest:full-path="Object 8/content.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Object 9/content.xml" manifest:media-type="text/xml"/>
  <manifest:file-entry manifest:full-path="Object 9/styles.xml" manifest:media-type="text/xml"/>
  <manifest:file-entry manifest:full-path="Object 10/content.xml" manifest:media-type="text/xml"/>
  <manifest:file-entry manifest:full-path="Object 3/content.xml" manifest:media-type="text/xml"/>
  <manifest:file-entry manifest:full-path="Object 6/styles.xml" manifest:media-type="text/xml"/>
  <manifest:file-entry manifest:full-path="Object 11/content.xml" manifest:media-type="text/xml"/>
  <manifest:file-entry manifest:full-path="Object 11/styles.xml" manifest:media-type="text/xml"/>
  <manifest:file-entry manifest:full-path="content.xml" manifest:media-type="text/xml"/>
  <manifest:file-entry manifest:full-path="meta.xml" manifest:media-type="text/xml"/>
  <manifest:file-entry manifest:full-path="Object 3/styles.xml" manifest:media-type="text/xml"/>
  <manifest:file-entry manifest:full-path="Object 4/content.xml" manifest:media-type="text/xml"/>
  <manifest:file-entry manifest:full-path="Object 7/styles.xml" manifest:media-type="text/xml"/>
  <manifest:file-entry manifest:full-path="Object 5/content.xml" manifest:media-type="text/xml"/>
  <manifest:file-entry manifest:full-path="mimetype" manifest:media-type="text/plain"/>
  <manifest:file-entry manifest:full-path="styles.xml" manifest:media-type="text/xml"/>
  <manifest:file-entry manifest:full-path="Object 4/styles.xml" manifest:media-type="text/xml"/>
  <manifest:file-entry manifest:full-path="Object 6/conten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middle" fo:wrap-option="wrap" fo:background-color="#C0C0C0" style:repeat-content="false"/>
      <style:paragraph-properties fo:text-align="center"/>
      <style:text-properties fo:font-size="8pt" style:font-size-asian="8pt" style:font-size-complex="8pt"/>
    </style:style>
    <style:style style:name="ce3" style:family="table-cell" style:parent-style-name="Default" style:data-style-name="N0">
      <style:table-cell-properties fo:border="thin solid #000000" style:vertical-align="top" fo:wrap-option="wrap" fo:background-color="#FFFFFF"/>
      <style:text-properties fo:font-size="8pt" style:font-size-asian="8pt" style:font-size-complex="8pt"/>
    </style:style>
    <style:style style:name="ce4" style:family="table-cell" style:parent-style-name="Default" style:data-style-name="N36">
      <style:table-cell-properties fo:border="thin solid #000000" style:vertical-align="top" fo:wrap-option="wrap" fo:background-color="#FFFFFF"/>
      <style:text-properties fo:font-size="8pt" style:font-size-asian="8pt" style:font-size-complex="8pt"/>
    </style:style>
    <style:style style:name="ce5" style:family="table-cell" style:parent-style-name="Default" style:data-style-name="N3">
      <style:table-cell-properties fo:border="thin solid #000000" style:vertical-align="top" fo:wrap-option="wrap" fo:background-color="#FFFFFF"/>
      <style:text-properties fo:font-size="8pt" style:font-size-asian="8pt" style:font-size-complex="8pt"/>
    </style:style>
    <style:style style:name="ce6" style:family="table-cell" style:parent-style-name="Default" style:data-style-name="N3">
      <style:table-cell-properties fo:border="thin solid #000000" style:vertical-align="automatic" fo:wrap-option="wrap" fo:background-color="#CCFFCC"/>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none"/>
    </style:style>
    <style:style style:name="ce8" style:family="table-cell" style:parent-style-name="Default" style:data-style-name="N0">
      <style:table-cell-properties fo:border-top="thin solid #000000" fo:border-bottom="none" fo:border-left="thin solid #FFFFFF" fo:border-right="thin solid #000000"/>
    </style:style>
    <style:style style:name="ce9" style:family="table-cell" style:parent-style-name="Default" style:data-style-name="N0">
      <style:table-cell-properties fo:border-top="thin solid #000000" fo:border-bottom="none" fo:border-left="thin solid #000000" fo:border-right="none"/>
    </style:style>
    <style:style style:name="ce10" style:family="table-cell" style:parent-style-name="Default" style:data-style-name="N0">
      <style:table-cell-properties fo:border-top="none" fo:border-bottom="none" fo:border-left="thin solid #000000" fo:border-right="none"/>
    </style:style>
    <style:style style:name="ce11" style:family="table-cell" style:parent-style-name="Default" style:data-style-name="N0">
      <style:table-cell-properties fo:border-top="thin solid #000000" fo:border-bottom="thin solid #000000" fo:border-left="thin solid #000000" fo:border-right="non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op="thin solid #000000" fo:border-bottom="none" fo:border-left="thin solid #000000" fo:border-right="none"/>
    </style:style>
    <style:style style:name="ce14" style:family="table-cell" style:parent-style-name="Default" style:data-style-name="N0">
      <style:table-cell-properties fo:border-top="none" fo:border-bottom="none" fo:border-left="thin solid #000000" fo:border-right="none"/>
    </style:style>
    <style:style style:name="ce15" style:family="table-cell" style:parent-style-name="Default" style:data-style-name="N0">
      <style:table-cell-properties fo:border-top="thin solid #000000" fo:border-bottom="thin solid #000000" fo:border-left="thin solid #000000" fo:border-right="none"/>
    </style:style>
    <style:style style:name="ce16" style:family="table-cell" style:parent-style-name="Default" style:data-style-name="N37"/>
    <style:style style:name="ce17" style:family="table-cell" style:parent-style-name="Default" style:data-style-name="N0">
      <style:table-cell-properties style:vertical-align="automatic" fo:wrap-option="wrap" fo:background-color="#4F81BD"/>
      <style:text-properties fo:color="#FFFFFF" fo:font-weight="bold" style:font-weight-asian="bold" style:font-weight-complex="bold"/>
    </style:style>
    <style:style style:name="ce18" style:family="table-cell" style:parent-style-name="Default" style:data-style-name="N0">
      <style:table-cell-properties fo:border-top="thin solid #FFFFFF" fo:border-bottom="none" fo:border-left="thin solid #000000" fo:border-right="none"/>
    </style:style>
    <style:style style:name="ce19" style:family="table-cell" style:parent-style-name="Default" style:data-style-name="N0">
      <style:table-cell-properties fo:border="thin solid #000000" style:vertical-align="automatic" style:repeat-content="false"/>
      <style:paragraph-properties fo:text-align="start" fo:margin-left="0cm"/>
    </style:style>
    <style:style style:name="ce20" style:family="table-cell" style:parent-style-name="Default" style:data-style-name="N0">
      <style:text-properties fo:font-style="italic" style:font-style-asian="italic" style:font-style-complex="italic"/>
    </style:style>
    <style:style style:name="ce21" style:family="table-cell" style:parent-style-name="Default" style:data-style-name="N37">
      <style:text-properties fo:font-style="italic" style:font-style-asian="italic" style:font-style-complex="italic"/>
    </style:style>
    <style:style style:name="ce22" style:family="table-cell" style:parent-style-name="Default" style:data-style-name="N0">
      <style:table-cell-properties fo:background-color="#4F81BD"/>
      <style:text-properties fo:color="#FFFFFF" fo:font-weight="bold" style:font-weight-asian="bold" style:font-weight-complex="bold"/>
    </style:style>
    <style:style style:name="ce23" style:family="table-cell" style:parent-style-name="Percent" style:data-style-name="N13"/>
    <style:style style:name="ce24" style:family="table-cell" style:parent-style-name="Default" style:data-style-name="N0">
      <style:table-cell-properties fo:border-top="thin solid #000000" fo:border-bottom="none" fo:border-left="thin solid #000000" fo:border-right="thin solid #000000"/>
    </style:style>
    <style:style style:name="ce25" style:family="table-cell" style:parent-style-name="Default" style:data-style-name="N0">
      <style:table-cell-properties fo:border-top="thin solid #000000" fo:border-bottom="none" fo:border-left="thin solid #000000" fo:border-right="thin solid #000000"/>
    </style:style>
    <style:style style:name="ce26" style:family="table-cell" style:parent-style-name="Default" style:data-style-name="N0">
      <style:table-cell-properties fo:border-top="none" fo:border-bottom="none" fo:border-left="thin solid #000000" fo:border-right="thin solid #000000"/>
    </style:style>
    <style:style style:name="ce27" style:family="table-cell" style:parent-style-name="Default" style:data-style-name="N0">
      <style:table-cell-properties fo:border="thin solid #000000"/>
    </style:style>
    <style:style style:name="ce28" style:family="table-cell" style:parent-style-name="Default" style:data-style-name="N0">
      <style:table-cell-properties fo:border-top="thin solid #000000" fo:border-bottom="none" fo:border-left="thin solid #FFFFFF" fo:border-right="none"/>
    </style:style>
    <style:style style:name="ce29" style:family="table-cell" style:parent-style-name="Default" style:data-style-name="N3">
      <style:table-cell-properties fo:border="thin solid #000000" style:vertical-align="top" fo:wrap-option="wrap" fo:background-color="#FFFF00"/>
      <style:text-properties fo:font-size="8pt" style:font-size-asian="8pt" style:font-size-complex="8pt"/>
    </style:style>
    <style:style style:name="ce30" style:family="table-cell" style:parent-style-name="Default" style:data-style-name="N0">
      <style:table-cell-properties fo:border="thin solid #000000" style:vertical-align="top" fo:wrap-option="wrap" fo:background-color="#FFFF00"/>
      <style:text-properties fo:font-size="8pt" style:font-size-asian="8pt" style:font-size-complex="8pt"/>
    </style:style>
    <style:style style:name="ce31" style:family="table-cell" style:parent-style-name="Default" style:data-style-name="N36">
      <style:table-cell-properties fo:border="thin solid #000000" style:vertical-align="top" fo:wrap-option="wrap" fo:background-color="#FFFF00"/>
      <style:text-properties fo:font-size="8pt" style:font-size-asian="8pt" style:font-size-complex="8pt"/>
    </style:style>
    <style:style style:name="ce32" style:family="table-cell" style:parent-style-name="Default" style:data-style-name="N0">
      <style:table-cell-properties fo:background-color="#FFFF00"/>
    </style:style>
    <style:style style:name="ce33" style:family="table-cell" style:parent-style-name="Default" style:data-style-name="N3">
      <style:table-cell-properties fo:border="thin solid #000000" style:vertical-align="top" fo:wrap-option="wrap" fo:background-color="#D7E4BC"/>
      <style:text-properties fo:font-size="8pt" style:font-size-asian="8pt" style:font-size-complex="8pt"/>
    </style:style>
    <style:style style:name="ce34" style:family="table-cell" style:parent-style-name="Default" style:data-style-name="N0">
      <style:table-cell-properties fo:border="thin solid #000000" style:vertical-align="top" fo:wrap-option="wrap" fo:background-color="#D7E4BC"/>
      <style:text-properties fo:font-size="8pt" style:font-size-asian="8pt" style:font-size-complex="8pt"/>
    </style:style>
    <style:style style:name="ce35" style:family="table-cell" style:parent-style-name="Default" style:data-style-name="N36">
      <style:table-cell-properties fo:border="thin solid #000000" style:vertical-align="top" fo:wrap-option="wrap" fo:background-color="#D7E4BC"/>
      <style:text-properties fo:font-size="8pt" style:font-size-asian="8pt" style:font-size-complex="8pt"/>
    </style:style>
    <style:style style:name="ce36" style:family="table-cell" style:parent-style-name="Default" style:data-style-name="N0">
      <style:table-cell-properties fo:background-color="#D7E4BC"/>
    </style:style>
    <style:style style:name="ce37" style:family="table-cell" style:parent-style-name="Default" style:data-style-name="N0">
      <style:table-cell-properties fo:border-top="thin solid #000000" fo:border-bottom="none" fo:border-left="none" fo:border-right="none"/>
    </style:style>
    <style:style style:name="ce38" style:family="table-cell" style:parent-style-name="Default" style:data-style-name="N0">
      <style:table-cell-properties fo:border-top="thin solid #000000" fo:border-bottom="thin solid #000000" fo:border-left="none" fo:border-right="none"/>
    </style:style>
    <style:style style:name="ce39" style:family="table-cell" style:parent-style-name="Default" style:data-style-name="N0">
      <style:table-cell-properties fo:border-top="thin solid #000000" fo:border-bottom="none" fo:border-left="thin solid #FFFFFF" fo:border-right="none"/>
    </style:style>
    <style:style style:name="ce40" style:family="table-cell" style:parent-style-name="Default" style:data-style-name="N0">
      <style:table-cell-properties fo:border-top="thin solid #FFFFFF" fo:border-bottom="none" fo:border-left="thin solid #000000" fo:border-right="thin solid #000000"/>
    </style:style>
    <style:style style:name="ce41" style:family="table-cell" style:parent-style-name="Default" style:data-style-name="N0">
      <style:table-cell-properties fo:border-top="thin solid #000000" fo:border-bottom="none" fo:border-left="none" fo:border-right="none"/>
    </style:style>
    <style:style style:name="ce42" style:family="table-cell" style:parent-style-name="Default" style:data-style-name="N0"/>
    <style:style style:name="ce43" style:family="table-cell" style:parent-style-name="Default" style:data-style-name="N39">
      <style:table-cell-properties fo:border="thin solid #000000"/>
    </style:style>
    <style:style style:name="ce44" style:family="table-cell" style:parent-style-name="Default" style:data-style-name="N39">
      <style:table-cell-properties fo:border-top="thin solid #000000" fo:border-bottom="none" fo:border-left="thin solid #000000" fo:border-right="thin solid #000000"/>
    </style:style>
    <style:style style:name="ce45" style:family="table-cell" style:parent-style-name="Comma" style:data-style-name="N35"/>
    <style:style style:name="ce46" style:family="table-cell" style:parent-style-name="Default" style:data-style-name="N0"/>
    <style:style style:name="ce47" style:family="table-cell" style:parent-style-name="Default" style:data-style-name="N39"/>
    <style:style style:name="ce48" style:family="table-cell" style:parent-style-name="Default" style:data-style-name="N38"/>
    <style:style style:name="ce49" style:family="table-cell" style:parent-style-name="Percent" style:data-style-name="N13"/>
    <style:style style:name="ce50" style:family="table-cell" style:parent-style-name="Default" style:data-style-name="N0">
      <style:text-properties style:font-name="Calibri" style:font-name-asian="Calibri" style:font-name-complex="Calibri"/>
    </style:style>
    <style:style style:name="ce51" style:family="table-cell" style:parent-style-name="Default" style:data-style-name="N0">
      <style:table-cell-properties fo:background-color="#4F81BD"/>
      <style:text-properties fo:color="#FFFFFF" style:font-name="Calibri" style:font-name-asian="Calibri" style:font-name-complex="Calibri" fo:font-weight="bold" style:font-weight-asian="bold" style:font-weight-complex="bold"/>
    </style:style>
    <style:style style:name="ce52" style:family="table-cell" style:parent-style-name="Default" style:data-style-name="N36">
      <style:table-cell-properties fo:border-top="thin solid #000000" fo:border-bottom="none" fo:border-left="thin solid #000000" fo:border-right="none"/>
      <style:text-properties style:font-name="Calibri" style:font-name-asian="Calibri" style:font-name-complex="Calibri"/>
    </style:style>
    <style:style style:name="ce53" style:family="table-cell" style:parent-style-name="Comma" style:data-style-name="N38">
      <style:text-properties style:font-name="Calibri" style:font-name-asian="Calibri" style:font-name-complex="Calibri"/>
    </style:style>
    <style:style style:name="ce54" style:family="table-cell" style:parent-style-name="Default" style:data-style-name="N36">
      <style:table-cell-properties fo:border-top="none" fo:border-bottom="none" fo:border-left="thin solid #000000" fo:border-right="none"/>
      <style:text-properties style:font-name="Calibri" style:font-name-asian="Calibri" style:font-name-complex="Calibri"/>
    </style:style>
    <style:style style:name="ce55" style:family="table-cell" style:parent-style-name="Default" style:data-style-name="N38">
      <style:text-properties style:font-name="Calibri" style:font-name-asian="Calibri" style:font-name-complex="Calibri"/>
    </style:style>
    <style:style style:name="ce56" style:family="table-cell" style:parent-style-name="Percent" style:data-style-name="N13">
      <style:text-properties style:font-name="Calibri" style:font-name-asian="Calibri" style:font-name-complex="Calibri"/>
    </style:style>
    <style:style style:name="ce57" style:family="table-cell" style:parent-style-name="Default" style:data-style-name="N0">
      <style:table-cell-properties fo:border-top="thick solid #FFFFFF" fo:border-bottom="thin solid #FFFFFF" fo:border-left="thin solid #FFFFFF" fo:border-right="thin solid #FFFFFF"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58" style:family="table-cell" style:parent-style-name="Default" style:data-style-name="N0">
      <style:table-cell-properties fo:border="thin solid #FFFFFF" style:vertical-align="automatic" fo:wrap-option="wrap" fo:background-color="#6A6E77" style:repeat-content="false"/>
      <style:paragraph-properties fo:text-align="center"/>
      <style:text-properties fo:color="#FFFFFF" style:font-name="Calibri" style:font-name-asian="Calibri" style:font-name-complex="Calibri" fo:font-size="8pt" style:font-size-asian="8pt" style:font-size-complex="8pt"/>
    </style:style>
    <style:style style:name="ce59" style:family="table-cell" style:parent-style-name="Default" style:data-style-name="N0">
      <style:table-cell-properties fo:border-top="thin solid #FFFFFF" fo:border-bottom="thin solid #FFFFFF" fo:border-left="thick solid #FFFFFF" fo:border-right="thin solid #FFFFFF" style:vertical-align="automatic" fo:wrap-option="wrap" fo:background-color="#E8E8E8" style:repeat-content="false"/>
      <style:paragraph-properties fo:text-align="end" fo:margin-right="0cm"/>
      <style:text-properties fo:color="#000000" style:font-name="Calibri" style:font-name-asian="Calibri" style:font-name-complex="Calibri" fo:font-size="8pt" style:font-size-asian="8pt" style:font-size-complex="8pt"/>
    </style:style>
    <style:style style:name="ce60" style:family="table-cell" style:parent-style-name="Hyperlink" style:data-style-name="N0">
      <style:table-cell-properties fo:border="thin solid #FFFFFF" style:vertical-align="automatic" fo:wrap-option="wrap" fo:background-color="#E8E8E8"/>
      <style:text-properties fo:color="#0000FF" style:font-name="Calibri" style:font-name-asian="Calibri" style:font-name-complex="Calibri" style:text-underline-style="solid" style:text-underline-type="single"/>
    </style:style>
    <style:style style:name="ce61" style:family="table-cell" style:parent-style-name="Default" style:data-style-name="N3">
      <style:table-cell-properties fo:border="thin solid #FFFFFF" style:vertical-align="automatic" fo:wrap-option="wrap" fo:background-color="#E8E8E8" style:repeat-content="false"/>
      <style:paragraph-properties fo:text-align="end" fo:margin-right="0cm"/>
      <style:text-properties fo:color="#000000" style:font-name="Calibri" style:font-name-asian="Calibri" style:font-name-complex="Calibri" fo:font-size="8pt" style:font-size-asian="8pt" style:font-size-complex="8pt"/>
    </style:style>
    <style:style style:name="ce62" style:family="table-cell" style:parent-style-name="Default" style:data-style-name="N14">
      <style:table-cell-properties fo:border-top="thin solid #FFFFFF" fo:border-bottom="thin solid #FFFFFF" fo:border-left="thin solid #FFFFFF" fo:border-right="thick solid #FFFFFF" style:vertical-align="automatic" fo:wrap-option="wrap" fo:background-color="#E8E8E8" style:repeat-content="false"/>
      <style:paragraph-properties fo:text-align="end" fo:margin-right="0cm"/>
      <style:text-properties fo:color="#000000" style:font-name="Calibri" style:font-name-asian="Calibri" style:font-name-complex="Calibri" fo:font-size="8pt" style:font-size-asian="8pt" style:font-size-complex="8pt"/>
    </style:style>
    <style:style style:name="ce63" style:family="table-cell" style:parent-style-name="Default" style:data-style-name="N0">
      <style:table-cell-properties fo:border-top="thin solid #FFFFFF" fo:border-bottom="thin solid #FFFFFF" fo:border-left="thick solid #FFFFFF" fo:border-right="thin solid #FFFFFF" style:vertical-align="automatic" fo:wrap-option="wrap" fo:background-color="#FFFFFF" style:repeat-content="false"/>
      <style:paragraph-properties fo:text-align="end" fo:margin-right="0cm"/>
      <style:text-properties fo:color="#000000" style:font-name="Calibri" style:font-name-asian="Calibri" style:font-name-complex="Calibri" fo:font-size="8pt" style:font-size-asian="8pt" style:font-size-complex="8pt"/>
    </style:style>
    <style:style style:name="ce64" style:family="table-cell" style:parent-style-name="Hyperlink" style:data-style-name="N0">
      <style:table-cell-properties fo:border="thin solid #FFFFFF" style:vertical-align="automatic" fo:wrap-option="wrap" fo:background-color="#FFFFFF"/>
      <style:text-properties fo:color="#0000FF" style:font-name="Calibri" style:font-name-asian="Calibri" style:font-name-complex="Calibri" style:text-underline-style="solid" style:text-underline-type="single"/>
    </style:style>
    <style:style style:name="ce65" style:family="table-cell" style:parent-style-name="Default" style:data-style-name="N3">
      <style:table-cell-properties fo:border="thin solid #FFFFFF" style:vertical-align="automatic" fo:wrap-option="wrap" fo:background-color="#FFFFFF" style:repeat-content="false"/>
      <style:paragraph-properties fo:text-align="end" fo:margin-right="0cm"/>
      <style:text-properties fo:color="#000000" style:font-name="Calibri" style:font-name-asian="Calibri" style:font-name-complex="Calibri" fo:font-size="8pt" style:font-size-asian="8pt" style:font-size-complex="8pt"/>
    </style:style>
    <style:style style:name="ce66" style:family="table-cell" style:parent-style-name="Default" style:data-style-name="N14">
      <style:table-cell-properties fo:border-top="thin solid #FFFFFF" fo:border-bottom="thin solid #FFFFFF" fo:border-left="thin solid #FFFFFF" fo:border-right="thick solid #FFFFFF" style:vertical-align="automatic" fo:wrap-option="wrap" fo:background-color="#FFFFFF" style:repeat-content="false"/>
      <style:paragraph-properties fo:text-align="end" fo:margin-right="0cm"/>
      <style:text-properties fo:color="#000000" style:font-name="Calibri" style:font-name-asian="Calibri" style:font-name-complex="Calibri" fo:font-size="8pt" style:font-size-asian="8pt" style:font-size-complex="8pt"/>
    </style:style>
    <style:style style:name="ce67" style:family="table-cell" style:parent-style-name="Default" style:data-style-name="N0">
      <style:table-cell-properties fo:border-top="thin solid #FFFFFF" fo:border-bottom="thick solid #FFFFFF" fo:border-left="thick solid #FFFFFF" fo:border-right="thin solid #FFFFFF" style:vertical-align="automatic" fo:wrap-option="wrap" fo:background-color="#FFFFFF"/>
      <style:text-properties fo:color="#000000" style:font-name="Calibri" style:font-name-asian="Calibri" style:font-name-complex="Calibri" fo:font-size="8pt" style:font-size-asian="8pt" style:font-size-complex="8pt"/>
    </style:style>
    <style:style style:name="ce68" style:family="table-cell" style:parent-style-name="Default" style:data-style-name="N0">
      <style:table-cell-properties fo:border-top="thin solid #FFFFFF" fo:border-bottom="thick solid #FFFFFF" fo:border-left="thin solid #FFFFFF" fo:border-right="thin solid #FFFFFF" style:vertical-align="automatic" fo:wrap-option="wrap" fo:background-color="#FFFFFF"/>
      <style:text-properties fo:color="#000000" style:font-name="Calibri" style:font-name-asian="Calibri" style:font-name-complex="Calibri" fo:font-size="8pt" style:font-size-asian="8pt" style:font-size-complex="8pt" fo:font-weight="bold" style:font-weight-asian="bold" style:font-weight-complex="bold"/>
    </style:style>
    <style:style style:name="ce69" style:family="table-cell" style:parent-style-name="Default" style:data-style-name="N3">
      <style:table-cell-properties fo:border-top="thin solid #FFFFFF" fo:border-bottom="thick solid #FFFFFF" fo:border-left="thin solid #FFFFFF" fo:border-right="thin solid #FFFFFF" style:vertical-align="automatic" fo:wrap-option="wrap" fo:background-color="#FFFFFF" style:repeat-content="false"/>
      <style:paragraph-properties fo:text-align="end" fo:margin-right="0cm"/>
      <style:text-properties fo:color="#000000" style:font-name="Calibri" style:font-name-asian="Calibri" style:font-name-complex="Calibri" fo:font-size="8pt" style:font-size-asian="8pt" style:font-size-complex="8pt" fo:font-weight="bold" style:font-weight-asian="bold" style:font-weight-complex="bold"/>
    </style:style>
    <style:style style:name="ce70" style:family="table-cell" style:parent-style-name="Default" style:data-style-name="N13">
      <style:table-cell-properties fo:border-top="thin solid #FFFFFF" fo:border-bottom="thick solid #FFFFFF" fo:border-left="thin solid #FFFFFF" fo:border-right="thick solid #FFFFFF" style:vertical-align="automatic" fo:wrap-option="wrap" fo:background-color="#FFFFFF" style:repeat-content="false"/>
      <style:paragraph-properties fo:text-align="end" fo:margin-right="0cm"/>
      <style:text-properties fo:color="#000000" style:font-name="Calibri" style:font-name-asian="Calibri" style:font-name-complex="Calibri" fo:font-size="8pt" style:font-size-asian="8pt" style:font-size-complex="8pt" fo:font-weight="bold" style:font-weight-asian="bold" style:font-weight-complex="bold"/>
    </style:style>
    <style:style style:name="ce71" style:family="table-cell" style:parent-style-name="Default" style:data-style-name="N0">
      <style:table-cell-properties style:vertical-align="automatic"/>
      <style:text-properties style:font-name="Calibri" style:font-name-asian="Calibri" style:font-name-complex="Calibri"/>
    </style:style>
    <style:style style:name="ce72" style:family="table-cell" style:parent-style-name="Default" style:data-style-name="N0">
      <style:table-cell-properties fo:border-top="thick solid #FFFFFF" fo:border-bottom="2pt solid #000000" fo:border-left="thick solid #FFFFFF" fo:border-right="2pt solid #000000"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73" style:family="table-cell" style:parent-style-name="Default" style:data-style-name="N0">
      <style:table-cell-properties fo:border-top="thick solid #FFFFFF" fo:border-bottom="2pt solid #000000" fo:border-left="2pt solid #000000" fo:border-right="2pt solid #000000"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74" style:family="table-cell" style:parent-style-name="Default" style:data-style-name="N0">
      <style:table-cell-properties fo:border-top="thick solid #FFFFFF" fo:border-bottom="2pt solid #000000" fo:border-left="2pt solid #000000" fo:border-right="thick solid #FFFFFF"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75" style:family="table-cell" style:parent-style-name="Default" style:data-style-name="N0">
      <style:table-cell-properties fo:border-top="2pt solid #000000" fo:border-bottom="none"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76" style:family="table-cell" style:parent-style-name="Default" style:data-style-name="N0">
      <style:table-cell-properties fo:border-top="none" fo:border-bottom="2pt solid #000000"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77" style:family="table-cell" style:parent-style-name="Default" style:data-style-name="N0">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78" style:family="table-cell" style:parent-style-name="Default" style:data-style-name="N0">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79" style:family="table-cell" style:parent-style-name="Default" style:data-style-name="N0">
      <style:table-cell-properties fo:border-top="2pt solid #000000" fo:border-bottom="thick solid #FFFFFF" fo:border-left="thick solid #FFFFFF"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fo:font-weight="bold" style:font-weight-asian="bold" style:font-weight-complex="bold"/>
    </style:style>
    <style:style style:name="ce80" style:family="table-cell" style:parent-style-name="Default" style:data-style-name="N0">
      <style:table-cell-properties fo:border-top="2pt solid #000000" fo:border-bottom="thick solid #FFFFFF"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81" style:family="table-cell" style:parent-style-name="Default" style:data-style-name="N3">
      <style:table-cell-properties fo:border-top="2pt solid #000000" fo:border-bottom="thick solid #FFFFFF"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fo:font-weight="bold" style:font-weight-asian="bold" style:font-weight-complex="bold"/>
    </style:style>
    <style:style style:name="ce82" style:family="table-cell" style:parent-style-name="Default" style:data-style-name="N0">
      <style:table-cell-properties fo:border-top="2pt solid #000000" fo:border-bottom="thick solid #FFFFFF" fo:border-left="2pt solid #000000" fo:border-right="thick solid #FFFFFF"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83" style:family="table-cell" style:parent-style-name="Comma" style:data-style-name="N39">
      <style:text-properties style:font-name="Calibri" style:font-name-asian="Calibri" style:font-name-complex="Calibri"/>
    </style:style>
    <style:style style:name="ce84" style:family="table-cell" style:parent-style-name="Default" style:data-style-name="N0">
      <style:text-properties style:font-name="Calibri" style:font-name-asian="Calibri" style:font-name-complex="Calibri" fo:font-weight="bold" style:font-weight-asian="bold" style:font-weight-complex="bold"/>
    </style:style>
    <style:style style:name="ce85"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font-size="8pt" style:font-size-asian="8pt" style:font-size-complex="8pt"/>
    </style:style>
    <style:style style:name="ce86" style:family="table-cell" style:parent-style-name="Default" style:data-style-name="N0"/>
    <style:style style:name="ce87" style:family="table-cell" style:parent-style-name="Default" style:data-style-name="N0">
      <style:table-cell-properties fo:border-top="thick solid #FFFFFF" fo:border-bottom="none" fo:border-left="thick solid #FFFFFF" fo:border-right="thin solid #FFFFFF"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88" style:family="table-cell" style:parent-style-name="Default" style:data-style-name="N0">
      <style:table-cell-properties fo:border-top="none" fo:border-bottom="thin solid #FFFFFF" fo:border-left="thick solid #FFFFFF" fo:border-right="thin solid #FFFFFF"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89" style:family="table-cell" style:parent-style-name="Default" style:data-style-name="N19">
      <style:table-cell-properties fo:border-top="2pt solid #000000" fo:border-bottom="none" fo:border-left="2pt solid #000000" fo:border-right="thick solid #FFFFFF"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90" style:family="table-cell" style:parent-style-name="Default" style:data-style-name="N19">
      <style:table-cell-properties fo:border-top="none" fo:border-bottom="2pt solid #000000" fo:border-left="2pt solid #000000" fo:border-right="thick solid #FFFFFF"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91" style:family="table-cell" style:parent-style-name="Default" style:data-style-name="N0">
      <style:table-cell-properties fo:border-top="2pt solid #000000" fo:border-bottom="none" fo:border-left="thick solid #FFFFFF"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92" style:family="table-cell" style:parent-style-name="Default" style:data-style-name="N0">
      <style:table-cell-properties fo:border-top="none" fo:border-bottom="2pt solid #000000" fo:border-left="thick solid #FFFFFF"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93" style:family="table-cell" style:parent-style-name="Default" style:data-style-name="N0">
      <style:table-cell-properties fo:border-top="2pt solid #000000" fo:border-bottom="none"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94" style:family="table-cell" style:parent-style-name="Default" style:data-style-name="N0">
      <style:table-cell-properties fo:border-top="none" fo:border-bottom="2pt solid #000000"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95" style:family="table-cell" style:parent-style-name="Default" style:data-style-name="N3">
      <style:table-cell-properties fo:border-top="2pt solid #000000" fo:border-bottom="none" fo:border-left="2pt solid #000000" fo:border-right="2pt solid #000000" style:vertical-align="automatic" fo:wrap-option="wrap" fo:background-color="#FFFF00" style:repeat-content="false"/>
      <style:paragraph-properties fo:text-align="center"/>
      <style:text-properties fo:color="#000000" style:font-name="Calibri" style:font-name-asian="Calibri" style:font-name-complex="Calibri" fo:font-size="8pt" style:font-size-asian="8pt" style:font-size-complex="8pt"/>
    </style:style>
    <style:style style:name="ce96" style:family="table-cell" style:parent-style-name="Default" style:data-style-name="N3">
      <style:table-cell-properties fo:border-top="none" fo:border-bottom="2pt solid #000000" fo:border-left="2pt solid #000000" fo:border-right="2pt solid #000000" style:vertical-align="automatic" fo:wrap-option="wrap" fo:background-color="#FFFF00" style:repeat-content="false"/>
      <style:paragraph-properties fo:text-align="center"/>
      <style:text-properties fo:color="#000000" style:font-name="Calibri" style:font-name-asian="Calibri" style:font-name-complex="Calibri" fo:font-size="8pt" style:font-size-asian="8pt" style:font-size-complex="8pt"/>
    </style:style>
    <style:style style:name="ce97" style:family="table-cell" style:parent-style-name="Default" style:data-style-name="N19">
      <style:table-cell-properties fo:border-top="2pt solid #000000" fo:border-bottom="none"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98" style:family="table-cell" style:parent-style-name="Default" style:data-style-name="N19">
      <style:table-cell-properties fo:border-top="none" fo:border-bottom="2pt solid #000000"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99" style:family="table-cell" style:parent-style-name="Default" style:data-style-name="N19">
      <style:table-cell-properties fo:border-top="2pt solid #000000" fo:border-bottom="none" fo:border-left="2pt solid #000000" fo:border-right="thick solid #FFFFFF"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00" style:family="table-cell" style:parent-style-name="Default" style:data-style-name="N19">
      <style:table-cell-properties fo:border-top="none" fo:border-bottom="2pt solid #000000" fo:border-left="2pt solid #000000" fo:border-right="thick solid #FFFFFF"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01" style:family="table-cell" style:parent-style-name="Default" style:data-style-name="N0">
      <style:table-cell-properties fo:border-top="2pt solid #000000" fo:border-bottom="none" fo:border-left="thick solid #FFFFFF"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02" style:family="table-cell" style:parent-style-name="Default" style:data-style-name="N0">
      <style:table-cell-properties fo:border-top="none" fo:border-bottom="2pt solid #000000" fo:border-left="thick solid #FFFFFF"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03" style:family="table-cell" style:parent-style-name="Default" style:data-style-name="N0">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04" style:family="table-cell" style:parent-style-name="Default" style:data-style-name="N0">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05" style:family="table-cell" style:parent-style-name="Default" style:data-style-name="N19">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06" style:family="table-cell" style:parent-style-name="Default" style:data-style-name="N19">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07" style:family="table-cell" style:parent-style-name="Default" style:data-style-name="N3">
      <style:table-cell-properties fo:border-top="2pt solid #000000" fo:border-bottom="none"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08" style:family="table-cell" style:parent-style-name="Default" style:data-style-name="N3">
      <style:table-cell-properties fo:border-top="none" fo:border-bottom="2pt solid #000000" fo:border-left="2pt solid #000000"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09" style:family="table-cell" style:parent-style-name="Default" style:data-style-name="N3">
      <style:table-cell-properties fo:border-top="2pt solid #000000" fo:border-bottom="none"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10" style:family="table-cell" style:parent-style-name="Default" style:data-style-name="N3">
      <style:table-cell-properties fo:border-top="none" fo:border-bottom="2pt solid #000000" fo:border-left="2pt solid #000000"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11" style:family="table-cell" style:parent-style-name="Default" style:data-style-name="N0">
      <style:table-cell-properties fo:border-top="none" fo:border-bottom="none" fo:border-left="thin solid #000000" fo:border-right="none" style:vertical-align="top" fo:wrap-option="wrap" style:repeat-content="false"/>
      <style:paragraph-properties fo:text-align="start" fo:margin-left="0cm"/>
      <style:text-properties fo:font-size="8pt" style:font-size-asian="8pt" style:font-size-complex="8pt"/>
    </style:style>
    <style:style style:name="ce112" style:family="table-cell" style:parent-style-name="Default" style:data-style-name="N0">
      <style:table-cell-properties fo:border-top="thick solid #FFFFFF" fo:border-bottom="thin solid #FFFFFF" fo:border-left="thick solid #FFFFFF" fo:border-right="thin solid #FFFFFF"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113" style:family="table-cell" style:parent-style-name="Default" style:data-style-name="N0">
      <style:table-cell-properties fo:border-top="thick solid #FFFFFF" fo:border-bottom="thin solid #FFFFFF" fo:border-left="thick solid #FFFFFF" fo:border-right="thick solid #FFFFFF" style:vertical-align="automatic" fo:wrap-option="wrap" fo:background-color="#6A6E77" style:repeat-content="false"/>
      <style:paragraph-properties fo:text-align="center"/>
      <style:text-properties fo:color="#FFFFFF" style:font-name="Calibri" style:font-name-asian="Calibri" style:font-name-complex="Calibri" fo:font-weight="bold" style:font-weight-asian="bold" style:font-weight-complex="bold"/>
    </style:style>
    <style:style style:name="ce114" style:family="table-cell" style:parent-style-name="Default" style:data-style-name="N19">
      <style:table-cell-properties fo:border-top="2pt solid #000000" fo:border-bottom="2pt solid #000000" fo:border-left="2pt solid #000000" fo:border-right="thick solid #FFFFFF"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15" style:family="table-cell" style:parent-style-name="Default" style:data-style-name="N0">
      <style:table-cell-properties fo:border-top="2pt solid #000000" fo:border-bottom="2pt solid #000000" fo:border-left="thick solid #FFFFFF" fo:border-right="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16" style:family="table-cell" style:parent-style-name="Default" style:data-style-name="N0">
      <style:table-cell-properties fo:border="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17" style:family="table-cell" style:parent-style-name="Default" style:data-style-name="N3">
      <style:table-cell-properties fo:border="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18" style:family="table-cell" style:parent-style-name="Default" style:data-style-name="N19">
      <style:table-cell-properties fo:border="2pt solid #000000"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19" style:family="table-cell" style:parent-style-name="Default" style:data-style-name="N19">
      <style:table-cell-properties fo:border-top="2pt solid #000000" fo:border-bottom="2pt solid #000000" fo:border-left="2pt solid #000000" fo:border-right="thick solid #FFFFFF" style:vertical-align="automatic" fo:wrap-option="wrap" style:repeat-content="false"/>
      <style:paragraph-properties fo:text-align="center"/>
      <style:text-properties fo:color="#000000" style:font-name="Calibri" style:font-name-asian="Calibri" style:font-name-complex="Calibri" fo:font-size="8pt" style:font-size-asian="8pt" style:font-size-complex="8pt"/>
    </style:style>
    <style:style style:name="ce120" style:family="table-cell" style:parent-style-name="Default" style:data-style-name="N0">
      <style:table-cell-properties fo:border-top="2pt solid #000000" fo:border-bottom="2pt solid #000000" fo:border-left="thick solid #FFFFFF" fo:border-right="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21" style:family="table-cell" style:parent-style-name="Default" style:data-style-name="N0">
      <style:table-cell-properties fo:border="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22" style:family="table-cell" style:parent-style-name="Default" style:data-style-name="N3">
      <style:table-cell-properties fo:border="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23" style:family="table-cell" style:parent-style-name="Default" style:data-style-name="N19">
      <style:table-cell-properties fo:border="2pt solid #000000" style:vertical-align="automatic" fo:wrap-option="wrap" fo:background-color="#E8E8E8" style:repeat-content="false"/>
      <style:paragraph-properties fo:text-align="center"/>
      <style:text-properties fo:color="#000000" style:font-name="Calibri" style:font-name-asian="Calibri" style:font-name-complex="Calibri" fo:font-size="8pt" style:font-size-asian="8pt" style:font-size-complex="8pt"/>
    </style:style>
    <style:style style:name="ce124" style:family="table-cell" style:parent-style-name="Default" style:data-style-name="N3">
      <style:table-cell-properties fo:border="2pt solid #000000" style:vertical-align="automatic" fo:wrap-option="wrap" fo:background-color="#FFFF00" style:repeat-content="false"/>
      <style:paragraph-properties fo:text-align="center"/>
      <style:text-properties fo:color="#000000" style:font-name="Calibri" style:font-name-asian="Calibri" style:font-name-complex="Calibri" fo:font-size="8pt" style:font-size-asian="8pt" style:font-size-complex="8pt"/>
    </style:style>
    <style:style style:name="co1" style:family="table-column">
      <style:table-column-properties fo:break-before="auto" style:column-width="3.78354166666667cm"/>
    </style:style>
    <style:style style:name="co2" style:family="table-column">
      <style:table-column-properties fo:break-before="auto" style:column-width="5.74145833333333cm" style:use-optimal-column-width="true"/>
    </style:style>
    <style:style style:name="co3" style:family="table-column">
      <style:table-column-properties fo:break-before="auto" style:column-width="5.74145833333333cm"/>
    </style:style>
    <style:style style:name="co4" style:family="table-column">
      <style:table-column-properties fo:break-before="auto" style:column-width="6.61458333333333cm" style:use-optimal-column-width="true"/>
    </style:style>
    <style:style style:name="co5" style:family="table-column">
      <style:table-column-properties fo:break-before="auto" style:column-width="4.41854166666667cm" style:use-optimal-column-width="true"/>
    </style:style>
    <style:style style:name="co6" style:family="table-column">
      <style:table-column-properties fo:break-before="auto" style:column-width="1.69333333333333cm"/>
    </style:style>
    <style:style style:name="co7" style:family="table-column">
      <style:table-column-properties fo:break-before="auto" style:column-width="3.83645833333333cm"/>
    </style:style>
    <style:style style:name="co8" style:family="table-column">
      <style:table-column-properties fo:break-before="auto" style:column-width="4.94770833333333cm"/>
    </style:style>
    <style:style style:name="co9" style:family="table-column">
      <style:table-column-properties fo:break-before="auto" style:column-width="5.68854166666667cm"/>
    </style:style>
    <style:style style:name="co10" style:family="table-column">
      <style:table-column-properties fo:break-before="auto" style:column-width="3.46604166666667cm"/>
    </style:style>
    <style:style style:name="co11" style:family="table-column">
      <style:table-column-properties fo:break-before="auto" style:column-width="2.35479166666667cm"/>
    </style:style>
    <style:style style:name="co12" style:family="table-column">
      <style:table-column-properties fo:break-before="auto" style:column-width="2.16958333333333cm"/>
    </style:style>
    <style:style style:name="co13" style:family="table-column">
      <style:table-column-properties fo:break-before="auto" style:column-width="2.54cm"/>
    </style:style>
    <style:style style:name="co14" style:family="table-column">
      <style:table-column-properties fo:break-before="auto" style:column-width="7.540625cm"/>
    </style:style>
    <style:style style:name="co15" style:family="table-column">
      <style:table-column-properties fo:break-before="auto" style:column-width="3.095625cm"/>
    </style:style>
    <style:style style:name="co16" style:family="table-column">
      <style:table-column-properties fo:break-before="auto" style:column-width="2.09020833333333cm" style:use-optimal-column-width="true"/>
    </style:style>
    <style:style style:name="co17" style:family="table-column">
      <style:table-column-properties fo:break-before="auto" style:column-width="2.32833333333333cm" style:use-optimal-column-width="true"/>
    </style:style>
    <style:style style:name="co18" style:family="table-column">
      <style:table-column-properties fo:break-before="auto" style:column-width="1.5875cm" style:use-optimal-column-width="true"/>
    </style:style>
    <style:style style:name="co19" style:family="table-column">
      <style:table-column-properties fo:break-before="auto" style:column-width="7.83166666666667cm" style:use-optimal-column-width="true"/>
    </style:style>
    <style:style style:name="co20" style:family="table-column">
      <style:table-column-properties fo:break-before="auto" style:column-width="2.301875cm"/>
    </style:style>
    <style:style style:name="co21" style:family="table-column">
      <style:table-column-properties fo:break-before="auto" style:column-width="5.715cm" style:use-optimal-column-width="true"/>
    </style:style>
    <style:style style:name="co22" style:family="table-column">
      <style:table-column-properties fo:break-before="auto" style:column-width="2.56645833333333cm"/>
    </style:style>
    <style:style style:name="co23" style:family="table-column">
      <style:table-column-properties fo:break-before="auto" style:column-width="7.699375cm" style:use-optimal-column-width="true"/>
    </style:style>
    <style:style style:name="co24" style:family="table-column">
      <style:table-column-properties fo:break-before="auto" style:column-width="2.8575cm"/>
    </style:style>
    <style:style style:name="co25" style:family="table-column">
      <style:table-column-properties fo:break-before="auto" style:column-width="3.06916666666667cm"/>
    </style:style>
    <style:style style:name="co26" style:family="table-column">
      <style:table-column-properties fo:break-before="auto" style:column-width="4.25979166666667cm"/>
    </style:style>
    <style:style style:name="co27" style:family="table-column">
      <style:table-column-properties fo:break-before="auto" style:column-width="4.81541666666667cm"/>
    </style:style>
    <style:style style:name="co28" style:family="table-column">
      <style:table-column-properties fo:break-before="auto" style:column-width="4.57729166666667cm"/>
    </style:style>
    <style:style style:name="co29" style:family="table-column">
      <style:table-column-properties fo:break-before="auto" style:column-width="2.88395833333333cm"/>
    </style:style>
    <style:style style:name="co30" style:family="table-column">
      <style:table-column-properties fo:break-before="auto" style:column-width="4.10104166666667cm"/>
    </style:style>
    <style:style style:name="co31" style:family="table-column">
      <style:table-column-properties fo:break-before="auto" style:column-width="3.99520833333333cm"/>
    </style:style>
    <style:style style:name="co32" style:family="table-column">
      <style:table-column-properties fo:break-before="auto" style:column-width="3.67770833333333cm"/>
    </style:style>
    <style:style style:name="co33" style:family="table-column">
      <style:table-column-properties fo:break-before="auto" style:column-width="1.905cm" style:use-optimal-column-width="true"/>
    </style:style>
    <style:style style:name="co34" style:family="table-column">
      <style:table-column-properties fo:break-before="auto" style:column-width="5.82083333333333cm" style:use-optimal-column-width="true"/>
    </style:style>
    <style:style style:name="co35" style:family="table-column">
      <style:table-column-properties fo:break-before="auto" style:column-width="1.95791666666667cm" style:use-optimal-column-width="true"/>
    </style:style>
    <style:style style:name="co36" style:family="table-column">
      <style:table-column-properties fo:break-before="auto" style:column-width="2.27541666666667cm" style:use-optimal-column-width="true"/>
    </style:style>
    <style:style style:name="co37" style:family="table-column">
      <style:table-column-properties fo:break-before="auto" style:column-width="2.59291666666667cm" style:use-optimal-column-width="true"/>
    </style:style>
    <style:style style:name="co38" style:family="table-column">
      <style:table-column-properties fo:break-before="auto" style:column-width="2.59291666666667cm"/>
    </style:style>
    <style:style style:name="co39" style:family="table-column">
      <style:table-column-properties fo:break-before="auto" style:column-width="2.38125cm" style:use-optimal-column-width="true"/>
    </style:style>
    <style:style style:name="co40" style:family="table-column">
      <style:table-column-properties fo:break-before="auto" style:column-width="6.69395833333333cm"/>
    </style:style>
    <style:style style:name="co41" style:family="table-column">
      <style:table-column-properties fo:break-before="auto" style:column-width="2.11666666666667cm"/>
    </style:style>
    <style:style style:name="co42" style:family="table-column">
      <style:table-column-properties fo:break-before="auto" style:column-width="1.031875cm" style:use-optimal-column-width="true"/>
    </style:style>
    <style:style style:name="co43" style:family="table-column">
      <style:table-column-properties fo:break-before="auto" style:column-width="6.50875cm" style:use-optimal-column-width="true"/>
    </style:style>
    <style:style style:name="co44" style:family="table-column">
      <style:table-column-properties fo:break-before="auto" style:column-width="2.01083333333333cm" style:use-optimal-column-width="true"/>
    </style:style>
    <style:style style:name="co45" style:family="table-column">
      <style:table-column-properties fo:break-before="auto" style:column-width="6.05895833333333cm"/>
    </style:style>
    <style:style style:name="co46" style:family="table-column">
      <style:table-column-properties fo:break-before="auto" style:column-width="2.24895833333333cm"/>
    </style:style>
    <style:style style:name="co47" style:family="table-column">
      <style:table-column-properties fo:break-before="auto" style:column-width="6.85270833333333cm" style:use-optimal-column-width="true"/>
    </style:style>
    <style:style style:name="co48" style:family="table-column">
      <style:table-column-properties fo:break-before="auto" style:column-width="1.71979166666667cm"/>
    </style:style>
    <style:style style:name="co49" style:family="table-column">
      <style:table-column-properties fo:break-before="auto" style:column-width="13.414375cm"/>
    </style:style>
    <style:style style:name="ro1" style:family="table-row">
      <style:table-row-properties style:row-height="12.75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33.75pt" style:use-optimal-row-height="false" fo:break-before="auto"/>
    </style:style>
    <style:style style:name="ro4" style:family="table-row">
      <style:table-row-properties style:row-height="79.5pt" style:use-optimal-row-height="false" fo:break-before="auto"/>
    </style:style>
    <style:style style:name="ro5" style:family="table-row">
      <style:table-row-properties style:row-height="57pt" style:use-optimal-row-height="false" fo:break-before="auto"/>
    </style:style>
    <style:style style:name="ro6" style:family="table-row">
      <style:table-row-properties style:row-height="102pt" style:use-optimal-row-height="false" fo:break-before="auto"/>
    </style:style>
    <style:style style:name="ro7" style:family="table-row">
      <style:table-row-properties style:row-height="68.25pt" style:use-optimal-row-height="false" fo:break-before="auto"/>
    </style:style>
    <style:style style:name="ro8" style:family="table-row">
      <style:table-row-properties style:row-height="114pt" style:use-optimal-row-height="false" fo:break-before="auto"/>
    </style:style>
    <style:style style:name="ro9" style:family="table-row">
      <style:table-row-properties style:row-height="171pt" style:use-optimal-row-height="false" fo:break-before="auto"/>
    </style:style>
    <style:style style:name="ro10" style:family="table-row">
      <style:table-row-properties style:row-height="90.75pt" style:use-optimal-row-height="false" fo:break-before="auto"/>
    </style:style>
    <style:style style:name="ro11" style:family="table-row">
      <style:table-row-properties style:row-height="125.25pt" style:use-optimal-row-height="false" fo:break-before="auto"/>
    </style:style>
    <style:style style:name="ro12" style:family="table-row">
      <style:table-row-properties style:row-height="159pt" style:use-optimal-row-height="false" fo:break-before="auto"/>
    </style:style>
    <style:style style:name="ro13" style:family="table-row">
      <style:table-row-properties style:row-height="45.75pt" style:use-optimal-row-height="false" fo:break-before="auto"/>
    </style:style>
    <style:style style:name="ro14" style:family="table-row">
      <style:table-row-properties style:row-height="285pt" style:use-optimal-row-height="false" fo:break-before="auto"/>
    </style:style>
    <style:style style:name="ro15" style:family="table-row">
      <style:table-row-properties style:row-height="192.75pt" style:use-optimal-row-height="false" fo:break-before="auto"/>
    </style:style>
    <style:style style:name="ro16" style:family="table-row">
      <style:table-row-properties style:row-height="136.5pt" style:use-optimal-row-height="false" fo:break-before="auto"/>
    </style:style>
    <style:style style:name="ro17" style:family="table-row">
      <style:table-row-properties style:row-height="51pt" style:use-optimal-row-height="true" fo:break-before="auto"/>
    </style:style>
    <style:style style:name="ro18" style:family="table-row">
      <style:table-row-properties style:row-height="25.5pt" style:use-optimal-row-height="true" fo:break-before="auto"/>
    </style:style>
    <style:style style:name="ro19" style:family="table-row">
      <style:table-row-properties style:row-height="38.25pt" style:use-optimal-row-height="true" fo:break-before="auto"/>
    </style:style>
    <style:style style:name="ro20" style:family="table-row">
      <style:table-row-properties style:row-height="63.75pt" style:use-optimal-row-height="true" fo:break-before="auto"/>
    </style:style>
    <style:style style:name="ro21" style:family="table-row">
      <style:table-row-properties style:row-height="33.75pt" style:use-optimal-row-height="true" fo:break-before="auto"/>
    </style:style>
    <style:style style:name="ro22" style:family="table-row">
      <style:table-row-properties style:row-height="45pt" style:use-optimal-row-height="true" fo:break-before="auto"/>
    </style:style>
    <style:style style:name="ro23" style:family="table-row">
      <style:table-row-properties style:row-height="13.5pt" style:use-optimal-row-height="true" fo:break-before="auto"/>
    </style:style>
    <style:style style:name="ro24" style:family="table-row">
      <style:table-row-properties style:row-height="39pt" style:use-optimal-row-height="true" fo:break-before="auto"/>
    </style:style>
    <style:style style:name="ro25" style:family="table-row">
      <style:table-row-properties style:row-height="27pt" style:use-optimal-row-height="true" fo:break-before="auto"/>
    </style:style>
    <style:style style:name="ro26" style:family="table-row">
      <style:table-row-properties style:row-height="2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10">
      <style:graphic-properties/>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style>
    <style:style style:family="graphic" style:name="a8">
      <style:graphic-properties/>
    </style:style>
    <style:style style:family="graphic" style:name="a9">
      <style:graphic-properties/>
    </style:style>
  </office:automatic-styles>
  <office:body>
    <office:spreadsheet>
      <table:calculation-settings table:case-sensitive="false" table:search-criteria-must-apply-to-whole-cell="false"/>
      <table:table table:name="Pivot" table:style-name="ta1">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5" table:default-cell-style-name="ce1"/>
        <table:table-column table:style-name="co6" table:number-columns-repeated="16375" table:default-cell-style-name="ce1"/>
        <table:table-row table:style-name="ro1">
          <table:table-cell office:value-type="string" table:style-name="ce12">
            <text:p>Emergency year</text:p>
          </table:table-cell>
          <table:table-cell office:value-type="float" office:value="2015" table:style-name="ce19">
            <text:p>2015</text:p>
          </table:table-cell>
          <table:table-cell table:number-columns-repeated="16382" table:style-name="ce1"/>
        </table:table-row>
        <table:table-row table:style-name="ro1">
          <table:table-cell table:number-columns-repeated="16384"/>
        </table:table-row>
        <table:table-row table:style-name="ro1">
          <table:table-cell table:style-name="ce7"/>
          <table:table-cell office:value-type="string" table:style-name="ce9">
            <text:p>Data</text:p>
          </table:table-cell>
          <table:table-cell office:value-type="string" table:style-name="ce39">
            <text:p>Contribution status</text:p>
          </table:table-cell>
          <table:table-cell table:number-columns-repeated="5" table:style-name="ce28"/>
          <table:table-cell table:style-name="ce8"/>
          <table:table-cell table:number-columns-repeated="16375"/>
        </table:table-row>
        <table:table-row table:style-name="ro1">
          <table:table-cell table:style-name="ce18"/>
          <table:table-cell office:value-type="string" table:style-name="ce7">
            <text:p>Sum of USD committed/contributed</text:p>
          </table:table-cell>
          <table:table-cell table:number-columns-repeated="2" table:style-name="ce28"/>
          <table:table-cell office:value-type="string" table:style-name="ce7">
            <text:p>Sum of <text:s/>USD pledged</text:p>
          </table:table-cell>
          <table:table-cell table:number-columns-repeated="2" table:style-name="ce28"/>
          <table:table-cell office:value-type="string" table:style-name="ce7">
            <text:p>Total Sum of USD committed/contributed</text:p>
          </table:table-cell>
          <table:table-cell office:value-type="string" table:style-name="ce24">
            <text:p>Total Sum of <text:s/>USD pledged</text:p>
          </table:table-cell>
          <table:table-cell table:number-columns-repeated="16375"/>
        </table:table-row>
        <table:table-row table:style-name="ro1">
          <table:table-cell office:value-type="string" table:style-name="ce9">
            <text:p>Donor top org. name</text:p>
          </table:table-cell>
          <table:table-cell office:value-type="string" table:style-name="ce7">
            <text:p>Commitment</text:p>
          </table:table-cell>
          <table:table-cell office:value-type="string" table:style-name="ce37">
            <text:p>Paid contribution</text:p>
          </table:table-cell>
          <table:table-cell office:value-type="string" table:style-name="ce37">
            <text:p>Pledge</text:p>
          </table:table-cell>
          <table:table-cell office:value-type="string" table:style-name="ce7">
            <text:p>Commitment</text:p>
          </table:table-cell>
          <table:table-cell office:value-type="string" table:style-name="ce37">
            <text:p>Paid contribution</text:p>
          </table:table-cell>
          <table:table-cell office:value-type="string" table:style-name="ce37">
            <text:p>Pledge</text:p>
          </table:table-cell>
          <table:table-cell table:style-name="ce18"/>
          <table:table-cell table:style-name="ce40"/>
          <table:table-cell table:number-columns-repeated="16375"/>
        </table:table-row>
        <table:table-row table:style-name="ro1">
          <table:table-cell office:value-type="string" table:style-name="ce7">
            <text:p>Japan</text:p>
          </table:table-cell>
          <table:table-cell table:style-name="ce13"/>
          <table:table-cell office:value-type="float" office:value="4020000" table:style-name="ce41">
            <text:p>4020000</text:p>
          </table:table-cell>
          <table:table-cell office:value-type="float" office:value="0" table:style-name="ce41">
            <text:p>0</text:p>
          </table:table-cell>
          <table:table-cell table:style-name="ce13"/>
          <table:table-cell office:value-type="float" office:value="0" table:style-name="ce41">
            <text:p>0</text:p>
          </table:table-cell>
          <table:table-cell office:value-type="float" office:value="4270000" table:style-name="ce41">
            <text:p>4270000</text:p>
          </table:table-cell>
          <table:table-cell office:value-type="float" office:value="4020000" table:style-name="ce13">
            <text:p>4020000</text:p>
          </table:table-cell>
          <table:table-cell office:value-type="float" office:value="4270000" table:style-name="ce25">
            <text:p>4270000</text:p>
          </table:table-cell>
          <table:table-cell table:number-columns-repeated="16375"/>
        </table:table-row>
        <table:table-row table:style-name="ro1">
          <table:table-cell office:value-type="string" table:style-name="ce10">
            <text:p>European Commission</text:p>
          </table:table-cell>
          <table:table-cell office:value-type="float" office:value="3041755" table:style-name="ce14">
            <text:p>3041755</text:p>
          </table:table-cell>
          <table:table-cell office:value-type="float" office:value="566893" table:style-name="ce42">
            <text:p>566893</text:p>
          </table:table-cell>
          <table:table-cell table:style-name="ce42"/>
          <table:table-cell office:value-type="float" office:value="0" table:style-name="ce14">
            <text:p>0</text:p>
          </table:table-cell>
          <table:table-cell office:value-type="float" office:value="0" table:style-name="ce42">
            <text:p>0</text:p>
          </table:table-cell>
          <table:table-cell table:style-name="ce42"/>
          <table:table-cell office:value-type="float" office:value="3608648" table:style-name="ce14">
            <text:p>3608648</text:p>
          </table:table-cell>
          <table:table-cell office:value-type="float" office:value="0" table:style-name="ce26">
            <text:p>0</text:p>
          </table:table-cell>
          <table:table-cell table:number-columns-repeated="16375"/>
        </table:table-row>
        <table:table-row table:style-name="ro1">
          <table:table-cell office:value-type="string" table:style-name="ce10">
            <text:p>Germany</text:p>
          </table:table-cell>
          <table:table-cell office:value-type="float" office:value="2890584" table:style-name="ce14">
            <text:p>2890584</text:p>
          </table:table-cell>
          <table:table-cell table:number-columns-repeated="2" table:style-name="ce42"/>
          <table:table-cell office:value-type="float" office:value="0" table:style-name="ce14">
            <text:p>0</text:p>
          </table:table-cell>
          <table:table-cell table:number-columns-repeated="2" table:style-name="ce42"/>
          <table:table-cell office:value-type="float" office:value="2890584" table:style-name="ce14">
            <text:p>2890584</text:p>
          </table:table-cell>
          <table:table-cell office:value-type="float" office:value="0" table:style-name="ce26">
            <text:p>0</text:p>
          </table:table-cell>
          <table:table-cell table:number-columns-repeated="16375"/>
        </table:table-row>
        <table:table-row table:style-name="ro1">
          <table:table-cell office:value-type="string" table:style-name="ce10">
            <text:p>Sweden</text:p>
          </table:table-cell>
          <table:table-cell office:value-type="float" office:value="342834" table:style-name="ce14">
            <text:p>342834</text:p>
          </table:table-cell>
          <table:table-cell office:value-type="float" office:value="382068" table:style-name="ce42">
            <text:p>382068</text:p>
          </table:table-cell>
          <table:table-cell table:style-name="ce42"/>
          <table:table-cell office:value-type="float" office:value="0" table:style-name="ce14">
            <text:p>0</text:p>
          </table:table-cell>
          <table:table-cell office:value-type="float" office:value="0" table:style-name="ce42">
            <text:p>0</text:p>
          </table:table-cell>
          <table:table-cell table:style-name="ce42"/>
          <table:table-cell office:value-type="float" office:value="724902" table:style-name="ce14">
            <text:p>724902</text:p>
          </table:table-cell>
          <table:table-cell office:value-type="float" office:value="0" table:style-name="ce26">
            <text:p>0</text:p>
          </table:table-cell>
          <table:table-cell table:number-columns-repeated="16375"/>
        </table:table-row>
        <table:table-row table:style-name="ro1">
          <table:table-cell office:value-type="string" table:style-name="ce10">
            <text:p>Switzerland</text:p>
          </table:table-cell>
          <table:table-cell table:style-name="ce14"/>
          <table:table-cell office:value-type="float" office:value="260146" table:style-name="ce42">
            <text:p>260146</text:p>
          </table:table-cell>
          <table:table-cell table:style-name="ce42"/>
          <table:table-cell table:style-name="ce14"/>
          <table:table-cell office:value-type="float" office:value="0" table:style-name="ce42">
            <text:p>0</text:p>
          </table:table-cell>
          <table:table-cell table:style-name="ce42"/>
          <table:table-cell office:value-type="float" office:value="260146" table:style-name="ce14">
            <text:p>260146</text:p>
          </table:table-cell>
          <table:table-cell office:value-type="float" office:value="0" table:style-name="ce26">
            <text:p>0</text:p>
          </table:table-cell>
          <table:table-cell table:number-columns-repeated="16375"/>
        </table:table-row>
        <table:table-row table:style-name="ro1">
          <table:table-cell office:value-type="string" table:style-name="ce10">
            <text:p>Denmark</text:p>
          </table:table-cell>
          <table:table-cell office:value-type="float" office:value="45676" table:style-name="ce14">
            <text:p>45676</text:p>
          </table:table-cell>
          <table:table-cell table:number-columns-repeated="2" table:style-name="ce42"/>
          <table:table-cell office:value-type="float" office:value="0" table:style-name="ce14">
            <text:p>0</text:p>
          </table:table-cell>
          <table:table-cell table:number-columns-repeated="2" table:style-name="ce42"/>
          <table:table-cell office:value-type="float" office:value="45676" table:style-name="ce14">
            <text:p>45676</text:p>
          </table:table-cell>
          <table:table-cell office:value-type="float" office:value="0" table:style-name="ce26">
            <text:p>0</text:p>
          </table:table-cell>
          <table:table-cell table:number-columns-repeated="16375"/>
        </table:table-row>
        <table:table-row table:style-name="ro1">
          <table:table-cell office:value-type="string" table:style-name="ce11">
            <text:p>Grand Total</text:p>
          </table:table-cell>
          <table:table-cell office:value-type="float" office:value="6320849" table:style-name="ce15">
            <text:p>6320849</text:p>
          </table:table-cell>
          <table:table-cell office:value-type="float" office:value="5229107" table:style-name="ce38">
            <text:p>5229107</text:p>
          </table:table-cell>
          <table:table-cell office:value-type="float" office:value="0" table:style-name="ce38">
            <text:p>0</text:p>
          </table:table-cell>
          <table:table-cell office:value-type="float" office:value="0" table:style-name="ce15">
            <text:p>0</text:p>
          </table:table-cell>
          <table:table-cell office:value-type="float" office:value="0" table:style-name="ce38">
            <text:p>0</text:p>
          </table:table-cell>
          <table:table-cell office:value-type="float" office:value="4270000" table:style-name="ce38">
            <text:p>4270000</text:p>
          </table:table-cell>
          <table:table-cell office:value-type="float" office:value="11549956" table:style-name="ce15">
            <text:p>11549956</text:p>
          </table:table-cell>
          <table:table-cell office:value-type="float" office:value="4270000" table:style-name="ce27">
            <text:p>4270000</text:p>
          </table:table-cell>
          <table:table-cell table:number-columns-repeated="16375"/>
        </table:table-row>
        <table:table-row table:number-rows-repeated="1048564" table:style-name="ro1">
          <table:table-cell table:number-columns-repeated="16384"/>
        </table:table-row>
      </table:table>
      <table:table table:name="FTS_export"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6" table:number-columns-repeated="2" table:default-cell-style-name="ce1"/>
        <table:table-column table:style-name="co11" table:default-cell-style-name="ce1"/>
        <table:table-column table:style-name="co12" table:number-columns-repeated="2" table:default-cell-style-name="ce1"/>
        <table:table-column table:style-name="co9" table:default-cell-style-name="ce1"/>
        <table:table-column table:style-name="co6" table:number-columns-repeated="2" table:default-cell-style-name="ce1"/>
        <table:table-column table:style-name="co13" table:default-cell-style-name="ce1"/>
        <table:table-column table:style-name="co6" table:number-columns-repeated="3" table:default-cell-style-name="ce1"/>
        <table:table-column table:style-name="co13" table:default-cell-style-name="ce1"/>
        <table:table-column table:style-name="co6" table:number-columns-repeated="5" table:default-cell-style-name="ce1"/>
        <table:table-column table:style-name="co14" table:default-cell-style-name="ce1"/>
        <table:table-column table:style-name="co6" table:number-columns-repeated="3" table:default-cell-style-name="ce1"/>
        <table:table-column table:style-name="co15" table:default-cell-style-name="ce1"/>
        <table:table-column table:style-name="co6" table:number-columns-repeated="2" table:default-cell-style-name="ce1"/>
        <table:table-column table:style-name="co13" table:number-columns-repeated="2" table:default-cell-style-name="ce1"/>
        <table:table-column table:style-name="co6" table:number-columns-repeated="16353" table:default-cell-style-name="ce1"/>
        <table:table-row table:style-name="ro2">
          <table:table-cell office:value-type="string" table:number-columns-spanned="3" table:number-rows-spanned="1" table:style-name="ce111">
            <text:p>Destination country(ies): Nigeria</text:p>
          </table:table-cell>
          <table:covered-table-cell table:number-columns-repeated="2"/>
          <table:table-cell table:number-columns-repeated="16381" table:style-name="ce1"/>
        </table:table-row>
        <table:table-row table:style-name="ro2">
          <table:table-cell office:value-type="string" table:number-columns-spanned="3" table:number-rows-spanned="1" table:style-name="ce111">
            <text:p>Emergency year(s): 2012, 2013, 2014, 2015</text:p>
          </table:table-cell>
          <table:covered-table-cell table:number-columns-repeated="2"/>
          <table:table-cell table:number-columns-repeated="16381" table:style-name="ce1"/>
        </table:table-row>
        <table:table-row table:style-name="ro2">
          <table:table-cell office:value-type="string" table:number-columns-spanned="3" table:number-rows-spanned="1" table:style-name="ce111">
            <text:p>Downloaded on: 07 Apr 2015</text:p>
          </table:table-cell>
          <table:covered-table-cell table:number-columns-repeated="2"/>
          <table:table-cell table:number-columns-repeated="16381" table:style-name="ce1"/>
        </table:table-row>
        <table:table-row table:style-name="ro2">
          <table:table-cell office:value-type="string" table:number-columns-spanned="3" table:number-rows-spanned="1" table:style-name="ce111">
            <text:p/>
          </table:table-cell>
          <table:covered-table-cell table:number-columns-repeated="2"/>
          <table:table-cell table:number-columns-repeated="16381" table:style-name="ce1"/>
        </table:table-row>
        <table:table-row table:style-name="ro2">
          <table:table-cell office:value-type="string" table:number-columns-spanned="3" table:number-rows-spanned="1" table:style-name="ce111">
            <text:p>Total: 127 items returned<text:s/></text:p>
          </table:table-cell>
          <table:covered-table-cell table:number-columns-repeated="2"/>
          <table:table-cell table:number-columns-repeated="16381" table:style-name="ce1"/>
        </table:table-row>
        <table:table-row table:style-name="ro1">
          <table:table-cell table:number-columns-repeated="16384"/>
        </table:table-row>
        <table:table-row table:style-name="ro2">
          <table:table-cell office:value-type="string" table:style-name="ce6">
            <text:p>Total:</text:p>
          </table:table-cell>
          <table:table-cell table:number-columns-repeated="6" table:style-name="ce6"/>
          <table:table-cell office:value-type="float" office:value="100195897" table:style-name="ce6">
            <text:p>100,195,897</text:p>
          </table:table-cell>
          <table:table-cell office:value-type="float" office:value="4270000" table:style-name="ce6">
            <text:p>4,270,000</text:p>
          </table:table-cell>
          <table:table-cell table:number-columns-repeated="31" table:style-name="ce6"/>
          <table:table-cell table:number-columns-repeated="16344"/>
        </table:table-row>
        <table:table-row table:style-name="ro3">
          <table:table-cell office:value-type="string" table:style-name="ce2">
            <text:p>Donor</text:p>
          </table:table-cell>
          <table:table-cell office:value-type="string" table:style-name="ce2">
            <text:p>Recipient Organization</text:p>
          </table:table-cell>
          <table:table-cell office:value-type="string" table:style-name="ce2">
            <text:p>Emergency title</text:p>
          </table:table-cell>
          <table:table-cell office:value-type="string" table:style-name="ce2">
            <text:p>Response Plan/Appeal title</text:p>
          </table:table-cell>
          <table:table-cell office:value-type="string" table:style-name="ce2">
            <text:p>Project code</text:p>
          </table:table-cell>
          <table:table-cell office:value-type="string" table:style-name="ce2">
            <text:p>Project title</text:p>
          </table:table-cell>
          <table:table-cell office:value-type="string" table:style-name="ce2">
            <text:p>Emergency year</text:p>
          </table:table-cell>
          <table:table-cell office:value-type="string" table:style-name="ce2">
            <text:p>USD committed/contributed</text:p>
          </table:table-cell>
          <table:table-cell office:value-type="string" table:style-name="ce2">
            <text:p><text:s/>USD pledged</text:p>
          </table:table-cell>
          <table:table-cell office:value-type="string" table:style-name="ce2">
            <text:p>Description</text:p>
          </table:table-cell>
          <table:table-cell office:value-type="string" table:style-name="ce2">
            <text:p>Original currency amount</text:p>
          </table:table-cell>
          <table:table-cell office:value-type="string" table:style-name="ce2">
            <text:p>Original currency unit</text:p>
          </table:table-cell>
          <table:table-cell office:value-type="string" table:style-name="ce2">
            <text:p>Decision date</text:p>
          </table:table-cell>
          <table:table-cell office:value-type="string" table:style-name="ce2">
            <text:p>Cluster (Country specific)</text:p>
          </table:table-cell>
          <table:table-cell office:value-type="string" table:style-name="ce2">
            <text:p>IASC Standard Sector</text:p>
          </table:table-cell>
          <table:table-cell office:value-type="string" table:style-name="ce2">
            <text:p>Destination Country</text:p>
          </table:table-cell>
          <table:table-cell office:value-type="string" table:style-name="ce2">
            <text:p>Contribution status</text:p>
          </table:table-cell>
          <table:table-cell office:value-type="string" table:style-name="ce2">
            <text:p>Donor top org. name</text:p>
          </table:table-cell>
          <table:table-cell office:value-type="string" table:style-name="ce2">
            <text:p>Donor representative country</text:p>
          </table:table-cell>
          <table:table-cell office:value-type="string" table:style-name="ce2">
            <text:p>Appealing agency top org.</text:p>
          </table:table-cell>
          <table:table-cell office:value-type="string" table:style-name="ce2">
            <text:p>Appealing Agency <text:s/>type</text:p>
          </table:table-cell>
          <table:table-cell office:value-type="string" table:style-name="ce2">
            <text:p>Appealing agency abbrev.</text:p>
          </table:table-cell>
          <table:table-cell office:value-type="string" table:style-name="ce2">
            <text:p>Emergency Region Name</text:p>
          </table:table-cell>
          <table:table-cell office:value-type="string" table:style-name="ce2">
            <text:p>Emergency country</text:p>
          </table:table-cell>
          <table:table-cell office:value-type="string" table:style-name="ce2">
            <text:p>Emergency type</text:p>
          </table:table-cell>
          <table:table-cell office:value-type="string" table:style-name="ce2">
            <text:p>Contibution type</text:p>
          </table:table-cell>
          <table:table-cell office:value-type="string" table:style-name="ce2">
            <text:p>Item ID</text:p>
          </table:table-cell>
          <table:table-cell office:value-type="string" table:style-name="ce2">
            <text:p>Aid Type<text:s/></text:p>
          </table:table-cell>
          <table:table-cell office:value-type="string" table:style-name="ce2">
            <text:p>Reported by</text:p>
          </table:table-cell>
          <table:table-cell office:value-type="string" table:style-name="ce2">
            <text:p>Last updated</text:p>
          </table:table-cell>
          <table:table-cell office:value-type="string" table:style-name="ce2">
            <text:p>Date Created</text:p>
          </table:table-cell>
          <table:table-cell office:value-type="string" table:style-name="ce2">
            <text:p>Appeal year</text:p>
          </table:table-cell>
          <table:table-cell office:value-type="string" table:style-name="ce2">
            <text:p>Appeal country</text:p>
          </table:table-cell>
          <table:table-cell office:value-type="string" table:style-name="ce2">
            <text:p>Appeal sub-set</text:p>
          </table:table-cell>
          <table:table-cell office:value-type="string" table:style-name="ce2">
            <text:p>Project current request</text:p>
          </table:table-cell>
          <table:table-cell office:value-type="string" table:style-name="ce2">
            <text:p>Project date start</text:p>
          </table:table-cell>
          <table:table-cell office:value-type="string" table:style-name="ce2">
            <text:p>Project date end</text:p>
          </table:table-cell>
          <table:table-cell office:value-type="string" table:style-name="ce2">
            <text:p>Project location<text:s/></text:p>
          </table:table-cell>
          <table:table-cell office:value-type="string" table:style-name="ce2">
            <text:p>Priority<text:s/></text:p>
          </table:table-cell>
          <table:table-cell office:value-type="string" table:style-name="ce2">
            <text:p>Gender Marker</text:p>
          </table:table-cell>
          <table:table-cell table:number-columns-repeated="16344"/>
        </table:table-row>
        <table:table-row table:style-name="ro4" table:visibility="filter">
          <table:table-cell office:value-type="string" table:style-name="ce5">
            <text:p>African Development Bank</text:p>
          </table:table-cell>
          <table:table-cell office:value-type="string" table:style-name="ce5">
            <text:p>World Health Organization</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0/122</text:p>
          </table:table-cell>
          <table:table-cell office:value-type="string" table:style-name="ce5">
            <text:p>Ebola Response</text:p>
          </table:table-cell>
          <table:table-cell office:value-type="float" office:value="2014" table:style-name="ce3">
            <text:p>2014</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Nigeria) WHO - Ebola Virus Diseases Outbreak response in west Africa</text:p>
            <text:p/>
          </table:table-cell>
          <table:table-cell office:value-type="string" table:style-name="ce5">
            <text:p/>
          </table:table-cell>
          <table:table-cell office:value-type="string" table:style-name="ce5">
            <text:p>USD</text:p>
          </table:table-cell>
          <table:table-cell office:value-type="date" office:date-value="2014-09-19T00:00:00" table:style-name="ce4">
            <text:p>19-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African Development Bank</text:p>
          </table:table-cell>
          <table:table-cell office:value-type="string" table:style-name="ce5">
            <text:p>African Development Bank</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8179" table:style-name="ce5">
            <text:p>218,179</text:p>
          </table:table-cell>
          <table:table-cell table:style-name="ce5"/>
          <table:table-cell office:value-type="string" table:style-name="ce5">
            <text:p>Donor and Agency</text:p>
          </table:table-cell>
          <table:table-cell office:value-type="date" office:date-value="2014-09-29T22:22:00" table:style-name="ce4">
            <text:p>29-Sep-2014</text:p>
          </table:table-cell>
          <table:table-cell office:value-type="date" office:date-value="2014-09-19T17:50:00" table:style-name="ce4">
            <text:p>19-Sep-2014</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5" table:visibility="filter">
          <table:table-cell office:value-type="string" table:style-name="ce5">
            <text:p>Aliko Dangote's Foundation</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924000" table:style-name="ce5">
            <text:p>924,000</text:p>
          </table:table-cell>
          <table:table-cell office:value-type="float" office:value="0" table:style-name="ce5">
            <text:p>0</text:p>
          </table:table-cell>
          <table:table-cell office:value-type="string" table:style-name="ce5">
            <text:p>(Nigeria) National Ebola Emergency Operations Centre (EOC)</text:p>
            <text:p>For the containing of the epidemic in Nigeria,<text:s/></text:p>
            <text:p/>
          </table:table-cell>
          <table:table-cell office:value-type="string" table:style-name="ce5">
            <text:p/>
          </table:table-cell>
          <table:table-cell office:value-type="string" table:style-name="ce5">
            <text:p>USD</text:p>
          </table:table-cell>
          <table:table-cell office:value-type="date" office:date-value="2014-09-12T00:00:00" table:style-name="ce4">
            <text:p>12-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Aliko Dangote's Foundation</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11" table:style-name="ce5">
            <text:p>219,011</text:p>
          </table:table-cell>
          <table:table-cell table:style-name="ce5"/>
          <table:table-cell office:value-type="string" table:style-name="ce5">
            <text:p>Donor</text:p>
          </table:table-cell>
          <table:table-cell office:value-type="date" office:date-value="2014-10-10T16:44:00" table:style-name="ce4">
            <text:p>10-Oct-2014</text:p>
          </table:table-cell>
          <table:table-cell office:value-type="date" office:date-value="2014-10-10T16:44:00" table:style-name="ce4">
            <text:p>10-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Allocation of unearmarked funds by UNICEF</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14929" table:style-name="ce5">
            <text:p>114,929</text:p>
          </table:table-cell>
          <table:table-cell office:value-type="float" office:value="0" table:style-name="ce5">
            <text:p>0</text:p>
          </table:table-cell>
          <table:table-cell office:value-type="string" table:style-name="ce5">
            <text:p>Humanitarian resposne</text:p>
            <text:p/>
          </table:table-cell>
          <table:table-cell office:value-type="string" table:style-name="ce5">
            <text:p/>
          </table:table-cell>
          <table:table-cell office:value-type="string" table:style-name="ce5">
            <text:p>USD</text:p>
          </table:table-cell>
          <table:table-cell office:value-type="date" office:date-value="2012-08-01T00:00:00" table:style-name="ce4">
            <text:p>1-Aug-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Allocation of unearmarked funds by UNICEF</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3" table:style-name="ce5">
            <text:p>190,083</text:p>
          </table:table-cell>
          <table:table-cell table:style-name="ce5"/>
          <table:table-cell office:value-type="string" table:style-name="ce5">
            <text:p>Agency</text:p>
          </table:table-cell>
          <table:table-cell office:value-type="date" office:date-value="2012-11-20T12:30:00" table:style-name="ce4">
            <text:p>20-Nov-2012</text:p>
          </table:table-cell>
          <table:table-cell office:value-type="date" office:date-value="2012-11-20T12:30:00" table:style-name="ce4">
            <text:p>20-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6" table:visibility="filter">
          <table:table-cell office:value-type="string" table:style-name="ce5">
            <text:p>Bill and Melinda Gates Foundation</text:p>
          </table:table-cell>
          <table:table-cell office:value-type="string" table:style-name="ce5">
            <text:p>International Rescue Committee</text:p>
          </table:table-cell>
          <table:table-cell office:value-type="string" table:style-name="ce5">
            <text:p>Nigeria 2014</text:p>
          </table:table-cell>
          <table:table-cell office:value-type="string" table:style-name="ce5">
            <text:p>Nigeria 2014</text:p>
          </table:table-cell>
          <table:table-cell office:value-type="string" table:style-name="ce5">
            <text:p>NGA-14/H/66113/5179</text:p>
          </table:table-cell>
          <table:table-cell office:value-type="string" table:style-name="ce5">
            <text:p>Emergency Nutrition and Health Services for Conflict Affected Persons in Adamawa State</text:p>
          </table:table-cell>
          <table:table-cell office:value-type="float" office:value="2014" table:style-name="ce3">
            <text:p>2014</text:p>
          </table:table-cell>
          <table:table-cell office:value-type="float" office:value="800000" table:style-name="ce5">
            <text:p>800,000</text:p>
          </table:table-cell>
          <table:table-cell office:value-type="float" office:value="0" table:style-name="ce5">
            <text:p>0</text:p>
          </table:table-cell>
          <table:table-cell office:value-type="string" table:style-name="ce5">
            <text:p>to provide emergency relief and vital support for people affected by the humanitarian crisis in northeastern Nigeria</text:p>
          </table:table-cell>
          <table:table-cell office:value-type="float" office:value="800000" table:style-name="ce5">
            <text:p>800,000</text:p>
          </table:table-cell>
          <table:table-cell office:value-type="string" table:style-name="ce5">
            <text:p>USD</text:p>
          </table:table-cell>
          <table:table-cell office:value-type="date" office:date-value="2014-05-12T00:00:00" table:style-name="ce4">
            <text:p>12-May-2014</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3289" table:style-name="ce5">
            <text:p>213,289</text:p>
          </table:table-cell>
          <table:table-cell table:style-name="ce5"/>
          <table:table-cell office:value-type="string" table:style-name="ce5">
            <text:p>Donor</text:p>
          </table:table-cell>
          <table:table-cell office:value-type="date" office:date-value="2014-06-05T17:31:00" table:style-name="ce4">
            <text:p>5-Jun-2014</text:p>
          </table:table-cell>
          <table:table-cell office:value-type="date" office:date-value="2014-06-05T17:31:00" table:style-name="ce4">
            <text:p>5-Jun-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333666" table:style-name="ce5">
            <text:p>2,333,666</text:p>
          </table:table-cell>
          <table:table-cell office:value-type="date" office:date-value="2014-07-07T00:00:00" table:style-name="ce4">
            <text:p>7-Jul-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Bill and Melinda Gates Foundation</text:p>
          </table:table-cell>
          <table:table-cell office:value-type="string" table:style-name="ce5">
            <text:p>National Primary Health Care Development Agency</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500000" table:style-name="ce5">
            <text:p>500,000</text:p>
          </table:table-cell>
          <table:table-cell office:value-type="float" office:value="0" table:style-name="ce5">
            <text:p>0</text:p>
          </table:table-cell>
          <table:table-cell office:value-type="string" table:style-name="ce5">
            <text:p>Rapid Onset Natural Disaster, Disease Outbreak - Measles Outbreak</text:p>
          </table:table-cell>
          <table:table-cell office:value-type="string" table:style-name="ce5">
            <text:p/>
          </table:table-cell>
          <table:table-cell office:value-type="string" table:style-name="ce5">
            <text:p>USD</text:p>
          </table:table-cell>
          <table:table-cell office:value-type="date" office:date-value="2013-03-22T00:00:00" table:style-name="ce4">
            <text:p>22-Ma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National Primary Health Care Development Agency</text:p>
          </table:table-cell>
          <table:table-cell office:value-type="string" table:style-name="ce5">
            <text:p>NGOs</text:p>
          </table:table-cell>
          <table:table-cell office:value-type="string" table:style-name="ce5">
            <text:p>NPHCD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262" table:style-name="ce5">
            <text:p>195,262</text:p>
          </table:table-cell>
          <table:table-cell table:style-name="ce5"/>
          <table:table-cell office:value-type="string" table:style-name="ce5">
            <text:p>Donor</text:p>
          </table:table-cell>
          <table:table-cell office:value-type="date" office:date-value="2013-04-09T11:50:00" table:style-name="ce4">
            <text:p>9-Apr-2013</text:p>
          </table:table-cell>
          <table:table-cell office:value-type="date" office:date-value="2013-04-09T11:49:00" table:style-name="ce4">
            <text:p>9-Apr-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Bill and Melinda Gates Foundation</text:p>
          </table:table-cell>
          <table:table-cell office:value-type="string" table:style-name="ce5">
            <text:p>UNICEF National Committee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Rapid onset Natural disaster</text:p>
          </table:table-cell>
          <table:table-cell office:value-type="float" office:value="1000000" table:style-name="ce5">
            <text:p>1,000,000</text:p>
          </table:table-cell>
          <table:table-cell office:value-type="string" table:style-name="ce5">
            <text:p>USD</text:p>
          </table:table-cell>
          <table:table-cell office:value-type="date" office:date-value="2012-10-24T00:00:00" table:style-name="ce4">
            <text:p>24-Oct-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UNICEF National Committees</text:p>
          </table:table-cell>
          <table:table-cell office:value-type="string" table:style-name="ce5">
            <text:p>Private Orgs. &amp; Foundations</text:p>
          </table:table-cell>
          <table:table-cell office:value-type="string" table:style-name="ce5">
            <text:p>UNICEF NatCom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2996" table:style-name="ce5">
            <text:p>192,996</text:p>
          </table:table-cell>
          <table:table-cell table:style-name="ce5"/>
          <table:table-cell office:value-type="string" table:style-name="ce5">
            <text:p>Donor</text:p>
          </table:table-cell>
          <table:table-cell office:value-type="date" office:date-value="2013-02-22T18:14:00" table:style-name="ce4">
            <text:p>22-Feb-2013</text:p>
          </table:table-cell>
          <table:table-cell office:value-type="date" office:date-value="2013-02-22T18:14:00" table:style-name="ce4">
            <text:p>22-Feb-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Bill and Melinda Gates Foundation</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Rapid Onset Natural Disaster, Disease Outbreak - Measles Outbreak</text:p>
          </table:table-cell>
          <table:table-cell office:value-type="float" office:value="1000000" table:style-name="ce5">
            <text:p>1,000,000</text:p>
          </table:table-cell>
          <table:table-cell office:value-type="string" table:style-name="ce5">
            <text:p>USD</text:p>
          </table:table-cell>
          <table:table-cell office:value-type="date" office:date-value="2013-03-15T00:00:00" table:style-name="ce4">
            <text:p>15-Ma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Bill and Melinda Gates Foundatio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263" table:style-name="ce5">
            <text:p>195,263</text:p>
          </table:table-cell>
          <table:table-cell table:style-name="ce5"/>
          <table:table-cell office:value-type="string" table:style-name="ce5">
            <text:p>Donor</text:p>
          </table:table-cell>
          <table:table-cell office:value-type="date" office:date-value="2013-04-09T11:50:00" table:style-name="ce4">
            <text:p>9-Apr-2013</text:p>
          </table:table-cell>
          <table:table-cell office:value-type="date" office:date-value="2013-04-09T11:50:00" table:style-name="ce4">
            <text:p>9-Apr-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2/99</text:p>
          </table:table-cell>
          <table:table-cell office:value-type="string" table:style-name="ce5">
            <text:p>Ebola response</text:p>
          </table:table-cell>
          <table:table-cell office:value-type="float" office:value="2014" table:style-name="ce3">
            <text:p>2014</text:p>
          </table:table-cell>
          <table:table-cell office:value-type="float" office:value="64279" table:style-name="ce5">
            <text:p>64,279</text:p>
          </table:table-cell>
          <table:table-cell office:value-type="float" office:value="0" table:style-name="ce5">
            <text:p>0</text:p>
          </table:table-cell>
          <table:table-cell office:value-type="string" table:style-name="ce5">
            <text:p>(Nigeria) Nigeria - IFRC Emergency Appeal</text:p>
            <text:p/>
          </table:table-cell>
          <table:table-cell office:value-type="float" office:value="70000" table:style-name="ce5">
            <text:p>70,000</text:p>
          </table:table-cell>
          <table:table-cell office:value-type="string" table:style-name="ce5">
            <text:p>CAD</text:p>
          </table:table-cell>
          <table:table-cell office:value-type="date" office:date-value="2014-08-12T00:00:00" table:style-name="ce4">
            <text:p>12-Aug-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700" table:style-name="ce5">
            <text:p>219,700</text:p>
          </table:table-cell>
          <table:table-cell table:style-name="ce5"/>
          <table:table-cell office:value-type="string" table:style-name="ce5">
            <text:p>Donor</text:p>
          </table:table-cell>
          <table:table-cell office:value-type="date" office:date-value="2014-10-24T10:52:00" table:style-name="ce4">
            <text:p>24-Oct-2014</text:p>
          </table:table-cell>
          <table:table-cell office:value-type="date" office:date-value="2014-10-24T10:52:00" table:style-name="ce4">
            <text:p>24-Oct-2014</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4" table:visibility="filter">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50813" table:style-name="ce5">
            <text:p>50,813</text:p>
          </table:table-cell>
          <table:table-cell office:value-type="float" office:value="0" table:style-name="ce5">
            <text:p>0</text:p>
          </table:table-cell>
          <table:table-cell office:value-type="string" table:style-name="ce5">
            <text:p>IFRC-Preliminary Appeal for Nigeria - NFI, emergency shelter, emergency health (M013356)</text:p>
            <text:p><text:s/></text:p>
            <text:p/>
          </table:table-cell>
          <table:table-cell office:value-type="float" office:value="50000" table:style-name="ce5">
            <text:p>50,000</text:p>
          </table:table-cell>
          <table:table-cell office:value-type="string" table:style-name="ce5">
            <text:p>EUR</text:p>
          </table:table-cell>
          <table:table-cell office:value-type="date" office:date-value="2012-10-01T00:00:00" table:style-name="ce4">
            <text:p>1-Oct-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Canada</text:p>
          </table:table-cell>
          <table:table-cell office:value-type="string" table:style-name="ce5">
            <text:p>Canada</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9256" table:style-name="ce5">
            <text:p>189,256</text:p>
          </table:table-cell>
          <table:table-cell table:style-name="ce5"/>
          <table:table-cell office:value-type="string" table:style-name="ce5">
            <text:p>Donor</text:p>
          </table:table-cell>
          <table:table-cell office:value-type="date" office:date-value="2012-11-07T15:45:00" table:style-name="ce4">
            <text:p>7-Nov-2012</text:p>
          </table:table-cell>
          <table:table-cell office:value-type="date" office:date-value="2012-11-07T15:45:00" table:style-name="ce4">
            <text:p>7-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7" table:visibility="filter">
          <table:table-cell office:value-type="string" table:style-name="ce5">
            <text:p>Central Emergency Response Fund</text:p>
          </table:table-cell>
          <table:table-cell office:value-type="string" table:style-name="ce5">
            <text:p>Food &amp; Agriculture Organization of the United Nation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995380" table:style-name="ce5">
            <text:p>995,380</text:p>
          </table:table-cell>
          <table:table-cell office:value-type="float" office:value="0" table:style-name="ce5">
            <text:p>0</text:p>
          </table:table-cell>
          <table:table-cell office:value-type="string" table:style-name="ce5">
            <text:p>Life-saving support for fisheries producers in states most affected by the 2012 flood in Nigeria</text:p>
          </table:table-cell>
          <table:table-cell office:value-type="string" table:style-name="ce5">
            <text:p/>
          </table:table-cell>
          <table:table-cell office:value-type="string" table:style-name="ce5">
            <text:p>USD</text:p>
          </table:table-cell>
          <table:table-cell office:value-type="date" office:date-value="2013-01-11T00:00:00" table:style-name="ce4">
            <text:p>11-Jan-2013</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680" table:style-name="ce5">
            <text:p>191,680</text:p>
          </table:table-cell>
          <table:table-cell table:style-name="ce5"/>
          <table:table-cell office:value-type="string" table:style-name="ce5">
            <text:p>Donor</text:p>
          </table:table-cell>
          <table:table-cell office:value-type="date" office:date-value="2013-01-16T13:37:00" table:style-name="ce4">
            <text:p>16-Jan-2013</text:p>
          </table:table-cell>
          <table:table-cell office:value-type="date" office:date-value="2013-01-16T13:37:00" table:style-name="ce4">
            <text:p>16-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8" table:visibility="filter">
          <table:table-cell office:value-type="string" table:style-name="ce5">
            <text:p>Central Emergency Response Fund</text:p>
          </table:table-cell>
          <table:table-cell office:value-type="string" table:style-name="ce5">
            <text:p>International Organization for Migration</text:p>
          </table:table-cell>
          <table:table-cell office:value-type="string" table:style-name="ce5">
            <text:p>Nigeria 2014</text:p>
          </table:table-cell>
          <table:table-cell office:value-type="string" table:style-name="ce5">
            <text:p>Nigeria 2014</text:p>
          </table:table-cell>
          <table:table-cell office:value-type="string" table:style-name="ce5">
            <text:p>NGA-14/H/70427/R/298</text:p>
          </table:table-cell>
          <table:table-cell office:value-type="string" table:style-name="ce5">
            <text:p>Expanding Emergency Psychosocial support for conflict-induced Displaced Population in Maiduguri camps</text:p>
          </table:table-cell>
          <table:table-cell office:value-type="float" office:value="2014" table:style-name="ce3">
            <text:p>2014</text:p>
          </table:table-cell>
          <table:table-cell office:value-type="float" office:value="250000" table:style-name="ce5">
            <text:p>250,000</text:p>
          </table:table-cell>
          <table:table-cell office:value-type="float" office:value="0" table:style-name="ce5">
            <text:p>0</text:p>
          </table:table-cell>
          <table:table-cell office:value-type="string" table:style-name="ce5">
            <text:p>Expanding Emergency Psychosocial support for conflict-induced Displaced Population in Maiduguri camps</text:p>
          </table:table-cell>
          <table:table-cell office:value-type="float" office:value="250000" table:style-name="ce5">
            <text:p>250,000</text:p>
          </table:table-cell>
          <table:table-cell office:value-type="string" table:style-name="ce5">
            <text:p>USD</text:p>
          </table:table-cell>
          <table:table-cell office:value-type="date" office:date-value="2014-10-17T00:00:00" table:style-name="ce4">
            <text:p>17-Oct-2014</text:p>
          </table:table-cell>
          <table:table-cell office:value-type="string" table:style-name="ce5">
            <text:p>PROTEC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37" table:style-name="ce5">
            <text:p>219,437</text:p>
          </table:table-cell>
          <table:table-cell table:style-name="ce5"/>
          <table:table-cell office:value-type="string" table:style-name="ce5">
            <text:p>Donor</text:p>
          </table:table-cell>
          <table:table-cell office:value-type="date" office:date-value="2014-10-20T10:14:00" table:style-name="ce4">
            <text:p>20-Oct-2014</text:p>
          </table:table-cell>
          <table:table-cell office:value-type="date" office:date-value="2014-10-20T10:14:00" table:style-name="ce4">
            <text:p>20-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50000" table:style-name="ce5">
            <text:p>250,000</text:p>
          </table:table-cell>
          <table:table-cell office:value-type="date" office:date-value="2014-09-01T00:00:00" table:style-name="ce4">
            <text:p>1-Sep-2014</text:p>
          </table:table-cell>
          <table:table-cell office:value-type="date" office:date-value="2015-08-31T00:00:00" table:style-name="ce4">
            <text:p>31-Aug-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4"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394866" table:style-name="ce5">
            <text:p>394,866</text:p>
          </table:table-cell>
          <table:table-cell office:value-type="float" office:value="0" table:style-name="ce5">
            <text:p>0</text:p>
          </table:table-cell>
          <table:table-cell office:value-type="string" table:style-name="ce5">
            <text:p>(Nigeria) Social Mobilization for Containment of the Ebola Virus Disease in Lagos</text:p>
          </table:table-cell>
          <table:table-cell office:value-type="string" table:style-name="ce5">
            <text:p/>
          </table:table-cell>
          <table:table-cell office:value-type="string" table:style-name="ce5">
            <text:p>USD</text:p>
          </table:table-cell>
          <table:table-cell office:value-type="date" office:date-value="2014-09-04T00:00:00" table:style-name="ce4">
            <text:p>4-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7773" table:style-name="ce5">
            <text:p>217,773</text:p>
          </table:table-cell>
          <table:table-cell table:style-name="ce5"/>
          <table:table-cell office:value-type="string" table:style-name="ce5">
            <text:p>Donor and Agency</text:p>
          </table:table-cell>
          <table:table-cell office:value-type="date" office:date-value="2015-02-10T18:41:00" table:style-name="ce4">
            <text:p>10-Feb-2015</text:p>
          </table:table-cell>
          <table:table-cell office:value-type="date" office:date-value="2014-09-04T18:31:00" table:style-name="ce4">
            <text:p>4-Sep-2014</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867213" table:style-name="ce5">
            <text:p>1,867,213</text:p>
          </table:table-cell>
          <table:table-cell office:value-type="float" office:value="0" table:style-name="ce5">
            <text:p>0</text:p>
          </table:table-cell>
          <table:table-cell office:value-type="string" table:style-name="ce5">
            <text:p>Life-saving WASH Interventions for Flood Affected communities in Nigeria</text:p>
          </table:table-cell>
          <table:table-cell office:value-type="string" table:style-name="ce5">
            <text:p/>
          </table:table-cell>
          <table:table-cell office:value-type="string" table:style-name="ce5">
            <text:p>USD</text:p>
          </table:table-cell>
          <table:table-cell office:value-type="date" office:date-value="2013-01-11T00:00:00" table:style-name="ce4">
            <text:p>11-Jan-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65" table:style-name="ce5">
            <text:p>191,765</text:p>
          </table:table-cell>
          <table:table-cell table:style-name="ce5"/>
          <table:table-cell office:value-type="string" table:style-name="ce5">
            <text:p>Donor</text:p>
          </table:table-cell>
          <table:table-cell office:value-type="date" office:date-value="2013-01-19T19:00:00" table:style-name="ce4">
            <text:p>19-Jan-2013</text:p>
          </table:table-cell>
          <table:table-cell office:value-type="date" office:date-value="2013-01-19T19:00:00" table:style-name="ce4">
            <text:p>19-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99462" table:style-name="ce5">
            <text:p>1,099,462</text:p>
          </table:table-cell>
          <table:table-cell office:value-type="float" office:value="0" table:style-name="ce5">
            <text:p>0</text:p>
          </table:table-cell>
          <table:table-cell office:value-type="string" table:style-name="ce5">
            <text:p>Emergency health care and response for flood affected population in Nigeria</text:p>
          </table:table-cell>
          <table:table-cell office:value-type="string" table:style-name="ce5">
            <text:p/>
          </table:table-cell>
          <table:table-cell office:value-type="string" table:style-name="ce5">
            <text:p>USD</text:p>
          </table:table-cell>
          <table:table-cell office:value-type="date" office:date-value="2013-01-11T00:00:00" table:style-name="ce4">
            <text:p>11-Ja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91" table:style-name="ce5">
            <text:p>191,791</text:p>
          </table:table-cell>
          <table:table-cell table:style-name="ce5"/>
          <table:table-cell office:value-type="string" table:style-name="ce5">
            <text:p>Donor</text:p>
          </table:table-cell>
          <table:table-cell office:value-type="date" office:date-value="2013-01-22T16:06:00" table:style-name="ce4">
            <text:p>22-Jan-2013</text:p>
          </table:table-cell>
          <table:table-cell office:value-type="date" office:date-value="2013-01-22T16:06:00" table:style-name="ce4">
            <text:p>22-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9"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H/66368/124</text:p>
          </table:table-cell>
          <table:table-cell office:value-type="string" table:style-name="ce5">
            <text:p>Emergency Primary Health Care Convergence intervention (Health, Nutrition and WASH <text:s/>water and sanitation) for Sahelian northern states in Nigeria</text:p>
          </table:table-cell>
          <table:table-cell office:value-type="float" office:value="2014" table:style-name="ce3">
            <text:p>2014</text:p>
          </table:table-cell>
          <table:table-cell office:value-type="float" office:value="348168" table:style-name="ce5">
            <text:p>348,168</text:p>
          </table:table-cell>
          <table:table-cell office:value-type="float" office:value="0" table:style-name="ce5">
            <text:p>0</text:p>
          </table:table-cell>
          <table:table-cell office:value-type="string" table:style-name="ce5">
            <text:p>Emergency Primary Health Care Services through Convergence Intervention in two North-Eastern States of Nigeria</text:p>
          </table:table-cell>
          <table:table-cell office:value-type="float" office:value="348168" table:style-name="ce5">
            <text:p>348,168</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397" table:style-name="ce5">
            <text:p>219,397</text:p>
          </table:table-cell>
          <table:table-cell table:style-name="ce5"/>
          <table:table-cell office:value-type="string" table:style-name="ce5">
            <text:p>Donor</text:p>
          </table:table-cell>
          <table:table-cell office:value-type="date" office:date-value="2014-10-17T10:39:00" table:style-name="ce4">
            <text:p>17-Oct-2014</text:p>
          </table:table-cell>
          <table:table-cell office:value-type="date" office:date-value="2014-10-17T10:39:00" table:style-name="ce4">
            <text:p>17-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2982247" table:style-name="ce5">
            <text:p>12,982,247</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8"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H/70367/R/124</text:p>
          </table:table-cell>
          <table:table-cell office:value-type="string" table:style-name="ce5">
            <text:p>Community based psychosocial support for boys, girls and families affected by on-going insurgency</text:p>
          </table:table-cell>
          <table:table-cell office:value-type="float" office:value="2014" table:style-name="ce3">
            <text:p>2014</text:p>
          </table:table-cell>
          <table:table-cell office:value-type="float" office:value="352311" table:style-name="ce5">
            <text:p>352,311</text:p>
          </table:table-cell>
          <table:table-cell office:value-type="float" office:value="0" table:style-name="ce5">
            <text:p>0</text:p>
          </table:table-cell>
          <table:table-cell office:value-type="string" table:style-name="ce5">
            <text:p>Community Based Psychosocial Support for boys, girls and families affected by on-going insurgency in Borno and Yobe states</text:p>
          </table:table-cell>
          <table:table-cell office:value-type="float" office:value="352311" table:style-name="ce5">
            <text:p>352,311</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PROTEC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395" table:style-name="ce5">
            <text:p>219,395</text:p>
          </table:table-cell>
          <table:table-cell table:style-name="ce5"/>
          <table:table-cell office:value-type="string" table:style-name="ce5">
            <text:p>Donor</text:p>
          </table:table-cell>
          <table:table-cell office:value-type="date" office:date-value="2014-10-17T10:38:00" table:style-name="ce4">
            <text:p>17-Oct-2014</text:p>
          </table:table-cell>
          <table:table-cell office:value-type="date" office:date-value="2014-10-17T10:38:00" table:style-name="ce4">
            <text:p>17-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4320000" table:style-name="ce5">
            <text:p>4,32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0" table:visibility="filter">
          <table:table-cell office:value-type="string" table:style-name="ce5">
            <text:p>Central Emergency Response Fun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WS/70436/R/124</text:p>
          </table:table-cell>
          <table:table-cell office:value-type="string" table:style-name="ce5">
            <text:p>WASH Life Saving Response for IDPs in NE</text:p>
          </table:table-cell>
          <table:table-cell office:value-type="float" office:value="2014" table:style-name="ce3">
            <text:p>2014</text:p>
          </table:table-cell>
          <table:table-cell office:value-type="float" office:value="1300000" table:style-name="ce5">
            <text:p>1,300,000</text:p>
          </table:table-cell>
          <table:table-cell office:value-type="float" office:value="0" table:style-name="ce5">
            <text:p>0</text:p>
          </table:table-cell>
          <table:table-cell office:value-type="string" table:style-name="ce5">
            <text:p>WASH Life Saving Response for IDPs in North East</text:p>
          </table:table-cell>
          <table:table-cell office:value-type="float" office:value="1300000" table:style-name="ce5">
            <text:p>1,300,000</text:p>
          </table:table-cell>
          <table:table-cell office:value-type="string" table:style-name="ce5">
            <text:p>USD</text:p>
          </table:table-cell>
          <table:table-cell office:value-type="date" office:date-value="2014-10-20T00:00:00" table:style-name="ce4">
            <text:p>20-Oct-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889" table:style-name="ce5">
            <text:p>219,889</text:p>
          </table:table-cell>
          <table:table-cell table:style-name="ce5"/>
          <table:table-cell office:value-type="string" table:style-name="ce5">
            <text:p>Donor</text:p>
          </table:table-cell>
          <table:table-cell office:value-type="date" office:date-value="2014-10-28T10:01:00" table:style-name="ce4">
            <text:p>28-Oct-2014</text:p>
          </table:table-cell>
          <table:table-cell office:value-type="date" office:date-value="2014-10-28T10:01:00" table:style-name="ce4">
            <text:p>28-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500000" table:style-name="ce5">
            <text:p>1,500,000</text:p>
          </table:table-cell>
          <table:table-cell office:value-type="date" office:date-value="2014-08-18T00:00:00" table:style-name="ce4">
            <text:p>18-Aug-2014</text:p>
          </table:table-cell>
          <table:table-cell office:value-type="date" office:date-value="2015-08-17T00:00:00" table:style-name="ce4">
            <text:p>17-Aug-2015</text:p>
          </table:table-cell>
          <table:table-cell table:style-name="ce5"/>
          <table:table-cell office:value-type="string" table:style-name="ce5">
            <text:p>High</text:p>
          </table:table-cell>
          <table:table-cell office:value-type="string" table:style-name="ce5">
            <text:p>1-The project is designed to contribute in some limited way to gender equality</text:p>
          </table:table-cell>
          <table:table-cell table:number-columns-repeated="16344"/>
        </table:table-row>
        <table:table-row table:style-name="ro7"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418753" table:style-name="ce5">
            <text:p>1,418,753</text:p>
          </table:table-cell>
          <table:table-cell office:value-type="float" office:value="0" table:style-name="ce5">
            <text:p>0</text:p>
          </table:table-cell>
          <table:table-cell office:value-type="string" table:style-name="ce5">
            <text:p>Provision of Basic NFIs to most vulnerable displaced families</text:p>
          </table:table-cell>
          <table:table-cell office:value-type="string" table:style-name="ce5">
            <text:p/>
          </table:table-cell>
          <table:table-cell office:value-type="string" table:style-name="ce5">
            <text:p>USD</text:p>
          </table:table-cell>
          <table:table-cell office:value-type="date" office:date-value="2013-01-10T00:00:00" table:style-name="ce4">
            <text:p>10-Jan-2013</text:p>
          </table:table-cell>
          <table:table-cell table:style-name="ce5"/>
          <table:table-cell office:value-type="string" table:style-name="ce5">
            <text:p>SHELTER AND NON-FOOD ITEMS</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678" table:style-name="ce5">
            <text:p>191,678</text:p>
          </table:table-cell>
          <table:table-cell table:style-name="ce5"/>
          <table:table-cell office:value-type="string" table:style-name="ce5">
            <text:p>Donor</text:p>
          </table:table-cell>
          <table:table-cell office:value-type="date" office:date-value="2013-01-16T13:34:00" table:style-name="ce4">
            <text:p>16-Jan-2013</text:p>
          </table:table-cell>
          <table:table-cell office:value-type="date" office:date-value="2013-01-16T13:34:00" table:style-name="ce4">
            <text:p>16-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Central Emergency Response Fund</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550063" table:style-name="ce5">
            <text:p>550,063</text:p>
          </table:table-cell>
          <table:table-cell office:value-type="float" office:value="0" table:style-name="ce5">
            <text:p>0</text:p>
          </table:table-cell>
          <table:table-cell office:value-type="string" table:style-name="ce5">
            <text:p>Improved access to protection and assistance to displaced people and host communities</text:p>
          </table:table-cell>
          <table:table-cell office:value-type="string" table:style-name="ce5">
            <text:p/>
          </table:table-cell>
          <table:table-cell office:value-type="string" table:style-name="ce5">
            <text:p>USD</text:p>
          </table:table-cell>
          <table:table-cell office:value-type="date" office:date-value="2014-10-20T00:00:00" table:style-name="ce4">
            <text:p>20-Oct-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81" table:style-name="ce5">
            <text:p>219,481</text:p>
          </table:table-cell>
          <table:table-cell table:style-name="ce5"/>
          <table:table-cell office:value-type="string" table:style-name="ce5">
            <text:p>Donor</text:p>
          </table:table-cell>
          <table:table-cell office:value-type="date" office:date-value="2014-10-28T09:56:00" table:style-name="ce4">
            <text:p>28-Oct-2014</text:p>
          </table:table-cell>
          <table:table-cell office:value-type="date" office:date-value="2014-10-21T10:44:00" table:style-name="ce4">
            <text:p>21-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31136" table:style-name="ce5">
            <text:p>331,136</text:p>
          </table:table-cell>
          <table:table-cell office:value-type="float" office:value="0" table:style-name="ce5">
            <text:p>0</text:p>
          </table:table-cell>
          <table:table-cell office:value-type="string" table:style-name="ce5">
            <text:p>Emergency health care and response to flood affcted population Nigeria</text:p>
          </table:table-cell>
          <table:table-cell office:value-type="string" table:style-name="ce5">
            <text:p/>
          </table:table-cell>
          <table:table-cell office:value-type="string" table:style-name="ce5">
            <text:p>USD</text:p>
          </table:table-cell>
          <table:table-cell office:value-type="date" office:date-value="2013-01-16T00:00:00" table:style-name="ce4">
            <text:p>16-Ja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89" table:style-name="ce5">
            <text:p>191,789</text:p>
          </table:table-cell>
          <table:table-cell table:style-name="ce5"/>
          <table:table-cell office:value-type="string" table:style-name="ce5">
            <text:p>Donor and Agency</text:p>
          </table:table-cell>
          <table:table-cell office:value-type="date" office:date-value="2014-06-10T17:45:00" table:style-name="ce4">
            <text:p>10-Jun-2014</text:p>
          </table:table-cell>
          <table:table-cell office:value-type="date" office:date-value="2013-01-22T16:02:00" table:style-name="ce4">
            <text:p>22-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8"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H/65992/R/1171</text:p>
          </table:table-cell>
          <table:table-cell office:value-type="string" table:style-name="ce5">
            <text:p>Addressing access to emergency reproductive health services in insecurity affected northern states</text:p>
          </table:table-cell>
          <table:table-cell office:value-type="float" office:value="2014" table:style-name="ce3">
            <text:p>2014</text:p>
          </table:table-cell>
          <table:table-cell office:value-type="float" office:value="223457" table:style-name="ce5">
            <text:p>223,457</text:p>
          </table:table-cell>
          <table:table-cell office:value-type="float" office:value="0" table:style-name="ce5">
            <text:p>0</text:p>
          </table:table-cell>
          <table:table-cell office:value-type="string" table:style-name="ce5">
            <text:p>Addressing access to emergency reproductive health services in insecure affected states of Borno and Yobe</text:p>
          </table:table-cell>
          <table:table-cell office:value-type="float" office:value="223457" table:style-name="ce5">
            <text:p>223,457</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399" table:style-name="ce5">
            <text:p>219,399</text:p>
          </table:table-cell>
          <table:table-cell table:style-name="ce5"/>
          <table:table-cell office:value-type="string" table:style-name="ce5">
            <text:p>Donor</text:p>
          </table:table-cell>
          <table:table-cell office:value-type="date" office:date-value="2014-10-17T10:40:00" table:style-name="ce4">
            <text:p>17-Oct-2014</text:p>
          </table:table-cell>
          <table:table-cell office:value-type="date" office:date-value="2014-10-17T10:40:00" table:style-name="ce4">
            <text:p>17-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637555" table:style-name="ce5">
            <text:p>1,637,555</text:p>
          </table:table-cell>
          <table:table-cell office:value-type="date" office:date-value="2014-01-01T00:00:00" table:style-name="ce4">
            <text:p>1-Jan-2014</text:p>
          </table:table-cell>
          <table:table-cell office:value-type="date" office:date-value="2016-12-31T00:00:00" table:style-name="ce4">
            <text:p>31-Dec-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1" table:visibility="filter">
          <table:table-cell office:value-type="string" table:style-name="ce5">
            <text:p>Central Emergency Response Fund</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P-HR-RL/70410/R/1171</text:p>
          </table:table-cell>
          <table:table-cell office:value-type="string" table:style-name="ce5">
            <text:p>Prevention and Response to SGBV in conflict affected States of Borno, Yobe, Adamawa and Gombe</text:p>
          </table:table-cell>
          <table:table-cell office:value-type="float" office:value="2014" table:style-name="ce3">
            <text:p>2014</text:p>
          </table:table-cell>
          <table:table-cell office:value-type="float" office:value="285378" table:style-name="ce5">
            <text:p>285,378</text:p>
          </table:table-cell>
          <table:table-cell office:value-type="float" office:value="0" table:style-name="ce5">
            <text:p>0</text:p>
          </table:table-cell>
          <table:table-cell office:value-type="string" table:style-name="ce5">
            <text:p>Strengthening national capacity for prevention and response to SGBV</text:p>
          </table:table-cell>
          <table:table-cell office:value-type="float" office:value="285378" table:style-name="ce5">
            <text:p>285,378</text:p>
          </table:table-cell>
          <table:table-cell office:value-type="string" table:style-name="ce5">
            <text:p>USD</text:p>
          </table:table-cell>
          <table:table-cell office:value-type="date" office:date-value="2014-10-16T00:00:00" table:style-name="ce4">
            <text:p>16-Oct-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01" table:style-name="ce5">
            <text:p>219,401</text:p>
          </table:table-cell>
          <table:table-cell table:style-name="ce5"/>
          <table:table-cell office:value-type="string" table:style-name="ce5">
            <text:p>Donor</text:p>
          </table:table-cell>
          <table:table-cell office:value-type="date" office:date-value="2014-10-17T10:41:00" table:style-name="ce4">
            <text:p>17-Oct-2014</text:p>
          </table:table-cell>
          <table:table-cell office:value-type="date" office:date-value="2014-10-17T10:41:00" table:style-name="ce4">
            <text:p>17-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959327" table:style-name="ce5">
            <text:p>959,327</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number-columns-repeated="16344"/>
        </table:table-row>
        <table:table-row table:style-name="ro4"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20/122</text:p>
          </table:table-cell>
          <table:table-cell office:value-type="string" table:style-name="ce5">
            <text:p>Ebola Response</text:p>
          </table:table-cell>
          <table:table-cell office:value-type="float" office:value="2014" table:style-name="ce3">
            <text:p>2014</text:p>
          </table:table-cell>
          <table:table-cell office:value-type="float" office:value="1063443" table:style-name="ce5">
            <text:p>1,063,443</text:p>
          </table:table-cell>
          <table:table-cell office:value-type="float" office:value="0" table:style-name="ce5">
            <text:p>0</text:p>
          </table:table-cell>
          <table:table-cell office:value-type="string" table:style-name="ce5">
            <text:p>(Nigeria) Life-saving response to contain the <text:s text:c="2"/>Ebola virus Disease outbreak in Lagos Nigeria</text:p>
          </table:table-cell>
          <table:table-cell office:value-type="string" table:style-name="ce5">
            <text:p/>
          </table:table-cell>
          <table:table-cell office:value-type="string" table:style-name="ce5">
            <text:p>USD</text:p>
          </table:table-cell>
          <table:table-cell office:value-type="date" office:date-value="2014-09-08T00:00:00" table:style-name="ce4">
            <text:p>8-Sep-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7916" table:style-name="ce5">
            <text:p>217,916</text:p>
          </table:table-cell>
          <table:table-cell table:style-name="ce5"/>
          <table:table-cell office:value-type="string" table:style-name="ce5">
            <text:p>Donor and Agency</text:p>
          </table:table-cell>
          <table:table-cell office:value-type="date" office:date-value="2014-09-29T23:00:00" table:style-name="ce4">
            <text:p>29-Sep-2014</text:p>
          </table:table-cell>
          <table:table-cell office:value-type="date" office:date-value="2014-09-10T14:52:00" table:style-name="ce4">
            <text:p>10-Sep-2014</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5"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19489" table:style-name="ce5">
            <text:p>719,489</text:p>
          </table:table-cell>
          <table:table-cell office:value-type="float" office:value="0" table:style-name="ce5">
            <text:p>0</text:p>
          </table:table-cell>
          <table:table-cell office:value-type="string" table:style-name="ce5">
            <text:p>Emergency health care, prevention and response to flood affcted population Nigeria</text:p>
          </table:table-cell>
          <table:table-cell office:value-type="string" table:style-name="ce5">
            <text:p/>
          </table:table-cell>
          <table:table-cell office:value-type="string" table:style-name="ce5">
            <text:p>USD</text:p>
          </table:table-cell>
          <table:table-cell office:value-type="date" office:date-value="2013-01-16T00:00:00" table:style-name="ce4">
            <text:p>16-Ja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786" table:style-name="ce5">
            <text:p>191,786</text:p>
          </table:table-cell>
          <table:table-cell table:style-name="ce5"/>
          <table:table-cell office:value-type="string" table:style-name="ce5">
            <text:p>Donor and Agency</text:p>
          </table:table-cell>
          <table:table-cell office:value-type="date" office:date-value="2013-06-14T11:31:00" table:style-name="ce4">
            <text:p>14-Jun-2013</text:p>
          </table:table-cell>
          <table:table-cell office:value-type="date" office:date-value="2013-01-22T15:58:00" table:style-name="ce4">
            <text:p>22-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2" table:visibility="filter">
          <table:table-cell office:value-type="string" table:style-name="ce5">
            <text:p>Central Emergency Response Fund</text:p>
          </table:table-cell>
          <table:table-cell office:value-type="string" table:style-name="ce5">
            <text:p>World Health Organization</text:p>
          </table:table-cell>
          <table:table-cell office:value-type="string" table:style-name="ce5">
            <text:p>Nigeria 2014</text:p>
          </table:table-cell>
          <table:table-cell office:value-type="string" table:style-name="ce5">
            <text:p>Nigeria 2014</text:p>
          </table:table-cell>
          <table:table-cell office:value-type="string" table:style-name="ce5">
            <text:p>NGA-14/H/67011/122</text:p>
          </table:table-cell>
          <table:table-cell office:value-type="string" table:style-name="ce5">
            <text:p>Reinforcing preparedness and emergency response to epidemic-prone diseases(Cholera and Lassa fever) in high risk states of Nigeria.<text:tab/><text:tab/><text:tab/><text:tab/></text:p>
          </table:table-cell>
          <table:table-cell office:value-type="float" office:value="2014" table:style-name="ce3">
            <text:p>2014</text:p>
          </table:table-cell>
          <table:table-cell office:value-type="float" office:value="237268" table:style-name="ce5">
            <text:p>237,268</text:p>
          </table:table-cell>
          <table:table-cell office:value-type="float" office:value="0" table:style-name="ce5">
            <text:p>0</text:p>
          </table:table-cell>
          <table:table-cell office:value-type="string" table:style-name="ce5">
            <text:p>Strengthening preparedness and emergency response to epidemic prone diseases through early warning systems among IDPs and host communities in north east Nigeria</text:p>
          </table:table-cell>
          <table:table-cell office:value-type="string" table:style-name="ce5">
            <text:p/>
          </table:table-cell>
          <table:table-cell office:value-type="string" table:style-name="ce5">
            <text:p>USD</text:p>
          </table:table-cell>
          <table:table-cell office:value-type="date" office:date-value="2014-10-20T00:00:00" table:style-name="ce4">
            <text:p>20-Oct-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entral Emergency Response Fund</text:p>
          </table:table-cell>
          <table:table-cell office:value-type="string" table:style-name="ce5">
            <text:p>Central Emergency Response Fund (CERF)</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479" table:style-name="ce5">
            <text:p>219,479</text:p>
          </table:table-cell>
          <table:table-cell table:style-name="ce5"/>
          <table:table-cell office:value-type="string" table:style-name="ce5">
            <text:p>Donor and Agency</text:p>
          </table:table-cell>
          <table:table-cell office:value-type="date" office:date-value="2014-11-13T16:59:00" table:style-name="ce4">
            <text:p>13-Nov-2014</text:p>
          </table:table-cell>
          <table:table-cell office:value-type="date" office:date-value="2014-10-21T10:43:00" table:style-name="ce4">
            <text:p>21-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205000" table:style-name="ce5">
            <text:p>1,205,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Chevron Corporation</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Donations of ambulances + support of core operations of the Ebola Operation Center in its monitoring exercise.</text:p>
          </table:table-cell>
          <table:table-cell office:value-type="string" table:style-name="ce5">
            <text:p/>
          </table:table-cell>
          <table:table-cell office:value-type="string" table:style-name="ce5">
            <text:p>USD</text:p>
          </table:table-cell>
          <table:table-cell office:value-type="date" office:date-value="2014-09-17T00:00:00" table:style-name="ce4">
            <text:p>17-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Chevron Corporation</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159" table:style-name="ce5">
            <text:p>219,159</text:p>
          </table:table-cell>
          <table:table-cell table:style-name="ce5"/>
          <table:table-cell office:value-type="string" table:style-name="ce5">
            <text:p>Donor</text:p>
          </table:table-cell>
          <table:table-cell office:value-type="date" office:date-value="2014-10-13T16:56:00" table:style-name="ce4">
            <text:p>13-Oct-2014</text:p>
          </table:table-cell>
          <table:table-cell office:value-type="date" office:date-value="2014-10-13T16:54:00" table:style-name="ce4">
            <text:p>13-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Czech Republic</text:p>
          </table:table-cell>
          <table:table-cell office:value-type="string" table:style-name="ce5">
            <text:p>International Committee of the Red Cros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28733" table:style-name="ce5">
            <text:p>128,733</text:p>
          </table:table-cell>
          <table:table-cell office:value-type="float" office:value="0" table:style-name="ce5">
            <text:p>0</text:p>
          </table:table-cell>
          <table:table-cell office:value-type="string" table:style-name="ce5">
            <text:p>Assistance to floods affected people (123539/2012-ORS)</text:p>
          </table:table-cell>
          <table:table-cell office:value-type="float" office:value="2500000" table:style-name="ce5">
            <text:p>2,500,000</text:p>
          </table:table-cell>
          <table:table-cell office:value-type="string" table:style-name="ce5">
            <text:p>CZK</text:p>
          </table:table-cell>
          <table:table-cell office:value-type="date" office:date-value="2012-11-22T00:00:00" table:style-name="ce4">
            <text:p>22-Nov-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Czech Republic</text:p>
          </table:table-cell>
          <table:table-cell office:value-type="string" table:style-name="ce5">
            <text:p>Czech Republic</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349" table:style-name="ce5">
            <text:p>190,349</text:p>
          </table:table-cell>
          <table:table-cell table:style-name="ce5"/>
          <table:table-cell office:value-type="string" table:style-name="ce5">
            <text:p>Donor</text:p>
          </table:table-cell>
          <table:table-cell office:value-type="date" office:date-value="2012-11-23T17:54:00" table:style-name="ce4">
            <text:p>23-Nov-2012</text:p>
          </table:table-cell>
          <table:table-cell office:value-type="date" office:date-value="2012-11-23T17:53:00" table:style-name="ce4">
            <text:p>23-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8799" table:style-name="ce5">
            <text:p>8,799</text:p>
          </table:table-cell>
          <table:table-cell office:value-type="float" office:value="0" table:style-name="ce5">
            <text:p>0</text:p>
          </table:table-cell>
          <table:table-cell office:value-type="string" table:style-name="ce5">
            <text:p>Administrative costs (46.H.7-7-137)</text:p>
          </table:table-cell>
          <table:table-cell office:value-type="float" office:value="51360" table:style-name="ce5">
            <text:p>51,360</text:p>
          </table:table-cell>
          <table:table-cell office:value-type="string" table:style-name="ce5">
            <text:p>DKK</text:p>
          </table:table-cell>
          <table:table-cell office:value-type="date" office:date-value="2013-04-01T00:00:00" table:style-name="ce4">
            <text:p>1-Apr-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20" table:style-name="ce5">
            <text:p>207,820</text:p>
          </table:table-cell>
          <table:table-cell table:style-name="ce5"/>
          <table:table-cell office:value-type="string" table:style-name="ce5">
            <text:p>Donor</text:p>
          </table:table-cell>
          <table:table-cell office:value-type="date" office:date-value="2014-02-19T15:30:00" table:style-name="ce4">
            <text:p>19-Feb-2014</text:p>
          </table:table-cell>
          <table:table-cell office:value-type="date" office:date-value="2014-02-19T15:30:00" table:style-name="ce4">
            <text:p>19-Feb-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298" table:style-name="ce5">
            <text:p>10,298</text:p>
          </table:table-cell>
          <table:table-cell office:value-type="float" office:value="0" table:style-name="ce5">
            <text:p>0</text:p>
          </table:table-cell>
          <table:table-cell office:value-type="string" table:style-name="ce5">
            <text:p>Watsam focal point, water and sanitation (46.H.7-7-137)</text:p>
          </table:table-cell>
          <table:table-cell office:value-type="float" office:value="58880" table:style-name="ce5">
            <text:p>58,880</text:p>
          </table:table-cell>
          <table:table-cell office:value-type="string" table:style-name="ce5">
            <text:p>DKK</text:p>
          </table:table-cell>
          <table:table-cell office:value-type="date" office:date-value="2013-07-01T00:00:00" table:style-name="ce4">
            <text:p>1-Jul-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491" table:style-name="ce5">
            <text:p>204,491</text:p>
          </table:table-cell>
          <table:table-cell table:style-name="ce5"/>
          <table:table-cell office:value-type="string" table:style-name="ce5">
            <text:p>Donor</text:p>
          </table:table-cell>
          <table:table-cell office:value-type="date" office:date-value="2013-11-25T14:57:00" table:style-name="ce4">
            <text:p>25-Nov-2013</text:p>
          </table:table-cell>
          <table:table-cell office:value-type="date" office:date-value="2013-11-25T14:52:00" table:style-name="ce4">
            <text:p>25-Nov-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9816" table:style-name="ce5">
            <text:p>9,816</text:p>
          </table:table-cell>
          <table:table-cell office:value-type="float" office:value="0" table:style-name="ce5">
            <text:p>0</text:p>
          </table:table-cell>
          <table:table-cell office:value-type="string" table:style-name="ce5">
            <text:p>Administrative costs (46.H.7-7-137)</text:p>
          </table:table-cell>
          <table:table-cell office:value-type="float" office:value="54000" table:style-name="ce5">
            <text:p>54,000</text:p>
          </table:table-cell>
          <table:table-cell office:value-type="string" table:style-name="ce5">
            <text:p>DKK</text:p>
          </table:table-cell>
          <table:table-cell office:value-type="date" office:date-value="2013-10-01T00:00:00" table:style-name="ce4">
            <text:p>1-Oct-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19" table:style-name="ce5">
            <text:p>207,819</text:p>
          </table:table-cell>
          <table:table-cell table:style-name="ce5"/>
          <table:table-cell office:value-type="string" table:style-name="ce5">
            <text:p>Donor</text:p>
          </table:table-cell>
          <table:table-cell office:value-type="date" office:date-value="2014-02-19T15:29:00" table:style-name="ce4">
            <text:p>19-Feb-2014</text:p>
          </table:table-cell>
          <table:table-cell office:value-type="date" office:date-value="2014-02-19T15:29:00" table:style-name="ce4">
            <text:p>19-Feb-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870" table:style-name="ce5">
            <text:p>7,870</text:p>
          </table:table-cell>
          <table:table-cell office:value-type="float" office:value="0" table:style-name="ce5">
            <text:p>0</text:p>
          </table:table-cell>
          <table:table-cell office:value-type="string" table:style-name="ce5">
            <text:p>Administrative costs (46.H.7-7-137)</text:p>
          </table:table-cell>
          <table:table-cell office:value-type="float" office:value="44240" table:style-name="ce5">
            <text:p>44,240</text:p>
          </table:table-cell>
          <table:table-cell office:value-type="string" table:style-name="ce5">
            <text:p>DKK</text:p>
          </table:table-cell>
          <table:table-cell office:value-type="date" office:date-value="2013-01-01T00:00:00" table:style-name="ce4">
            <text:p>1-Jan-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21" table:style-name="ce5">
            <text:p>207,821</text:p>
          </table:table-cell>
          <table:table-cell table:style-name="ce5"/>
          <table:table-cell office:value-type="string" table:style-name="ce5">
            <text:p>Donor</text:p>
          </table:table-cell>
          <table:table-cell office:value-type="date" office:date-value="2014-02-19T15:31:00" table:style-name="ce4">
            <text:p>19-Feb-2014</text:p>
          </table:table-cell>
          <table:table-cell office:value-type="date" office:date-value="2014-02-19T15:31:00" table:style-name="ce4">
            <text:p>19-Feb-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Denmark</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16944" table:style-name="ce5">
            <text:p>316,944</text:p>
          </table:table-cell>
          <table:table-cell office:value-type="float" office:value="0" table:style-name="ce5">
            <text:p>0</text:p>
          </table:table-cell>
          <table:table-cell office:value-type="string" table:style-name="ce5">
            <text:p>MSF programme (46.H.7-7-137)</text:p>
          </table:table-cell>
          <table:table-cell office:value-type="float" office:value="1850000" table:style-name="ce5">
            <text:p>1,850,000</text:p>
          </table:table-cell>
          <table:table-cell office:value-type="string" table:style-name="ce5">
            <text:p>DKK</text:p>
          </table:table-cell>
          <table:table-cell office:value-type="date" office:date-value="2013-04-10T00:00:00" table:style-name="ce4">
            <text:p>10-Ap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279" table:style-name="ce5">
            <text:p>207,279</text:p>
          </table:table-cell>
          <table:table-cell table:style-name="ce5"/>
          <table:table-cell office:value-type="string" table:style-name="ce5">
            <text:p>Donor</text:p>
          </table:table-cell>
          <table:table-cell office:value-type="date" office:date-value="2014-02-12T17:32:00" table:style-name="ce4">
            <text:p>12-Feb-2014</text:p>
          </table:table-cell>
          <table:table-cell office:value-type="date" office:date-value="2014-02-12T17:32:00" table:style-name="ce4">
            <text:p>12-Feb-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table-cell office:value-type="string" table:style-name="ce5">
            <text:p>Denmark</text:p>
          </table:table-cell>
          <table:table-cell office:value-type="string" table:style-name="ce5">
            <text:p>Save the Children<text:s/></text:p>
          </table:table-cell>
          <table:table-cell office:value-type="string" table:style-name="ce5">
            <text:p>Nigeria 2015</text:p>
          </table:table-cell>
          <table:table-cell office:value-type="string" table:style-name="ce5">
            <text:p>Nigeria 2015</text:p>
          </table:table-cell>
          <table:table-cell office:value-type="string" table:style-name="ce5">
            <text:p>NGA-15/P-HR-RL/77883/6079</text:p>
          </table:table-cell>
          <table:table-cell office:value-type="string" table:style-name="ce5">
            <text:p>Humanitarian Response to IDP cris in Gombe</text:p>
          </table:table-cell>
          <table:table-cell office:value-type="float" office:value="2015" table:style-name="ce3">
            <text:p>2015</text:p>
          </table:table-cell>
          <table:table-cell office:value-type="float" office:value="45676" table:style-name="ce5">
            <text:p>45,676</text:p>
          </table:table-cell>
          <table:table-cell office:value-type="float" office:value="0" table:style-name="ce5">
            <text:p>0</text:p>
          </table:table-cell>
          <table:table-cell office:value-type="string" table:style-name="ce5">
            <text:p>Lifesaving assistance to displaced populations affected by conflict in Northern Nigeria</text:p>
          </table:table-cell>
          <table:table-cell office:value-type="float" office:value="300000" table:style-name="ce5">
            <text:p>300,000</text:p>
          </table:table-cell>
          <table:table-cell office:value-type="string" table:style-name="ce5">
            <text:p>DKK</text:p>
          </table:table-cell>
          <table:table-cell office:value-type="date" office:date-value="2015-02-13T00:00:00" table:style-name="ce4">
            <text:p>13-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Denmark</text:p>
          </table:table-cell>
          <table:table-cell office:value-type="string" table:style-name="ce5">
            <text:p>Denmark</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4897" table:style-name="ce5">
            <text:p>224,897</text:p>
          </table:table-cell>
          <table:table-cell table:style-name="ce5"/>
          <table:table-cell office:value-type="string" table:style-name="ce5">
            <text:p>Donor</text:p>
          </table:table-cell>
          <table:table-cell office:value-type="date" office:date-value="2015-02-18T09:46:00" table:style-name="ce4">
            <text:p>18-Feb-2015</text:p>
          </table:table-cell>
          <table:table-cell office:value-type="date" office:date-value="2015-02-18T09:46:00" table:style-name="ce4">
            <text:p>18-Feb-2015</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650000" table:style-name="ce5">
            <text:p>650,000</text:p>
          </table:table-cell>
          <table:table-cell office:value-type="date" office:date-value="2014-07-01T00:00:00" table:style-name="ce4">
            <text:p>1-Jul-2014</text:p>
          </table:table-cell>
          <table:table-cell office:value-type="date" office:date-value="2015-07-01T00:00:00" table:style-name="ce4">
            <text:p>1-Jul-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0">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566893" table:style-name="ce5">
            <text:p>566,893</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3-18T00:00:00" table:style-name="ce4">
            <text:p>18-Ma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7050" table:style-name="ce5">
            <text:p>227,050</text:p>
          </table:table-cell>
          <table:table-cell table:style-name="ce5"/>
          <table:table-cell office:value-type="string" table:style-name="ce5">
            <text:p>Agency</text:p>
          </table:table-cell>
          <table:table-cell office:value-type="date" office:date-value="2015-03-25T17:20:00" table:style-name="ce4">
            <text:p>25-Mar-2015</text:p>
          </table:table-cell>
          <table:table-cell office:value-type="date" office:date-value="2015-03-25T17:20:00" table:style-name="ce4">
            <text:p>25-Mar-2015</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ACF - Spai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960784" table:style-name="ce5">
            <text:p>1,960,784</text:p>
          </table:table-cell>
          <table:table-cell office:value-type="float" office:value="0" table:style-name="ce5">
            <text:p>0</text:p>
          </table:table-cell>
          <table:table-cell office:value-type="string" table:style-name="ce5">
            <text:p>Sustainable CMAM Implementation in Northern Nigeria (ECHO/-WF/BUD/2012/91058)</text:p>
          </table:table-cell>
          <table:table-cell office:value-type="float" office:value="1600000" table:style-name="ce5">
            <text:p>1,600,000</text:p>
          </table:table-cell>
          <table:table-cell office:value-type="string" table:style-name="ce5">
            <text:p>EUR</text:p>
          </table:table-cell>
          <table:table-cell office:value-type="date" office:date-value="2012-08-31T00:00:00" table:style-name="ce4">
            <text:p>31-Aug-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Spain</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365" table:style-name="ce5">
            <text:p>187,365</text:p>
          </table:table-cell>
          <table:table-cell table:style-name="ce5"/>
          <table:table-cell office:value-type="string" table:style-name="ce5">
            <text:p>Donor</text:p>
          </table:table-cell>
          <table:table-cell office:value-type="date" office:date-value="2012-09-18T16:11:00" table:style-name="ce4">
            <text:p>18-Sep-2012</text:p>
          </table:table-cell>
          <table:table-cell office:value-type="date" office:date-value="2012-09-18T16:09:00" table:style-name="ce4">
            <text:p>18-Sep-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ACF - Spain</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221167" table:style-name="ce5">
            <text:p>1,221,167</text:p>
          </table:table-cell>
          <table:table-cell office:value-type="float" office:value="0" table:style-name="ce5">
            <text:p>0</text:p>
          </table:table-cell>
          <table:table-cell office:value-type="string" table:style-name="ce5">
            <text:p>Emergency Nutrition Program Implementation in Northern Nigeria (ECHO/-WF/BUD/2013/91055)</text:p>
          </table:table-cell>
          <table:table-cell office:value-type="float" office:value="900000" table:style-name="ce5">
            <text:p>900,000</text:p>
          </table:table-cell>
          <table:table-cell office:value-type="string" table:style-name="ce5">
            <text:p>EUR</text:p>
          </table:table-cell>
          <table:table-cell office:value-type="date" office:date-value="2013-10-17T00:00:00" table:style-name="ce4">
            <text:p>17-Oct-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Spain</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3159" table:style-name="ce5">
            <text:p>203,159</text:p>
          </table:table-cell>
          <table:table-cell table:style-name="ce5"/>
          <table:table-cell office:value-type="string" table:style-name="ce5">
            <text:p>Donor</text:p>
          </table:table-cell>
          <table:table-cell office:value-type="date" office:date-value="2013-10-29T10:33:00" table:style-name="ce4">
            <text:p>29-Oct-2013</text:p>
          </table:table-cell>
          <table:table-cell office:value-type="date" office:date-value="2013-10-29T10:31:00" table:style-name="ce4">
            <text:p>29-Oct-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ACF - Spai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479945" table:style-name="ce5">
            <text:p>1,479,945</text:p>
          </table:table-cell>
          <table:table-cell office:value-type="float" office:value="0" table:style-name="ce5">
            <text:p>0</text:p>
          </table:table-cell>
          <table:table-cell office:value-type="string" table:style-name="ce5">
            <text:p>Man-made crises / Emergency Nutrition Program Implementation in Northern Nigeria (ECHO/NGA/BUD/2014/91004)</text:p>
          </table:table-cell>
          <table:table-cell office:value-type="float" office:value="1070000" table:style-name="ce5">
            <text:p>1,070,000</text:p>
          </table:table-cell>
          <table:table-cell office:value-type="string" table:style-name="ce5">
            <text:p>EUR</text:p>
          </table:table-cell>
          <table:table-cell office:value-type="date" office:date-value="2014-11-20T00:00:00" table:style-name="ce4">
            <text:p>20-Nov-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Action Contre la Faim</text:p>
          </table:table-cell>
          <table:table-cell office:value-type="string" table:style-name="ce5">
            <text:p>NGOs</text:p>
          </table:table-cell>
          <table:table-cell office:value-type="string" table:style-name="ce5">
            <text:p>ACF - Spain</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45" table:style-name="ce5">
            <text:p>222,545</text:p>
          </table:table-cell>
          <table:table-cell table:style-name="ce5"/>
          <table:table-cell office:value-type="string" table:style-name="ce5">
            <text:p>Donor</text:p>
          </table:table-cell>
          <table:table-cell office:value-type="date" office:date-value="2014-12-31T10:58:00" table:style-name="ce4">
            <text:p>31-Dec-2014</text:p>
          </table:table-cell>
          <table:table-cell office:value-type="date" office:date-value="2014-12-12T16:58:00" table:style-name="ce4">
            <text:p>12-Dec-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European Commission's Humanitarian Aid and Civil Protection Department</text:p>
          </table:table-cell>
          <table:table-cell office:value-type="string" table:style-name="ce5">
            <text:p>Catholic Agency for Overseas Development</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66284" table:style-name="ce5">
            <text:p>766,284</text:p>
          </table:table-cell>
          <table:table-cell office:value-type="float" office:value="0" table:style-name="ce5">
            <text:p>0</text:p>
          </table:table-cell>
          <table:table-cell office:value-type="string" table:style-name="ce5">
            <text:p>Integrated Emergency Recovery Program in Delta State (ECHO/NGA/BUD/2012/01004)</text:p>
          </table:table-cell>
          <table:table-cell office:value-type="float" office:value="600000" table:style-name="ce5">
            <text:p>600,000</text:p>
          </table:table-cell>
          <table:table-cell office:value-type="string" table:style-name="ce5">
            <text:p>EUR</text:p>
          </table:table-cell>
          <table:table-cell office:value-type="date" office:date-value="2013-04-24T00:00:00" table:style-name="ce4">
            <text:p>24-Apr-2013</text:p>
          </table:table-cell>
          <table:table-cell table:style-name="ce5"/>
          <table:table-cell office:value-type="string" table:style-name="ce5">
            <text:p>ECONOMIC RECOVERY AND INFRASTRUC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atholic Agency for Overseas Development</text:p>
          </table:table-cell>
          <table:table-cell office:value-type="string" table:style-name="ce5">
            <text:p>Private Orgs. &amp; Foundations</text:p>
          </table:table-cell>
          <table:table-cell office:value-type="string" table:style-name="ce5">
            <text:p>CAFOD</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6678" table:style-name="ce5">
            <text:p>196,678</text:p>
          </table:table-cell>
          <table:table-cell table:style-name="ce5"/>
          <table:table-cell office:value-type="string" table:style-name="ce5">
            <text:p>Donor</text:p>
          </table:table-cell>
          <table:table-cell office:value-type="date" office:date-value="2013-05-06T10:55:00" table:style-name="ce4">
            <text:p>6-May-2013</text:p>
          </table:table-cell>
          <table:table-cell office:value-type="date" office:date-value="2013-05-06T10:54:00" table:style-name="ce4">
            <text:p>6-May-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Cooperazione Internazionale - COOPI</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58762" table:style-name="ce5">
            <text:p>658,762</text:p>
          </table:table-cell>
          <table:table-cell office:value-type="float" office:value="0" table:style-name="ce5">
            <text:p>0</text:p>
          </table:table-cell>
          <table:table-cell office:value-type="string" table:style-name="ce5">
            <text:p>Man-made crises / Supporting IDPs in Bauchi State through a multi-sectorial intervention (ECHO/NGA/BUD/2014/91009)</text:p>
          </table:table-cell>
          <table:table-cell office:value-type="float" office:value="500000" table:style-name="ce5">
            <text:p>500,000</text:p>
          </table:table-cell>
          <table:table-cell office:value-type="string" table:style-name="ce5">
            <text:p>EUR</text:p>
          </table:table-cell>
          <table:table-cell office:value-type="date" office:date-value="2014-09-23T00:00:00" table:style-name="ce4">
            <text:p>23-Sep-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Cooperazione Internazionale - COOPI</text:p>
          </table:table-cell>
          <table:table-cell office:value-type="string" table:style-name="ce5">
            <text:p>NGOs</text:p>
          </table:table-cell>
          <table:table-cell office:value-type="string" table:style-name="ce5">
            <text:p>COOPI</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8348" table:style-name="ce5">
            <text:p>218,348</text:p>
          </table:table-cell>
          <table:table-cell table:style-name="ce5"/>
          <table:table-cell office:value-type="string" table:style-name="ce5">
            <text:p>Donor</text:p>
          </table:table-cell>
          <table:table-cell office:value-type="date" office:date-value="2015-03-23T12:14:00" table:style-name="ce4">
            <text:p>23-Mar-2015</text:p>
          </table:table-cell>
          <table:table-cell office:value-type="date" office:date-value="2014-09-24T12:58:00" table:style-name="ce4">
            <text:p>24-Sep-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1">
          <table:table-cell office:value-type="string" table:style-name="ce5">
            <text:p>European Commission's Humanitarian Aid and Civil Protection Department</text:p>
          </table:table-cell>
          <table:table-cell office:value-type="string" table:style-name="ce5">
            <text:p>Food &amp; Agriculture Organization of the United Nations</text:p>
          </table:table-cell>
          <table:table-cell office:value-type="string" table:style-name="ce5">
            <text:p>Nigeria 2015</text:p>
          </table:table-cell>
          <table:table-cell office:value-type="string" table:style-name="ce5">
            <text:p>Nigeria 2015</text:p>
          </table:table-cell>
          <table:table-cell office:value-type="string" table:style-name="ce5">
            <text:p>NGA-15/A/77976/123</text:p>
          </table:table-cell>
          <table:table-cell office:value-type="string" table:style-name="ce5">
            <text:p>Building livelihood resillience against climate change in the Sahelian states of northern Nigeria</text:p>
          </table:table-cell>
          <table:table-cell office:value-type="float" office:value="2015" table:style-name="ce3">
            <text:p>2015</text:p>
          </table:table-cell>
          <table:table-cell office:value-type="float" office:value="561167" table:style-name="ce5">
            <text:p>561,167</text:p>
          </table:table-cell>
          <table:table-cell office:value-type="float" office:value="0" table:style-name="ce5">
            <text:p>0</text:p>
          </table:table-cell>
          <table:table-cell office:value-type="string" table:style-name="ce5">
            <text:p>Man-made crises / Support to food insecurity vulnerability analysis and monitoring in Northern Nigeria (ECHO/-WF/BUD/2015/91019)</text:p>
          </table:table-cell>
          <table:table-cell office:value-type="float" office:value="500000" table:style-name="ce5">
            <text:p>500,000</text:p>
          </table:table-cell>
          <table:table-cell office:value-type="string" table:style-name="ce5">
            <text:p>EUR</text:p>
          </table:table-cell>
          <table:table-cell office:value-type="date" office:date-value="2015-03-11T00:00:00" table:style-name="ce4">
            <text:p>11-Mar-2015</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Food &amp; Agriculture Organization of the United Nations</text:p>
          </table:table-cell>
          <table:table-cell office:value-type="string" table:style-name="ce5">
            <text:p>UN Agencies</text:p>
          </table:table-cell>
          <table:table-cell office:value-type="string" table:style-name="ce5">
            <text:p>FAO</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702" table:style-name="ce5">
            <text:p>226,702</text:p>
          </table:table-cell>
          <table:table-cell table:style-name="ce5"/>
          <table:table-cell office:value-type="string" table:style-name="ce5">
            <text:p>Donor</text:p>
          </table:table-cell>
          <table:table-cell office:value-type="date" office:date-value="2015-03-19T14:06:00" table:style-name="ce4">
            <text:p>19-Mar-2015</text:p>
          </table:table-cell>
          <table:table-cell office:value-type="date" office:date-value="2015-03-19T14:06:00" table:style-name="ce4">
            <text:p>19-Mar-2015</text:p>
          </table:table-cell>
          <table:table-cell office:value-type="float" office:value="2015" table:style-name="ce3">
            <text:p>2015</text:p>
          </table:table-cell>
          <table:table-cell office:value-type="string" table:style-name="ce5">
            <text:p>Nigeria</text:p>
          </table:table-cell>
          <table:table-cell office:value-type="string" table:style-name="ce5">
            <text:p>FOOD SECURITY</text:p>
          </table:table-cell>
          <table:table-cell office:value-type="float" office:value="3210000" table:style-name="ce5">
            <text:p>3,21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Committee of the Red Cros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326260" table:style-name="ce5">
            <text:p>1,326,260</text:p>
          </table:table-cell>
          <table:table-cell office:value-type="float" office:value="0" table:style-name="ce5">
            <text:p>0</text:p>
          </table:table-cell>
          <table:table-cell office:value-type="string" table:style-name="ce5">
            <text:p>ICRC Economic Security activities in Nigeria (ECHO/-WF/BUD/2013/91048)</text:p>
          </table:table-cell>
          <table:table-cell office:value-type="float" office:value="1000000" table:style-name="ce5">
            <text:p>1,000,000</text:p>
          </table:table-cell>
          <table:table-cell office:value-type="string" table:style-name="ce5">
            <text:p>EUR</text:p>
          </table:table-cell>
          <table:table-cell office:value-type="date" office:date-value="2013-08-16T00:00:00" table:style-name="ce4">
            <text:p>16-Aug-2013</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0838" table:style-name="ce5">
            <text:p>200,838</text:p>
          </table:table-cell>
          <table:table-cell table:style-name="ce5"/>
          <table:table-cell office:value-type="string" table:style-name="ce5">
            <text:p>Donor</text:p>
          </table:table-cell>
          <table:table-cell office:value-type="date" office:date-value="2013-08-21T17:19:00" table:style-name="ce4">
            <text:p>21-Aug-2013</text:p>
          </table:table-cell>
          <table:table-cell office:value-type="date" office:date-value="2013-08-21T17:18:00" table:style-name="ce4">
            <text:p>21-Aug-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042877" table:style-name="ce5">
            <text:p>3,042,877</text:p>
          </table:table-cell>
          <table:table-cell office:value-type="float" office:value="0" table:style-name="ce5">
            <text:p>0</text:p>
          </table:table-cell>
          <table:table-cell office:value-type="string" table:style-name="ce5">
            <text:p>Man-made crises / ICRC Economic Security and Hospital health care activities in Nigeria (ECHO/NGA/BUD/2014/91003)</text:p>
          </table:table-cell>
          <table:table-cell office:value-type="float" office:value="2200000" table:style-name="ce5">
            <text:p>2,200,000</text:p>
          </table:table-cell>
          <table:table-cell office:value-type="string" table:style-name="ce5">
            <text:p>EUR</text:p>
          </table:table-cell>
          <table:table-cell office:value-type="date" office:date-value="2014-12-16T00:00:00" table:style-name="ce4">
            <text:p>16-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8" table:style-name="ce5">
            <text:p>225,728</text:p>
          </table:table-cell>
          <table:table-cell table:style-name="ce5"/>
          <table:table-cell office:value-type="string" table:style-name="ce5">
            <text:p>Donor</text:p>
          </table:table-cell>
          <table:table-cell office:value-type="date" office:date-value="2015-03-04T14:57:00" table:style-name="ce4">
            <text:p>4-Mar-2015</text:p>
          </table:table-cell>
          <table:table-cell office:value-type="date" office:date-value="2015-03-04T14:57: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table-cell office:value-type="string" table:style-name="ce5">
            <text:p>European Commission's Humanitarian Aid and Civil Protection Department</text:p>
          </table:table-cell>
          <table:table-cell office:value-type="string" table:style-name="ce5">
            <text:p>International Committee of the Red Cros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133787" table:style-name="ce5">
            <text:p>1,133,787</text:p>
          </table:table-cell>
          <table:table-cell office:value-type="float" office:value="0" table:style-name="ce5">
            <text:p>0</text:p>
          </table:table-cell>
          <table:table-cell office:value-type="string" table:style-name="ce5">
            <text:p>Man-made crises / ICRC Economic Security and Hospital health care activities in Nigeria (ECHO/-WF/BUD/2015/91010)</text:p>
          </table:table-cell>
          <table:table-cell office:value-type="float" office:value="1000000" table:style-name="ce5">
            <text:p>1,000,000</text:p>
          </table:table-cell>
          <table:table-cell office:value-type="string" table:style-name="ce5">
            <text:p>EUR</text:p>
          </table:table-cell>
          <table:table-cell office:value-type="date" office:date-value="2015-02-18T00:00:00" table:style-name="ce4">
            <text:p>18-Feb-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23" table:style-name="ce5">
            <text:p>225,723</text:p>
          </table:table-cell>
          <table:table-cell table:style-name="ce5"/>
          <table:table-cell office:value-type="string" table:style-name="ce5">
            <text:p>Donor</text:p>
          </table:table-cell>
          <table:table-cell office:value-type="date" office:date-value="2015-03-04T14:38:00" table:style-name="ce4">
            <text:p>4-Mar-2015</text:p>
          </table:table-cell>
          <table:table-cell office:value-type="date" office:date-value="2015-03-04T14:38: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European Commission's Humanitarian Aid and Civil Protection Department</text:p>
          </table:table-cell>
          <table:table-cell office:value-type="string" table:style-name="ce5">
            <text:p>International Federation of Red Cross and Red Crescent Societie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258397" table:style-name="ce5">
            <text:p>258,397</text:p>
          </table:table-cell>
          <table:table-cell office:value-type="float" office:value="0" table:style-name="ce5">
            <text:p>0</text:p>
          </table:table-cell>
          <table:table-cell office:value-type="string" table:style-name="ce5">
            <text:p>Emergency assistance for flood-affected communities in Nigeria (ECHO/DRF/BUD/2012/92027)</text:p>
          </table:table-cell>
          <table:table-cell office:value-type="float" office:value="200000" table:style-name="ce5">
            <text:p>200,000</text:p>
          </table:table-cell>
          <table:table-cell office:value-type="string" table:style-name="ce5">
            <text:p>EUR</text:p>
          </table:table-cell>
          <table:table-cell office:value-type="date" office:date-value="2012-12-19T00:00:00" table:style-name="ce4">
            <text:p>19-Dec-2012</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088" table:style-name="ce5">
            <text:p>191,088</text:p>
          </table:table-cell>
          <table:table-cell table:style-name="ce5"/>
          <table:table-cell office:value-type="string" table:style-name="ce5">
            <text:p>Donor</text:p>
          </table:table-cell>
          <table:table-cell office:value-type="date" office:date-value="2012-12-21T14:58:00" table:style-name="ce4">
            <text:p>21-Dec-2012</text:p>
          </table:table-cell>
          <table:table-cell office:value-type="date" office:date-value="2012-12-21T14:57:00" table:style-name="ce4">
            <text:p>21-Dec-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European Commission's Humanitarian Aid and Civil Protection Department</text:p>
          </table:table-cell>
          <table:table-cell office:value-type="string" table:style-name="ce5">
            <text:p>International Federation of Red Cross and Red Crescent Societi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308901" table:style-name="ce5">
            <text:p>1,308,901</text:p>
          </table:table-cell>
          <table:table-cell office:value-type="float" office:value="0" table:style-name="ce5">
            <text:p>0</text:p>
          </table:table-cell>
          <table:table-cell office:value-type="string" table:style-name="ce5">
            <text:p>Emergency Response to Flood affected area in Nigeria - Water/Sanitation (ECHO/NGA/BUD/2012/01003)</text:p>
          </table:table-cell>
          <table:table-cell office:value-type="float" office:value="1000000" table:style-name="ce5">
            <text:p>1,000,000</text:p>
          </table:table-cell>
          <table:table-cell office:value-type="string" table:style-name="ce5">
            <text:p>EUR</text:p>
          </table:table-cell>
          <table:table-cell office:value-type="date" office:date-value="2013-03-04T00:00:00" table:style-name="ce4">
            <text:p>4-Mar-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Federation of Red Cross and Red Crescent Societies</text:p>
          </table:table-cell>
          <table:table-cell office:value-type="string" table:style-name="ce5">
            <text:p>Red Cross / Red Crescent</text:p>
          </table:table-cell>
          <table:table-cell office:value-type="string" table:style-name="ce5">
            <text:p>IF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756" table:style-name="ce5">
            <text:p>195,756</text:p>
          </table:table-cell>
          <table:table-cell table:style-name="ce5"/>
          <table:table-cell office:value-type="string" table:style-name="ce5">
            <text:p>Donor</text:p>
          </table:table-cell>
          <table:table-cell office:value-type="date" office:date-value="2013-04-11T16:11:00" table:style-name="ce4">
            <text:p>11-Apr-2013</text:p>
          </table:table-cell>
          <table:table-cell office:value-type="date" office:date-value="2013-04-11T16:10:00" table:style-name="ce4">
            <text:p>11-Apr-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4">
          <table:table-cell office:value-type="string" table:style-name="ce5">
            <text:p>European Commission's Humanitarian Aid and Civil Protection Department</text:p>
          </table:table-cell>
          <table:table-cell office:value-type="string" table:style-name="ce5">
            <text:p>International Medical Corps</text:p>
          </table:table-cell>
          <table:table-cell office:value-type="string" table:style-name="ce5">
            <text:p>Nigeria 2015</text:p>
          </table:table-cell>
          <table:table-cell office:value-type="string" table:style-name="ce5">
            <text:p>Nigeria 2015</text:p>
          </table:table-cell>
          <table:table-cell office:value-type="string" table:style-name="ce5">
            <text:p>NGA-15/H/78086/5160</text:p>
          </table:table-cell>
          <table:table-cell office:value-type="string" table:style-name="ce5">
            <text:p>Integrated Emergency Community-based Management of Acute Malnutrition (CMAM), Water supply, Hygiene and Sanitation (WASH), IYCF and strengthening Primary Health Care Response in <text:s/>Maidugri and Jere MMC LGAs Borono State, North East Nigeria.</text:p>
          </table:table-cell>
          <table:table-cell office:value-type="float" office:value="2015" table:style-name="ce3">
            <text:p>2015</text:p>
          </table:table-cell>
          <table:table-cell office:value-type="float" office:value="785634" table:style-name="ce5">
            <text:p>785,634</text:p>
          </table:table-cell>
          <table:table-cell office:value-type="float" office:value="0" table:style-name="ce5">
            <text:p>0</text:p>
          </table:table-cell>
          <table:table-cell office:value-type="string" table:style-name="ce5">
            <text:p>Man-made crises / Integrated nutrition support in Sokoto state, Northern Nigeria (ECHO/-WF/BUD/2015/91024)</text:p>
          </table:table-cell>
          <table:table-cell office:value-type="float" office:value="700000" table:style-name="ce5">
            <text:p>700,000</text:p>
          </table:table-cell>
          <table:table-cell office:value-type="string" table:style-name="ce5">
            <text:p>EUR</text:p>
          </table:table-cell>
          <table:table-cell office:value-type="date" office:date-value="2015-03-20T00:00:00" table:style-name="ce4">
            <text:p>20-Mar-2015</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914" table:style-name="ce5">
            <text:p>226,914</text:p>
          </table:table-cell>
          <table:table-cell table:style-name="ce5"/>
          <table:table-cell office:value-type="string" table:style-name="ce5">
            <text:p>Donor</text:p>
          </table:table-cell>
          <table:table-cell office:value-type="date" office:date-value="2015-03-23T16:35:00" table:style-name="ce4">
            <text:p>23-Mar-2015</text:p>
          </table:table-cell>
          <table:table-cell office:value-type="date" office:date-value="2015-03-23T16:35:00" table:style-name="ce4">
            <text:p>23-Mar-2015</text:p>
          </table:table-cell>
          <table:table-cell office:value-type="float" office:value="2015" table:style-name="ce3">
            <text:p>2015</text:p>
          </table:table-cell>
          <table:table-cell office:value-type="string" table:style-name="ce5">
            <text:p>Nigeria</text:p>
          </table:table-cell>
          <table:table-cell office:value-type="string" table:style-name="ce5">
            <text:p>NUTRITION</text:p>
          </table:table-cell>
          <table:table-cell office:value-type="float" office:value="6000000" table:style-name="ce5">
            <text:p>6,000,000</text:p>
          </table:table-cell>
          <table:table-cell office:value-type="date" office:date-value="2015-03-15T00:00:00" table:style-name="ce4">
            <text:p>15-Mar-2015</text:p>
          </table:table-cell>
          <table:table-cell office:value-type="date" office:date-value="2016-02-15T00:00:00" table:style-name="ce4">
            <text:p>15-Feb-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Medical Corps UK</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895317" table:style-name="ce5">
            <text:p>895,317</text:p>
          </table:table-cell>
          <table:table-cell office:value-type="float" office:value="0" table:style-name="ce5">
            <text:p>0</text:p>
          </table:table-cell>
          <table:table-cell office:value-type="string" table:style-name="ce5">
            <text:p>Natural disasters / Nutrition support in northern Nigeria (ECHO/-WF/BUD/2013/91057)</text:p>
          </table:table-cell>
          <table:table-cell office:value-type="float" office:value="650000" table:style-name="ce5">
            <text:p>650,000</text:p>
          </table:table-cell>
          <table:table-cell office:value-type="string" table:style-name="ce5">
            <text:p>EUR</text:p>
          </table:table-cell>
          <table:table-cell office:value-type="date" office:date-value="2014-06-24T00:00:00" table:style-name="ce4">
            <text:p>24-Jun-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 UK</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5" table:style-name="ce5">
            <text:p>225,735</text:p>
          </table:table-cell>
          <table:table-cell table:style-name="ce5"/>
          <table:table-cell office:value-type="string" table:style-name="ce5">
            <text:p>Donor</text:p>
          </table:table-cell>
          <table:table-cell office:value-type="date" office:date-value="2015-03-04T15:25:00" table:style-name="ce4">
            <text:p>4-Mar-2015</text:p>
          </table:table-cell>
          <table:table-cell office:value-type="date" office:date-value="2015-03-04T15:25: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Medical Corps UK</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79348" table:style-name="ce5">
            <text:p>679,348</text:p>
          </table:table-cell>
          <table:table-cell office:value-type="float" office:value="0" table:style-name="ce5">
            <text:p>0</text:p>
          </table:table-cell>
          <table:table-cell office:value-type="string" table:style-name="ce5">
            <text:p>Man-made crises / Integrated nutrition support in Sokoto State, Nigeria (ECHO/NGA/BUD/2014/91007)</text:p>
          </table:table-cell>
          <table:table-cell office:value-type="float" office:value="500000" table:style-name="ce5">
            <text:p>500,000</text:p>
          </table:table-cell>
          <table:table-cell office:value-type="string" table:style-name="ce5">
            <text:p>EUR</text:p>
          </table:table-cell>
          <table:table-cell office:value-type="date" office:date-value="2015-01-29T00:00:00" table:style-name="ce4">
            <text:p>29-Jan-2015</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Medical Corps</text:p>
          </table:table-cell>
          <table:table-cell office:value-type="string" table:style-name="ce5">
            <text:p>NGOs</text:p>
          </table:table-cell>
          <table:table-cell office:value-type="string" table:style-name="ce5">
            <text:p>IMC UK</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7" table:style-name="ce5">
            <text:p>225,727</text:p>
          </table:table-cell>
          <table:table-cell table:style-name="ce5"/>
          <table:table-cell office:value-type="string" table:style-name="ce5">
            <text:p>Donor</text:p>
          </table:table-cell>
          <table:table-cell office:value-type="date" office:date-value="2015-03-04T14:55:00" table:style-name="ce4">
            <text:p>4-Mar-2015</text:p>
          </table:table-cell>
          <table:table-cell office:value-type="date" office:date-value="2015-03-04T14:55: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6" table:visibility="filter">
          <table:table-cell office:value-type="string" table:style-name="ce5">
            <text:p>European Commission's Humanitarian Aid and Civil Protection Department</text:p>
          </table:table-cell>
          <table:table-cell office:value-type="string" table:style-name="ce5">
            <text:p>International Organization for Migration</text:p>
          </table:table-cell>
          <table:table-cell office:value-type="string" table:style-name="ce5">
            <text:p>Nigeria 2014</text:p>
          </table:table-cell>
          <table:table-cell office:value-type="string" table:style-name="ce5">
            <text:p>Nigeria 2014</text:p>
          </table:table-cell>
          <table:table-cell office:value-type="string" table:style-name="ce5">
            <text:p>NGA-14/CSS/67241/R/298</text:p>
          </table:table-cell>
          <table:table-cell office:value-type="string" table:style-name="ce5">
            <text:p>Strengthening Camp Coordination and Camp Management (CCCM) Framework for IDPs in Nigeria</text:p>
          </table:table-cell>
          <table:table-cell office:value-type="float" office:value="2014" table:style-name="ce3">
            <text:p>2014</text:p>
          </table:table-cell>
          <table:table-cell office:value-type="float" office:value="2989130" table:style-name="ce5">
            <text:p>2,989,130</text:p>
          </table:table-cell>
          <table:table-cell office:value-type="float" office:value="0" table:style-name="ce5">
            <text:p>0</text:p>
          </table:table-cell>
          <table:table-cell office:value-type="string" table:style-name="ce5">
            <text:p>Transport/comp. act / Enhancing the Response to Displacement – Improving Management and Coordination in CCCM (ECHO/ERC/BUD/2014/91008)</text:p>
          </table:table-cell>
          <table:table-cell office:value-type="float" office:value="2200000" table:style-name="ce5">
            <text:p>2,200,000</text:p>
          </table:table-cell>
          <table:table-cell office:value-type="string" table:style-name="ce5">
            <text:p>EUR</text:p>
          </table:table-cell>
          <table:table-cell office:value-type="date" office:date-value="2014-07-08T00:00:00" table:style-name="ce4">
            <text:p>8-Jul-2014</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4" table:style-name="ce5">
            <text:p>225,734</text:p>
          </table:table-cell>
          <table:table-cell table:style-name="ce5"/>
          <table:table-cell office:value-type="string" table:style-name="ce5">
            <text:p>Donor</text:p>
          </table:table-cell>
          <table:table-cell office:value-type="date" office:date-value="2015-03-04T15:22:00" table:style-name="ce4">
            <text:p>4-Mar-2015</text:p>
          </table:table-cell>
          <table:table-cell office:value-type="date" office:date-value="2015-03-04T15:22:00" table:style-name="ce4">
            <text:p>4-Mar-2015</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00000" table:style-name="ce5">
            <text:p>5,40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6" table:visibility="filter">
          <table:table-cell office:value-type="string" table:style-name="ce5">
            <text:p>European Commission's Humanitarian Aid and Civil Protection Department</text:p>
          </table:table-cell>
          <table:table-cell office:value-type="string" table:style-name="ce5">
            <text:p>International Organization for Migration</text:p>
          </table:table-cell>
          <table:table-cell office:value-type="string" table:style-name="ce5">
            <text:p>Nigeria 2014</text:p>
          </table:table-cell>
          <table:table-cell office:value-type="string" table:style-name="ce5">
            <text:p>Nigeria 2014</text:p>
          </table:table-cell>
          <table:table-cell office:value-type="string" table:style-name="ce5">
            <text:p>NGA-14/CSS/67241/R/298</text:p>
          </table:table-cell>
          <table:table-cell office:value-type="string" table:style-name="ce5">
            <text:p>Strengthening Camp Coordination and Camp Management (CCCM) Framework for IDPs in Nigeria</text:p>
          </table:table-cell>
          <table:table-cell office:value-type="float" office:value="2014" table:style-name="ce3">
            <text:p>2014</text:p>
          </table:table-cell>
          <table:table-cell office:value-type="float" office:value="625782" table:style-name="ce5">
            <text:p>625,782</text:p>
          </table:table-cell>
          <table:table-cell office:value-type="float" office:value="0" table:style-name="ce5">
            <text:p>0</text:p>
          </table:table-cell>
          <table:table-cell office:value-type="string" table:style-name="ce5">
            <text:p>Man-made crises / SUPPORTING DIRECT IMPLEMENTATION OF DISPLACEMENT TRACKING IN NORTH EAST NIGERIA (ECHO/NGA/BUD/2014/91010)</text:p>
          </table:table-cell>
          <table:table-cell office:value-type="float" office:value="500000" table:style-name="ce5">
            <text:p>500,000</text:p>
          </table:table-cell>
          <table:table-cell office:value-type="string" table:style-name="ce5">
            <text:p>EUR</text:p>
          </table:table-cell>
          <table:table-cell office:value-type="date" office:date-value="2014-12-17T00:00:00" table:style-name="ce4">
            <text:p>17-Dec-2014</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Organization for Migration</text:p>
          </table:table-cell>
          <table:table-cell office:value-type="string" table:style-name="ce5">
            <text:p>UN Agencies</text:p>
          </table:table-cell>
          <table:table-cell office:value-type="string" table:style-name="ce5">
            <text:p>IOM</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2" table:style-name="ce5">
            <text:p>225,732</text:p>
          </table:table-cell>
          <table:table-cell table:style-name="ce5"/>
          <table:table-cell office:value-type="string" table:style-name="ce5">
            <text:p>Donor</text:p>
          </table:table-cell>
          <table:table-cell office:value-type="date" office:date-value="2015-03-04T15:09:00" table:style-name="ce4">
            <text:p>4-Mar-2015</text:p>
          </table:table-cell>
          <table:table-cell office:value-type="date" office:date-value="2015-03-04T15:09:00" table:style-name="ce4">
            <text:p>4-Mar-2015</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00000" table:style-name="ce5">
            <text:p>5,400,00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44353" table:style-name="ce5">
            <text:p>344,353</text:p>
          </table:table-cell>
          <table:table-cell office:value-type="float" office:value="0" table:style-name="ce5">
            <text:p>0</text:p>
          </table:table-cell>
          <table:table-cell office:value-type="string" table:style-name="ce5">
            <text:p>Strengthening Food Security in Nigeria (ECHO/-WF/BUD/2013/91056)</text:p>
          </table:table-cell>
          <table:table-cell office:value-type="float" office:value="250000" table:style-name="ce5">
            <text:p>250,000</text:p>
          </table:table-cell>
          <table:table-cell office:value-type="string" table:style-name="ce5">
            <text:p>EUR</text:p>
          </table:table-cell>
          <table:table-cell office:value-type="date" office:date-value="2013-11-12T00:00:00" table:style-name="ce4">
            <text:p>12-Nov-2013</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205" table:style-name="ce5">
            <text:p>204,205</text:p>
          </table:table-cell>
          <table:table-cell table:style-name="ce5"/>
          <table:table-cell office:value-type="string" table:style-name="ce5">
            <text:p>Donor</text:p>
          </table:table-cell>
          <table:table-cell office:value-type="date" office:date-value="2013-11-18T11:20:00" table:style-name="ce4">
            <text:p>18-Nov-2013</text:p>
          </table:table-cell>
          <table:table-cell office:value-type="date" office:date-value="2013-11-18T11:15:00" table:style-name="ce4">
            <text:p>18-Nov-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499377" table:style-name="ce5">
            <text:p>499,377</text:p>
          </table:table-cell>
          <table:table-cell office:value-type="float" office:value="0" table:style-name="ce5">
            <text:p>0</text:p>
          </table:table-cell>
          <table:table-cell office:value-type="string" table:style-name="ce5">
            <text:p>Natural disasters / Emergency Nutrition and Health Services for Conflict Affected Localities in Adamawa State, Nigeria (ECHO/-WF/BUD/2013/91059)</text:p>
          </table:table-cell>
          <table:table-cell office:value-type="float" office:value="368041" table:style-name="ce5">
            <text:p>368,041</text:p>
          </table:table-cell>
          <table:table-cell office:value-type="string" table:style-name="ce5">
            <text:p>EUR</text:p>
          </table:table-cell>
          <table:table-cell office:value-type="date" office:date-value="2014-02-12T00:00:00" table:style-name="ce4">
            <text:p>12-Feb-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7822" table:style-name="ce5">
            <text:p>207,822</text:p>
          </table:table-cell>
          <table:table-cell table:style-name="ce5"/>
          <table:table-cell office:value-type="string" table:style-name="ce5">
            <text:p>Donor</text:p>
          </table:table-cell>
          <table:table-cell office:value-type="date" office:date-value="2014-02-19T15:32:00" table:style-name="ce4">
            <text:p>19-Feb-2014</text:p>
          </table:table-cell>
          <table:table-cell office:value-type="date" office:date-value="2014-02-19T15:32:00" table:style-name="ce4">
            <text:p>19-Feb-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221167" table:style-name="ce5">
            <text:p>1,221,167</text:p>
          </table:table-cell>
          <table:table-cell office:value-type="float" office:value="0" table:style-name="ce5">
            <text:p>0</text:p>
          </table:table-cell>
          <table:table-cell office:value-type="string" table:style-name="ce5">
            <text:p>Integrated Emergency Response for Flood-affected People in Kogi State, Nigeria - Water/Sanitation(ECHO/NGA/BUD/2012/01002)</text:p>
          </table:table-cell>
          <table:table-cell office:value-type="float" office:value="900000" table:style-name="ce5">
            <text:p>900,000</text:p>
          </table:table-cell>
          <table:table-cell office:value-type="string" table:style-name="ce5">
            <text:p>EUR</text:p>
          </table:table-cell>
          <table:table-cell office:value-type="date" office:date-value="2013-02-27T00:00:00" table:style-name="ce4">
            <text:p>27-Feb-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5755" table:style-name="ce5">
            <text:p>195,755</text:p>
          </table:table-cell>
          <table:table-cell table:style-name="ce5"/>
          <table:table-cell office:value-type="string" table:style-name="ce5">
            <text:p>Donor</text:p>
          </table:table-cell>
          <table:table-cell office:value-type="date" office:date-value="2013-04-25T15:35:00" table:style-name="ce4">
            <text:p>25-Apr-2013</text:p>
          </table:table-cell>
          <table:table-cell office:value-type="date" office:date-value="2013-04-11T16:06:00" table:style-name="ce4">
            <text:p>11-Apr-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6" table:visibility="filter">
          <table:table-cell office:value-type="string" table:style-name="ce5">
            <text:p>European Commission's Humanitarian Aid and Civil Protection Department</text:p>
          </table:table-cell>
          <table:table-cell office:value-type="string" table:style-name="ce5">
            <text:p>International Rescue Committee</text:p>
          </table:table-cell>
          <table:table-cell office:value-type="string" table:style-name="ce5">
            <text:p>Nigeria 2014</text:p>
          </table:table-cell>
          <table:table-cell office:value-type="string" table:style-name="ce5">
            <text:p>Nigeria 2014</text:p>
          </table:table-cell>
          <table:table-cell office:value-type="string" table:style-name="ce5">
            <text:p>NGA-14/H/66113/5179</text:p>
          </table:table-cell>
          <table:table-cell office:value-type="string" table:style-name="ce5">
            <text:p>Emergency Nutrition and Health Services for Conflict Affected Persons in Adamawa State</text:p>
          </table:table-cell>
          <table:table-cell office:value-type="float" office:value="2014" table:style-name="ce3">
            <text:p>2014</text:p>
          </table:table-cell>
          <table:table-cell office:value-type="float" office:value="1778075" table:style-name="ce5">
            <text:p>1,778,075</text:p>
          </table:table-cell>
          <table:table-cell office:value-type="float" office:value="0" table:style-name="ce5">
            <text:p>0</text:p>
          </table:table-cell>
          <table:table-cell office:value-type="string" table:style-name="ce5">
            <text:p>Natural disasters / Emergency nutrition and hygiene/sanitation response for conflict-affected populations in Northeast Nigeria (ECHO/NGA/BUD/2014/91008)</text:p>
          </table:table-cell>
          <table:table-cell office:value-type="float" office:value="1330000" table:style-name="ce5">
            <text:p>1,330,000</text:p>
          </table:table-cell>
          <table:table-cell office:value-type="string" table:style-name="ce5">
            <text:p>EUR</text:p>
          </table:table-cell>
          <table:table-cell office:value-type="date" office:date-value="2014-10-13T00:00:00" table:style-name="ce4">
            <text:p>13-Oct-2014</text:p>
          </table:table-cell>
          <table:table-cell office:value-type="string" table:style-name="ce5">
            <text:p>NUTRITION</text:p>
          </table:table-cell>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37" table:style-name="ce5">
            <text:p>222,537</text:p>
          </table:table-cell>
          <table:table-cell table:style-name="ce5"/>
          <table:table-cell office:value-type="string" table:style-name="ce5">
            <text:p>Donor</text:p>
          </table:table-cell>
          <table:table-cell office:value-type="date" office:date-value="2015-01-23T16:05:00" table:style-name="ce4">
            <text:p>23-Jan-2015</text:p>
          </table:table-cell>
          <table:table-cell office:value-type="date" office:date-value="2014-12-12T16:41:00" table:style-name="ce4">
            <text:p>12-Dec-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2333666" table:style-name="ce5">
            <text:p>2,333,666</text:p>
          </table:table-cell>
          <table:table-cell office:value-type="date" office:date-value="2014-07-07T00:00:00" table:style-name="ce4">
            <text:p>7-Jul-2014</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Médecins sans Frontières - France</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91563" table:style-name="ce5">
            <text:p>691,563</text:p>
          </table:table-cell>
          <table:table-cell office:value-type="float" office:value="0" table:style-name="ce5">
            <text:p>0</text:p>
          </table:table-cell>
          <table:table-cell office:value-type="string" table:style-name="ce5">
            <text:p>Small-scale/epid. / Response to Cholera Outbreak in Bauchi State (ECHO/DRF/BUD/2014/93004)</text:p>
          </table:table-cell>
          <table:table-cell office:value-type="float" office:value="500000" table:style-name="ce5">
            <text:p>500,000</text:p>
          </table:table-cell>
          <table:table-cell office:value-type="string" table:style-name="ce5">
            <text:p>EUR</text:p>
          </table:table-cell>
          <table:table-cell office:value-type="date" office:date-value="2014-05-12T00:00:00" table:style-name="ce4">
            <text:p>12-May-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France</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3" table:style-name="ce5">
            <text:p>225,733</text:p>
          </table:table-cell>
          <table:table-cell table:style-name="ce5"/>
          <table:table-cell office:value-type="string" table:style-name="ce5">
            <text:p>Donor</text:p>
          </table:table-cell>
          <table:table-cell office:value-type="date" office:date-value="2015-03-04T15:20:00" table:style-name="ce4">
            <text:p>4-Mar-2015</text:p>
          </table:table-cell>
          <table:table-cell office:value-type="date" office:date-value="2015-03-04T15:20: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Médecins sans Frontières - Netherland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980392" table:style-name="ce5">
            <text:p>980,392</text:p>
          </table:table-cell>
          <table:table-cell office:value-type="float" office:value="0" table:style-name="ce5">
            <text:p>0</text:p>
          </table:table-cell>
          <table:table-cell office:value-type="string" table:style-name="ce5">
            <text:p>Mother and Child Care - Northwest Nigeria (ECHO/-WF/BUD/2012/91059)</text:p>
          </table:table-cell>
          <table:table-cell office:value-type="float" office:value="800000" table:style-name="ce5">
            <text:p>800,000</text:p>
          </table:table-cell>
          <table:table-cell office:value-type="string" table:style-name="ce5">
            <text:p>EUR</text:p>
          </table:table-cell>
          <table:table-cell office:value-type="date" office:date-value="2012-08-30T00:00:00" table:style-name="ce4">
            <text:p>30-Aug-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Médecins sans Frontières</text:p>
          </table:table-cell>
          <table:table-cell office:value-type="string" table:style-name="ce5">
            <text:p>NGOs</text:p>
          </table:table-cell>
          <table:table-cell office:value-type="string" table:style-name="ce5">
            <text:p>MSF - Netherland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364" table:style-name="ce5">
            <text:p>187,364</text:p>
          </table:table-cell>
          <table:table-cell table:style-name="ce5"/>
          <table:table-cell office:value-type="string" table:style-name="ce5">
            <text:p>Donor</text:p>
          </table:table-cell>
          <table:table-cell office:value-type="date" office:date-value="2012-09-18T16:07:00" table:style-name="ce4">
            <text:p>18-Sep-2012</text:p>
          </table:table-cell>
          <table:table-cell office:value-type="date" office:date-value="2012-09-18T16:06:00" table:style-name="ce4">
            <text:p>18-Sep-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Nigeria 2014</text:p>
          </table:table-cell>
          <table:table-cell office:value-type="string" table:style-name="ce5">
            <text:p>Nigeria 2014</text:p>
          </table:table-cell>
          <table:table-cell office:value-type="string" table:style-name="ce5">
            <text:p>NGA-14/CSS/66743/119</text:p>
          </table:table-cell>
          <table:table-cell office:value-type="string" table:style-name="ce5">
            <text:p>Humanitarian Coordination and Advocacy in Nigeria</text:p>
          </table:table-cell>
          <table:table-cell office:value-type="float" office:value="2014" table:style-name="ce3">
            <text:p>2014</text:p>
          </table:table-cell>
          <table:table-cell office:value-type="float" office:value="553250" table:style-name="ce5">
            <text:p>553,250</text:p>
          </table:table-cell>
          <table:table-cell office:value-type="float" office:value="0" table:style-name="ce5">
            <text:p>0</text:p>
          </table:table-cell>
          <table:table-cell office:value-type="string" table:style-name="ce5">
            <text:p>Humanitarian Coordination and Advocacy in Nigeria (ECHO/NGA/BUD/2014/91002)</text:p>
          </table:table-cell>
          <table:table-cell office:value-type="float" office:value="400000" table:style-name="ce5">
            <text:p>400,000</text:p>
          </table:table-cell>
          <table:table-cell office:value-type="string" table:style-name="ce5">
            <text:p>EUR</text:p>
          </table:table-cell>
          <table:table-cell office:value-type="date" office:date-value="2014-05-06T00:00:00" table:style-name="ce4">
            <text:p>6-May-2014</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1713" table:style-name="ce5">
            <text:p>211,713</text:p>
          </table:table-cell>
          <table:table-cell table:style-name="ce5"/>
          <table:table-cell office:value-type="string" table:style-name="ce5">
            <text:p>Donor</text:p>
          </table:table-cell>
          <table:table-cell office:value-type="date" office:date-value="2014-05-29T16:22:00" table:style-name="ce4">
            <text:p>29-May-2014</text:p>
          </table:table-cell>
          <table:table-cell office:value-type="date" office:date-value="2014-05-07T12:00:00" table:style-name="ce4">
            <text:p>7-May-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354834" table:style-name="ce5">
            <text:p>1,354,834</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4">
          <table:table-cell office:value-type="string" table:style-name="ce5">
            <text:p>European Commission's Humanitarian Aid and Civil Protection Department</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561167" table:style-name="ce5">
            <text:p>561,167</text:p>
          </table:table-cell>
          <table:table-cell office:value-type="float" office:value="0" table:style-name="ce5">
            <text:p>0</text:p>
          </table:table-cell>
          <table:table-cell office:value-type="string" table:style-name="ce5">
            <text:p>Man-made crises / Humanitarian Coordination and Advocacy in Nigeria (ECHO/-WF/BUD/2015/91022)</text:p>
          </table:table-cell>
          <table:table-cell office:value-type="float" office:value="500000" table:style-name="ce5">
            <text:p>500,000</text:p>
          </table:table-cell>
          <table:table-cell office:value-type="string" table:style-name="ce5">
            <text:p>EUR</text:p>
          </table:table-cell>
          <table:table-cell office:value-type="date" office:date-value="2015-03-03T00:00:00" table:style-name="ce4">
            <text:p>3-Mar-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58" table:style-name="ce5">
            <text:p>225,758</text:p>
          </table:table-cell>
          <table:table-cell table:style-name="ce5"/>
          <table:table-cell office:value-type="string" table:style-name="ce5">
            <text:p>Donor</text:p>
          </table:table-cell>
          <table:table-cell office:value-type="date" office:date-value="2015-03-05T11:13:00" table:style-name="ce4">
            <text:p>5-Mar-2015</text:p>
          </table:table-cell>
          <table:table-cell office:value-type="date" office:date-value="2015-03-05T11:13:00" table:style-name="ce4">
            <text:p>5-Mar-2015</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European Commission's Humanitarian Aid and Civil Protection Department</text:p>
          </table:table-cell>
          <table:table-cell office:value-type="string" table:style-name="ce5">
            <text:p>OXFAM Netherlands (NOVI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663130" table:style-name="ce5">
            <text:p>663,130</text:p>
          </table:table-cell>
          <table:table-cell office:value-type="float" office:value="0" table:style-name="ce5">
            <text:p>0</text:p>
          </table:table-cell>
          <table:table-cell office:value-type="string" table:style-name="ce5">
            <text:p>Nigeria 2012 Flood-Emergency WASH Response (ECHO/NGA/BUD/2012/01001)</text:p>
          </table:table-cell>
          <table:table-cell office:value-type="float" office:value="500000" table:style-name="ce5">
            <text:p>500,000</text:p>
          </table:table-cell>
          <table:table-cell office:value-type="string" table:style-name="ce5">
            <text:p>EUR</text:p>
          </table:table-cell>
          <table:table-cell office:value-type="date" office:date-value="2013-01-29T00:00:00" table:style-name="ce4">
            <text:p>29-Jan-2013</text:p>
          </table:table-cell>
          <table:table-cell table:style-name="ce5"/>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ivate (individuals &amp; organisations)</text:p>
          </table:table-cell>
          <table:table-cell office:value-type="string" table:style-name="ce5">
            <text:p>NGOs</text:p>
          </table:table-cell>
          <table:table-cell office:value-type="string" table:style-name="ce5">
            <text:p>OXFAM Netherlands (NOVI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2013" table:style-name="ce5">
            <text:p>192,013</text:p>
          </table:table-cell>
          <table:table-cell table:style-name="ce5"/>
          <table:table-cell office:value-type="string" table:style-name="ce5">
            <text:p>Donor</text:p>
          </table:table-cell>
          <table:table-cell office:value-type="date" office:date-value="2013-04-12T15:10:00" table:style-name="ce4">
            <text:p>12-Apr-2013</text:p>
          </table:table-cell>
          <table:table-cell office:value-type="date" office:date-value="2013-01-31T10:53:00" table:style-name="ce4">
            <text:p>31-Ja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1" table:visibility="filter">
          <table:table-cell office:value-type="string" table:style-name="ce5">
            <text:p>European Commission's Humanitarian Aid and Civil Protection Department</text:p>
          </table:table-cell>
          <table:table-cell office:value-type="string" table:style-name="ce5">
            <text:p>OXFAM Netherlands (NOVIB)</text:p>
          </table:table-cell>
          <table:table-cell office:value-type="string" table:style-name="ce5">
            <text:p>Nigeria 2014</text:p>
          </table:table-cell>
          <table:table-cell office:value-type="string" table:style-name="ce5">
            <text:p>Nigeria 2014</text:p>
          </table:table-cell>
          <table:table-cell office:value-type="string" table:style-name="ce5">
            <text:p>NGA-14/A/65857/R/5362</text:p>
          </table:table-cell>
          <table:table-cell office:value-type="string" table:style-name="ce5">
            <text:p>Emergency Food Security and Livelihood intervention for Nigerian communities in the Sahel Region</text:p>
          </table:table-cell>
          <table:table-cell office:value-type="float" office:value="2014" table:style-name="ce3">
            <text:p>2014</text:p>
          </table:table-cell>
          <table:table-cell office:value-type="float" office:value="2312925" table:style-name="ce5">
            <text:p>2,312,925</text:p>
          </table:table-cell>
          <table:table-cell office:value-type="float" office:value="0" table:style-name="ce5">
            <text:p>0</text:p>
          </table:table-cell>
          <table:table-cell office:value-type="string" table:style-name="ce5">
            <text:p>Man-made crises / North Eastern Nigeria Humanitarian Conflict 2014 Response (ECHO/NGA/BUD/2014/91006)</text:p>
          </table:table-cell>
          <table:table-cell office:value-type="float" office:value="1700000" table:style-name="ce5">
            <text:p>1,700,000</text:p>
          </table:table-cell>
          <table:table-cell office:value-type="string" table:style-name="ce5">
            <text:p>EUR</text:p>
          </table:table-cell>
          <table:table-cell office:value-type="date" office:date-value="2014-10-02T00:00:00" table:style-name="ce4">
            <text:p>2-Oct-2014</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Private (individuals &amp; organisations)</text:p>
          </table:table-cell>
          <table:table-cell office:value-type="string" table:style-name="ce5">
            <text:p>NGOs</text:p>
          </table:table-cell>
          <table:table-cell office:value-type="string" table:style-name="ce5">
            <text:p>OXFAM Netherlands (NOVI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47" table:style-name="ce5">
            <text:p>222,547</text:p>
          </table:table-cell>
          <table:table-cell table:style-name="ce5"/>
          <table:table-cell office:value-type="string" table:style-name="ce5">
            <text:p>Donor</text:p>
          </table:table-cell>
          <table:table-cell office:value-type="date" office:date-value="2014-12-31T11:47:00" table:style-name="ce4">
            <text:p>31-Dec-2014</text:p>
          </table:table-cell>
          <table:table-cell office:value-type="date" office:date-value="2014-12-12T17:01:00" table:style-name="ce4">
            <text:p>12-Dec-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4207963" table:style-name="ce5">
            <text:p>4,207,963</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7"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2022059" table:style-name="ce5">
            <text:p>2,022,059</text:p>
          </table:table-cell>
          <table:table-cell office:value-type="float" office:value="0" table:style-name="ce5">
            <text:p>0</text:p>
          </table:table-cell>
          <table:table-cell office:value-type="string" table:style-name="ce5">
            <text:p>Support for an effective and replicable treatment and prevention of acute malnutrition programme in Katsina State, Federal Republic of Nigeria (ECHO/-WF/BUD/2012/91029)</text:p>
            <text:p/>
          </table:table-cell>
          <table:table-cell office:value-type="float" office:value="1650000" table:style-name="ce5">
            <text:p>1,650,000</text:p>
          </table:table-cell>
          <table:table-cell office:value-type="string" table:style-name="ce5">
            <text:p>EUR</text:p>
          </table:table-cell>
          <table:table-cell office:value-type="date" office:date-value="2012-08-17T00:00:00" table:style-name="ce4">
            <text:p>17-Aug-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5165" table:style-name="ce5">
            <text:p>185,165</text:p>
          </table:table-cell>
          <table:table-cell table:style-name="ce5"/>
          <table:table-cell office:value-type="string" table:style-name="ce5">
            <text:p>Donor</text:p>
          </table:table-cell>
          <table:table-cell office:value-type="date" office:date-value="2012-09-12T17:08:00" table:style-name="ce4">
            <text:p>12-Sep-2012</text:p>
          </table:table-cell>
          <table:table-cell office:value-type="date" office:date-value="2012-07-25T16:27:00" table:style-name="ce4">
            <text:p>25-Jul-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2809706" table:style-name="ce5">
            <text:p>2,809,706</text:p>
          </table:table-cell>
          <table:table-cell office:value-type="float" office:value="0" table:style-name="ce5">
            <text:p>0</text:p>
          </table:table-cell>
          <table:table-cell office:value-type="string" table:style-name="ce5">
            <text:p>Natural disasters / Support for an effective and replicable treatment and prevention of acute malnutrition programme in Katsina State, Federal Republic of Nigeria (ECHO/-WF/BUD/2013/91010)</text:p>
          </table:table-cell>
          <table:table-cell office:value-type="float" office:value="2200000" table:style-name="ce5">
            <text:p>2,200,000</text:p>
          </table:table-cell>
          <table:table-cell office:value-type="string" table:style-name="ce5">
            <text:p>EUR</text:p>
          </table:table-cell>
          <table:table-cell office:value-type="date" office:date-value="2013-04-19T00:00:00" table:style-name="ce4">
            <text:p>19-Ap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6" table:style-name="ce5">
            <text:p>225,736</text:p>
          </table:table-cell>
          <table:table-cell table:style-name="ce5"/>
          <table:table-cell office:value-type="string" table:style-name="ce5">
            <text:p>Donor</text:p>
          </table:table-cell>
          <table:table-cell office:value-type="date" office:date-value="2015-03-04T15:27:00" table:style-name="ce4">
            <text:p>4-Mar-2015</text:p>
          </table:table-cell>
          <table:table-cell office:value-type="date" office:date-value="2015-03-04T15:27: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788171" table:style-name="ce5">
            <text:p>1,788,171</text:p>
          </table:table-cell>
          <table:table-cell office:value-type="float" office:value="0" table:style-name="ce5">
            <text:p>0</text:p>
          </table:table-cell>
          <table:table-cell office:value-type="string" table:style-name="ce5">
            <text:p>Natural disasters / Support for effective and replicable treatment and prevention of Severe Acute Malnutrition (SAM) in Katsina State, Federal Republic of Nigeria (ECHO/NGA/BUD/2014/91001)</text:p>
          </table:table-cell>
          <table:table-cell office:value-type="float" office:value="1300000" table:style-name="ce5">
            <text:p>1,300,000</text:p>
          </table:table-cell>
          <table:table-cell office:value-type="string" table:style-name="ce5">
            <text:p>EUR</text:p>
          </table:table-cell>
          <table:table-cell office:value-type="date" office:date-value="2014-08-25T00:00:00" table:style-name="ce4">
            <text:p>25-Aug-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9" table:style-name="ce5">
            <text:p>225,729</text:p>
          </table:table-cell>
          <table:table-cell table:style-name="ce5"/>
          <table:table-cell office:value-type="string" table:style-name="ce5">
            <text:p>Donor</text:p>
          </table:table-cell>
          <table:table-cell office:value-type="date" office:date-value="2015-03-04T15:01:00" table:style-name="ce4">
            <text:p>4-Mar-2015</text:p>
          </table:table-cell>
          <table:table-cell office:value-type="date" office:date-value="2015-03-04T15:01: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Save the Children<text: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625443" table:style-name="ce5">
            <text:p>625,443</text:p>
          </table:table-cell>
          <table:table-cell office:value-type="float" office:value="0" table:style-name="ce5">
            <text:p>0</text:p>
          </table:table-cell>
          <table:table-cell office:value-type="string" table:style-name="ce5">
            <text:p>Man-made crises / Humanitarian assistance for Internally displaced people in North east Nigeria (ECHO/NGA/BUD/2014/91011)</text:p>
          </table:table-cell>
          <table:table-cell office:value-type="float" office:value="499729" table:style-name="ce5">
            <text:p>499,729</text:p>
          </table:table-cell>
          <table:table-cell office:value-type="string" table:style-name="ce5">
            <text:p>EUR</text:p>
          </table:table-cell>
          <table:table-cell office:value-type="date" office:date-value="2014-12-24T00:00:00" table:style-name="ce4">
            <text:p>24-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1" table:style-name="ce5">
            <text:p>225,731</text:p>
          </table:table-cell>
          <table:table-cell table:style-name="ce5"/>
          <table:table-cell office:value-type="string" table:style-name="ce5">
            <text:p>Donor</text:p>
          </table:table-cell>
          <table:table-cell office:value-type="date" office:date-value="2015-03-04T15:06:00" table:style-name="ce4">
            <text:p>4-Mar-2015</text:p>
          </table:table-cell>
          <table:table-cell office:value-type="date" office:date-value="2015-03-04T15:06: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0" table:style-name="ce5">
            <text:p>0</text:p>
          </table:table-cell>
          <table:table-cell office:value-type="float" office:value="0" table:style-name="ce5">
            <text:p>0</text:p>
          </table:table-cell>
          <table:table-cell office:value-type="string" table:style-name="ce5">
            <text:p>Emergency assistance to flood victims in Nigeria / To ensure immediate and timely assistance for the most vulnerable comunities affected by the floods in Nigeria (ECHO/NGA/BUD/2012/01000 - fully allocated of total original funding decision of Euro 3 mn)</text:p>
          </table:table-cell>
          <table:table-cell office:value-type="string" table:style-name="ce5">
            <text:p/>
          </table:table-cell>
          <table:table-cell office:value-type="string" table:style-name="ce5">
            <text:p>EUR</text:p>
          </table:table-cell>
          <table:table-cell office:value-type="date" office:date-value="2012-12-13T00:00:00" table:style-name="ce4">
            <text:p>13-Dec-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091" table:style-name="ce5">
            <text:p>191,091</text:p>
          </table:table-cell>
          <table:table-cell table:style-name="ce5"/>
          <table:table-cell office:value-type="string" table:style-name="ce5">
            <text:p>Donor</text:p>
          </table:table-cell>
          <table:table-cell office:value-type="date" office:date-value="2013-05-06T10:50:00" table:style-name="ce4">
            <text:p>6-May-2013</text:p>
          </table:table-cell>
          <table:table-cell office:value-type="date" office:date-value="2012-12-21T15:17:00" table:style-name="ce4">
            <text:p>21-Dec-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0" table:visibility="filter">
          <table:table-cell office:value-type="string" table:style-name="ce5">
            <text:p>European Commission's Humanitarian Aid and Civil Protection Department</text:p>
          </table:table-cell>
          <table:table-cell office:value-type="string" table:style-name="ce5">
            <text:p>UN Agencies, NGOs and/or Red Cros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377784" table:style-name="ce5">
            <text:p>1,377,784</text:p>
          </table:table-cell>
          <table:table-cell office:value-type="float" office:value="0" table:style-name="ce5">
            <text:p>0</text:p>
          </table:table-cell>
          <table:table-cell office:value-type="string" table:style-name="ce5">
            <text:p>Humanitarian Implementation Plan (HIP) Nigeria (ECHO/NGA/BUD/2014/91000 - unallocated balance of total original funding decision of Euro 12.5 mn)</text:p>
          </table:table-cell>
          <table:table-cell office:value-type="float" office:value="1000271" table:style-name="ce5">
            <text:p>1,000,271</text:p>
          </table:table-cell>
          <table:table-cell office:value-type="string" table:style-name="ce5">
            <text:p>EUR</text:p>
          </table:table-cell>
          <table:table-cell office:value-type="date" office:date-value="2013-11-06T00:00:00" table:style-name="ce4">
            <text:p>6-Nov-2013</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 Agencies, NGOs and/or Red Cross (details not yet provided)</text:p>
          </table:table-cell>
          <table:table-cell office:value-type="string" table:style-name="ce5">
            <text:p>Other</text:p>
          </table:table-cell>
          <table:table-cell office:value-type="string" table:style-name="ce5">
            <text:p>UN Agencies, NGOs and/or Red Cros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261" table:style-name="ce5">
            <text:p>204,261</text:p>
          </table:table-cell>
          <table:table-cell table:style-name="ce5"/>
          <table:table-cell office:value-type="string" table:style-name="ce5">
            <text:p>Donor</text:p>
          </table:table-cell>
          <table:table-cell office:value-type="date" office:date-value="2015-01-19T14:26:00" table:style-name="ce4">
            <text:p>19-Jan-2015</text:p>
          </table:table-cell>
          <table:table-cell office:value-type="date" office:date-value="2013-11-18T15:32:00" table:style-name="ce4">
            <text:p>18-Nov-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4474197" table:style-name="ce5">
            <text:p>4,474,197</text:p>
          </table:table-cell>
          <table:table-cell office:value-type="float" office:value="0" table:style-name="ce5">
            <text:p>0</text:p>
          </table:table-cell>
          <table:table-cell office:value-type="string" table:style-name="ce5">
            <text:p>Nutrition activities (part of ECHO/-WF/BUD/2012/91003)</text:p>
          </table:table-cell>
          <table:table-cell office:value-type="float" office:value="3378028" table:style-name="ce5">
            <text:p>3,378,028</text:p>
          </table:table-cell>
          <table:table-cell office:value-type="string" table:style-name="ce5">
            <text:p>EUR</text:p>
          </table:table-cell>
          <table:table-cell office:value-type="date" office:date-value="2012-05-09T00:00:00" table:style-name="ce4">
            <text:p>9-May-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2225" table:style-name="ce5">
            <text:p>182,225</text:p>
          </table:table-cell>
          <table:table-cell table:style-name="ce5"/>
          <table:table-cell office:value-type="string" table:style-name="ce5">
            <text:p>Donor and Agency</text:p>
          </table:table-cell>
          <table:table-cell office:value-type="date" office:date-value="2012-09-17T15:47:00" table:style-name="ce4">
            <text:p>17-Sep-2012</text:p>
          </table:table-cell>
          <table:table-cell office:value-type="date" office:date-value="2012-05-23T15:16:00" table:style-name="ce4">
            <text:p>23-May-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European Commission's Humanitarian Aid and Civil Protection Department</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4100378" table:style-name="ce5">
            <text:p>4,100,378</text:p>
          </table:table-cell>
          <table:table-cell office:value-type="float" office:value="0" table:style-name="ce5">
            <text:p>0</text:p>
          </table:table-cell>
          <table:table-cell office:value-type="string" table:style-name="ce5">
            <text:p>UNICEF nutrition response (part of ECHO/-WF/BUD/2013/91019)</text:p>
          </table:table-cell>
          <table:table-cell office:value-type="float" office:value="3124488" table:style-name="ce5">
            <text:p>3,124,488</text:p>
          </table:table-cell>
          <table:table-cell office:value-type="string" table:style-name="ce5">
            <text:p>EUR</text:p>
          </table:table-cell>
          <table:table-cell office:value-type="date" office:date-value="2013-06-23T00:00:00" table:style-name="ce4">
            <text:p>23-Jun-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7707" table:style-name="ce5">
            <text:p>197,707</text:p>
          </table:table-cell>
          <table:table-cell table:style-name="ce5"/>
          <table:table-cell office:value-type="string" table:style-name="ce5">
            <text:p>Donor and Agency</text:p>
          </table:table-cell>
          <table:table-cell office:value-type="date" office:date-value="2013-12-05T11:41:00" table:style-name="ce4">
            <text:p>5-Dec-2013</text:p>
          </table:table-cell>
          <table:table-cell office:value-type="date" office:date-value="2013-06-03T16:41:00" table:style-name="ce4">
            <text:p>3-Jun-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European Commission's Humanitarian Aid and Civil Protection Department</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566893" table:style-name="ce5">
            <text:p>566,893</text:p>
          </table:table-cell>
          <table:table-cell office:value-type="float" office:value="0" table:style-name="ce5">
            <text:p>0</text:p>
          </table:table-cell>
          <table:table-cell office:value-type="string" table:style-name="ce5">
            <text:p>Man-made crises / Protection and humanitarian assistance for vulnerable internally displaced persons (IDPs) in north-east Nigeria and their host communities. (ECHO/NGA/BUD/2014/91013)</text:p>
          </table:table-cell>
          <table:table-cell office:value-type="float" office:value="500000" table:style-name="ce5">
            <text:p>500,000</text:p>
          </table:table-cell>
          <table:table-cell office:value-type="string" table:style-name="ce5">
            <text:p>EUR</text:p>
          </table:table-cell>
          <table:table-cell office:value-type="date" office:date-value="2015-02-12T00:00:00" table:style-name="ce4">
            <text:p>12-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European Commission</text:p>
          </table:table-cell>
          <table:table-cell office:value-type="string" table:style-name="ce5">
            <text:p>European Commission</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30" table:style-name="ce5">
            <text:p>225,730</text:p>
          </table:table-cell>
          <table:table-cell table:style-name="ce5"/>
          <table:table-cell office:value-type="string" table:style-name="ce5">
            <text:p>Donor</text:p>
          </table:table-cell>
          <table:table-cell office:value-type="date" office:date-value="2015-03-04T15:05:00" table:style-name="ce4">
            <text:p>4-Mar-2015</text:p>
          </table:table-cell>
          <table:table-cell office:value-type="date" office:date-value="2015-03-04T15:05:00" table:style-name="ce4">
            <text:p>4-Mar-2015</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7" table:visibility="filter">
          <table:table-cell office:value-type="string" table:style-name="ce5">
            <text:p>France</text:p>
          </table:table-cell>
          <table:table-cell office:value-type="string" table:style-name="ce5">
            <text:p>United Nations High Commissioner for Refuge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916230" table:style-name="ce5">
            <text:p>916,230</text:p>
          </table:table-cell>
          <table:table-cell office:value-type="float" office:value="0" table:style-name="ce5">
            <text:p>0</text:p>
          </table:table-cell>
          <table:table-cell office:value-type="string" table:style-name="ce5">
            <text:p>Humanitarian assistance to malian refugees</text:p>
          </table:table-cell>
          <table:table-cell office:value-type="float" office:value="700000" table:style-name="ce5">
            <text:p>700,000</text:p>
          </table:table-cell>
          <table:table-cell office:value-type="string" table:style-name="ce5">
            <text:p>EUR</text:p>
          </table:table-cell>
          <table:table-cell office:value-type="date" office:date-value="2013-05-29T00:00:00" table:style-name="ce4">
            <text:p>29-May-2013</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France</text:p>
          </table:table-cell>
          <table:table-cell office:value-type="string" table:style-name="ce5">
            <text:p>France</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5726" table:style-name="ce5">
            <text:p>225,726</text:p>
          </table:table-cell>
          <table:table-cell table:style-name="ce5"/>
          <table:table-cell office:value-type="string" table:style-name="ce5">
            <text:p>Donor</text:p>
          </table:table-cell>
          <table:table-cell office:value-type="date" office:date-value="2015-03-04T14:46:00" table:style-name="ce4">
            <text:p>4-Mar-2015</text:p>
          </table:table-cell>
          <table:table-cell office:value-type="date" office:date-value="2015-03-04T14:46:00" table:style-name="ce4">
            <text:p>4-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table-cell office:value-type="string" table:style-name="ce5">
            <text:p>Germany</text:p>
          </table:table-cell>
          <table:table-cell office:value-type="string" table:style-name="ce5">
            <text:p>Private (individuals &amp; organisations)</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56117" table:style-name="ce5">
            <text:p>56,117</text:p>
          </table:table-cell>
          <table:table-cell office:value-type="float" office:value="0" table:style-name="ce5">
            <text:p>0</text:p>
          </table:table-cell>
          <table:table-cell office:value-type="string" table:style-name="ce5">
            <text:p>Emergency relief for victims of Boko Haram attacks in the diocese Yola (AA-S05 321.50 NGA 03/15)</text:p>
          </table:table-cell>
          <table:table-cell office:value-type="float" office:value="50000" table:style-name="ce5">
            <text:p>50,000</text:p>
          </table:table-cell>
          <table:table-cell office:value-type="string" table:style-name="ce5">
            <text:p>EUR</text:p>
          </table:table-cell>
          <table:table-cell office:value-type="date" office:date-value="2015-03-23T00:00:00" table:style-name="ce4">
            <text:p>23-Mar-2015</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Private (individuals &amp; organisations)</text:p>
          </table:table-cell>
          <table:table-cell office:value-type="string" table:style-name="ce5">
            <text:p>Private Orgs. &amp; Foundations</text:p>
          </table:table-cell>
          <table:table-cell office:value-type="string" table:style-name="ce5">
            <text:p>Private (individuals &amp; organisation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7167" table:style-name="ce5">
            <text:p>227,167</text:p>
          </table:table-cell>
          <table:table-cell table:style-name="ce5"/>
          <table:table-cell office:value-type="string" table:style-name="ce5">
            <text:p>Donor</text:p>
          </table:table-cell>
          <table:table-cell office:value-type="date" office:date-value="2015-03-27T17:28:00" table:style-name="ce4">
            <text:p>27-Mar-2015</text:p>
          </table:table-cell>
          <table:table-cell office:value-type="date" office:date-value="2015-03-27T17:28:00" table:style-name="ce4">
            <text:p>27-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0">
          <table:table-cell office:value-type="string" table:style-name="ce5">
            <text:p>Germany</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2834467" table:style-name="ce5">
            <text:p>2,834,467</text:p>
          </table:table-cell>
          <table:table-cell office:value-type="float" office:value="0" table:style-name="ce5">
            <text:p>0</text:p>
          </table:table-cell>
          <table:table-cell office:value-type="string" table:style-name="ce5">
            <text:p>Emergency assistance to Nigerian refugees in Cameroon, Chad and Niger as well as IDPs inNigeria (VN05 321.50 NGA 02/15)</text:p>
          </table:table-cell>
          <table:table-cell office:value-type="float" office:value="2500000" table:style-name="ce5">
            <text:p>2,500,000</text:p>
          </table:table-cell>
          <table:table-cell office:value-type="string" table:style-name="ce5">
            <text:p>EUR</text:p>
          </table:table-cell>
          <table:table-cell office:value-type="date" office:date-value="2015-02-26T00:00:00" table:style-name="ce4">
            <text:p>26-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Germany</text:p>
          </table:table-cell>
          <table:table-cell office:value-type="string" table:style-name="ce5">
            <text:p>Germany</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24" table:style-name="ce5">
            <text:p>225,724</text:p>
          </table:table-cell>
          <table:table-cell table:style-name="ce5"/>
          <table:table-cell office:value-type="string" table:style-name="ce5">
            <text:p>Donor</text:p>
          </table:table-cell>
          <table:table-cell office:value-type="date" office:date-value="2015-03-23T12:15:00" table:style-name="ce4">
            <text:p>23-Mar-2015</text:p>
          </table:table-cell>
          <table:table-cell office:value-type="date" office:date-value="2015-03-04T14:40:00" table:style-name="ce4">
            <text:p>4-Mar-2015</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Japan</text:p>
          </table:table-cell>
          <table:table-cell office:value-type="string" table:style-name="ce5">
            <text:p>Bilateral (affected government)</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49270" table:style-name="ce5">
            <text:p>649,270</text:p>
          </table:table-cell>
          <table:table-cell office:value-type="float" office:value="0" table:style-name="ce5">
            <text:p>0</text:p>
          </table:table-cell>
          <table:table-cell office:value-type="string" table:style-name="ce5">
            <text:p>in-kind assistance to the Government of Nigeria in response to the serious damage from the recent floods (tent, blanket and water purifier, etc.)</text:p>
          </table:table-cell>
          <table:table-cell office:value-type="float" office:value="52000000" table:style-name="ce5">
            <text:p>52,000,000</text:p>
          </table:table-cell>
          <table:table-cell office:value-type="string" table:style-name="ce5">
            <text:p>JPY</text:p>
          </table:table-cell>
          <table:table-cell office:value-type="date" office:date-value="2012-11-08T00:00:00" table:style-name="ce4">
            <text:p>8-Nov-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Japan</text:p>
          </table:table-cell>
          <table:table-cell office:value-type="string" table:style-name="ce5">
            <text:p>Japan</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9475" table:style-name="ce5">
            <text:p>189,475</text:p>
          </table:table-cell>
          <table:table-cell table:style-name="ce5"/>
          <table:table-cell office:value-type="string" table:style-name="ce5">
            <text:p>Donor</text:p>
          </table:table-cell>
          <table:table-cell office:value-type="date" office:date-value="2012-11-08T15:11:00" table:style-name="ce4">
            <text:p>8-Nov-2012</text:p>
          </table:table-cell>
          <table:table-cell office:value-type="date" office:date-value="2012-11-08T15:11:00" table:style-name="ce4">
            <text:p>8-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Japan</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00000" table:style-name="ce5">
            <text:p>300,000</text:p>
          </table:table-cell>
          <table:table-cell office:value-type="float" office:value="0" table:style-name="ce5">
            <text:p>0</text:p>
          </table:table-cell>
          <table:table-cell office:value-type="string" table:style-name="ce5">
            <text:p>Emergency Grant Aid in response to the Abduction of School Girls in Nigeria</text:p>
            <text:p/>
          </table:table-cell>
          <table:table-cell office:value-type="string" table:style-name="ce5">
            <text:p/>
          </table:table-cell>
          <table:table-cell office:value-type="string" table:style-name="ce5">
            <text:p>USD</text:p>
          </table:table-cell>
          <table:table-cell office:value-type="date" office:date-value="2014-06-17T00:00:00" table:style-name="ce4">
            <text:p>17-Jun-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4711" table:style-name="ce5">
            <text:p>214,711</text:p>
          </table:table-cell>
          <table:table-cell table:style-name="ce5"/>
          <table:table-cell office:value-type="string" table:style-name="ce5">
            <text:p>Donor</text:p>
          </table:table-cell>
          <table:table-cell office:value-type="date" office:date-value="2014-07-04T12:20:00" table:style-name="ce4">
            <text:p>4-Jul-2014</text:p>
          </table:table-cell>
          <table:table-cell office:value-type="date" office:date-value="2014-07-04T12:20:00" table:style-name="ce4">
            <text:p>4-Jul-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Japan</text:p>
          </table:table-cell>
          <table:table-cell office:value-type="string" table:style-name="ce5">
            <text:p>International Labour Organization</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70000" table:style-name="ce5">
            <text:p>70,000</text:p>
          </table:table-cell>
          <table:table-cell office:value-type="float" office:value="0" table:style-name="ce5">
            <text:p>0</text:p>
          </table:table-cell>
          <table:table-cell office:value-type="string" table:style-name="ce5">
            <text:p>Emergency Grant Aid in response to the Abduction of School Girls in Nigeria</text:p>
            <text:p/>
          </table:table-cell>
          <table:table-cell office:value-type="string" table:style-name="ce5">
            <text:p/>
          </table:table-cell>
          <table:table-cell office:value-type="string" table:style-name="ce5">
            <text:p>USD</text:p>
          </table:table-cell>
          <table:table-cell office:value-type="date" office:date-value="2014-06-25T00:00:00" table:style-name="ce4">
            <text:p>25-Jun-2014</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International Labour Organization</text:p>
          </table:table-cell>
          <table:table-cell office:value-type="string" table:style-name="ce5">
            <text:p>UN Agencies</text:p>
          </table:table-cell>
          <table:table-cell office:value-type="string" table:style-name="ce5">
            <text:p>ILO</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4702" table:style-name="ce5">
            <text:p>214,702</text:p>
          </table:table-cell>
          <table:table-cell table:style-name="ce5"/>
          <table:table-cell office:value-type="string" table:style-name="ce5">
            <text:p>Donor</text:p>
          </table:table-cell>
          <table:table-cell office:value-type="date" office:date-value="2014-09-01T17:42:00" table:style-name="ce4">
            <text:p>1-Sep-2014</text:p>
          </table:table-cell>
          <table:table-cell office:value-type="date" office:date-value="2014-07-04T11:54:00" table:style-name="ce4">
            <text:p>4-Jul-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table-cell office:value-type="string" table:style-name="ce5">
            <text:p>Japan</text:p>
          </table:table-cell>
          <table:table-cell office:value-type="string" table:style-name="ce5">
            <text:p>UN Agencies and Red Cross (details not yet provided)</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0" table:style-name="ce5">
            <text:p>0</text:p>
          </table:table-cell>
          <table:table-cell office:value-type="float" office:value="4270000" table:style-name="ce5">
            <text:p>4,270,000</text:p>
          </table:table-cell>
          <table:table-cell office:value-type="string" table:style-name="ce5">
            <text:p>Grant Aid for Supporting Internally Displaced Persons in the North East and Preparedness to Ebola in Nigeria</text:p>
          </table:table-cell>
          <table:table-cell office:value-type="float" office:value="414123042" table:style-name="ce5">
            <text:p>414,123,042</text:p>
          </table:table-cell>
          <table:table-cell office:value-type="string" table:style-name="ce5">
            <text:p>JPY</text:p>
          </table:table-cell>
          <table:table-cell office:value-type="date" office:date-value="2015-03-02T00:00:00" table:style-name="ce4">
            <text:p>2-Mar-2015</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ledge</text:p>
          </table:table-cell>
          <table:table-cell office:value-type="string" table:style-name="ce5">
            <text:p>Japan</text:p>
          </table:table-cell>
          <table:table-cell office:value-type="string" table:style-name="ce5">
            <text:p>Japan</text:p>
          </table:table-cell>
          <table:table-cell office:value-type="string" table:style-name="ce5">
            <text:p>UN Agencies and Red Cross (details not yet provided)</text:p>
          </table:table-cell>
          <table:table-cell office:value-type="string" table:style-name="ce5">
            <text:p>Other</text:p>
          </table:table-cell>
          <table:table-cell office:value-type="string" table:style-name="ce5">
            <text:p>UN Agencies and Red Cros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776" table:style-name="ce5">
            <text:p>225,776</text:p>
          </table:table-cell>
          <table:table-cell table:style-name="ce5"/>
          <table:table-cell office:value-type="string" table:style-name="ce5">
            <text:p>Donor</text:p>
          </table:table-cell>
          <table:table-cell office:value-type="date" office:date-value="2015-03-30T14:33:00" table:style-name="ce4">
            <text:p>30-Mar-2015</text:p>
          </table:table-cell>
          <table:table-cell office:value-type="date" office:date-value="2015-03-05T12:37:00" table:style-name="ce4">
            <text:p>5-Mar-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Japan</text:p>
          </table:table-cell>
          <table:table-cell office:value-type="string" table:style-name="ce5">
            <text:p>United Nations Children's Fund</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2500000" table:style-name="ce5">
            <text:p>2,500,000</text:p>
          </table:table-cell>
          <table:table-cell office:value-type="float" office:value="0" table:style-name="ce5">
            <text:p>0</text:p>
          </table:table-cell>
          <table:table-cell office:value-type="string" table:style-name="ce5">
            <text:p>Scaling up LLIN coverage and other malaria control and prevention interventions in Nigeria</text:p>
          </table:table-cell>
          <table:table-cell office:value-type="string" table:style-name="ce5">
            <text:p/>
          </table:table-cell>
          <table:table-cell office:value-type="string" table:style-name="ce5">
            <text:p>USD</text:p>
          </table:table-cell>
          <table:table-cell office:value-type="date" office:date-value="2013-03-01T00:00:00" table:style-name="ce4">
            <text:p>1-Ma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3932" table:style-name="ce5">
            <text:p>193,932</text:p>
          </table:table-cell>
          <table:table-cell table:style-name="ce5"/>
          <table:table-cell office:value-type="string" table:style-name="ce5">
            <text:p>Donor</text:p>
          </table:table-cell>
          <table:table-cell office:value-type="date" office:date-value="2013-03-19T17:28:00" table:style-name="ce4">
            <text:p>19-Mar-2013</text:p>
          </table:table-cell>
          <table:table-cell office:value-type="date" office:date-value="2013-03-19T17:28:00" table:style-name="ce4">
            <text:p>19-Mar-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Japan</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SNYS/67548/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300000" table:style-name="ce5">
            <text:p>300,000</text:p>
          </table:table-cell>
          <table:table-cell office:value-type="float" office:value="0" table:style-name="ce5">
            <text:p>0</text:p>
          </table:table-cell>
          <table:table-cell office:value-type="string" table:style-name="ce5">
            <text:p>to be allocated to specific projects</text:p>
          </table:table-cell>
          <table:table-cell office:value-type="string" table:style-name="ce5">
            <text:p/>
          </table:table-cell>
          <table:table-cell office:value-type="string" table:style-name="ce5">
            <text:p>USD</text:p>
          </table:table-cell>
          <table:table-cell office:value-type="date" office:date-value="2014-02-20T00:00:00" table:style-name="ce4">
            <text:p>20-Feb-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8332" table:style-name="ce5">
            <text:p>208,332</text:p>
          </table:table-cell>
          <table:table-cell table:style-name="ce5"/>
          <table:table-cell office:value-type="string" table:style-name="ce5">
            <text:p>Agency</text:p>
          </table:table-cell>
          <table:table-cell office:value-type="date" office:date-value="2014-10-07T15:21:00" table:style-name="ce4">
            <text:p>7-Oct-2014</text:p>
          </table:table-cell>
          <table:table-cell office:value-type="date" office:date-value="2014-02-25T15:40:00" table:style-name="ce4">
            <text:p>25-Feb-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4"/>
        </table:table-row>
        <table:table-row table:style-name="ro13">
          <table:table-cell office:value-type="string" table:style-name="ce5">
            <text:p>Japan</text:p>
          </table:table-cell>
          <table:table-cell office:value-type="string" table:style-name="ce5">
            <text:p>United Nations Children's Fund</text:p>
          </table:table-cell>
          <table:table-cell office:value-type="string" table:style-name="ce5">
            <text:p>Nigeria 2015</text:p>
          </table:table-cell>
          <table:table-cell office:value-type="string" table:style-name="ce5">
            <text:p>Nigeria 2015</text:p>
          </table:table-cell>
          <table:table-cell office:value-type="string" table:style-name="ce5">
            <text:p>NGA-15/SNYS/78657/R/124</text:p>
          </table:table-cell>
          <table:table-cell office:value-type="string" table:style-name="ce5">
            <text:p>to be allocated to specific projects</text:p>
          </table:table-cell>
          <table:table-cell office:value-type="float" office:value="2015" table:style-name="ce3">
            <text:p>2015</text:p>
          </table:table-cell>
          <table:table-cell office:value-type="float" office:value="3400000" table:style-name="ce5">
            <text:p>3,400,000</text:p>
          </table:table-cell>
          <table:table-cell office:value-type="float" office:value="0" table:style-name="ce5">
            <text:p>0</text:p>
          </table:table-cell>
          <table:table-cell office:value-type="string" table:style-name="ce5">
            <text:p>to be allocated to specific projects<text:s/></text:p>
          </table:table-cell>
          <table:table-cell office:value-type="float" office:value="329746681" table:style-name="ce5">
            <text:p>329,746,681</text:p>
          </table:table-cell>
          <table:table-cell office:value-type="string" table:style-name="ce5">
            <text:p>JPY</text:p>
          </table:table-cell>
          <table:table-cell office:value-type="date" office:date-value="2015-03-02T00:00:00" table:style-name="ce4">
            <text:p>2-Mar-2015</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474" table:style-name="ce5">
            <text:p>226,474</text:p>
          </table:table-cell>
          <table:table-cell table:style-name="ce5"/>
          <table:table-cell office:value-type="string" table:style-name="ce5">
            <text:p>Agency</text:p>
          </table:table-cell>
          <table:table-cell office:value-type="date" office:date-value="2015-03-30T14:56:00" table:style-name="ce4">
            <text:p>30-Mar-2015</text:p>
          </table:table-cell>
          <table:table-cell office:value-type="date" office:date-value="2015-03-17T15:20:00" table:style-name="ce4">
            <text:p>17-Mar-2015</text:p>
          </table:table-cell>
          <table:table-cell office:value-type="float" office:value="2015" table:style-name="ce3">
            <text:p>2015</text:p>
          </table:table-cell>
          <table:table-cell office:value-type="string" table:style-name="ce5">
            <text:p>Nigeria</text:p>
          </table:table-cell>
          <table:table-cell office:value-type="string" table:style-name="ce5">
            <text:p>CLUSTER NOT YET SPECIFIED</text:p>
          </table:table-cell>
          <table:table-cell office:value-type="float" office:value="0" table:style-name="ce5">
            <text:p>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Low</text:p>
          </table:table-cell>
          <table:table-cell office:value-type="string" table:style-name="ce5">
            <text:p>3-Not Specified</text:p>
          </table:table-cell>
          <table:table-cell table:number-columns-repeated="16344"/>
        </table:table-row>
        <table:table-row table:style-name="ro11" table:visibility="filter">
          <table:table-cell office:value-type="string" table:style-name="ce5">
            <text:p>Japan</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P-HR-RL/70410/R/1171</text:p>
          </table:table-cell>
          <table:table-cell office:value-type="string" table:style-name="ce5">
            <text:p>Prevention and Response to SGBV in conflict affected States of Borno, Yobe, Adamawa and Gombe</text:p>
          </table:table-cell>
          <table:table-cell office:value-type="float" office:value="2014" table:style-name="ce3">
            <text:p>2014</text:p>
          </table:table-cell>
          <table:table-cell office:value-type="float" office:value="185000" table:style-name="ce5">
            <text:p>185,000</text:p>
          </table:table-cell>
          <table:table-cell office:value-type="float" office:value="0" table:style-name="ce5">
            <text:p>0</text:p>
          </table:table-cell>
          <table:table-cell office:value-type="string" table:style-name="ce5">
            <text:p>Proposal on Prevention and Response to Gender Based Violence in North-East Nigeria</text:p>
          </table:table-cell>
          <table:table-cell office:value-type="float" office:value="185000" table:style-name="ce5">
            <text:p>185,000</text:p>
          </table:table-cell>
          <table:table-cell office:value-type="string" table:style-name="ce5">
            <text:p>USD</text:p>
          </table:table-cell>
          <table:table-cell office:value-type="date" office:date-value="2014-06-18T00:00:00" table:style-name="ce4">
            <text:p>18-Jun-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0168" table:style-name="ce5">
            <text:p>220,168</text:p>
          </table:table-cell>
          <table:table-cell table:style-name="ce5"/>
          <table:table-cell office:value-type="string" table:style-name="ce5">
            <text:p>Agency</text:p>
          </table:table-cell>
          <table:table-cell office:value-type="date" office:date-value="2014-11-04T14:26:00" table:style-name="ce4">
            <text:p>4-Nov-2014</text:p>
          </table:table-cell>
          <table:table-cell office:value-type="date" office:date-value="2014-11-04T14:26:00" table:style-name="ce4">
            <text:p>4-Nov-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959327" table:style-name="ce5">
            <text:p>959,327</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b-The principal purpose of the project is to advance gender equality</text:p>
          </table:table-cell>
          <table:table-cell table:number-columns-repeated="16344"/>
        </table:table-row>
        <table:table-row table:style-name="ro15">
          <table:table-cell office:value-type="string" table:style-name="ce5">
            <text:p>Japan</text:p>
          </table:table-cell>
          <table:table-cell office:value-type="string" table:style-name="ce5">
            <text:p>World Health Organization</text:p>
          </table:table-cell>
          <table:table-cell office:value-type="string" table:style-name="ce5">
            <text:p>Nigeria 2015</text:p>
          </table:table-cell>
          <table:table-cell office:value-type="string" table:style-name="ce5">
            <text:p>Nigeria 2015</text:p>
          </table:table-cell>
          <table:table-cell office:value-type="string" table:style-name="ce5">
            <text:p>NGA-15/H/77985/122</text:p>
          </table:table-cell>
          <table:table-cell office:value-type="string" table:style-name="ce5">
            <text:p>Strengthening preparedness and emergency response to epidemic prone diseases (Cholera and Lassa fever) in high risk states (Northern region) of Nigeria<text:s/></text:p>
          </table:table-cell>
          <table:table-cell office:value-type="float" office:value="2015" table:style-name="ce3">
            <text:p>2015</text:p>
          </table:table-cell>
          <table:table-cell office:value-type="float" office:value="620000" table:style-name="ce5">
            <text:p>620,000</text:p>
          </table:table-cell>
          <table:table-cell office:value-type="float" office:value="0" table:style-name="ce5">
            <text:p>0</text:p>
          </table:table-cell>
          <table:table-cell office:value-type="string" table:style-name="ce5">
            <text:p>Strengthening preparedness and emergency response to epidemic prone diseases (Cholera and Lassa fever) in high risk states (Northern region) of Nigeria<text:s text:c="2"/></text:p>
          </table:table-cell>
          <table:table-cell office:value-type="float" office:value="60130277" table:style-name="ce5">
            <text:p>60,130,277</text:p>
          </table:table-cell>
          <table:table-cell office:value-type="string" table:style-name="ce5">
            <text:p>JPY</text:p>
          </table:table-cell>
          <table:table-cell office:value-type="date" office:date-value="2015-03-16T00:00:00" table:style-name="ce4">
            <text:p>16-Mar-2015</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Japan</text:p>
          </table:table-cell>
          <table:table-cell office:value-type="string" table:style-name="ce5">
            <text:p>Japan</text:p>
          </table:table-cell>
          <table:table-cell office:value-type="string" table:style-name="ce5">
            <text:p>World Health Organization</text:p>
          </table:table-cell>
          <table:table-cell office:value-type="string" table:style-name="ce5">
            <text:p>UN Agencies</text:p>
          </table:table-cell>
          <table:table-cell office:value-type="string" table:style-name="ce5">
            <text:p>WHO</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434" table:style-name="ce5">
            <text:p>226,434</text:p>
          </table:table-cell>
          <table:table-cell table:style-name="ce5"/>
          <table:table-cell office:value-type="string" table:style-name="ce5">
            <text:p>Agency</text:p>
          </table:table-cell>
          <table:table-cell office:value-type="date" office:date-value="2015-03-30T14:55:00" table:style-name="ce4">
            <text:p>30-Mar-2015</text:p>
          </table:table-cell>
          <table:table-cell office:value-type="date" office:date-value="2015-03-17T12:25:00" table:style-name="ce4">
            <text:p>17-Mar-2015</text:p>
          </table:table-cell>
          <table:table-cell office:value-type="float" office:value="2015" table:style-name="ce3">
            <text:p>2015</text:p>
          </table:table-cell>
          <table:table-cell office:value-type="string" table:style-name="ce5">
            <text:p>Nigeria</text:p>
          </table:table-cell>
          <table:table-cell office:value-type="string" table:style-name="ce5">
            <text:p>HEALTH</text:p>
          </table:table-cell>
          <table:table-cell office:value-type="float" office:value="7230000" table:style-name="ce5">
            <text:p>7,230,000</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Luxembourg</text:p>
          </table:table-cell>
          <table:table-cell office:value-type="string" table:style-name="ce5">
            <text:p>Global Facility for Disaster Risk Reductio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55844" table:style-name="ce5">
            <text:p>155,844</text:p>
          </table:table-cell>
          <table:table-cell office:value-type="float" office:value="0" table:style-name="ce5">
            <text:p>0</text:p>
          </table:table-cell>
          <table:table-cell office:value-type="string" table:style-name="ce5">
            <text:p>Post-Disaster Needs Assessment (PDNA): Estimate the overall impact of the disaster on the socio-economic development of the country, the affected areas and the communities (AH/BM/2012/0001)</text:p>
          </table:table-cell>
          <table:table-cell office:value-type="float" office:value="120000" table:style-name="ce5">
            <text:p>120,000</text:p>
          </table:table-cell>
          <table:table-cell office:value-type="string" table:style-name="ce5">
            <text:p>EUR</text:p>
          </table:table-cell>
          <table:table-cell office:value-type="date" office:date-value="2012-12-14T00:00:00" table:style-name="ce4">
            <text:p>14-Dec-2012</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Global Facility for Disaster Risk Reduction</text:p>
          </table:table-cell>
          <table:table-cell office:value-type="string" table:style-name="ce5">
            <text:p>Inter-governmental orgs.</text:p>
          </table:table-cell>
          <table:table-cell office:value-type="string" table:style-name="ce5">
            <text:p>GFDR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115" table:style-name="ce5">
            <text:p>191,115</text:p>
          </table:table-cell>
          <table:table-cell table:style-name="ce5"/>
          <table:table-cell office:value-type="string" table:style-name="ce5">
            <text:p>Donor</text:p>
          </table:table-cell>
          <table:table-cell office:value-type="date" office:date-value="2012-12-24T10:39:00" table:style-name="ce4">
            <text:p>24-Dec-2012</text:p>
          </table:table-cell>
          <table:table-cell office:value-type="date" office:date-value="2012-12-24T10:38:00" table:style-name="ce4">
            <text:p>24-Dec-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Luxembourg</text:p>
          </table:table-cell>
          <table:table-cell office:value-type="string" table:style-name="ce5">
            <text:p>International Committee of the Red Cros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44353" table:style-name="ce5">
            <text:p>344,353</text:p>
          </table:table-cell>
          <table:table-cell office:value-type="float" office:value="0" table:style-name="ce5">
            <text:p>0</text:p>
          </table:table-cell>
          <table:table-cell office:value-type="string" table:style-name="ce5">
            <text:p>Protection of IDP and civil society (AH/CICR/2013/0011)</text:p>
          </table:table-cell>
          <table:table-cell office:value-type="float" office:value="250000" table:style-name="ce5">
            <text:p>250,000</text:p>
          </table:table-cell>
          <table:table-cell office:value-type="string" table:style-name="ce5">
            <text:p>EUR</text:p>
          </table:table-cell>
          <table:table-cell office:value-type="date" office:date-value="2013-11-18T00:00:00" table:style-name="ce4">
            <text:p>18-Nov-2013</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Luxembourg</text:p>
          </table:table-cell>
          <table:table-cell office:value-type="string" table:style-name="ce5">
            <text:p>Luxembourg</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496" table:style-name="ce5">
            <text:p>204,496</text:p>
          </table:table-cell>
          <table:table-cell table:style-name="ce5"/>
          <table:table-cell office:value-type="string" table:style-name="ce5">
            <text:p>Donor</text:p>
          </table:table-cell>
          <table:table-cell office:value-type="date" office:date-value="2013-11-25T15:42:00" table:style-name="ce4">
            <text:p>25-Nov-2013</text:p>
          </table:table-cell>
          <table:table-cell office:value-type="date" office:date-value="2013-11-25T15:38:00" table:style-name="ce4">
            <text:p>25-Nov-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Luxembourg</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17662" table:style-name="ce5">
            <text:p>317,662</text:p>
          </table:table-cell>
          <table:table-cell office:value-type="float" office:value="0" table:style-name="ce5">
            <text:p>0</text:p>
          </table:table-cell>
          <table:table-cell office:value-type="string" table:style-name="ce5">
            <text:p>Support to populations affected by armed conflict in Nigeria (AH/CICR/2014/0009)</text:p>
          </table:table-cell>
          <table:table-cell office:value-type="float" office:value="250000" table:style-name="ce5">
            <text:p>250,000</text:p>
          </table:table-cell>
          <table:table-cell office:value-type="string" table:style-name="ce5">
            <text:p>EUR</text:p>
          </table:table-cell>
          <table:table-cell office:value-type="date" office:date-value="2014-10-30T00:00:00" table:style-name="ce4">
            <text:p>30-Oct-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Luxembourg</text:p>
          </table:table-cell>
          <table:table-cell office:value-type="string" table:style-name="ce5">
            <text:p>Luxembourg</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0281" table:style-name="ce5">
            <text:p>220,281</text:p>
          </table:table-cell>
          <table:table-cell table:style-name="ce5"/>
          <table:table-cell office:value-type="string" table:style-name="ce5">
            <text:p>Donor</text:p>
          </table:table-cell>
          <table:table-cell office:value-type="date" office:date-value="2014-11-05T16:32:00" table:style-name="ce4">
            <text:p>5-Nov-2014</text:p>
          </table:table-cell>
          <table:table-cell office:value-type="date" office:date-value="2014-11-05T16:32:00" table:style-name="ce4">
            <text:p>5-Nov-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Netherlands</text:p>
          </table:table-cell>
          <table:table-cell office:value-type="string" table:style-name="ce5">
            <text:p>Netherlands Red Cross</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31752" table:style-name="ce5">
            <text:p>131,752</text:p>
          </table:table-cell>
          <table:table-cell office:value-type="float" office:value="0" table:style-name="ce5">
            <text:p>0</text:p>
          </table:table-cell>
          <table:table-cell office:value-type="string" table:style-name="ce5">
            <text:p>(Nigeria) Ebola virus control (23833)</text:p>
          </table:table-cell>
          <table:table-cell office:value-type="float" office:value="100000" table:style-name="ce5">
            <text:p>100,000</text:p>
          </table:table-cell>
          <table:table-cell office:value-type="string" table:style-name="ce5">
            <text:p>EUR</text:p>
          </table:table-cell>
          <table:table-cell office:value-type="date" office:date-value="2014-09-19T00:00:00" table:style-name="ce4">
            <text:p>19-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Commitment</text:p>
          </table:table-cell>
          <table:table-cell office:value-type="string" table:style-name="ce5">
            <text:p>Netherlands</text:p>
          </table:table-cell>
          <table:table-cell office:value-type="string" table:style-name="ce5">
            <text:p>Netherlands</text:p>
          </table:table-cell>
          <table:table-cell office:value-type="string" table:style-name="ce5">
            <text:p>Netherlands Red Cross</text:p>
          </table:table-cell>
          <table:table-cell office:value-type="string" table:style-name="ce5">
            <text:p>Red Cross / Red Crescent</text:p>
          </table:table-cell>
          <table:table-cell office:value-type="string" table:style-name="ce5">
            <text:p>Netherlands RC</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8267" table:style-name="ce5">
            <text:p>218,267</text:p>
          </table:table-cell>
          <table:table-cell table:style-name="ce5"/>
          <table:table-cell office:value-type="string" table:style-name="ce5">
            <text:p>Donor</text:p>
          </table:table-cell>
          <table:table-cell office:value-type="date" office:date-value="2015-01-12T17:26:00" table:style-name="ce4">
            <text:p>12-Jan-2015</text:p>
          </table:table-cell>
          <table:table-cell office:value-type="date" office:date-value="2014-09-23T12:07:00" table:style-name="ce4">
            <text:p>23-Sep-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Netherlands</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311333" table:style-name="ce5">
            <text:p>311,333</text:p>
          </table:table-cell>
          <table:table-cell office:value-type="float" office:value="0" table:style-name="ce5">
            <text:p>0</text:p>
          </table:table-cell>
          <table:table-cell office:value-type="string" table:style-name="ce5">
            <text:p>(Nigeria) Contribution to UNICEF Ebola Response activities within the scope of the UNICEF HAC Appeal for the Ebola Outbreak Response in West Africa. <text:s/>(27050)</text:p>
          </table:table-cell>
          <table:table-cell office:value-type="float" office:value="249689" table:style-name="ce5">
            <text:p>249,689</text:p>
          </table:table-cell>
          <table:table-cell office:value-type="string" table:style-name="ce5">
            <text:p>EUR</text:p>
          </table:table-cell>
          <table:table-cell office:value-type="date" office:date-value="2014-11-11T00:00:00" table:style-name="ce4">
            <text:p>11-Nov-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Netherlands</text:p>
          </table:table-cell>
          <table:table-cell office:value-type="string" table:style-name="ce5">
            <text:p>Netherland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1667" table:style-name="ce5">
            <text:p>221,667</text:p>
          </table:table-cell>
          <table:table-cell table:style-name="ce5"/>
          <table:table-cell office:value-type="string" table:style-name="ce5">
            <text:p>Donor and Agency</text:p>
          </table:table-cell>
          <table:table-cell office:value-type="date" office:date-value="2014-11-27T15:46:00" table:style-name="ce4">
            <text:p>27-Nov-2014</text:p>
          </table:table-cell>
          <table:table-cell office:value-type="date" office:date-value="2014-11-27T15:46:00" table:style-name="ce4">
            <text:p>27-Nov-2014</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4" table:visibility="filter">
          <table:table-cell office:value-type="string" table:style-name="ce5">
            <text:p>Nigeria</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31867" table:style-name="ce5">
            <text:p>31,867</text:p>
          </table:table-cell>
          <table:table-cell office:value-type="float" office:value="0" table:style-name="ce5">
            <text:p>0</text:p>
          </table:table-cell>
          <table:table-cell office:value-type="string" table:style-name="ce5">
            <text:p>Provision of protection to the population affected by the conflict<text:s/></text:p>
          </table:table-cell>
          <table:table-cell office:value-type="string" table:style-name="ce5">
            <text:p/>
          </table:table-cell>
          <table:table-cell office:value-type="string" table:style-name="ce5">
            <text:p>USD</text:p>
          </table:table-cell>
          <table:table-cell office:value-type="date" office:date-value="2014-08-13T00:00:00" table:style-name="ce4">
            <text:p>13-Aug-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Nigeria</text:p>
          </table:table-cell>
          <table:table-cell office:value-type="string" table:style-name="ce5">
            <text:p>Nigeria</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766" table:style-name="ce5">
            <text:p>216,766</text:p>
          </table:table-cell>
          <table:table-cell table:style-name="ce5"/>
          <table:table-cell office:value-type="string" table:style-name="ce5">
            <text:p>Agency</text:p>
          </table:table-cell>
          <table:table-cell office:value-type="date" office:date-value="2014-09-24T10:14:00" table:style-name="ce4">
            <text:p>24-Sep-2014</text:p>
          </table:table-cell>
          <table:table-cell office:value-type="date" office:date-value="2014-08-14T17:09:00" table:style-name="ce4">
            <text:p>14-Aug-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8" table:visibility="filter">
          <table:table-cell office:value-type="string" table:style-name="ce5">
            <text:p>Nigeria</text:p>
          </table:table-cell>
          <table:table-cell office:value-type="string" table:style-name="ce5">
            <text:p>United Nations Population Fund</text:p>
          </table:table-cell>
          <table:table-cell office:value-type="string" table:style-name="ce5">
            <text:p>Nigeria 2014</text:p>
          </table:table-cell>
          <table:table-cell office:value-type="string" table:style-name="ce5">
            <text:p>Nigeria 2014</text:p>
          </table:table-cell>
          <table:table-cell office:value-type="string" table:style-name="ce5">
            <text:p>NGA-14/H/65992/R/1171</text:p>
          </table:table-cell>
          <table:table-cell office:value-type="string" table:style-name="ce5">
            <text:p>Addressing access to emergency reproductive health services in insecurity affected northern states</text:p>
          </table:table-cell>
          <table:table-cell office:value-type="float" office:value="2014" table:style-name="ce3">
            <text:p>2014</text:p>
          </table:table-cell>
          <table:table-cell office:value-type="float" office:value="418967" table:style-name="ce5">
            <text:p>418,967</text:p>
          </table:table-cell>
          <table:table-cell office:value-type="float" office:value="0" table:style-name="ce5">
            <text:p>0</text:p>
          </table:table-cell>
          <table:table-cell office:value-type="string" table:style-name="ce5">
            <text:p>The project aims to contribute in restoring access to basic sexual and reproductive health for some 550,000 people in Borno, Yobe, Adamawa, Gombe, Kaduna and Benue States. (through Presidential Committee on Flood Relief and Rehabilitation)</text:p>
          </table:table-cell>
          <table:table-cell office:value-type="float" office:value="418967" table:style-name="ce5">
            <text:p>418,967</text:p>
          </table:table-cell>
          <table:table-cell office:value-type="string" table:style-name="ce5">
            <text:p>USD</text:p>
          </table:table-cell>
          <table:table-cell office:value-type="date" office:date-value="2014-07-01T00:00:00" table:style-name="ce4">
            <text:p>1-Jul-2014</text:p>
          </table:table-cell>
          <table:table-cell office:value-type="string" table:style-name="ce5">
            <text:p>HEALTH</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Nigeria</text:p>
          </table:table-cell>
          <table:table-cell office:value-type="string" table:style-name="ce5">
            <text:p>Nigeria</text:p>
          </table:table-cell>
          <table:table-cell office:value-type="string" table:style-name="ce5">
            <text:p>United Nations Population Fund</text:p>
          </table:table-cell>
          <table:table-cell office:value-type="string" table:style-name="ce5">
            <text:p>UN Agencies</text:p>
          </table:table-cell>
          <table:table-cell office:value-type="string" table:style-name="ce5">
            <text:p>UNFP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9820" table:style-name="ce5">
            <text:p>219,820</text:p>
          </table:table-cell>
          <table:table-cell table:style-name="ce5"/>
          <table:table-cell office:value-type="string" table:style-name="ce5">
            <text:p>Agency</text:p>
          </table:table-cell>
          <table:table-cell office:value-type="date" office:date-value="2014-10-27T15:57:00" table:style-name="ce4">
            <text:p>27-Oct-2014</text:p>
          </table:table-cell>
          <table:table-cell office:value-type="date" office:date-value="2014-10-27T15:57:00" table:style-name="ce4">
            <text:p>27-Oct-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637555" table:style-name="ce5">
            <text:p>1,637,555</text:p>
          </table:table-cell>
          <table:table-cell office:value-type="date" office:date-value="2014-01-01T00:00:00" table:style-name="ce4">
            <text:p>1-Jan-2014</text:p>
          </table:table-cell>
          <table:table-cell office:value-type="date" office:date-value="2016-12-31T00:00:00" table:style-name="ce4">
            <text:p>31-Dec-2016</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Norway</text:p>
          </table:table-cell>
          <table:table-cell office:value-type="string" table:style-name="ce5">
            <text:p>International Committee of the Red Cros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1625223" table:style-name="ce5">
            <text:p>1,625,223</text:p>
          </table:table-cell>
          <table:table-cell office:value-type="float" office:value="0" table:style-name="ce5">
            <text:p>0</text:p>
          </table:table-cell>
          <table:table-cell office:value-type="string" table:style-name="ce5">
            <text:p>QZA-14/0003-19/ICRC Emergency Appeal 2014</text:p>
          </table:table-cell>
          <table:table-cell office:value-type="float" office:value="10000000" table:style-name="ce5">
            <text:p>10,000,000</text:p>
          </table:table-cell>
          <table:table-cell office:value-type="string" table:style-name="ce5">
            <text:p>NOK</text:p>
          </table:table-cell>
          <table:table-cell office:value-type="date" office:date-value="2014-06-25T00:00:00" table:style-name="ce4">
            <text:p>25-Jun-2014</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International Committee of the Red Cross</text:p>
          </table:table-cell>
          <table:table-cell office:value-type="string" table:style-name="ce5">
            <text:p>Red Cross / Red Crescent</text:p>
          </table:table-cell>
          <table:table-cell office:value-type="string" table:style-name="ce5">
            <text:p>IC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4613" table:style-name="ce5">
            <text:p>214,613</text:p>
          </table:table-cell>
          <table:table-cell table:style-name="ce5"/>
          <table:table-cell office:value-type="string" table:style-name="ce5">
            <text:p>Donor</text:p>
          </table:table-cell>
          <table:table-cell office:value-type="date" office:date-value="2015-02-03T17:15:00" table:style-name="ce4">
            <text:p>3-Feb-2015</text:p>
          </table:table-cell>
          <table:table-cell office:value-type="date" office:date-value="2014-07-02T12:20:00" table:style-name="ce4">
            <text:p>2-Jul-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Norway</text:p>
          </table:table-cell>
          <table:table-cell office:value-type="string" table:style-name="ce5">
            <text:p>Médecins sans Frontières - Norway</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842602" table:style-name="ce5">
            <text:p>842,602</text:p>
          </table:table-cell>
          <table:table-cell office:value-type="float" office:value="0" table:style-name="ce5">
            <text:p>0</text:p>
          </table:table-cell>
          <table:table-cell office:value-type="string" table:style-name="ce5">
            <text:p>QZA-13/0456-5/Material relief assistance and services</text:p>
            <text:p/>
          </table:table-cell>
          <table:table-cell office:value-type="float" office:value="5000000" table:style-name="ce5">
            <text:p>5,000,000</text:p>
          </table:table-cell>
          <table:table-cell office:value-type="string" table:style-name="ce5">
            <text:p>NOK</text:p>
          </table:table-cell>
          <table:table-cell office:value-type="date" office:date-value="2013-08-31T00:00:00" table:style-name="ce4">
            <text:p>31-Aug-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Médecins sans Frontières - Norway</text:p>
          </table:table-cell>
          <table:table-cell office:value-type="string" table:style-name="ce5">
            <text:p>NGOs</text:p>
          </table:table-cell>
          <table:table-cell office:value-type="string" table:style-name="ce5">
            <text:p>MSF - Norway</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2791" table:style-name="ce5">
            <text:p>202,791</text:p>
          </table:table-cell>
          <table:table-cell table:style-name="ce5"/>
          <table:table-cell office:value-type="string" table:style-name="ce5">
            <text:p>Donor</text:p>
          </table:table-cell>
          <table:table-cell office:value-type="date" office:date-value="2013-10-17T17:58:00" table:style-name="ce4">
            <text:p>17-Oct-2013</text:p>
          </table:table-cell>
          <table:table-cell office:value-type="date" office:date-value="2013-10-17T17:58:00" table:style-name="ce4">
            <text:p>17-Oct-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Norway</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300000" table:style-name="ce5">
            <text:p>300,000</text:p>
          </table:table-cell>
          <table:table-cell office:value-type="float" office:value="0" table:style-name="ce5">
            <text:p>0</text:p>
          </table:table-cell>
          <table:table-cell office:value-type="string" table:style-name="ce5">
            <text:p>RAF-12/0016/ Humanitarian response</text:p>
          </table:table-cell>
          <table:table-cell office:value-type="float" office:value="1676100" table:style-name="ce5">
            <text:p>1,676,100</text:p>
          </table:table-cell>
          <table:table-cell office:value-type="string" table:style-name="ce5">
            <text:p>NOK</text:p>
          </table:table-cell>
          <table:table-cell office:value-type="date" office:date-value="2012-03-31T00:00:00" table:style-name="ce4">
            <text:p>31-Mar-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Norway</text:p>
          </table:table-cell>
          <table:table-cell office:value-type="string" table:style-name="ce5">
            <text:p>Norway</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2222" table:style-name="ce5">
            <text:p>182,222</text:p>
          </table:table-cell>
          <table:table-cell table:style-name="ce5"/>
          <table:table-cell office:value-type="string" table:style-name="ce5">
            <text:p>Donor and Agency</text:p>
          </table:table-cell>
          <table:table-cell office:value-type="date" office:date-value="2012-09-21T10:01:00" table:style-name="ce4">
            <text:p>21-Sep-2012</text:p>
          </table:table-cell>
          <table:table-cell office:value-type="date" office:date-value="2012-05-23T15:08:00" table:style-name="ce4">
            <text:p>23-May-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0400" table:style-name="ce5">
            <text:p>60,400</text:p>
          </table:table-cell>
          <table:table-cell office:value-type="float" office:value="0" table:style-name="ce5">
            <text:p>0</text:p>
          </table:table-cell>
          <table:table-cell office:value-type="string" table:style-name="ce5">
            <text:p>Meat packages distribution to needy families</text:p>
          </table:table-cell>
          <table:table-cell office:value-type="float" office:value="60400" table:style-name="ce5">
            <text:p>60,400</text:p>
          </table:table-cell>
          <table:table-cell office:value-type="string" table:style-name="ce5">
            <text:p>USD</text:p>
          </table:table-cell>
          <table:table-cell office:value-type="date" office:date-value="2012-07-29T00:00:00" table:style-name="ce4">
            <text:p>29-Jul-2012</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186" table:style-name="ce5">
            <text:p>191,186</text:p>
          </table:table-cell>
          <table:table-cell table:style-name="ce5"/>
          <table:table-cell office:value-type="string" table:style-name="ce5">
            <text:p>Donor</text:p>
          </table:table-cell>
          <table:table-cell office:value-type="date" office:date-value="2012-12-27T15:39:00" table:style-name="ce4">
            <text:p>27-Dec-2012</text:p>
          </table:table-cell>
          <table:table-cell office:value-type="date" office:date-value="2012-12-27T15:39:00" table:style-name="ce4">
            <text:p>27-Dec-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5000" table:style-name="ce5">
            <text:p>15,000</text:p>
          </table:table-cell>
          <table:table-cell office:value-type="float" office:value="0" table:style-name="ce5">
            <text:p>0</text:p>
          </table:table-cell>
          <table:table-cell office:value-type="string" table:style-name="ce5">
            <text:p>Food packages distribution to poor families</text:p>
          </table:table-cell>
          <table:table-cell office:value-type="float" office:value="15000" table:style-name="ce5">
            <text:p>15,000</text:p>
          </table:table-cell>
          <table:table-cell office:value-type="string" table:style-name="ce5">
            <text:p>USD</text:p>
          </table:table-cell>
          <table:table-cell office:value-type="date" office:date-value="2012-07-29T00:00:00" table:style-name="ce4">
            <text:p>29-Jul-2012</text:p>
          </table:table-cell>
          <table:table-cell table:style-name="ce5"/>
          <table:table-cell office:value-type="string" table:style-name="ce5">
            <text:p>FOOD</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Kimse Yok Mu Solidarity Foundation</text:p>
          </table:table-cell>
          <table:table-cell office:value-type="string" table:style-name="ce5">
            <text:p>NGOs</text:p>
          </table:table-cell>
          <table:table-cell office:value-type="string" table:style-name="ce5">
            <text:p>KY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1234" table:style-name="ce5">
            <text:p>191,234</text:p>
          </table:table-cell>
          <table:table-cell table:style-name="ce5"/>
          <table:table-cell office:value-type="string" table:style-name="ce5">
            <text:p>Donor</text:p>
          </table:table-cell>
          <table:table-cell office:value-type="date" office:date-value="2012-12-27T15:42:00" table:style-name="ce4">
            <text:p>27-Dec-2012</text:p>
          </table:table-cell>
          <table:table-cell office:value-type="date" office:date-value="2012-12-27T15:42:00" table:style-name="ce4">
            <text:p>27-Dec-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5637" table:style-name="ce5">
            <text:p>15,637</text:p>
          </table:table-cell>
          <table:table-cell office:value-type="float" office:value="0" table:style-name="ce5">
            <text:p>0</text:p>
          </table:table-cell>
          <table:table-cell office:value-type="string" table:style-name="ce5">
            <text:p>(NIGERIA) Wireless Application Services Providers Association of Ghana (WASPAG) to Noguchi Memorial Institute for Medical Research for vaccine development and research</text:p>
            <text:p/>
            <text:p/>
          </table:table-cell>
          <table:table-cell office:value-type="string" table:style-name="ce5">
            <text:p/>
          </table:table-cell>
          <table:table-cell office:value-type="string" table:style-name="ce5">
            <text:p>USD</text:p>
          </table:table-cell>
          <table:table-cell office:value-type="date" office:date-value="2014-09-26T00:00:00" table:style-name="ce4">
            <text:p>26-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Private Orgs. &amp; Foundations</text:p>
          </table:table-cell>
          <table:table-cell office:value-type="string" table:style-name="ce5">
            <text:p>Private (individuals &amp; organisations)</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59" table:style-name="ce5">
            <text:p>219,059</text:p>
          </table:table-cell>
          <table:table-cell table:style-name="ce5"/>
          <table:table-cell office:value-type="string" table:style-name="ce5">
            <text:p>Donor</text:p>
          </table:table-cell>
          <table:table-cell office:value-type="date" office:date-value="2014-10-10T18:33:00" table:style-name="ce4">
            <text:p>10-Oct-2014</text:p>
          </table:table-cell>
          <table:table-cell office:value-type="date" office:date-value="2014-10-10T18:33:00" table:style-name="ce4">
            <text:p>10-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11189" table:style-name="ce5">
            <text:p>11,189</text:p>
          </table:table-cell>
          <table:table-cell office:value-type="float" office:value="0" table:style-name="ce5">
            <text:p>0</text:p>
          </table:table-cell>
          <table:table-cell office:value-type="string" table:style-name="ce5">
            <text:p>(Nigeria) Response to Ebola outbreak (through UNICEF office/Nigeria))</text:p>
          </table:table-cell>
          <table:table-cell office:value-type="string" table:style-name="ce5">
            <text:p/>
          </table:table-cell>
          <table:table-cell office:value-type="string" table:style-name="ce5">
            <text:p>USD</text:p>
          </table:table-cell>
          <table:table-cell office:value-type="date" office:date-value="2014-12-12T00:00:00" table:style-name="ce4">
            <text:p>12-Dec-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4944" table:style-name="ce5">
            <text:p>224,944</text:p>
          </table:table-cell>
          <table:table-cell table:style-name="ce5"/>
          <table:table-cell office:value-type="string" table:style-name="ce5">
            <text:p>Agency</text:p>
          </table:table-cell>
          <table:table-cell office:value-type="date" office:date-value="2015-02-19T12:03:00" table:style-name="ce4">
            <text:p>19-Feb-2015</text:p>
          </table:table-cell>
          <table:table-cell office:value-type="date" office:date-value="2015-02-19T12:03:00" table:style-name="ce4">
            <text:p>19-Feb-2015</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5" table:visibility="filter">
          <table:table-cell office:value-type="string" table:style-name="ce5">
            <text:p>Seplat Petroleum Development Company Plc</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23457" table:style-name="ce5">
            <text:p>123,457</text:p>
          </table:table-cell>
          <table:table-cell office:value-type="float" office:value="0" table:style-name="ce5">
            <text:p>0</text:p>
          </table:table-cell>
          <table:table-cell office:value-type="string" table:style-name="ce5">
            <text:p>(Nigeria) Lagos Isolation Centre. <text:s/>Donating to the cause of eradication of the Ebola Virus</text:p>
            <text:p/>
          </table:table-cell>
          <table:table-cell office:value-type="float" office:value="20000000" table:style-name="ce5">
            <text:p>20,000,000</text:p>
          </table:table-cell>
          <table:table-cell office:value-type="string" table:style-name="ce5">
            <text:p>NGN</text:p>
          </table:table-cell>
          <table:table-cell office:value-type="date" office:date-value="2014-09-12T00:00:00" table:style-name="ce4">
            <text:p>12-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eplat Petroleum Development Company Plc</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33" table:style-name="ce5">
            <text:p>219,033</text:p>
          </table:table-cell>
          <table:table-cell table:style-name="ce5"/>
          <table:table-cell office:value-type="string" table:style-name="ce5">
            <text:p>Donor</text:p>
          </table:table-cell>
          <table:table-cell office:value-type="date" office:date-value="2014-10-10T17:26:00" table:style-name="ce4">
            <text:p>10-Oct-2014</text:p>
          </table:table-cell>
          <table:table-cell office:value-type="date" office:date-value="2014-10-10T17:24:00" table:style-name="ce4">
            <text:p>10-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Seplat Petroleum Development Company Plc</text:p>
          </table:table-cell>
          <table:table-cell office:value-type="string" table:style-name="ce5">
            <text:p>Private (individuals &amp; organisations)</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185185" table:style-name="ce5">
            <text:p>185,185</text:p>
          </table:table-cell>
          <table:table-cell office:value-type="float" office:value="0" table:style-name="ce5">
            <text:p>0</text:p>
          </table:table-cell>
          <table:table-cell office:value-type="string" table:style-name="ce5">
            <text:p>(Nigeria) First Consultants Medical Centre, Lagos. Donating to the cause of eradication of the Ebola Virus</text:p>
            <text:p/>
          </table:table-cell>
          <table:table-cell office:value-type="string" table:style-name="ce5">
            <text:p/>
          </table:table-cell>
          <table:table-cell office:value-type="string" table:style-name="ce5">
            <text:p>USD</text:p>
          </table:table-cell>
          <table:table-cell office:value-type="date" office:date-value="2014-09-12T00:00:00" table:style-name="ce4">
            <text:p>12-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eplat Petroleum Development Company Plc</text:p>
          </table:table-cell>
          <table:table-cell office:value-type="string" table:style-name="ce5">
            <text:p>Private (individuals &amp; organisations)</text:p>
          </table:table-cell>
          <table:table-cell office:value-type="string" table:style-name="ce5">
            <text:p>Private (individuals &amp; organisations)</text:p>
          </table:table-cell>
          <table:table-cell office:value-type="string" table:style-name="ce5">
            <text:p>Private Orgs. &amp; Foundations</text:p>
          </table:table-cell>
          <table:table-cell office:value-type="string" table:style-name="ce5">
            <text:p>Private (individuals &amp; organisations)</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029" table:style-name="ce5">
            <text:p>219,029</text:p>
          </table:table-cell>
          <table:table-cell table:style-name="ce5"/>
          <table:table-cell office:value-type="string" table:style-name="ce5">
            <text:p>Donor</text:p>
          </table:table-cell>
          <table:table-cell office:value-type="date" office:date-value="2014-10-10T17:18:00" table:style-name="ce4">
            <text:p>10-Oct-2014</text:p>
          </table:table-cell>
          <table:table-cell office:value-type="date" office:date-value="2014-10-10T17:18:00" table:style-name="ce4">
            <text:p>10-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6" table:visibility="filter">
          <table:table-cell office:value-type="string" table:style-name="ce5">
            <text:p>Shell Oil Company</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In kind donation - an ambulance to the National Ebola Emergency Operations Centre at Yaba, Lagos and another one to the Port Harcourt centre. Two trucks with three months fuel supply were also sent to the centre in Port Harcourt along with medical supplies to the health authorities and the centres in Lagos and Port Harcourt</text:p>
          </table:table-cell>
          <table:table-cell office:value-type="string" table:style-name="ce5">
            <text:p/>
          </table:table-cell>
          <table:table-cell office:value-type="string" table:style-name="ce5">
            <text:p>USD</text:p>
          </table:table-cell>
          <table:table-cell office:value-type="date" office:date-value="2014-08-16T00:00:00" table:style-name="ce4">
            <text:p>16-Aug-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hell Oil Company</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071" table:style-name="ce5">
            <text:p>219,071</text:p>
          </table:table-cell>
          <table:table-cell table:style-name="ce5"/>
          <table:table-cell office:value-type="string" table:style-name="ce5">
            <text:p>Donor</text:p>
          </table:table-cell>
          <table:table-cell office:value-type="date" office:date-value="2014-10-10T19:04:00" table:style-name="ce4">
            <text:p>10-Oct-2014</text:p>
          </table:table-cell>
          <table:table-cell office:value-type="date" office:date-value="2014-10-10T19:04:00" table:style-name="ce4">
            <text:p>10-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6" table:visibility="filter">
          <table:table-cell office:value-type="string" table:style-name="ce5">
            <text:p>Sweden</text:p>
          </table:table-cell>
          <table:table-cell office:value-type="string" table:style-name="ce5">
            <text:p>International Rescue Committee</text:p>
          </table:table-cell>
          <table:table-cell office:value-type="string" table:style-name="ce5">
            <text:p>Nigeria 2014</text:p>
          </table:table-cell>
          <table:table-cell office:value-type="string" table:style-name="ce5">
            <text:p>Nigeria 2014</text:p>
          </table:table-cell>
          <table:table-cell office:value-type="string" table:style-name="ce5">
            <text:p>NGA-14/WS/66109/5179</text:p>
          </table:table-cell>
          <table:table-cell office:value-type="string" table:style-name="ce5">
            <text:p>Provision of WASH activities, services and facilities for conflict-affected persons in northern Adamawa State</text:p>
          </table:table-cell>
          <table:table-cell office:value-type="float" office:value="2014" table:style-name="ce3">
            <text:p>2014</text:p>
          </table:table-cell>
          <table:table-cell office:value-type="float" office:value="402244" table:style-name="ce5">
            <text:p>402,244</text:p>
          </table:table-cell>
          <table:table-cell office:value-type="float" office:value="0" table:style-name="ce5">
            <text:p>0</text:p>
          </table:table-cell>
          <table:table-cell office:value-type="string" table:style-name="ce5">
            <text:p>Provision of WASH activities, services and facilities for conflict-affected persons in northern Adamawa State</text:p>
          </table:table-cell>
          <table:table-cell office:value-type="float" office:value="2974993" table:style-name="ce5">
            <text:p>2,974,993</text:p>
          </table:table-cell>
          <table:table-cell office:value-type="string" table:style-name="ce5">
            <text:p>SEK</text:p>
          </table:table-cell>
          <table:table-cell office:value-type="date" office:date-value="2014-12-04T00:00:00" table:style-name="ce4">
            <text:p>4-Dec-2014</text:p>
          </table:table-cell>
          <table:table-cell office:value-type="string" table:style-name="ce5">
            <text:p>WATER AND SANITATION</text:p>
          </table:table-cell>
          <table:table-cell office:value-type="string" table:style-name="ce5">
            <text:p>WATER AND SANITATION</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International Rescue Committee</text:p>
          </table:table-cell>
          <table:table-cell office:value-type="string" table:style-name="ce5">
            <text:p>NGOs</text:p>
          </table:table-cell>
          <table:table-cell office:value-type="string" table:style-name="ce5">
            <text:p>I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49" table:style-name="ce5">
            <text:p>222,549</text:p>
          </table:table-cell>
          <table:table-cell table:style-name="ce5"/>
          <table:table-cell office:value-type="string" table:style-name="ce5">
            <text:p>Donor</text:p>
          </table:table-cell>
          <table:table-cell office:value-type="date" office:date-value="2014-12-12T17:03:00" table:style-name="ce4">
            <text:p>12-Dec-2014</text:p>
          </table:table-cell>
          <table:table-cell office:value-type="date" office:date-value="2014-12-12T17:03:00" table:style-name="ce4">
            <text:p>12-Dec-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413346" table:style-name="ce5">
            <text:p>1,413,346</text:p>
          </table:table-cell>
          <table:table-cell office:value-type="date" office:date-value="2014-03-01T00:00:00" table:style-name="ce4">
            <text:p>1-Mar-2014</text:p>
          </table:table-cell>
          <table:table-cell office:value-type="date" office:date-value="2015-02-27T00:00:00" table:style-name="ce4">
            <text:p>27-Feb-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13" table:visibility="filter">
          <table:table-cell office:value-type="string" table:style-name="ce5">
            <text:p>Sweden</text:p>
          </table:table-cell>
          <table:table-cell office:value-type="string" table:style-name="ce5">
            <text:p>Médecins sans Frontière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307456" table:style-name="ce5">
            <text:p>307,456</text:p>
          </table:table-cell>
          <table:table-cell office:value-type="float" office:value="0" table:style-name="ce5">
            <text:p>0</text:p>
          </table:table-cell>
          <table:table-cell office:value-type="string" table:style-name="ce5">
            <text:p>Contribute to the reduction of morbidity and mortality rates due to measles for children under 5</text:p>
          </table:table-cell>
          <table:table-cell office:value-type="float" office:value="2000000" table:style-name="ce5">
            <text:p>2,000,000</text:p>
          </table:table-cell>
          <table:table-cell office:value-type="string" table:style-name="ce5">
            <text:p>SEK</text:p>
          </table:table-cell>
          <table:table-cell office:value-type="date" office:date-value="2013-04-04T00:00:00" table:style-name="ce4">
            <text:p>4-Apr-2013</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Médecins sans Frontières</text:p>
          </table:table-cell>
          <table:table-cell office:value-type="string" table:style-name="ce5">
            <text:p>NGOs</text:p>
          </table:table-cell>
          <table:table-cell office:value-type="string" table:style-name="ce5">
            <text:p>MS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7392" table:style-name="ce5">
            <text:p>197,392</text:p>
          </table:table-cell>
          <table:table-cell table:style-name="ce5"/>
          <table:table-cell office:value-type="string" table:style-name="ce5">
            <text:p>Donor</text:p>
          </table:table-cell>
          <table:table-cell office:value-type="date" office:date-value="2014-01-13T17:27:00" table:style-name="ce4">
            <text:p>13-Jan-2014</text:p>
          </table:table-cell>
          <table:table-cell office:value-type="date" office:date-value="2013-05-28T15:07:00" table:style-name="ce4">
            <text:p>28-May-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table-cell office:value-type="string" table:style-name="ce5">
            <text:p>Sweden</text:p>
          </table:table-cell>
          <table:table-cell office:value-type="string" table:style-name="ce5">
            <text:p>Office for the Coordination of Humanitarian Affairs</text:p>
          </table:table-cell>
          <table:table-cell office:value-type="string" table:style-name="ce5">
            <text:p>Nigeria 2015</text:p>
          </table:table-cell>
          <table:table-cell office:value-type="string" table:style-name="ce5">
            <text:p>Nigeria 2015</text:p>
          </table:table-cell>
          <table:table-cell office:value-type="string" table:style-name="ce5">
            <text:p>NGA-15/CSS/78045/119</text:p>
          </table:table-cell>
          <table:table-cell office:value-type="string" table:style-name="ce5">
            <text:p>Humanitarian Coordination and Advocacy in Nigeria</text:p>
          </table:table-cell>
          <table:table-cell office:value-type="float" office:value="2015" table:style-name="ce3">
            <text:p>2015</text:p>
          </table:table-cell>
          <table:table-cell office:value-type="float" office:value="382068" table:style-name="ce5">
            <text:p>382,068</text:p>
          </table:table-cell>
          <table:table-cell office:value-type="float" office:value="0" table:style-name="ce5">
            <text:p>0</text:p>
          </table:table-cell>
          <table:table-cell office:value-type="string" table:style-name="ce5">
            <text:p>Humanitarian Coordination and Advocacy in Nigeria (OCT 4559)</text:p>
          </table:table-cell>
          <table:table-cell office:value-type="float" office:value="3000000" table:style-name="ce5">
            <text:p>3,000,000</text:p>
          </table:table-cell>
          <table:table-cell office:value-type="string" table:style-name="ce5">
            <text:p>SEK</text:p>
          </table:table-cell>
          <table:table-cell office:value-type="date" office:date-value="2015-03-16T00:00:00" table:style-name="ce4">
            <text:p>16-Mar-2015</text:p>
          </table:table-cell>
          <table:table-cell office:value-type="string" table:style-name="ce5">
            <text:p>COORDINATION AND SUPPORT SERVICES</text:p>
          </table:table-cell>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Office for the Coordination of Humanitarian Affairs</text:p>
          </table:table-cell>
          <table:table-cell office:value-type="string" table:style-name="ce5">
            <text:p>UN Agencies</text:p>
          </table:table-cell>
          <table:table-cell office:value-type="string" table:style-name="ce5">
            <text:p>OCHA</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770" table:style-name="ce5">
            <text:p>226,770</text:p>
          </table:table-cell>
          <table:table-cell table:style-name="ce5"/>
          <table:table-cell office:value-type="string" table:style-name="ce5">
            <text:p>Agency</text:p>
          </table:table-cell>
          <table:table-cell office:value-type="date" office:date-value="2015-03-20T10:27:00" table:style-name="ce4">
            <text:p>20-Mar-2015</text:p>
          </table:table-cell>
          <table:table-cell office:value-type="date" office:date-value="2015-03-20T10:27:00" table:style-name="ce4">
            <text:p>20-Mar-2015</text:p>
          </table:table-cell>
          <table:table-cell office:value-type="float" office:value="2015" table:style-name="ce3">
            <text:p>2015</text:p>
          </table:table-cell>
          <table:table-cell office:value-type="string" table:style-name="ce5">
            <text:p>Nigeria</text:p>
          </table:table-cell>
          <table:table-cell office:value-type="string" table:style-name="ce5">
            <text:p>COORDINATION AND SUPPORT SERVICES</text:p>
          </table:table-cell>
          <table:table-cell office:value-type="float" office:value="2709668" table:style-name="ce5">
            <text:p>2,709,668</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4">
          <table:table-cell office:value-type="string" table:style-name="ce5">
            <text:p>Sweden</text:p>
          </table:table-cell>
          <table:table-cell office:value-type="string" table:style-name="ce5">
            <text:p>Save the Children<text:s/></text:p>
          </table:table-cell>
          <table:table-cell office:value-type="string" table:style-name="ce5">
            <text:p>Nigeria 2015</text:p>
          </table:table-cell>
          <table:table-cell office:value-type="string" table:style-name="ce5">
            <text:p>Nigeria 2015</text:p>
          </table:table-cell>
          <table:table-cell office:value-type="string" table:style-name="ce5">
            <text:p>NGA-15/P-HR-RL/77883/6079</text:p>
          </table:table-cell>
          <table:table-cell office:value-type="string" table:style-name="ce5">
            <text:p>Humanitarian Response to IDP cris in Gombe</text:p>
          </table:table-cell>
          <table:table-cell office:value-type="float" office:value="2015" table:style-name="ce3">
            <text:p>2015</text:p>
          </table:table-cell>
          <table:table-cell office:value-type="float" office:value="239905" table:style-name="ce5">
            <text:p>239,905</text:p>
          </table:table-cell>
          <table:table-cell office:value-type="float" office:value="0" table:style-name="ce5">
            <text:p>0</text:p>
          </table:table-cell>
          <table:table-cell office:value-type="string" table:style-name="ce5">
            <text:p>Child Protection in Borno State, Nigeria</text:p>
          </table:table-cell>
          <table:table-cell office:value-type="float" office:value="2007047" table:style-name="ce5">
            <text:p>2,007,047</text:p>
          </table:table-cell>
          <table:table-cell office:value-type="string" table:style-name="ce5">
            <text:p>SEK</text:p>
          </table:table-cell>
          <table:table-cell office:value-type="date" office:date-value="2015-03-05T00:00:00" table:style-name="ce4">
            <text:p>5-Mar-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ave the Children<text:s/></text:p>
          </table:table-cell>
          <table:table-cell office:value-type="string" table:style-name="ce5">
            <text:p>NGOs</text:p>
          </table:table-cell>
          <table:table-cell office:value-type="string" table:style-name="ce5">
            <text:p>SC<text:s/></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6994" table:style-name="ce5">
            <text:p>226,994</text:p>
          </table:table-cell>
          <table:table-cell table:style-name="ce5"/>
          <table:table-cell office:value-type="string" table:style-name="ce5">
            <text:p>Donor</text:p>
          </table:table-cell>
          <table:table-cell office:value-type="date" office:date-value="2015-03-25T10:58:00" table:style-name="ce4">
            <text:p>25-Mar-2015</text:p>
          </table:table-cell>
          <table:table-cell office:value-type="date" office:date-value="2015-03-25T10:58:00" table:style-name="ce4">
            <text:p>25-Mar-2015</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650000" table:style-name="ce5">
            <text:p>650,000</text:p>
          </table:table-cell>
          <table:table-cell office:value-type="date" office:date-value="2014-07-01T00:00:00" table:style-name="ce4">
            <text:p>1-Jul-2014</text:p>
          </table:table-cell>
          <table:table-cell office:value-type="date" office:date-value="2015-07-01T00:00:00" table:style-name="ce4">
            <text:p>1-Jul-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1595" table:style-name="ce5">
            <text:p>101,595</text:p>
          </table:table-cell>
          <table:table-cell office:value-type="float" office:value="0" table:style-name="ce5">
            <text:p>0</text:p>
          </table:table-cell>
          <table:table-cell office:value-type="string" table:style-name="ce5">
            <text:p>Secondmemt of WASH Emergency Specialist to UNICEF</text:p>
          </table:table-cell>
          <table:table-cell office:value-type="float" office:value="675000" table:style-name="ce5">
            <text:p>675,000</text:p>
          </table:table-cell>
          <table:table-cell office:value-type="string" table:style-name="ce5">
            <text:p>SEK</text:p>
          </table:table-cell>
          <table:table-cell office:value-type="date" office:date-value="2012-11-02T00:00:00" table:style-name="ce4">
            <text:p>2-Nov-2012</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0558" table:style-name="ce5">
            <text:p>200,558</text:p>
          </table:table-cell>
          <table:table-cell table:style-name="ce5"/>
          <table:table-cell office:value-type="string" table:style-name="ce5">
            <text:p>Donor</text:p>
          </table:table-cell>
          <table:table-cell office:value-type="date" office:date-value="2013-08-14T16:28:00" table:style-name="ce4">
            <text:p>14-Aug-2013</text:p>
          </table:table-cell>
          <table:table-cell office:value-type="date" office:date-value="2013-08-14T16:27:00" table:style-name="ce4">
            <text:p>14-Aug-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108218" table:style-name="ce5">
            <text:p>108,218</text:p>
          </table:table-cell>
          <table:table-cell office:value-type="float" office:value="0" table:style-name="ce5">
            <text:p>0</text:p>
          </table:table-cell>
          <table:table-cell office:value-type="string" table:style-name="ce5">
            <text:p>Secondment of Emergency Specialist within WASH to UNICEF</text:p>
          </table:table-cell>
          <table:table-cell office:value-type="float" office:value="690000" table:style-name="ce5">
            <text:p>690,000</text:p>
          </table:table-cell>
          <table:table-cell office:value-type="string" table:style-name="ce5">
            <text:p>SEK</text:p>
          </table:table-cell>
          <table:table-cell office:value-type="date" office:date-value="2013-11-14T00:00:00" table:style-name="ce4">
            <text:p>14-Nov-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04504" table:style-name="ce5">
            <text:p>204,504</text:p>
          </table:table-cell>
          <table:table-cell table:style-name="ce5"/>
          <table:table-cell office:value-type="string" table:style-name="ce5">
            <text:p>Donor</text:p>
          </table:table-cell>
          <table:table-cell office:value-type="date" office:date-value="2013-11-25T16:20:00" table:style-name="ce4">
            <text:p>25-Nov-2013</text:p>
          </table:table-cell>
          <table:table-cell office:value-type="date" office:date-value="2013-11-25T16:20:00" table:style-name="ce4">
            <text:p>25-Nov-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59684" table:style-name="ce5">
            <text:p>59,684</text:p>
          </table:table-cell>
          <table:table-cell office:value-type="float" office:value="0" table:style-name="ce5">
            <text:p>0</text:p>
          </table:table-cell>
          <table:table-cell office:value-type="string" table:style-name="ce5">
            <text:p>Extension of secondment of an Emergency Specialist to UNICEF for work with an emeregency response plan</text:p>
          </table:table-cell>
          <table:table-cell office:value-type="float" office:value="400000" table:style-name="ce5">
            <text:p>400,000</text:p>
          </table:table-cell>
          <table:table-cell office:value-type="string" table:style-name="ce5">
            <text:p>SEK</text:p>
          </table:table-cell>
          <table:table-cell office:value-type="date" office:date-value="2013-07-17T00:00:00" table:style-name="ce4">
            <text:p>17-Jul-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9834" table:style-name="ce5">
            <text:p>199,834</text:p>
          </table:table-cell>
          <table:table-cell table:style-name="ce5"/>
          <table:table-cell office:value-type="string" table:style-name="ce5">
            <text:p>Donor</text:p>
          </table:table-cell>
          <table:table-cell office:value-type="date" office:date-value="2013-07-22T17:42:00" table:style-name="ce4">
            <text:p>22-Jul-2013</text:p>
          </table:table-cell>
          <table:table-cell office:value-type="date" office:date-value="2013-07-22T17:42:00" table:style-name="ce4">
            <text:p>22-Jul-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Sweden</text:p>
          </table:table-cell>
          <table:table-cell office:value-type="string" table:style-name="ce5">
            <text:p>Swedish Civil Contingencies Agency (MSB)</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55883" table:style-name="ce5">
            <text:p>55,883</text:p>
          </table:table-cell>
          <table:table-cell office:value-type="float" office:value="0" table:style-name="ce5">
            <text:p>0</text:p>
          </table:table-cell>
          <table:table-cell office:value-type="string" table:style-name="ce5">
            <text:p>Secondment of an emergency specialist to UNICEF for work with the implementation of an emergency response plan</text:p>
          </table:table-cell>
          <table:table-cell office:value-type="float" office:value="360000" table:style-name="ce5">
            <text:p>360,000</text:p>
          </table:table-cell>
          <table:table-cell office:value-type="string" table:style-name="ce5">
            <text:p>SEK</text:p>
          </table:table-cell>
          <table:table-cell office:value-type="date" office:date-value="2013-03-06T00:00:00" table:style-name="ce4">
            <text:p>6-Mar-2013</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9476" table:style-name="ce5">
            <text:p>199,476</text:p>
          </table:table-cell>
          <table:table-cell table:style-name="ce5"/>
          <table:table-cell office:value-type="string" table:style-name="ce5">
            <text:p>Donor</text:p>
          </table:table-cell>
          <table:table-cell office:value-type="date" office:date-value="2013-07-11T17:30:00" table:style-name="ce4">
            <text:p>11-Jul-2013</text:p>
          </table:table-cell>
          <table:table-cell office:value-type="date" office:date-value="2013-07-11T17:28:00" table:style-name="ce4">
            <text:p>11-Jul-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table-cell office:value-type="string" table:style-name="ce5">
            <text:p>Sweden</text:p>
          </table:table-cell>
          <table:table-cell office:value-type="string" table:style-name="ce5">
            <text:p>Swedish Civil Contingencies Agency (MSB)</text:p>
          </table:table-cell>
          <table:table-cell office:value-type="string" table:style-name="ce5">
            <text:p>Nigeria 2015</text:p>
          </table:table-cell>
          <table:table-cell table:number-columns-repeated="3" table:style-name="ce5"/>
          <table:table-cell office:value-type="float" office:value="2015" table:style-name="ce3">
            <text:p>2015</text:p>
          </table:table-cell>
          <table:table-cell office:value-type="float" office:value="102929" table:style-name="ce5">
            <text:p>102,929</text:p>
          </table:table-cell>
          <table:table-cell office:value-type="float" office:value="0" table:style-name="ce5">
            <text:p>0</text:p>
          </table:table-cell>
          <table:table-cell office:value-type="string" table:style-name="ce5">
            <text:p>Secondment of Sector Information Manager to Unicef</text:p>
          </table:table-cell>
          <table:table-cell office:value-type="float" office:value="847000" table:style-name="ce5">
            <text:p>847,000</text:p>
          </table:table-cell>
          <table:table-cell office:value-type="string" table:style-name="ce5">
            <text:p>SEK</text:p>
          </table:table-cell>
          <table:table-cell office:value-type="date" office:date-value="2015-02-20T00:00:00" table:style-name="ce4">
            <text:p>20-Feb-2015</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Civil Contingencies Agency (MSB)</text:p>
          </table:table-cell>
          <table:table-cell office:value-type="string" table:style-name="ce5">
            <text:p>Government</text:p>
          </table:table-cell>
          <table:table-cell office:value-type="string" table:style-name="ce5">
            <text:p>MSB</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356" table:style-name="ce5">
            <text:p>225,356</text:p>
          </table:table-cell>
          <table:table-cell table:style-name="ce5"/>
          <table:table-cell office:value-type="string" table:style-name="ce5">
            <text:p>Donor</text:p>
          </table:table-cell>
          <table:table-cell office:value-type="date" office:date-value="2015-02-26T11:09:00" table:style-name="ce4">
            <text:p>26-Feb-2015</text:p>
          </table:table-cell>
          <table:table-cell office:value-type="date" office:date-value="2015-02-26T11:09:00" table:style-name="ce4">
            <text:p>26-Feb-2015</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Sweden</text:p>
          </table:table-cell>
          <table:table-cell office:value-type="string" table:style-name="ce5">
            <text:p>Swedish Red Cross<text:s/></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52672" table:style-name="ce5">
            <text:p>152,672</text:p>
          </table:table-cell>
          <table:table-cell office:value-type="float" office:value="0" table:style-name="ce5">
            <text:p>0</text:p>
          </table:table-cell>
          <table:table-cell office:value-type="string" table:style-name="ce5">
            <text:p>Flood response in areas of emergency shelter, relief distributions, emergency health, WASH promotion, logistics and disaster risk reduction</text:p>
          </table:table-cell>
          <table:table-cell office:value-type="float" office:value="1000000" table:style-name="ce5">
            <text:p>1,000,000</text:p>
          </table:table-cell>
          <table:table-cell office:value-type="string" table:style-name="ce5">
            <text:p>SEK</text:p>
          </table:table-cell>
          <table:table-cell office:value-type="date" office:date-value="2012-10-11T00:00:00" table:style-name="ce4">
            <text:p>11-Oct-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8263" table:style-name="ce5">
            <text:p>188,263</text:p>
          </table:table-cell>
          <table:table-cell table:style-name="ce5"/>
          <table:table-cell office:value-type="string" table:style-name="ce5">
            <text:p>Donor</text:p>
          </table:table-cell>
          <table:table-cell office:value-type="date" office:date-value="2012-10-12T17:45:00" table:style-name="ce4">
            <text:p>12-Oct-2012</text:p>
          </table:table-cell>
          <table:table-cell office:value-type="date" office:date-value="2012-10-12T17:44:00" table:style-name="ce4">
            <text:p>12-Oct-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Sweden</text:p>
          </table:table-cell>
          <table:table-cell office:value-type="string" table:style-name="ce5">
            <text:p>Swedish Red Cross<text:s/></text:p>
          </table:table-cell>
          <table:table-cell office:value-type="string" table:style-name="ce5">
            <text:p>Nigeria 2013</text:p>
          </table:table-cell>
          <table:table-cell table:number-columns-repeated="3" table:style-name="ce5"/>
          <table:table-cell office:value-type="float" office:value="2013" table:style-name="ce3">
            <text:p>2013</text:p>
          </table:table-cell>
          <table:table-cell office:value-type="float" office:value="76864" table:style-name="ce5">
            <text:p>76,864</text:p>
          </table:table-cell>
          <table:table-cell office:value-type="float" office:value="0" table:style-name="ce5">
            <text:p>0</text:p>
          </table:table-cell>
          <table:table-cell office:value-type="string" table:style-name="ce5">
            <text:p>Communities affected by humanitarian crises are more resilient and have the ability to anticipate, reduce impact of, cope with and recover from disasters and crises</text:p>
          </table:table-cell>
          <table:table-cell office:value-type="float" office:value="500000" table:style-name="ce5">
            <text:p>500,000</text:p>
          </table:table-cell>
          <table:table-cell office:value-type="string" table:style-name="ce5">
            <text:p>SEK</text:p>
          </table:table-cell>
          <table:table-cell office:value-type="date" office:date-value="2013-04-23T00:00:00" table:style-name="ce4">
            <text:p>23-Apr-2013</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7610" table:style-name="ce5">
            <text:p>197,610</text:p>
          </table:table-cell>
          <table:table-cell table:style-name="ce5"/>
          <table:table-cell office:value-type="string" table:style-name="ce5">
            <text:p>Donor</text:p>
          </table:table-cell>
          <table:table-cell office:value-type="date" office:date-value="2013-05-31T11:38:00" table:style-name="ce4">
            <text:p>31-May-2013</text:p>
          </table:table-cell>
          <table:table-cell office:value-type="date" office:date-value="2013-05-31T11:37:00" table:style-name="ce4">
            <text:p>31-May-2013</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Sweden</text:p>
          </table:table-cell>
          <table:table-cell office:value-type="string" table:style-name="ce5">
            <text:p>Swedish Red Cross<text:s/></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202812" table:style-name="ce5">
            <text:p>202,812</text:p>
          </table:table-cell>
          <table:table-cell office:value-type="float" office:value="0" table:style-name="ce5">
            <text:p>0</text:p>
          </table:table-cell>
          <table:table-cell office:value-type="string" table:style-name="ce5">
            <text:p>WASH, Shelter, Health, NFIs, Other</text:p>
          </table:table-cell>
          <table:table-cell office:value-type="float" office:value="1500000" table:style-name="ce5">
            <text:p>1,500,000</text:p>
          </table:table-cell>
          <table:table-cell office:value-type="string" table:style-name="ce5">
            <text:p>SEK</text:p>
          </table:table-cell>
          <table:table-cell office:value-type="date" office:date-value="2014-12-26T00:00:00" table:style-name="ce4">
            <text:p>26-Dec-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Sweden</text:p>
          </table:table-cell>
          <table:table-cell office:value-type="string" table:style-name="ce5">
            <text:p>Sweden</text:p>
          </table:table-cell>
          <table:table-cell office:value-type="string" table:style-name="ce5">
            <text:p>Swedish Red Cross<text:s/></text:p>
          </table:table-cell>
          <table:table-cell office:value-type="string" table:style-name="ce5">
            <text:p>Red Cross / Red Crescent</text:p>
          </table:table-cell>
          <table:table-cell office:value-type="string" table:style-name="ce5">
            <text:p>Sweden RC</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550" table:style-name="ce5">
            <text:p>222,550</text:p>
          </table:table-cell>
          <table:table-cell table:style-name="ce5"/>
          <table:table-cell office:value-type="string" table:style-name="ce5">
            <text:p>Donor</text:p>
          </table:table-cell>
          <table:table-cell office:value-type="date" office:date-value="2014-12-12T17:05:00" table:style-name="ce4">
            <text:p>12-Dec-2014</text:p>
          </table:table-cell>
          <table:table-cell office:value-type="date" office:date-value="2014-12-12T17:05:00" table:style-name="ce4">
            <text:p>12-Dec-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7307" table:style-name="ce5">
            <text:p>107,307</text:p>
          </table:table-cell>
          <table:table-cell office:value-type="float" office:value="0" table:style-name="ce5">
            <text:p>0</text:p>
          </table:table-cell>
          <table:table-cell office:value-type="string" table:style-name="ce5">
            <text:p>Support humanitarian appeals in the Sahel (allocation from contribution of SEK15m for Sahel, allocated to Burkina Faso, Chad, Mali, Nigeria and Region) (HIV/AIDS)</text:p>
          </table:table-cell>
          <table:table-cell office:value-type="string" table:style-name="ce5">
            <text:p/>
          </table:table-cell>
          <table:table-cell office:value-type="string" table:style-name="ce5">
            <text:p>USD</text:p>
          </table:table-cell>
          <table:table-cell office:value-type="date" office:date-value="2012-07-13T00:00:00" table:style-name="ce4">
            <text:p>13-Jul-2012</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435" table:style-name="ce5">
            <text:p>187,435</text:p>
          </table:table-cell>
          <table:table-cell table:style-name="ce5"/>
          <table:table-cell office:value-type="string" table:style-name="ce5">
            <text:p>Agency</text:p>
          </table:table-cell>
          <table:table-cell office:value-type="date" office:date-value="2012-11-20T12:27:00" table:style-name="ce4">
            <text:p>20-Nov-2012</text:p>
          </table:table-cell>
          <table:table-cell office:value-type="date" office:date-value="2012-09-21T10:05:00" table:style-name="ce4">
            <text:p>21-Sep-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7"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9887" table:style-name="ce5">
            <text:p>69,887</text:p>
          </table:table-cell>
          <table:table-cell office:value-type="float" office:value="0" table:style-name="ce5">
            <text:p>0</text:p>
          </table:table-cell>
          <table:table-cell office:value-type="string" table:style-name="ce5">
            <text:p>Support humanitarian appeals in the Sahel (allocation from contribution of SEK15m for Sahel, allocated to Burkina Faso, Chad, Mali, Nigeria and Region) (Coordination and M&amp;)</text:p>
            <text:p/>
          </table:table-cell>
          <table:table-cell office:value-type="string" table:style-name="ce5">
            <text:p/>
          </table:table-cell>
          <table:table-cell office:value-type="string" table:style-name="ce5">
            <text:p>USD</text:p>
          </table:table-cell>
          <table:table-cell office:value-type="date" office:date-value="2012-07-13T00:00:00" table:style-name="ce4">
            <text:p>13-Jul-2012</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1" table:style-name="ce5">
            <text:p>190,081</text:p>
          </table:table-cell>
          <table:table-cell table:style-name="ce5"/>
          <table:table-cell office:value-type="string" table:style-name="ce5">
            <text:p>Agency</text:p>
          </table:table-cell>
          <table:table-cell office:value-type="date" office:date-value="2012-11-20T12:29:00" table:style-name="ce4">
            <text:p>20-Nov-2012</text:p>
          </table:table-cell>
          <table:table-cell office:value-type="date" office:date-value="2012-11-20T12:29:00" table:style-name="ce4">
            <text:p>20-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3" table:visibility="filter">
          <table:table-cell office:value-type="string" table:style-name="ce5">
            <text:p>Swede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64438" table:style-name="ce5">
            <text:p>164,438</text:p>
          </table:table-cell>
          <table:table-cell office:value-type="float" office:value="0" table:style-name="ce5">
            <text:p>0</text:p>
          </table:table-cell>
          <table:table-cell office:value-type="string" table:style-name="ce5">
            <text:p>Support humanitarian appeals in the Sahel (allocation from contribution of SEK15m for Sahel, allocated to Burkina Faso, Chad, Mali, Nigeria and Region) (Protection)</text:p>
          </table:table-cell>
          <table:table-cell office:value-type="string" table:style-name="ce5">
            <text:p/>
          </table:table-cell>
          <table:table-cell office:value-type="string" table:style-name="ce5">
            <text:p>USD</text:p>
          </table:table-cell>
          <table:table-cell office:value-type="date" office:date-value="2012-07-13T00:00:00" table:style-name="ce4">
            <text:p>13-Jul-2012</text:p>
          </table:table-cell>
          <table:table-cell table:style-name="ce5"/>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Sweden</text:p>
          </table:table-cell>
          <table:table-cell office:value-type="string" table:style-name="ce5">
            <text:p>Sweden</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0" table:style-name="ce5">
            <text:p>190,080</text:p>
          </table:table-cell>
          <table:table-cell table:style-name="ce5"/>
          <table:table-cell office:value-type="string" table:style-name="ce5">
            <text:p>Agency</text:p>
          </table:table-cell>
          <table:table-cell office:value-type="date" office:date-value="2012-11-20T12:28:00" table:style-name="ce4">
            <text:p>20-Nov-2012</text:p>
          </table:table-cell>
          <table:table-cell office:value-type="date" office:date-value="2012-11-20T12:28:00" table:style-name="ce4">
            <text:p>20-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10">
          <table:table-cell office:value-type="string" table:style-name="ce5">
            <text:p>Switzerland</text:p>
          </table:table-cell>
          <table:table-cell office:value-type="string" table:style-name="ce5">
            <text:p>United Nations High Commissioner for Refugees</text:p>
          </table:table-cell>
          <table:table-cell office:value-type="string" table:style-name="ce5">
            <text:p>Nigeria 2015</text:p>
          </table:table-cell>
          <table:table-cell office:value-type="string" table:style-name="ce5">
            <text:p>Nigeria 2015</text:p>
          </table:table-cell>
          <table:table-cell office:value-type="string" table:style-name="ce5">
            <text:p>NGA-15/P-HR-RL/78083/120</text:p>
          </table:table-cell>
          <table:table-cell office:value-type="string" table:style-name="ce5">
            <text:p>Provision of protection to the population affected by the conflict in the North East</text:p>
          </table:table-cell>
          <table:table-cell office:value-type="float" office:value="2015" table:style-name="ce3">
            <text:p>2015</text:p>
          </table:table-cell>
          <table:table-cell office:value-type="float" office:value="260146" table:style-name="ce5">
            <text:p>260,146</text:p>
          </table:table-cell>
          <table:table-cell office:value-type="float" office:value="0" table:style-name="ce5">
            <text:p>0</text:p>
          </table:table-cell>
          <table:table-cell office:value-type="string" table:style-name="ce5">
            <text:p>Provision of protection to the population affected by the conflict in the North East<text:s/></text:p>
          </table:table-cell>
          <table:table-cell office:value-type="string" table:style-name="ce5">
            <text:p/>
          </table:table-cell>
          <table:table-cell office:value-type="string" table:style-name="ce5">
            <text:p>USD</text:p>
          </table:table-cell>
          <table:table-cell office:value-type="date" office:date-value="2015-02-24T00:00:00" table:style-name="ce4">
            <text:p>24-Feb-2015</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Switzerland</text:p>
          </table:table-cell>
          <table:table-cell office:value-type="string" table:style-name="ce5">
            <text:p>Switzerland</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Complex Emergency</text:p>
          </table:table-cell>
          <table:table-cell office:value-type="string" table:style-name="ce5">
            <text:p>Cash</text:p>
          </table:table-cell>
          <table:table-cell office:value-type="float" office:value="225251" table:style-name="ce5">
            <text:p>225,251</text:p>
          </table:table-cell>
          <table:table-cell table:style-name="ce5"/>
          <table:table-cell office:value-type="string" table:style-name="ce5">
            <text:p>Agency</text:p>
          </table:table-cell>
          <table:table-cell office:value-type="date" office:date-value="2015-02-25T10:51:00" table:style-name="ce4">
            <text:p>25-Feb-2015</text:p>
          </table:table-cell>
          <table:table-cell office:value-type="date" office:date-value="2015-02-25T10:31:00" table:style-name="ce4">
            <text:p>25-Feb-2015</text:p>
          </table:table-cell>
          <table:table-cell office:value-type="float" office:value="2015" table:style-name="ce3">
            <text:p>2015</text:p>
          </table:table-cell>
          <table:table-cell office:value-type="string" table:style-name="ce5">
            <text:p>Nigeria</text:p>
          </table:table-cell>
          <table:table-cell office:value-type="string" table:style-name="ce5">
            <text:p>PROTECTION</text:p>
          </table:table-cell>
          <table:table-cell office:value-type="float" office:value="23024553" table:style-name="ce5">
            <text:p>23,024,553</text:p>
          </table:table-cell>
          <table:table-cell office:value-type="date" office:date-value="2015-01-01T00:00:00" table:style-name="ce4">
            <text:p>1-Jan-2015</text:p>
          </table:table-cell>
          <table:table-cell office:value-type="date" office:date-value="2015-12-31T00:00:00" table:style-name="ce4">
            <text:p>31-Dec-2015</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5" table:visibility="filter">
          <table:table-cell office:value-type="string" table:style-name="ce5">
            <text:p>TOTAL</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Donated five Fort Pick-up vans as well as electronic fueling cards to the Ebola Emergency Operations Center in Nigeria</text:p>
            <text:p/>
          </table:table-cell>
          <table:table-cell office:value-type="string" table:style-name="ce5">
            <text:p/>
          </table:table-cell>
          <table:table-cell office:value-type="string" table:style-name="ce5">
            <text:p>USD</text:p>
          </table:table-cell>
          <table:table-cell office:value-type="date" office:date-value="2014-09-23T00:00:00" table:style-name="ce4">
            <text:p>23-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TOTAL</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174" table:style-name="ce5">
            <text:p>219,174</text:p>
          </table:table-cell>
          <table:table-cell table:style-name="ce5"/>
          <table:table-cell office:value-type="string" table:style-name="ce5">
            <text:p>Donor</text:p>
          </table:table-cell>
          <table:table-cell office:value-type="date" office:date-value="2014-10-13T17:20:00" table:style-name="ce4">
            <text:p>13-Oct-2014</text:p>
          </table:table-cell>
          <table:table-cell office:value-type="date" office:date-value="2014-10-13T17:20:00" table:style-name="ce4">
            <text:p>13-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TOTAL</text:p>
          </table:table-cell>
          <table:table-cell office:value-type="string" table:style-name="ce5">
            <text:p>Bilateral (affected government)</text:p>
          </table:table-cell>
          <table:table-cell office:value-type="string" table:style-name="ce5">
            <text:p>Ebola Virus Outbreak - WEST AFRICA - April 2014</text:p>
          </table:table-cell>
          <table:table-cell table:number-columns-repeated="3" table:style-name="ce5"/>
          <table:table-cell office:value-type="float" office:value="2014" table:style-name="ce3">
            <text:p>2014</text:p>
          </table:table-cell>
          <table:table-cell office:value-type="float" office:value="0" table:style-name="ce5">
            <text:p>0</text:p>
          </table:table-cell>
          <table:table-cell office:value-type="float" office:value="0" table:style-name="ce5">
            <text:p>0</text:p>
          </table:table-cell>
          <table:table-cell office:value-type="string" table:style-name="ce5">
            <text:p>(NIGERIA) (IN-KIND) Donations of ambulances + support of core operations of the Ebola Operation Center in its monitoring exercise.</text:p>
          </table:table-cell>
          <table:table-cell office:value-type="string" table:style-name="ce5">
            <text:p/>
          </table:table-cell>
          <table:table-cell office:value-type="string" table:style-name="ce5">
            <text:p>USD</text:p>
          </table:table-cell>
          <table:table-cell office:value-type="date" office:date-value="2014-09-17T00:00:00" table:style-name="ce4">
            <text:p>17-Sep-2014</text:p>
          </table:table-cell>
          <table:table-cell table:style-name="ce5"/>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TOTAL</text:p>
          </table:table-cell>
          <table:table-cell office:value-type="string" table:style-name="ce5">
            <text:p>Private (individuals &amp; organisations)</text:p>
          </table:table-cell>
          <table:table-cell office:value-type="string" table:style-name="ce5">
            <text:p>Bilateral (affected government)</text:p>
          </table:table-cell>
          <table:table-cell office:value-type="string" table:style-name="ce5">
            <text:p>Government</text:p>
          </table:table-cell>
          <table:table-cell office:value-type="string" table:style-name="ce5">
            <text:p>Bilateral (affected government)</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InKind</text:p>
          </table:table-cell>
          <table:table-cell office:value-type="float" office:value="219160" table:style-name="ce5">
            <text:p>219,160</text:p>
          </table:table-cell>
          <table:table-cell table:style-name="ce5"/>
          <table:table-cell office:value-type="string" table:style-name="ce5">
            <text:p>Donor</text:p>
          </table:table-cell>
          <table:table-cell office:value-type="date" office:date-value="2014-10-13T16:55:00" table:style-name="ce4">
            <text:p>13-Oct-2014</text:p>
          </table:table-cell>
          <table:table-cell office:value-type="date" office:date-value="2014-10-13T16:55:00" table:style-name="ce4">
            <text:p>13-Oct-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UNICEF National Committee/France</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662250" table:style-name="ce5">
            <text:p>662,250</text:p>
          </table:table-cell>
          <table:table-cell office:value-type="float" office:value="0" table:style-name="ce5">
            <text:p>0</text:p>
          </table:table-cell>
          <table:table-cell office:value-type="string" table:style-name="ce5">
            <text:p>Humanitarian response related to the Sahel nutrition crisis</text:p>
            <text:p/>
          </table:table-cell>
          <table:table-cell office:value-type="string" table:style-name="ce5">
            <text:p/>
          </table:table-cell>
          <table:table-cell office:value-type="string" table:style-name="ce5">
            <text:p>USD</text:p>
          </table:table-cell>
          <table:table-cell office:value-type="date" office:date-value="2012-05-29T00:00:00" table:style-name="ce4">
            <text:p>29-May-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CEF National Committee/France</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7434" table:style-name="ce5">
            <text:p>187,434</text:p>
          </table:table-cell>
          <table:table-cell table:style-name="ce5"/>
          <table:table-cell office:value-type="string" table:style-name="ce5">
            <text:p>Agency</text:p>
          </table:table-cell>
          <table:table-cell office:value-type="date" office:date-value="2012-09-21T10:03:00" table:style-name="ce4">
            <text:p>21-Sep-2012</text:p>
          </table:table-cell>
          <table:table-cell office:value-type="date" office:date-value="2012-09-21T10:03:00" table:style-name="ce4">
            <text:p>21-Sep-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UNICEF National Committee/Japan</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197639" table:style-name="ce5">
            <text:p>197,639</text:p>
          </table:table-cell>
          <table:table-cell office:value-type="float" office:value="0" table:style-name="ce5">
            <text:p>0</text:p>
          </table:table-cell>
          <table:table-cell office:value-type="string" table:style-name="ce5">
            <text:p>(Nigeria) Response to Ebola outbreak<text:s/></text:p>
          </table:table-cell>
          <table:table-cell office:value-type="string" table:style-name="ce5">
            <text:p/>
          </table:table-cell>
          <table:table-cell office:value-type="string" table:style-name="ce5">
            <text:p>USD</text:p>
          </table:table-cell>
          <table:table-cell office:value-type="date" office:date-value="2014-10-09T00:00:00" table:style-name="ce4">
            <text:p>9-Oct-2014</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CEF National Committee/Japa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19452" table:style-name="ce5">
            <text:p>219,452</text:p>
          </table:table-cell>
          <table:table-cell table:style-name="ce5"/>
          <table:table-cell office:value-type="string" table:style-name="ce5">
            <text:p>Agency</text:p>
          </table:table-cell>
          <table:table-cell office:value-type="date" office:date-value="2014-11-13T11:50:00" table:style-name="ce4">
            <text:p>13-Nov-2014</text:p>
          </table:table-cell>
          <table:table-cell office:value-type="date" office:date-value="2014-10-20T11:43:00" table:style-name="ce4">
            <text:p>20-Oct-2014</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5" table:visibility="filter">
          <table:table-cell office:value-type="string" table:style-name="ce5">
            <text:p>UNICEF National Committee/Japan</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218000" table:style-name="ce5">
            <text:p>1,218,000</text:p>
          </table:table-cell>
          <table:table-cell office:value-type="float" office:value="0" table:style-name="ce5">
            <text:p>0</text:p>
          </table:table-cell>
          <table:table-cell office:value-type="string" table:style-name="ce5">
            <text:p>Humanitarian response related to the Sahel nutrition crisis</text:p>
            <text:p/>
          </table:table-cell>
          <table:table-cell office:value-type="string" table:style-name="ce5">
            <text:p/>
          </table:table-cell>
          <table:table-cell office:value-type="string" table:style-name="ce5">
            <text:p>USD</text:p>
          </table:table-cell>
          <table:table-cell office:value-type="date" office:date-value="2012-04-23T00:00:00" table:style-name="ce4">
            <text:p>23-Apr-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NICEF National Committee/Japan</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82224" table:style-name="ce5">
            <text:p>182,224</text:p>
          </table:table-cell>
          <table:table-cell table:style-name="ce5"/>
          <table:table-cell office:value-type="string" table:style-name="ce5">
            <text:p>Agency</text:p>
          </table:table-cell>
          <table:table-cell office:value-type="date" office:date-value="2012-05-23T15:13:00" table:style-name="ce4">
            <text:p>23-May-2012</text:p>
          </table:table-cell>
          <table:table-cell office:value-type="date" office:date-value="2012-05-23T15:13:00" table:style-name="ce4">
            <text:p>23-May-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4" table:visibility="filter">
          <table:table-cell office:value-type="string" table:style-name="ce5">
            <text:p>United Nations Children's Fund</text:p>
          </table:table-cell>
          <table:table-cell office:value-type="string" table:style-name="ce5">
            <text:p>United Nations Children's Fund</text:p>
          </table:table-cell>
          <table:table-cell office:value-type="string" table:style-name="ce5">
            <text:p>Ebola Virus Outbreak - WEST AFRICA - April 2014</text:p>
          </table:table-cell>
          <table:table-cell office:value-type="string" table:style-name="ce5">
            <text:p>Ebola Virus Outbreak - Overview of Needs and Requirements (inter-agency plan for Guinea, Liberia, Sierra Leone, Region) - October 2014 - June 2015</text:p>
          </table:table-cell>
          <table:table-cell office:value-type="string" table:style-name="ce5">
            <text:p>EBOLA-14/H/71109/124</text:p>
          </table:table-cell>
          <table:table-cell office:value-type="string" table:style-name="ce5">
            <text:p>Ebola Response</text:p>
          </table:table-cell>
          <table:table-cell office:value-type="float" office:value="2014" table:style-name="ce3">
            <text:p>2014</text:p>
          </table:table-cell>
          <table:table-cell office:value-type="float" office:value="300000" table:style-name="ce5">
            <text:p>300,000</text:p>
          </table:table-cell>
          <table:table-cell office:value-type="float" office:value="0" table:style-name="ce5">
            <text:p>0</text:p>
          </table:table-cell>
          <table:table-cell office:value-type="string" table:style-name="ce5">
            <text:p>(Nigeria) Response to Ebola outbreak (Regional Thematic Allotment)</text:p>
          </table:table-cell>
          <table:table-cell office:value-type="string" table:style-name="ce5">
            <text:p/>
          </table:table-cell>
          <table:table-cell office:value-type="string" table:style-name="ce5">
            <text:p>USD</text:p>
          </table:table-cell>
          <table:table-cell office:value-type="date" office:date-value="2015-01-15T00:00:00" table:style-name="ce4">
            <text:p>15-Jan-2015</text:p>
          </table:table-cell>
          <table:table-cell office:value-type="string" table:style-name="ce5">
            <text:p>NOT SPECIFIED</text:p>
          </table:table-cell>
          <table:table-cell office:value-type="string" table:style-name="ce5">
            <text:p>HEALTH</text:p>
          </table:table-cell>
          <table:table-cell office:value-type="string" table:style-name="ce5">
            <text:p>Nigeria</text:p>
          </table:table-cell>
          <table:table-cell office:value-type="string" table:style-name="ce5">
            <text:p>Paid contribution</text:p>
          </table:table-cell>
          <table:table-cell office:value-type="string" table:style-name="ce5">
            <text:p>United Nations Children's Fund</text:p>
          </table:table-cell>
          <table:table-cell office:value-type="string" table:style-name="ce5">
            <text:p>Allocation of unearmarked funds by UN agencie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Region</text:p>
          </table:table-cell>
          <table:table-cell office:value-type="string" table:style-name="ce5">
            <text:p>Natural Disaster</text:p>
          </table:table-cell>
          <table:table-cell office:value-type="string" table:style-name="ce5">
            <text:p>Cash</text:p>
          </table:table-cell>
          <table:table-cell office:value-type="float" office:value="223726" table:style-name="ce5">
            <text:p>223,726</text:p>
          </table:table-cell>
          <table:table-cell table:style-name="ce5"/>
          <table:table-cell office:value-type="string" table:style-name="ce5">
            <text:p>Agency</text:p>
          </table:table-cell>
          <table:table-cell office:value-type="date" office:date-value="2015-01-20T12:41:00" table:style-name="ce4">
            <text:p>20-Jan-2015</text:p>
          </table:table-cell>
          <table:table-cell office:value-type="date" office:date-value="2015-01-19T16:06:00" table:style-name="ce4">
            <text:p>19-Jan-2015</text:p>
          </table:table-cell>
          <table:table-cell office:value-type="float" office:value="2014" table:style-name="ce3">
            <text:p>2014</text:p>
          </table:table-cell>
          <table:table-cell office:value-type="string" table:style-name="ce5">
            <text:p>Region</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9-01T00:00:00" table:style-name="ce4">
            <text:p>1-Sep-2014</text:p>
          </table:table-cell>
          <table:table-cell office:value-type="date" office:date-value="2015-02-28T00:00:00" table:style-name="ce4">
            <text:p>28-Feb-2015</text:p>
          </table:table-cell>
          <table:table-cell office:value-type="string" table:style-name="ce5">
            <text:p>REGIONAL</text:p>
          </table:table-cell>
          <table:table-cell office:value-type="string" table:style-name="ce5">
            <text:p>NOT SPECIFIED</text:p>
          </table:table-cell>
          <table:table-cell table:style-name="ce5"/>
          <table:table-cell table:number-columns-repeated="16344"/>
        </table:table-row>
        <table:table-row table:style-name="ro9" table:visibility="filter">
          <table:table-cell office:value-type="string" table:style-name="ce5">
            <text:p>United States of America</text:p>
          </table:table-cell>
          <table:table-cell office:value-type="string" table:style-name="ce5">
            <text:p>ACF - USA</text:p>
          </table:table-cell>
          <table:table-cell office:value-type="string" table:style-name="ce5">
            <text:p>Nigeria 2014</text:p>
          </table:table-cell>
          <table:table-cell office:value-type="string" table:style-name="ce5">
            <text:p>Nigeria 2014</text:p>
          </table:table-cell>
          <table:table-cell office:value-type="string" table:style-name="ce5">
            <text:p>NGA-14/A/66275/14005</text:p>
          </table:table-cell>
          <table:table-cell office:value-type="string" table:style-name="ce5">
            <text:p>Emergency Food Security and livelihoods program for the most vulnerable population affected by insurgency in Yobe State, Northern Nigeria</text:p>
          </table:table-cell>
          <table:table-cell office:value-type="float" office:value="2014" table:style-name="ce3">
            <text:p>2014</text:p>
          </table:table-cell>
          <table:table-cell office:value-type="float" office:value="1600000" table:style-name="ce5">
            <text:p>1,600,000</text:p>
          </table:table-cell>
          <table:table-cell office:value-type="float" office:value="0" table:style-name="ce5">
            <text:p>0</text:p>
          </table:table-cell>
          <table:table-cell office:value-type="string" table:style-name="ce5">
            <text:p><text:s/>“rapid response mechanism” covering WASH, NFI and food security (USAID/OFDA)</text:p>
          </table:table-cell>
          <table:table-cell office:value-type="string" table:style-name="ce5">
            <text:p/>
          </table:table-cell>
          <table:table-cell office:value-type="string" table:style-name="ce5">
            <text:p>USD</text:p>
          </table:table-cell>
          <table:table-cell office:value-type="date" office:date-value="2014-05-16T00:00:00" table:style-name="ce4">
            <text:p>16-May-2014</text:p>
          </table:table-cell>
          <table:table-cell office:value-type="string" table:style-name="ce5">
            <text:p>FOOD SECURITY</text:p>
          </table:table-cell>
          <table:table-cell office:value-type="string" table:style-name="ce5">
            <text:p>AGRICULTURE</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Action Contre la Faim</text:p>
          </table:table-cell>
          <table:table-cell office:value-type="string" table:style-name="ce5">
            <text:p>NGOs</text:p>
          </table:table-cell>
          <table:table-cell office:value-type="string" table:style-name="ce5">
            <text:p>ACF - USA</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5029" table:style-name="ce5">
            <text:p>215,029</text:p>
          </table:table-cell>
          <table:table-cell table:style-name="ce5"/>
          <table:table-cell office:value-type="string" table:style-name="ce5">
            <text:p>Donor and Agency</text:p>
          </table:table-cell>
          <table:table-cell office:value-type="date" office:date-value="2014-11-05T16:41:00" table:style-name="ce4">
            <text:p>5-Nov-2014</text:p>
          </table:table-cell>
          <table:table-cell office:value-type="date" office:date-value="2014-07-15T12:07:00" table:style-name="ce4">
            <text:p>15-Jul-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1083026" table:style-name="ce5">
            <text:p>1,083,026</text:p>
          </table:table-cell>
          <table:table-cell office:value-type="date" office:date-value="2014-02-01T00:00:00" table:style-name="ce4">
            <text:p>1-Feb-2014</text:p>
          </table:table-cell>
          <table:table-cell office:value-type="date" office:date-value="2014-07-31T00:00:00" table:style-name="ce4">
            <text:p>31-Jul-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4" table:visibility="filter">
          <table:table-cell office:value-type="string" table:style-name="ce5">
            <text:p>United States of America</text:p>
          </table:table-cell>
          <table:table-cell office:value-type="string" table:style-name="ce5">
            <text:p>United Nations High Commissioner for Refugees</text:p>
          </table:table-cell>
          <table:table-cell office:value-type="string" table:style-name="ce5">
            <text:p>Nigeria 2014</text:p>
          </table:table-cell>
          <table:table-cell office:value-type="string" table:style-name="ce5">
            <text:p>Nigeria 2014</text:p>
          </table:table-cell>
          <table:table-cell office:value-type="string" table:style-name="ce5">
            <text:p>NGA-14/P-HR-RL/70050/R/120</text:p>
          </table:table-cell>
          <table:table-cell office:value-type="string" table:style-name="ce5">
            <text:p>Provision of protection to the population affected by the conflict</text:p>
          </table:table-cell>
          <table:table-cell office:value-type="float" office:value="2014" table:style-name="ce3">
            <text:p>2014</text:p>
          </table:table-cell>
          <table:table-cell office:value-type="float" office:value="1400000" table:style-name="ce5">
            <text:p>1,400,000</text:p>
          </table:table-cell>
          <table:table-cell office:value-type="float" office:value="0" table:style-name="ce5">
            <text:p>0</text:p>
          </table:table-cell>
          <table:table-cell office:value-type="string" table:style-name="ce5">
            <text:p>Contribution to UNHCR Emergency Response for th Nigeria Situation--Nigeria (STATE/PRM)</text:p>
            <text:p/>
          </table:table-cell>
          <table:table-cell office:value-type="string" table:style-name="ce5">
            <text:p/>
          </table:table-cell>
          <table:table-cell office:value-type="string" table:style-name="ce5">
            <text:p>USD</text:p>
          </table:table-cell>
          <table:table-cell office:value-type="date" office:date-value="2014-09-29T00:00:00" table:style-name="ce4">
            <text:p>29-Sep-2014</text:p>
          </table:table-cell>
          <table:table-cell office:value-type="string" table:style-name="ce5">
            <text:p>PROTECTION</text:p>
          </table:table-cell>
          <table:table-cell office:value-type="string" table:style-name="ce5">
            <text:p>PROTECTION/HUMAN RIGHTS/RULE OF LAW</text:p>
          </table:table-cell>
          <table:table-cell office:value-type="string" table:style-name="ce5">
            <text:p>Nigeria</text:p>
          </table:table-cell>
          <table:table-cell office:value-type="string" table:style-name="ce5">
            <text:p>Paid contribution</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United Nations High Commissioner for Refugees</text:p>
          </table:table-cell>
          <table:table-cell office:value-type="string" table:style-name="ce5">
            <text:p>UN Agencies</text:p>
          </table:table-cell>
          <table:table-cell office:value-type="string" table:style-name="ce5">
            <text:p>UNHCR</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22430" table:style-name="ce5">
            <text:p>222,430</text:p>
          </table:table-cell>
          <table:table-cell table:style-name="ce5"/>
          <table:table-cell office:value-type="string" table:style-name="ce5">
            <text:p>Donor</text:p>
          </table:table-cell>
          <table:table-cell office:value-type="date" office:date-value="2014-12-11T17:07:00" table:style-name="ce4">
            <text:p>11-Dec-2014</text:p>
          </table:table-cell>
          <table:table-cell office:value-type="date" office:date-value="2014-12-11T17:07:00" table:style-name="ce4">
            <text:p>11-Dec-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5473649" table:style-name="ce5">
            <text:p>5,473,649</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2a-The project is designed to contribute significantly to gender equality</text:p>
          </table:table-cell>
          <table:table-cell table:number-columns-repeated="16344"/>
        </table:table-row>
        <table:table-row table:style-name="ro7"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5434331" table:style-name="ce5">
            <text:p>5,434,331</text:p>
          </table:table-cell>
          <table:table-cell office:value-type="float" office:value="0" table:style-name="ce5">
            <text:p>0</text:p>
          </table:table-cell>
          <table:table-cell office:value-type="string" table:style-name="ce5">
            <text:p>Agriculture and Food Security, Economic Recovery and Market Systems (ERMS), Health, Humanitarian Coordination and Information Management, Logistics Support and Relief Commodities, Protection, WASH (USAID/OFDA)</text:p>
          </table:table-cell>
          <table:table-cell office:value-type="string" table:style-name="ce5">
            <text:p/>
          </table:table-cell>
          <table:table-cell office:value-type="string" table:style-name="ce5">
            <text:p>USD</text:p>
          </table:table-cell>
          <table:table-cell office:value-type="date" office:date-value="2014-07-30T00:00:00" table:style-name="ce4">
            <text:p>30-Jul-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365" table:style-name="ce5">
            <text:p>216,365</text:p>
          </table:table-cell>
          <table:table-cell table:style-name="ce5"/>
          <table:table-cell office:value-type="string" table:style-name="ce5">
            <text:p>Donor</text:p>
          </table:table-cell>
          <table:table-cell office:value-type="date" office:date-value="2014-11-05T16:48:00" table:style-name="ce4">
            <text:p>5-Nov-2014</text:p>
          </table:table-cell>
          <table:table-cell office:value-type="date" office:date-value="2014-08-07T15:25:00" table:style-name="ce4">
            <text:p>7-Aug-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3700000" table:style-name="ce5">
            <text:p>3,700,000</text:p>
          </table:table-cell>
          <table:table-cell office:value-type="float" office:value="0" table:style-name="ce5">
            <text:p>0</text:p>
          </table:table-cell>
          <table:table-cell office:value-type="string" table:style-name="ce5">
            <text:p>Protection and Material Assistance to Victims of the Conflict (STATE/PRM)</text:p>
          </table:table-cell>
          <table:table-cell office:value-type="string" table:style-name="ce5">
            <text:p/>
          </table:table-cell>
          <table:table-cell office:value-type="string" table:style-name="ce5">
            <text:p>USD</text:p>
          </table:table-cell>
          <table:table-cell office:value-type="date" office:date-value="2014-07-30T00:00:00" table:style-name="ce4">
            <text:p>30-Jul-2014</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366" table:style-name="ce5">
            <text:p>216,366</text:p>
          </table:table-cell>
          <table:table-cell table:style-name="ce5"/>
          <table:table-cell office:value-type="string" table:style-name="ce5">
            <text:p>Donor</text:p>
          </table:table-cell>
          <table:table-cell office:value-type="date" office:date-value="2014-08-07T15:26:00" table:style-name="ce4">
            <text:p>7-Aug-2014</text:p>
          </table:table-cell>
          <table:table-cell office:value-type="date" office:date-value="2014-08-07T15:26:00" table:style-name="ce4">
            <text:p>7-Aug-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United States of America</text:p>
          </table:table-cell>
          <table:table-cell office:value-type="string" table:style-name="ce5">
            <text:p>Various Recipients (details not yet provided)</text:p>
          </table:table-cell>
          <table:table-cell office:value-type="string" table:style-name="ce5">
            <text:p>Nigeria 2014</text:p>
          </table:table-cell>
          <table:table-cell table:number-columns-repeated="3" table:style-name="ce5"/>
          <table:table-cell office:value-type="float" office:value="2014" table:style-name="ce3">
            <text:p>2014</text:p>
          </table:table-cell>
          <table:table-cell office:value-type="float" office:value="9452" table:style-name="ce5">
            <text:p>9,452</text:p>
          </table:table-cell>
          <table:table-cell office:value-type="float" office:value="0" table:style-name="ce5">
            <text:p>0</text:p>
          </table:table-cell>
          <table:table-cell office:value-type="string" table:style-name="ce5">
            <text:p>Program Support Costs (USAID/OFDA)</text:p>
          </table:table-cell>
          <table:table-cell office:value-type="string" table:style-name="ce5">
            <text:p/>
          </table:table-cell>
          <table:table-cell office:value-type="string" table:style-name="ce5">
            <text:p>USD</text:p>
          </table:table-cell>
          <table:table-cell office:value-type="date" office:date-value="2014-07-30T00:00:00" table:style-name="ce4">
            <text:p>30-Jul-2014</text:p>
          </table:table-cell>
          <table:table-cell table:style-name="ce5"/>
          <table:table-cell office:value-type="string" table:style-name="ce5">
            <text:p>COORDINATION AND SUPPORT SERVICES</text:p>
          </table:table-cell>
          <table:table-cell office:value-type="string" table:style-name="ce5">
            <text:p>Nigeria</text:p>
          </table:table-cell>
          <table:table-cell office:value-type="string" table:style-name="ce5">
            <text:p>Commitment</text:p>
          </table:table-cell>
          <table:table-cell office:value-type="string" table:style-name="ce5">
            <text:p>United States of America</text:p>
          </table:table-cell>
          <table:table-cell office:value-type="string" table:style-name="ce5">
            <text:p>United States</text:p>
          </table:table-cell>
          <table:table-cell office:value-type="string" table:style-name="ce5">
            <text:p>Various Recipients (details not yet provided)</text:p>
          </table:table-cell>
          <table:table-cell office:value-type="string" table:style-name="ce5">
            <text:p>Other</text:p>
          </table:table-cell>
          <table:table-cell office:value-type="string" table:style-name="ce5">
            <text:p>Various Recipients</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6367" table:style-name="ce5">
            <text:p>216,367</text:p>
          </table:table-cell>
          <table:table-cell table:style-name="ce5"/>
          <table:table-cell office:value-type="string" table:style-name="ce5">
            <text:p>Donor</text:p>
          </table:table-cell>
          <table:table-cell office:value-type="date" office:date-value="2014-08-07T15:27:00" table:style-name="ce4">
            <text:p>7-Aug-2014</text:p>
          </table:table-cell>
          <table:table-cell office:value-type="date" office:date-value="2014-08-07T15:27:00" table:style-name="ce4">
            <text:p>7-Aug-2014</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US Fund for UNICEF</text:p>
          </table:table-cell>
          <table:table-cell office:value-type="string" table:style-name="ce5">
            <text:p>United Nations Children's Fund</text:p>
          </table:table-cell>
          <table:table-cell office:value-type="string" table:style-name="ce5">
            <text:p>Nigeria 2012</text:p>
          </table:table-cell>
          <table:table-cell table:number-columns-repeated="3" table:style-name="ce5"/>
          <table:table-cell office:value-type="float" office:value="2012" table:style-name="ce3">
            <text:p>2012</text:p>
          </table:table-cell>
          <table:table-cell office:value-type="float" office:value="1000000" table:style-name="ce5">
            <text:p>1,000,000</text:p>
          </table:table-cell>
          <table:table-cell office:value-type="float" office:value="0" table:style-name="ce5">
            <text:p>0</text:p>
          </table:table-cell>
          <table:table-cell office:value-type="string" table:style-name="ce5">
            <text:p>Humanitarian assistance to children and families affected by floods in Nigeria</text:p>
            <text:p/>
          </table:table-cell>
          <table:table-cell office:value-type="string" table:style-name="ce5">
            <text:p/>
          </table:table-cell>
          <table:table-cell office:value-type="string" table:style-name="ce5">
            <text:p>USD</text:p>
          </table:table-cell>
          <table:table-cell office:value-type="date" office:date-value="2012-11-07T00:00:00" table:style-name="ce4">
            <text:p>7-Nov-2012</text:p>
          </table:table-cell>
          <table:table-cell table:style-name="ce5"/>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US Fund for UNICEF</text:p>
          </table:table-cell>
          <table:table-cell office:value-type="string" table:style-name="ce5">
            <text:p>Private (individuals &amp; organisations)</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190082" table:style-name="ce5">
            <text:p>190,082</text:p>
          </table:table-cell>
          <table:table-cell table:style-name="ce5"/>
          <table:table-cell office:value-type="string" table:style-name="ce5">
            <text:p>Agency</text:p>
          </table:table-cell>
          <table:table-cell office:value-type="date" office:date-value="2012-11-28T11:53:00" table:style-name="ce4">
            <text:p>28-Nov-2012</text:p>
          </table:table-cell>
          <table:table-cell office:value-type="date" office:date-value="2012-11-20T12:30:00" table:style-name="ce4">
            <text:p>20-Nov-2012</text:p>
          </table:table-cell>
          <table:table-cell table:style-name="ce3"/>
          <table:table-cell table:style-name="ce5"/>
          <table:table-cell office:value-type="string" table:style-name="ce5">
            <text:p>Appeal projects, not including sub-set</text:p>
          </table:table-cell>
          <table:table-cell table:style-name="ce5"/>
          <table:table-cell table:number-columns-repeated="2" table:style-name="ce4"/>
          <table:table-cell table:number-columns-repeated="3" table:style-name="ce5"/>
          <table:table-cell table:number-columns-repeated="16344"/>
        </table:table-row>
        <table:table-row table:style-name="ro5" table:visibility="filter">
          <table:table-cell office:value-type="string" table:style-name="ce5">
            <text:p>Various Donors (details not yet provided)</text:p>
          </table:table-cell>
          <table:table-cell office:value-type="string" table:style-name="ce5">
            <text:p>United Nations Children's Fund</text:p>
          </table:table-cell>
          <table:table-cell office:value-type="string" table:style-name="ce5">
            <text:p>Nigeria 2014</text:p>
          </table:table-cell>
          <table:table-cell office:value-type="string" table:style-name="ce5">
            <text:p>Nigeria 2014</text:p>
          </table:table-cell>
          <table:table-cell office:value-type="string" table:style-name="ce5">
            <text:p>NGA-14/SNYS/67548/124</text:p>
          </table:table-cell>
          <table:table-cell office:value-type="string" table:style-name="ce5">
            <text:p>to be allocated to specific projects</text:p>
          </table:table-cell>
          <table:table-cell office:value-type="float" office:value="2014" table:style-name="ce3">
            <text:p>2014</text:p>
          </table:table-cell>
          <table:table-cell office:value-type="float" office:value="109553" table:style-name="ce5">
            <text:p>109,553</text:p>
          </table:table-cell>
          <table:table-cell office:value-type="float" office:value="0" table:style-name="ce5">
            <text:p>0</text:p>
          </table:table-cell>
          <table:table-cell office:value-type="string" table:style-name="ce5">
            <text:p>to be allocated to specific projects (Global - Thematic Humanitarian Resp)</text:p>
          </table:table-cell>
          <table:table-cell office:value-type="string" table:style-name="ce5">
            <text:p/>
          </table:table-cell>
          <table:table-cell office:value-type="string" table:style-name="ce5">
            <text:p>USD</text:p>
          </table:table-cell>
          <table:table-cell office:value-type="date" office:date-value="2014-11-07T00:00:00" table:style-name="ce4">
            <text:p>7-Nov-2014</text:p>
          </table:table-cell>
          <table:table-cell office:value-type="string" table:style-name="ce5">
            <text:p>CLUSTER NOT YET SPECIFIED</text:p>
          </table:table-cell>
          <table:table-cell office:value-type="string" table:style-name="ce5">
            <text:p>SECTOR NOT YET SPECIFIED</text:p>
          </table:table-cell>
          <table:table-cell office:value-type="string" table:style-name="ce5">
            <text:p>Nigeria</text:p>
          </table:table-cell>
          <table:table-cell office:value-type="string" table:style-name="ce5">
            <text:p>Paid contribution</text:p>
          </table:table-cell>
          <table:table-cell office:value-type="string" table:style-name="ce5">
            <text:p>Various Donors (details not yet provided)</text:p>
          </table:table-cell>
          <table:table-cell office:value-type="string" table:style-name="ce5">
            <text:p>Various (details not yet provided)</text:p>
          </table:table-cell>
          <table:table-cell office:value-type="string" table:style-name="ce5">
            <text:p>United Nations Children's Fund</text:p>
          </table:table-cell>
          <table:table-cell office:value-type="string" table:style-name="ce5">
            <text:p>UN Agencies</text:p>
          </table:table-cell>
          <table:table-cell office:value-type="string" table:style-name="ce5">
            <text:p>UNICEF</text:p>
          </table:table-cell>
          <table:table-cell office:value-type="string" table:style-name="ce5">
            <text:p>West Africa</text:p>
          </table:table-cell>
          <table:table-cell office:value-type="string" table:style-name="ce5">
            <text:p>Nigeria</text:p>
          </table:table-cell>
          <table:table-cell office:value-type="string" table:style-name="ce5">
            <text:p>Miscellaneous</text:p>
          </table:table-cell>
          <table:table-cell office:value-type="string" table:style-name="ce5">
            <text:p>Cash</text:p>
          </table:table-cell>
          <table:table-cell office:value-type="float" office:value="212528" table:style-name="ce5">
            <text:p>212,528</text:p>
          </table:table-cell>
          <table:table-cell table:style-name="ce5"/>
          <table:table-cell office:value-type="string" table:style-name="ce5">
            <text:p>Agency</text:p>
          </table:table-cell>
          <table:table-cell office:value-type="date" office:date-value="2015-02-18T16:26:00" table:style-name="ce4">
            <text:p>18-Feb-2015</text:p>
          </table:table-cell>
          <table:table-cell office:value-type="date" office:date-value="2014-05-20T15:00:00" table:style-name="ce4">
            <text:p>20-May-2014</text:p>
          </table:table-cell>
          <table:table-cell office:value-type="float" office:value="2014" table:style-name="ce3">
            <text:p>2014</text:p>
          </table:table-cell>
          <table:table-cell office:value-type="string" table:style-name="ce5">
            <text:p>Nigeria</text:p>
          </table:table-cell>
          <table:table-cell office:value-type="string" table:style-name="ce5">
            <text:p>Appeal projects, not including sub-set</text:p>
          </table:table-cell>
          <table:table-cell office:value-type="float" office:value="0" table:style-name="ce5">
            <text:p>0</text:p>
          </table:table-cell>
          <table:table-cell office:value-type="date" office:date-value="2014-01-01T00:00:00" table:style-name="ce4">
            <text:p>1-Jan-2014</text:p>
          </table:table-cell>
          <table:table-cell office:value-type="date" office:date-value="2014-12-31T00:00:00" table:style-name="ce4">
            <text:p>31-Dec-2014</text:p>
          </table:table-cell>
          <table:table-cell table:style-name="ce5"/>
          <table:table-cell office:value-type="string" table:style-name="ce5">
            <text:p>High</text:p>
          </table:table-cell>
          <table:table-cell office:value-type="string" table:style-name="ce5">
            <text:p>3-Not Specified</text:p>
          </table:table-cell>
          <table:table-cell table:number-columns-repeated="16344"/>
        </table:table-row>
        <table:table-row table:style-name="ro2">
          <table:table-cell table:number-columns-repeated="16384" table:style-name="ce1"/>
        </table:table-row>
        <table:table-row table:number-rows-repeated="1048440" table:style-name="ro1">
          <table:table-cell table:number-columns-repeated="16384"/>
        </table:table-row>
      </table:table>
      <table:table table:name="Appeal_funding" table:style-name="ta1">
        <table:table-column table:style-name="co16" table:default-cell-style-name="ce1"/>
        <table:table-column table:style-name="co6" table:number-columns-repeated="16383" table:default-cell-style-name="ce1"/>
        <table:table-row table:style-name="ro1">
          <table:table-cell office:value-type="string" table:style-name="ce1">
            <text:p>Funding inside and outside the UN appeal, 2014 and 2015</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float" office:value="2015" table:style-name="ce17">
            <text:p>2015</text:p>
          </table:table-cell>
          <table:table-cell table:number-columns-repeated="16383" table:style-name="ce1"/>
        </table:table-row>
        <table:table-row table:style-name="ro17">
          <table:table-cell office:value-type="string" table:style-name="ce17">
            <text:p>Response Plan/ Appeal title</text:p>
          </table:table-cell>
          <table:table-cell office:value-type="string" table:style-name="ce17">
            <text:p>US$m</text:p>
          </table:table-cell>
          <table:table-cell office:value-type="string" table:style-name="ce17">
            <text:p>% total</text:p>
          </table:table-cell>
          <table:table-cell table:number-columns-repeated="16381" table:style-name="ce1"/>
        </table:table-row>
        <table:table-row table:style-name="ro1">
          <table:table-cell office:value-type="string" table:style-name="ce1">
            <text:p>Nigeria 2015</text:p>
          </table:table-cell>
          <table:table-cell office:value-type="float" office:value="10.257123" table:style-name="ce16">
            <text:p>10.3</text:p>
          </table:table-cell>
          <table:table-cell office:value-type="percentage" office:value="0.88806598051109464" table:formula="msoxl:=B6/B$8" table:style-name="ce23">
            <text:p>89%</text:p>
          </table:table-cell>
          <table:table-cell table:number-columns-repeated="16381" table:style-name="ce1"/>
        </table:table-row>
        <table:table-row table:style-name="ro1">
          <table:table-cell office:value-type="string" table:style-name="ce1">
            <text:p>(blank)</text:p>
          </table:table-cell>
          <table:table-cell office:value-type="float" office:value="1.2928329999999999" table:style-name="ce16">
            <text:p>1.3</text:p>
          </table:table-cell>
          <table:table-cell office:value-type="percentage" office:value="0.1119340194889054" table:formula="msoxl:=B7/B$8" table:style-name="ce23">
            <text:p>11%</text:p>
          </table:table-cell>
          <table:table-cell table:number-columns-repeated="16381" table:style-name="ce1"/>
        </table:table-row>
        <table:table-row table:style-name="ro1">
          <table:table-cell office:value-type="string" table:style-name="ce20">
            <text:p>Grand Total</text:p>
          </table:table-cell>
          <table:table-cell office:value-type="float" office:value="11.549956" table:style-name="ce21">
            <text:p>11.5</text:p>
          </table:table-cell>
          <table:table-cell table:number-columns-repeated="16382" table:style-name="ce1"/>
        </table:table-row>
        <table:table-row table:style-name="ro1">
          <table:table-cell table:style-name="ce1"/>
          <table:table-cell office:value-type="float" office:value="100.3" table:style-name="ce1">
            <text:p>100.3</text:p>
          </table:table-cell>
          <table:table-cell table:style-name="ce1"/>
          <table:table-cell table:style-name="ce23"/>
          <table:table-cell table:number-columns-repeated="16380"/>
        </table:table-row>
        <table:table-row table:style-name="ro1">
          <table:table-cell table:number-columns-repeated="16384"/>
        </table:table-row>
        <table:table-row table:style-name="ro1">
          <table:table-cell office:value-type="float" office:value="2014" table:style-name="ce17">
            <text:p>2014</text:p>
          </table:table-cell>
          <table:table-cell table:number-columns-repeated="16383" table:style-name="ce1"/>
        </table:table-row>
        <table:table-row table:style-name="ro17">
          <table:table-cell office:value-type="string" table:style-name="ce17">
            <text:p>Response Plan/ Appeal title</text:p>
          </table:table-cell>
          <table:table-cell office:value-type="string" table:style-name="ce17">
            <text:p>US$m</text:p>
          </table:table-cell>
          <table:table-cell office:value-type="string" table:style-name="ce17">
            <text:p>% total</text:p>
          </table:table-cell>
          <table:table-cell table:number-columns-repeated="16381" table:style-name="ce1"/>
        </table:table-row>
        <table:table-row table:style-name="ro1">
          <table:table-cell office:value-type="string" table:style-name="ce1">
            <text:p>Ebola Virus Outbreak - Overview of Needs and Requirements (inter-agency plan for Guinea, Liberia, Sierra Leone, Region) - October 2014 - June 2015</text:p>
          </table:table-cell>
          <table:table-cell office:value-type="float" office:value="3.342749" table:style-name="ce16">
            <text:p>3.3</text:p>
          </table:table-cell>
          <table:table-cell office:value-type="percentage" office:value="7.537799389011314E-2" table:formula="msoxl:=B13/B$16" table:style-name="ce23">
            <text:p>8%</text:p>
          </table:table-cell>
          <table:table-cell table:number-columns-repeated="16381" table:style-name="ce1"/>
        </table:table-row>
        <table:table-row table:style-name="ro1">
          <table:table-cell office:value-type="string" table:style-name="ce1">
            <text:p>Nigeria 2014</text:p>
          </table:table-cell>
          <table:table-cell office:value-type="float" office:value="17.620331" table:style-name="ce16">
            <text:p>17.6</text:p>
          </table:table-cell>
          <table:table-cell office:value-type="percentage" office:value="0.39733321360944873" table:formula="msoxl:=B14/B$16" table:style-name="ce23">
            <text:p>40%</text:p>
          </table:table-cell>
          <table:table-cell table:number-columns-repeated="16381" table:style-name="ce1"/>
        </table:table-row>
        <table:table-row table:style-name="ro1">
          <table:table-cell office:value-type="string" table:style-name="ce1">
            <text:p>(blank)</text:p>
          </table:table-cell>
          <table:table-cell office:value-type="float" office:value="23.383403999999999" table:style-name="ce16">
            <text:p>23.4</text:p>
          </table:table-cell>
          <table:table-cell office:value-type="percentage" office:value="0.52728879250043814" table:formula="msoxl:=B15/B$16" table:style-name="ce23">
            <text:p>53%</text:p>
          </table:table-cell>
          <table:table-cell table:number-columns-repeated="16381" table:style-name="ce1"/>
        </table:table-row>
        <table:table-row table:style-name="ro1">
          <table:table-cell office:value-type="string" table:style-name="ce20">
            <text:p>Grand Total</text:p>
          </table:table-cell>
          <table:table-cell office:value-type="float" office:value="44.346483999999997" table:style-name="ce21">
            <text:p>44.3</text:p>
          </table:table-cell>
          <table:table-cell table:number-columns-repeated="16382" table:style-name="ce1"/>
        </table:table-row>
        <table:table-row table:number-rows-repeated="1048560" table:style-name="ro1">
          <table:table-cell table:number-columns-repeated="16384"/>
        </table:table-row>
      </table:table>
      <table:table table:name="Top_donors_'15" table:style-name="ta3">
        <table:table-column table:style-name="co9" table:default-cell-style-name="ce1"/>
        <table:table-column table:style-name="co17" table:default-cell-style-name="ce1"/>
        <table:table-column table:style-name="co11" table:default-cell-style-name="ce1"/>
        <table:table-column table:style-name="co18" table:default-cell-style-name="ce1"/>
        <table:table-column table:style-name="co6" table:number-columns-repeated="16380" table:default-cell-style-name="ce1"/>
        <table:table-row table:style-name="ro1">
          <table:table-cell office:value-type="string" table:style-name="ce1">
            <text:p>Top humanitarian donors to Nigeria, 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table-row>
        <table:table-row table:style-name="ro18">
          <table:table-cell office:value-type="string" table:style-name="ce17">
            <text:p>Donor</text:p>
          </table:table-cell>
          <table:table-cell office:value-type="string" table:style-name="ce17">
            <text:p>Committed/ contributed</text:p>
          </table:table-cell>
          <table:table-cell office:value-type="string" table:style-name="ce17">
            <text:p>% total</text:p>
          </table:table-cell>
          <table:table-cell office:value-type="string" table:style-name="ce17">
            <text:p>Pledged</text:p>
          </table:table-cell>
          <table:table-cell table:number-columns-repeated="16380"/>
        </table:table-row>
        <table:table-row table:style-name="ro1">
          <table:table-cell office:value-type="string" table:style-name="ce1">
            <text:p>Japan</text:p>
          </table:table-cell>
          <table:table-cell office:value-type="float" office:value="4.0199999999999996" table:style-name="ce16">
            <text:p>4.0</text:p>
          </table:table-cell>
          <table:table-cell office:value-type="percentage" office:value="0.34805327396918218" table:formula="msoxl:=B5/B$11" table:style-name="ce23">
            <text:p>35%</text:p>
          </table:table-cell>
          <table:table-cell office:value-type="float" office:value="4.2699999999999996" table:style-name="ce16">
            <text:p>4.3</text:p>
          </table:table-cell>
          <table:table-cell table:number-columns-repeated="16380"/>
        </table:table-row>
        <table:table-row table:style-name="ro1">
          <table:table-cell office:value-type="string" table:style-name="ce1">
            <text:p>EU Institutions</text:p>
          </table:table-cell>
          <table:table-cell office:value-type="float" office:value="3.6086480000000001" table:style-name="ce16">
            <text:p>3.6</text:p>
          </table:table-cell>
          <table:table-cell office:value-type="percentage" office:value="0.3124382465179954" table:formula="msoxl:=B6/B$11" table:style-name="ce23">
            <text:p>31%</text:p>
          </table:table-cell>
          <table:table-cell office:value-type="float" office:value="0" table:style-name="ce16">
            <text:p>0.0</text:p>
          </table:table-cell>
          <table:table-cell table:number-columns-repeated="16380"/>
        </table:table-row>
        <table:table-row table:style-name="ro1">
          <table:table-cell office:value-type="string" table:style-name="ce1">
            <text:p>Germany</text:p>
          </table:table-cell>
          <table:table-cell office:value-type="float" office:value="2.890584" table:style-name="ce16">
            <text:p>2.9</text:p>
          </table:table-cell>
          <table:table-cell office:value-type="percentage" office:value="0.25026796638878973" table:formula="msoxl:=B7/B$11" table:style-name="ce23">
            <text:p>25%</text:p>
          </table:table-cell>
          <table:table-cell office:value-type="float" office:value="0" table:style-name="ce16">
            <text:p>0.0</text:p>
          </table:table-cell>
          <table:table-cell table:number-columns-repeated="16380"/>
        </table:table-row>
        <table:table-row table:style-name="ro1">
          <table:table-cell office:value-type="string" table:style-name="ce1">
            <text:p>Sweden</text:p>
          </table:table-cell>
          <table:table-cell office:value-type="float" office:value="0.72490200000000005" table:style-name="ce16">
            <text:p>0.7</text:p>
          </table:table-cell>
          <table:table-cell office:value-type="percentage" office:value="6.276231701661894E-2" table:formula="msoxl:=B8/B$11" table:style-name="ce23">
            <text:p>6%</text:p>
          </table:table-cell>
          <table:table-cell office:value-type="float" office:value="0" table:style-name="ce16">
            <text:p>0.0</text:p>
          </table:table-cell>
          <table:table-cell table:number-columns-repeated="16380"/>
        </table:table-row>
        <table:table-row table:style-name="ro1">
          <table:table-cell office:value-type="string" table:style-name="ce1">
            <text:p>Switzerland</text:p>
          </table:table-cell>
          <table:table-cell office:value-type="float" office:value="0.26014599999999999" table:style-name="ce16">
            <text:p>0.3</text:p>
          </table:table-cell>
          <table:table-cell office:value-type="percentage" office:value="2.2523549007459422E-2" table:formula="msoxl:=B9/B$11" table:style-name="ce23">
            <text:p>2%</text:p>
          </table:table-cell>
          <table:table-cell office:value-type="float" office:value="0" table:style-name="ce16">
            <text:p>0.0</text:p>
          </table:table-cell>
          <table:table-cell table:number-columns-repeated="16380"/>
        </table:table-row>
        <table:table-row table:style-name="ro1">
          <table:table-cell office:value-type="string" table:style-name="ce1">
            <text:p>Denmark</text:p>
          </table:table-cell>
          <table:table-cell office:value-type="float" office:value="4.5676000000000001E-2" table:style-name="ce16">
            <text:p>0.0</text:p>
          </table:table-cell>
          <table:table-cell office:value-type="percentage" office:value="3.9546470999543204E-3" table:formula="msoxl:=B10/B$11" table:style-name="ce23">
            <text:p>0%</text:p>
          </table:table-cell>
          <table:table-cell office:value-type="float" office:value="0" table:style-name="ce16">
            <text:p>0.0</text:p>
          </table:table-cell>
          <table:table-cell table:number-columns-repeated="16380"/>
        </table:table-row>
        <table:table-row table:style-name="ro1">
          <table:table-cell office:value-type="string" table:style-name="ce20">
            <text:p>Grand Total</text:p>
          </table:table-cell>
          <table:table-cell office:value-type="float" office:value="11.549956" table:style-name="ce21">
            <text:p>11.5</text:p>
          </table:table-cell>
          <table:table-cell table:style-name="ce1"/>
          <table:table-cell office:value-type="float" office:value="4.2699999999999996" table:style-name="ce21">
            <text:p>4.3</text:p>
          </table:table-cell>
          <table:table-cell table:number-columns-repeated="16380"/>
        </table:table-row>
        <table:table-row table:style-name="ro1">
          <table:table-cell table:style-name="ce1">
            <draw:frame xmlns:presentation="urn:oasis:names:tc:opendocument:xmlns:presentation:1.0" draw:z-index="1" draw:id="id0" draw:style-name="a0" draw:name="Chart 1" svg:x="0.13542in" svg:y="0.01042in" svg:width="5.88542in" svg:height="2.1875in" style:rel-width="scale" style:rel-height="scale">
              <draw:object xlink:href="Object 1/" xlink:type="simple" xlink:show="embed" xlink:actuate="onLoad"/>
              <svg:desc/>
            </draw:frame>
          </table:table-cell>
          <table:table-cell table:style-name="ce16"/>
          <table:table-cell table:style-name="ce1"/>
          <table:table-cell table:style-name="ce16"/>
          <table:table-cell table:number-columns-repeated="16380"/>
        </table:table-row>
        <table:table-row table:number-rows-repeated="4" table:style-name="ro1">
          <table:table-cell table:style-name="ce1"/>
          <table:table-cell table:style-name="ce16"/>
          <table:table-cell table:style-name="ce1"/>
          <table:table-cell table:style-name="ce16"/>
          <table:table-cell table:number-columns-repeated="16380"/>
        </table:table-row>
        <table:table-row table:number-rows-repeated="10" table:style-name="ro1">
          <table:table-cell table:style-name="ce1"/>
          <table:table-cell table:style-name="ce16"/>
          <table:table-cell table:style-name="ce1"/>
          <table:table-cell table:style-name="ce16"/>
          <table:table-cell table:number-columns-repeated="16380" table:style-name="ce1"/>
        </table:table-row>
        <table:table-row table:style-name="ro1">
          <table:table-cell table:style-name="ce1"/>
          <table:table-cell table:style-name="ce16"/>
          <table:table-cell table:style-name="ce1"/>
          <table:table-cell table:style-name="ce16"/>
          <table:table-cell table:style-name="ce1"/>
          <table:table-cell table:style-name="ce1">
            <draw:frame xmlns:presentation="urn:oasis:names:tc:opendocument:xmlns:presentation:1.0" draw:z-index="2" draw:id="id1" draw:style-name="a1" draw:name="Chart 2" svg:x="0.375in" svg:y="0.16667in" svg:width="6.51042in" svg:height="2.08333in" style:rel-width="scale" style:rel-height="scale">
              <draw:object xlink:href="Object 2/" xlink:type="simple" xlink:show="embed" xlink:actuate="onLoad"/>
              <svg:desc/>
            </draw:frame>
          </table:table-cell>
          <table:table-cell table:number-columns-repeated="16378"/>
        </table:table-row>
        <table:table-row table:style-name="ro18">
          <table:table-cell office:value-type="string" table:style-name="ce17">
            <text:p>Donor</text:p>
          </table:table-cell>
          <table:table-cell office:value-type="string" table:style-name="ce17">
            <text:p>Commitment</text:p>
          </table:table-cell>
          <table:table-cell office:value-type="string" table:style-name="ce17">
            <text:p>Paid contribution</text:p>
          </table:table-cell>
          <table:table-cell office:value-type="string" table:style-name="ce17">
            <text:p>Pledge</text:p>
          </table:table-cell>
          <table:table-cell office:value-type="string" table:style-name="ce17">
            <text:p>Total</text:p>
          </table:table-cell>
          <table:table-cell table:number-columns-repeated="16379"/>
        </table:table-row>
        <table:table-row table:style-name="ro1">
          <table:table-cell office:value-type="string" table:style-name="ce1">
            <text:p>Japan</text:p>
          </table:table-cell>
          <table:table-cell office:value-type="float" office:value="0" table:style-name="ce16">
            <text:p>0.0</text:p>
          </table:table-cell>
          <table:table-cell office:value-type="float" office:value="4.0199999999999996" table:style-name="ce16">
            <text:p>4.0</text:p>
          </table:table-cell>
          <table:table-cell office:value-type="float" office:value="4.2699999999999996" table:style-name="ce16">
            <text:p>4.3</text:p>
          </table:table-cell>
          <table:table-cell office:value-type="float" office:value="8.2899999999999991" table:formula="msoxl:=SUM(B29:D29)" table:style-name="ce16">
            <text:p>8.3</text:p>
          </table:table-cell>
          <table:table-cell table:number-columns-repeated="16379"/>
        </table:table-row>
        <table:table-row table:style-name="ro1">
          <table:table-cell office:value-type="string" table:style-name="ce1">
            <text:p>EU Institutions</text:p>
          </table:table-cell>
          <table:table-cell office:value-type="float" office:value="3.0417550000000002" table:style-name="ce16">
            <text:p>3.0</text:p>
          </table:table-cell>
          <table:table-cell office:value-type="float" office:value="0.56689299999999998" table:style-name="ce16">
            <text:p>0.6</text:p>
          </table:table-cell>
          <table:table-cell office:value-type="float" office:value="0" table:style-name="ce16">
            <text:p>0.0</text:p>
          </table:table-cell>
          <table:table-cell office:value-type="float" office:value="3.6086480000000001" table:formula="msoxl:=SUM(B30:D30)" table:style-name="ce16">
            <text:p>3.6</text:p>
          </table:table-cell>
          <table:table-cell table:number-columns-repeated="16379"/>
        </table:table-row>
        <table:table-row table:style-name="ro1">
          <table:table-cell office:value-type="string" table:style-name="ce1">
            <text:p>Germany</text:p>
          </table:table-cell>
          <table:table-cell office:value-type="float" office:value="2.890584" table:style-name="ce16">
            <text:p>2.9</text:p>
          </table:table-cell>
          <table:table-cell office:value-type="float" office:value="0" table:style-name="ce16">
            <text:p>0.0</text:p>
          </table:table-cell>
          <table:table-cell office:value-type="float" office:value="0" table:style-name="ce16">
            <text:p>0.0</text:p>
          </table:table-cell>
          <table:table-cell office:value-type="float" office:value="2.890584" table:formula="msoxl:=SUM(B31:D31)" table:style-name="ce16">
            <text:p>2.9</text:p>
          </table:table-cell>
          <table:table-cell table:number-columns-repeated="16379"/>
        </table:table-row>
        <table:table-row table:style-name="ro1">
          <table:table-cell office:value-type="string" table:style-name="ce1">
            <text:p>Sweden</text:p>
          </table:table-cell>
          <table:table-cell office:value-type="float" office:value="0.34283400000000003" table:style-name="ce16">
            <text:p>0.3</text:p>
          </table:table-cell>
          <table:table-cell office:value-type="float" office:value="0.38206800000000002" table:style-name="ce16">
            <text:p>0.4</text:p>
          </table:table-cell>
          <table:table-cell office:value-type="float" office:value="0" table:style-name="ce16">
            <text:p>0.0</text:p>
          </table:table-cell>
          <table:table-cell office:value-type="float" office:value="0.72490200000000005" table:formula="msoxl:=SUM(B32:D32)" table:style-name="ce16">
            <text:p>0.7</text:p>
          </table:table-cell>
          <table:table-cell table:number-columns-repeated="16379"/>
        </table:table-row>
        <table:table-row table:style-name="ro1">
          <table:table-cell office:value-type="string" table:style-name="ce1">
            <text:p>Switzerland</text:p>
          </table:table-cell>
          <table:table-cell office:value-type="float" office:value="0" table:style-name="ce16">
            <text:p>0.0</text:p>
          </table:table-cell>
          <table:table-cell office:value-type="float" office:value="0.26014599999999999" table:style-name="ce16">
            <text:p>0.3</text:p>
          </table:table-cell>
          <table:table-cell office:value-type="float" office:value="0" table:style-name="ce16">
            <text:p>0.0</text:p>
          </table:table-cell>
          <table:table-cell office:value-type="float" office:value="0.26014599999999999" table:formula="msoxl:=SUM(B33:D33)" table:style-name="ce16">
            <text:p>0.3</text:p>
          </table:table-cell>
          <table:table-cell table:number-columns-repeated="16379"/>
        </table:table-row>
        <table:table-row table:style-name="ro1">
          <table:table-cell office:value-type="string" table:style-name="ce1">
            <text:p>Denmark</text:p>
          </table:table-cell>
          <table:table-cell office:value-type="float" office:value="4.5676000000000001E-2" table:style-name="ce16">
            <text:p>0.0</text:p>
          </table:table-cell>
          <table:table-cell office:value-type="float" office:value="0" table:style-name="ce16">
            <text:p>0.0</text:p>
          </table:table-cell>
          <table:table-cell office:value-type="float" office:value="0" table:style-name="ce16">
            <text:p>0.0</text:p>
          </table:table-cell>
          <table:table-cell office:value-type="float" office:value="4.5676000000000001E-2" table:formula="msoxl:=SUM(B34:D34)" table:style-name="ce16">
            <text:p>0.0</text:p>
          </table:table-cell>
          <table:table-cell table:number-columns-repeated="16379"/>
        </table:table-row>
        <table:table-row table:style-name="ro1">
          <table:table-cell office:value-type="string" table:style-name="ce20">
            <text:p>Grand Total</text:p>
          </table:table-cell>
          <table:table-cell office:value-type="float" office:value="6.3208489999999999" table:style-name="ce21">
            <text:p>6.3</text:p>
          </table:table-cell>
          <table:table-cell office:value-type="float" office:value="5.2291069999999999" table:style-name="ce21">
            <text:p>5.2</text:p>
          </table:table-cell>
          <table:table-cell office:value-type="float" office:value="4.2699999999999996" table:style-name="ce21">
            <text:p>4.3</text:p>
          </table:table-cell>
          <table:table-cell office:value-type="float" office:value="15.819955999999999" table:formula="msoxl:=SUM(B35:D35)" table:style-name="ce16">
            <text:p>15.8</text:p>
          </table:table-cell>
          <table:table-cell table:number-columns-repeated="16379"/>
        </table:table-row>
        <table:table-row table:number-rows-repeated="4" table:style-name="ro1">
          <table:table-cell table:number-columns-repeated="16384"/>
        </table:table-row>
        <table:table-row table:style-name="ro1">
          <table:table-cell table:style-name="ce23"/>
          <table:table-cell table:number-columns-repeated="16383" table:style-name="ce1"/>
        </table:table-row>
        <table:table-row table:number-rows-repeated="1048536" table:style-name="ro1">
          <table:table-cell table:number-columns-repeated="16384"/>
        </table:table-row>
      </table:table>
      <table:table table:name="Top_donors_'14" table:style-name="ta1">
        <table:table-column table:style-name="co19" table:default-cell-style-name="ce1"/>
        <table:table-column table:style-name="co20" table:default-cell-style-name="ce1"/>
        <table:table-column table:style-name="co6" table:number-columns-repeated="16382" table:default-cell-style-name="ce1"/>
        <table:table-row table:style-name="ro1">
          <table:table-cell office:value-type="string" table:style-name="ce1">
            <text:p>Top humanitarian donors to Nigeria, 2015</text:p>
          </table:table-cell>
          <table:table-cell table:number-columns-repeated="16383" table:style-name="ce1"/>
        </table:table-row>
        <table:table-row table:style-name="ro1">
          <table:table-cell office:value-type="string" table:style-name="ce1">
            <text:p>Source: Development Initiatives based on UN OCHA FTS data</text:p>
          </table:table-cell>
          <table:table-cell table:number-columns-repeated="16383" table:style-name="ce1"/>
        </table:table-row>
        <table:table-row table:style-name="ro1">
          <table:table-cell table:number-columns-repeated="16384"/>
        </table:table-row>
        <table:table-row table:style-name="ro19">
          <table:table-cell office:value-type="string" table:style-name="ce17">
            <text:p>Donor representative country</text:p>
          </table:table-cell>
          <table:table-cell office:value-type="string" table:style-name="ce17">
            <text:p>Committed/ contributed (US$m)</text:p>
          </table:table-cell>
          <table:table-cell office:value-type="string" table:style-name="ce17">
            <text:p>% total</text:p>
          </table:table-cell>
          <table:table-cell table:number-columns-repeated="16381"/>
        </table:table-row>
        <table:table-row table:style-name="ro1">
          <table:table-cell office:value-type="string" table:style-name="ce1">
            <text:p>EU Institutions</text:p>
          </table:table-cell>
          <table:table-cell office:value-type="float" office:value="19.169948000000002" table:style-name="ce16">
            <text:p>19.2</text:p>
          </table:table-cell>
          <table:table-cell office:value-type="percentage" office:value="0.43227661521035138" table:formula="msoxl:=B5/B$19" table:style-name="ce23">
            <text:p>43%</text:p>
          </table:table-cell>
          <table:table-cell table:style-name="ce1">
            <draw:frame xmlns:presentation="urn:oasis:names:tc:opendocument:xmlns:presentation:1.0" draw:z-index="1" draw:id="id2" draw:style-name="a2" draw:name="Chart 1" svg:x="0.21875in" svg:y="0.03125in" svg:width="5in" svg:height="1.77083in" style:rel-width="scale" style:rel-height="scale">
              <draw:object xlink:href="Object 3/" xlink:type="simple" xlink:show="embed" xlink:actuate="onLoad"/>
              <svg:desc/>
            </draw:frame>
          </table:table-cell>
          <table:table-cell table:number-columns-repeated="16380"/>
        </table:table-row>
        <table:table-row table:style-name="ro1">
          <table:table-cell office:value-type="string" table:style-name="ce1">
            <text:p>US</text:p>
          </table:table-cell>
          <table:table-cell office:value-type="float" office:value="12.143783000000001" table:style-name="ce16">
            <text:p>12.1</text:p>
          </table:table-cell>
          <table:table-cell office:value-type="percentage" office:value="0.27383868809080786" table:formula="msoxl:=B6/B$19" table:style-name="ce23">
            <text:p>27%</text:p>
          </table:table-cell>
          <table:table-cell table:number-columns-repeated="16381"/>
        </table:table-row>
        <table:table-row table:style-name="ro1">
          <table:table-cell office:value-type="string" table:style-name="ce1">
            <text:p>CERF</text:p>
          </table:table-cell>
          <table:table-cell office:value-type="float" office:value="5.0049539999999997" table:style-name="ce16">
            <text:p>5.0</text:p>
          </table:table-cell>
          <table:table-cell office:value-type="percentage" office:value="0.11286022134246314" table:formula="msoxl:=B7/B$19" table:style-name="ce23">
            <text:p>11%</text:p>
          </table:table-cell>
          <table:table-cell table:number-columns-repeated="16381"/>
        </table:table-row>
        <table:table-row table:style-name="ro1">
          <table:table-cell office:value-type="string" table:style-name="ce1">
            <text:p>Private*</text:p>
          </table:table-cell>
          <table:table-cell office:value-type="float" office:value="2.257107" table:style-name="ce16">
            <text:p>2.3</text:p>
          </table:table-cell>
          <table:table-cell office:value-type="percentage" office:value="5.089709028566955E-2" table:formula="msoxl:=B8/B$19" table:style-name="ce23">
            <text:p>5%</text:p>
          </table:table-cell>
          <table:table-cell table:number-columns-repeated="16381"/>
        </table:table-row>
        <table:table-row table:style-name="ro1">
          <table:table-cell office:value-type="string" table:style-name="ce1">
            <text:p>Norway</text:p>
          </table:table-cell>
          <table:table-cell office:value-type="float" office:value="1.6252230000000001" table:style-name="ce16">
            <text:p>1.6</text:p>
          </table:table-cell>
          <table:table-cell office:value-type="percentage" office:value="3.6648294372108516E-2" table:formula="msoxl:=B9/B$19" table:style-name="ce23">
            <text:p>4%</text:p>
          </table:table-cell>
          <table:table-cell table:number-columns-repeated="16381"/>
        </table:table-row>
        <table:table-row table:style-name="ro1">
          <table:table-cell office:value-type="string" table:style-name="ce1">
            <text:p>AfDB</text:p>
          </table:table-cell>
          <table:table-cell office:value-type="float" office:value="1" table:style-name="ce16">
            <text:p>1.0</text:p>
          </table:table-cell>
          <table:table-cell office:value-type="percentage" office:value="2.2549702023727521E-2" table:formula="msoxl:=B10/B$19" table:style-name="ce23">
            <text:p>2%</text:p>
          </table:table-cell>
          <table:table-cell table:number-columns-repeated="16381"/>
        </table:table-row>
        <table:table-row table:style-name="ro1">
          <table:table-cell office:value-type="string" table:style-name="ce1">
            <text:p>Japan</text:p>
          </table:table-cell>
          <table:table-cell office:value-type="float" office:value="0.85499999999999998" table:style-name="ce16">
            <text:p>0.9</text:p>
          </table:table-cell>
          <table:table-cell office:value-type="percentage" office:value="1.927999523028703E-2" table:formula="msoxl:=B11/B$19" table:style-name="ce23">
            <text:p>2%</text:p>
          </table:table-cell>
          <table:table-cell table:number-columns-repeated="16381"/>
        </table:table-row>
        <table:table-row table:style-name="ro1">
          <table:table-cell office:value-type="string" table:style-name="ce1">
            <text:p>Sweden</text:p>
          </table:table-cell>
          <table:table-cell office:value-type="float" office:value="0.60505600000000004" table:style-name="ce16">
            <text:p>0.6</text:p>
          </table:table-cell>
          <table:table-cell office:value-type="percentage" office:value="1.3643832507668478E-2" table:formula="msoxl:=B12/B$19" table:style-name="ce23">
            <text:p>1%</text:p>
          </table:table-cell>
          <table:table-cell table:number-columns-repeated="16381"/>
        </table:table-row>
        <table:table-row table:style-name="ro1">
          <table:table-cell office:value-type="string" table:style-name="ce1">
            <text:p>Nigeria</text:p>
          </table:table-cell>
          <table:table-cell office:value-type="float" office:value="0.45083400000000001" table:style-name="ce16">
            <text:p>0.5</text:p>
          </table:table-cell>
          <table:table-cell office:value-type="percentage" office:value="1.0166172362165172E-2" table:formula="msoxl:=B13/B$19" table:style-name="ce23">
            <text:p>1%</text:p>
          </table:table-cell>
          <table:table-cell table:number-columns-repeated="16381"/>
        </table:table-row>
        <table:table-row table:style-name="ro1">
          <table:table-cell office:value-type="string" table:style-name="ce1">
            <text:p>Netherlands</text:p>
          </table:table-cell>
          <table:table-cell office:value-type="float" office:value="0.44308500000000001" table:style-name="ce16">
            <text:p>0.4</text:p>
          </table:table-cell>
          <table:table-cell office:value-type="percentage" office:value="9.9914347211833079E-3" table:formula="msoxl:=B14/B$19" table:style-name="ce23">
            <text:p>1%</text:p>
          </table:table-cell>
          <table:table-cell table:number-columns-repeated="16381"/>
        </table:table-row>
        <table:table-row table:style-name="ro1">
          <table:table-cell office:value-type="string" table:style-name="ce1">
            <text:p>Luxembourg</text:p>
          </table:table-cell>
          <table:table-cell office:value-type="float" office:value="0.317662" table:style-name="ce16">
            <text:p>0.3</text:p>
          </table:table-cell>
          <table:table-cell office:value-type="percentage" office:value="7.1631834442613318E-3" table:formula="msoxl:=B15/B$19" table:style-name="ce23">
            <text:p>1%</text:p>
          </table:table-cell>
          <table:table-cell table:number-columns-repeated="16381"/>
        </table:table-row>
        <table:table-row table:style-name="ro1">
          <table:table-cell office:value-type="string" table:style-name="ce1">
            <text:p>Allocation of unearmarked funds by UN agencies</text:p>
          </table:table-cell>
          <table:table-cell office:value-type="float" office:value="0.3" table:style-name="ce16">
            <text:p>0.3</text:p>
          </table:table-cell>
          <table:table-cell office:value-type="percentage" office:value="6.7649106071182557E-3" table:formula="msoxl:=B16/B$19" table:style-name="ce23">
            <text:p>1%</text:p>
          </table:table-cell>
          <table:table-cell table:number-columns-repeated="16381"/>
        </table:table-row>
        <table:table-row table:style-name="ro1">
          <table:table-cell office:value-type="string" table:style-name="ce1">
            <text:p>Various (details not yet provided)</text:p>
          </table:table-cell>
          <table:table-cell office:value-type="float" office:value="0.109553" table:style-name="ce16">
            <text:p>0.1</text:p>
          </table:table-cell>
          <table:table-cell office:value-type="percentage" office:value="2.4703875058054211E-3" table:formula="msoxl:=B17/B$19" table:style-name="ce23">
            <text:p>0%</text:p>
          </table:table-cell>
          <table:table-cell table:number-columns-repeated="16381"/>
        </table:table-row>
        <table:table-row table:style-name="ro1">
          <table:table-cell office:value-type="string" table:style-name="ce1">
            <text:p>Canada</text:p>
          </table:table-cell>
          <table:table-cell office:value-type="float" office:value="6.4279000000000003E-2" table:style-name="ce16">
            <text:p>0.1</text:p>
          </table:table-cell>
          <table:table-cell office:value-type="percentage" office:value="1.4494722963831813E-3" table:formula="msoxl:=B18/B$19" table:style-name="ce23">
            <text:p>0%</text:p>
          </table:table-cell>
          <table:table-cell table:number-columns-repeated="16381"/>
        </table:table-row>
        <table:table-row table:style-name="ro1">
          <table:table-cell office:value-type="string" table:style-name="ce20">
            <text:p>Grand Total</text:p>
          </table:table-cell>
          <table:table-cell office:value-type="float" office:value="44.346483999999997" table:style-name="ce21">
            <text:p>44.3</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 Private = <text:s/>individuals &amp; organisations</text:p>
          </table:table-cell>
          <table:table-cell table:number-columns-repeated="16383" table:style-name="ce1"/>
        </table:table-row>
        <table:table-row table:number-rows-repeated="1048555" table:style-name="ro1">
          <table:table-cell table:number-columns-repeated="16384"/>
        </table:table-row>
      </table:table>
      <table:table table:name="Top_donors_'13" table:style-name="ta1">
        <table:table-column table:style-name="co21" table:default-cell-style-name="ce1"/>
        <table:table-column table:style-name="co6" table:number-columns-repeated="16383" table:default-cell-style-name="ce1"/>
        <table:table-row table:number-rows-repeated="3" table:style-name="ro1">
          <table:table-cell table:number-columns-repeated="16384"/>
        </table:table-row>
        <table:table-row table:style-name="ro20">
          <table:table-cell office:value-type="string" table:style-name="ce17">
            <text:p>Donor</text:p>
          </table:table-cell>
          <table:table-cell office:value-type="string" table:style-name="ce17">
            <text:p>Committed/ contributed (US$m)</text:p>
          </table:table-cell>
          <table:table-cell office:value-type="string" table:style-name="ce17">
            <text:p>% total</text:p>
          </table:table-cell>
          <table:table-cell/>
          <table:table-cell table:style-name="ce1">
            <draw:frame xmlns:presentation="urn:oasis:names:tc:opendocument:xmlns:presentation:1.0" draw:z-index="1" draw:id="id3" draw:style-name="a3" draw:name="Chart 1" svg:x="0.1875in" svg:y="0.625in" svg:width="5in" svg:height="1.90625in" style:rel-width="scale" style:rel-height="scale">
              <draw:object xlink:href="Object 4/" xlink:type="simple" xlink:show="embed" xlink:actuate="onLoad"/>
              <svg:desc/>
            </draw:frame>
          </table:table-cell>
          <table:table-cell table:number-columns-repeated="16379"/>
        </table:table-row>
        <table:table-row table:style-name="ro1">
          <table:table-cell office:value-type="string" table:style-name="ce1">
            <text:p>EU Institutions</text:p>
          </table:table-cell>
          <table:table-cell office:value-type="float" office:value="15.156040000000001" table:style-name="ce16">
            <text:p>15.2</text:p>
          </table:table-cell>
          <table:table-cell office:value-type="percentage" office:value="0.52896065926556468" table:formula="msoxl:=B5/B$14" table:style-name="ce23">
            <text:p>53%</text:p>
          </table:table-cell>
          <table:table-cell table:number-columns-repeated="16381"/>
        </table:table-row>
        <table:table-row table:style-name="ro1">
          <table:table-cell office:value-type="string" table:style-name="ce1">
            <text:p>CERF</text:p>
          </table:table-cell>
          <table:table-cell office:value-type="float" office:value="6.4314330000000002" table:style-name="ce16">
            <text:p>6.4</text:p>
          </table:table-cell>
          <table:table-cell office:value-type="percentage" office:value="0.22446331889479762" table:formula="msoxl:=B6/B$14" table:style-name="ce23">
            <text:p>22%</text:p>
          </table:table-cell>
          <table:table-cell table:number-columns-repeated="16381"/>
        </table:table-row>
        <table:table-row table:style-name="ro1">
          <table:table-cell office:value-type="string" table:style-name="ce1">
            <text:p>Japan</text:p>
          </table:table-cell>
          <table:table-cell office:value-type="float" office:value="2.5" table:style-name="ce16">
            <text:p>2.5</text:p>
          </table:table-cell>
          <table:table-cell office:value-type="percentage" office:value="8.7252451706640505E-2" table:formula="msoxl:=B7/B$14" table:style-name="ce23">
            <text:p>9%</text:p>
          </table:table-cell>
          <table:table-cell table:number-columns-repeated="16381"/>
        </table:table-row>
        <table:table-row table:style-name="ro1">
          <table:table-cell office:value-type="string" table:style-name="ce1">
            <text:p>Private*</text:p>
          </table:table-cell>
          <table:table-cell office:value-type="float" office:value="1.5" table:style-name="ce16">
            <text:p>1.5</text:p>
          </table:table-cell>
          <table:table-cell office:value-type="percentage" office:value="5.2351471023984304E-2" table:formula="msoxl:=B8/B$14" table:style-name="ce23">
            <text:p>5%</text:p>
          </table:table-cell>
          <table:table-cell table:number-columns-repeated="16381"/>
        </table:table-row>
        <table:table-row table:style-name="ro1">
          <table:table-cell office:value-type="string" table:style-name="ce1">
            <text:p>France</text:p>
          </table:table-cell>
          <table:table-cell office:value-type="float" office:value="0.91622999999999999" table:style-name="ce16">
            <text:p>0.9</text:p>
          </table:table-cell>
          <table:table-cell office:value-type="percentage" office:value="3.1977325530870092E-2" table:formula="msoxl:=B9/B$14" table:style-name="ce23">
            <text:p>3%</text:p>
          </table:table-cell>
          <table:table-cell table:number-columns-repeated="16381"/>
        </table:table-row>
        <table:table-row table:style-name="ro1">
          <table:table-cell office:value-type="string" table:style-name="ce1">
            <text:p>Norway</text:p>
          </table:table-cell>
          <table:table-cell office:value-type="float" office:value="0.84260199999999996" table:style-name="ce16">
            <text:p>0.8</text:p>
          </table:table-cell>
          <table:table-cell office:value-type="percentage" office:value="2.9407636125167478E-2" table:formula="msoxl:=B10/B$14" table:style-name="ce23">
            <text:p>3%</text:p>
          </table:table-cell>
          <table:table-cell table:number-columns-repeated="16381"/>
        </table:table-row>
        <table:table-row table:style-name="ro1">
          <table:table-cell office:value-type="string" table:style-name="ce1">
            <text:p>Sweden</text:p>
          </table:table-cell>
          <table:table-cell office:value-type="float" office:value="0.60810500000000001" table:style-name="ce16">
            <text:p>0.6</text:p>
          </table:table-cell>
          <table:table-cell office:value-type="percentage" office:value="2.1223460858026649E-2" table:formula="msoxl:=B11/B$14" table:style-name="ce23">
            <text:p>2%</text:p>
          </table:table-cell>
          <table:table-cell table:number-columns-repeated="16381"/>
        </table:table-row>
        <table:table-row table:style-name="ro1">
          <table:table-cell office:value-type="string" table:style-name="ce1">
            <text:p>Denmark</text:p>
          </table:table-cell>
          <table:table-cell office:value-type="float" office:value="0.35372700000000001" table:style-name="ce16">
            <text:p>0.4</text:p>
          </table:table-cell>
          <table:table-cell office:value-type="percentage" office:value="1.2345419193933931E-2" table:formula="msoxl:=B12/B$14" table:style-name="ce23">
            <text:p>1%</text:p>
          </table:table-cell>
          <table:table-cell table:number-columns-repeated="16381"/>
        </table:table-row>
        <table:table-row table:style-name="ro1">
          <table:table-cell office:value-type="string" table:style-name="ce1">
            <text:p>Luxembourg</text:p>
          </table:table-cell>
          <table:table-cell office:value-type="float" office:value="0.34435300000000002" table:style-name="ce16">
            <text:p>0.3</text:p>
          </table:table-cell>
          <table:table-cell office:value-type="percentage" office:value="1.2018257401014712E-2" table:formula="msoxl:=B13/B$14" table:style-name="ce23">
            <text:p>1%</text:p>
          </table:table-cell>
          <table:table-cell table:number-columns-repeated="16381"/>
        </table:table-row>
        <table:table-row table:style-name="ro1">
          <table:table-cell office:value-type="string" table:style-name="ce20">
            <text:p>Grand Total</text:p>
          </table:table-cell>
          <table:table-cell office:value-type="float" office:value="28.65249" table:style-name="ce21">
            <text:p>28.7</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 Private = <text:s/>individuals &amp; organisations</text:p>
          </table:table-cell>
          <table:table-cell table:number-columns-repeated="16383" table:style-name="ce1"/>
        </table:table-row>
        <table:table-row table:number-rows-repeated="1048560" table:style-name="ro1">
          <table:table-cell table:number-columns-repeated="16384"/>
        </table:table-row>
      </table:table>
      <table:table table:name="Top_donors_2012-2015" table:style-name="ta1">
        <table:table-column table:style-name="co19" table:default-cell-style-name="ce1"/>
        <table:table-column table:style-name="co22" table:default-cell-style-name="ce1"/>
        <table:table-column table:style-name="co6" table:number-columns-repeated="16382" table:default-cell-style-name="ce1"/>
        <table:table-row table:style-name="ro1">
          <table:table-cell office:value-type="string" table:style-name="ce1">
            <text:p>Top humantiarian donors to Nigeria, 2012-2015</text:p>
          </table:table-cell>
          <table:table-cell table:number-columns-repeated="16383" table:style-name="ce1"/>
        </table:table-row>
        <table:table-row table:number-rows-repeated="2" table:style-name="ro1">
          <table:table-cell table:number-columns-repeated="16384"/>
        </table:table-row>
        <table:table-row table:style-name="ro19">
          <table:table-cell office:value-type="string" table:style-name="ce17">
            <text:p>Donor</text:p>
          </table:table-cell>
          <table:table-cell office:value-type="string" table:style-name="ce17">
            <text:p>Committed/ contributed (US$m)</text:p>
          </table:table-cell>
          <table:table-cell office:value-type="string" table:style-name="ce17">
            <text:p>% total</text:p>
          </table:table-cell>
          <table:table-cell table:style-name="ce1">
            <draw:frame xmlns:presentation="urn:oasis:names:tc:opendocument:xmlns:presentation:1.0" draw:z-index="1" draw:id="id4" draw:style-name="a4" draw:name="Chart 1" svg:x="0.27083in" svg:y="0.02083in" svg:width="5in" svg:height="3in" style:rel-width="scale" style:rel-height="scale">
              <draw:object xlink:href="Object 5/" xlink:type="simple" xlink:show="embed" xlink:actuate="onLoad"/>
              <svg:desc/>
            </draw:frame>
          </table:table-cell>
          <table:table-cell table:number-columns-repeated="16380"/>
        </table:table-row>
        <table:table-row table:style-name="ro1">
          <table:table-cell office:value-type="string" table:style-name="ce1">
            <text:p>EU Institutions</text:p>
          </table:table-cell>
          <table:table-cell office:value-type="float" office:value="47.630465000000001" table:style-name="ce16">
            <text:p>47.6</text:p>
          </table:table-cell>
          <table:table-cell table:number-columns-repeated="16382" table:style-name="ce1"/>
        </table:table-row>
        <table:table-row table:style-name="ro1">
          <table:table-cell office:value-type="string" table:style-name="ce1">
            <text:p>US</text:p>
          </table:table-cell>
          <table:table-cell office:value-type="float" office:value="12.143783000000001" table:style-name="ce16">
            <text:p>12.1</text:p>
          </table:table-cell>
          <table:table-cell table:number-columns-repeated="16382" table:style-name="ce1"/>
        </table:table-row>
        <table:table-row table:style-name="ro1">
          <table:table-cell office:value-type="string" table:style-name="ce1">
            <text:p>CERF</text:p>
          </table:table-cell>
          <table:table-cell office:value-type="float" office:value="11.436387" table:style-name="ce16">
            <text:p>11.4</text:p>
          </table:table-cell>
          <table:table-cell table:number-columns-repeated="16382" table:style-name="ce1"/>
        </table:table-row>
        <table:table-row table:style-name="ro1">
          <table:table-cell office:value-type="string" table:style-name="ce1">
            <text:p>Japan</text:p>
          </table:table-cell>
          <table:table-cell office:value-type="float" office:value="8.0242699999999996" table:style-name="ce16">
            <text:p>8.0</text:p>
          </table:table-cell>
          <table:table-cell table:number-columns-repeated="16382" table:style-name="ce1"/>
        </table:table-row>
        <table:table-row table:style-name="ro1">
          <table:table-cell office:value-type="string" table:style-name="ce1">
            <text:p>Private*</text:p>
          </table:table-cell>
          <table:table-cell office:value-type="float" office:value="7.7127569999999999" table:style-name="ce16">
            <text:p>7.7</text:p>
          </table:table-cell>
          <table:table-cell table:number-columns-repeated="16382" table:style-name="ce1"/>
        </table:table-row>
        <table:table-row table:style-name="ro1">
          <table:table-cell office:value-type="string" table:style-name="ce1">
            <text:p>Germany</text:p>
          </table:table-cell>
          <table:table-cell office:value-type="float" office:value="2.890584" table:style-name="ce16">
            <text:p>2.9</text:p>
          </table:table-cell>
          <table:table-cell table:number-columns-repeated="16382" table:style-name="ce1"/>
        </table:table-row>
        <table:table-row table:style-name="ro1">
          <table:table-cell office:value-type="string" table:style-name="ce1">
            <text:p>Norway</text:p>
          </table:table-cell>
          <table:table-cell office:value-type="float" office:value="2.7678250000000002" table:style-name="ce16">
            <text:p>2.8</text:p>
          </table:table-cell>
          <table:table-cell table:number-columns-repeated="16382" table:style-name="ce1"/>
        </table:table-row>
        <table:table-row table:style-name="ro1">
          <table:table-cell office:value-type="string" table:style-name="ce1">
            <text:p>Sweden</text:p>
          </table:table-cell>
          <table:table-cell office:value-type="float" office:value="2.5339619999999998" table:style-name="ce16">
            <text:p>2.5</text:p>
          </table:table-cell>
          <table:table-cell table:number-columns-repeated="16382" table:style-name="ce1"/>
        </table:table-row>
        <table:table-row table:style-name="ro1">
          <table:table-cell office:value-type="string" table:style-name="ce1">
            <text:p>AfDB</text:p>
          </table:table-cell>
          <table:table-cell office:value-type="float" office:value="1" table:style-name="ce16">
            <text:p>1.0</text:p>
          </table:table-cell>
          <table:table-cell table:number-columns-repeated="16382" table:style-name="ce1"/>
        </table:table-row>
        <table:table-row table:style-name="ro1">
          <table:table-cell office:value-type="string" table:style-name="ce1">
            <text:p>France</text:p>
          </table:table-cell>
          <table:table-cell office:value-type="float" office:value="0.91622999999999999" table:style-name="ce16">
            <text:p>0.9</text:p>
          </table:table-cell>
          <table:table-cell table:number-columns-repeated="16382" table:style-name="ce1"/>
        </table:table-row>
        <table:table-row table:style-name="ro1">
          <table:table-cell office:value-type="string" table:style-name="ce1">
            <text:p>Luxembourg</text:p>
          </table:table-cell>
          <table:table-cell office:value-type="float" office:value="0.817859" table:style-name="ce16">
            <text:p>0.8</text:p>
          </table:table-cell>
          <table:table-cell table:number-columns-repeated="16382" table:style-name="ce1"/>
        </table:table-row>
        <table:table-row table:style-name="ro1">
          <table:table-cell office:value-type="string" table:style-name="ce1">
            <text:p>Nigeria</text:p>
          </table:table-cell>
          <table:table-cell office:value-type="float" office:value="0.45083400000000001" table:style-name="ce16">
            <text:p>0.5</text:p>
          </table:table-cell>
          <table:table-cell table:number-columns-repeated="16382" table:style-name="ce1"/>
        </table:table-row>
        <table:table-row table:style-name="ro1">
          <table:table-cell office:value-type="string" table:style-name="ce1">
            <text:p>Netherlands</text:p>
          </table:table-cell>
          <table:table-cell office:value-type="float" office:value="0.44308500000000001" table:style-name="ce16">
            <text:p>0.4</text:p>
          </table:table-cell>
          <table:table-cell table:number-columns-repeated="16382"/>
        </table:table-row>
        <table:table-row table:style-name="ro1">
          <table:table-cell office:value-type="string" table:style-name="ce1">
            <text:p>Allocation of unearmarked funds by UN agencies</text:p>
          </table:table-cell>
          <table:table-cell office:value-type="float" office:value="0.41492899999999999" table:style-name="ce16">
            <text:p>0.4</text:p>
          </table:table-cell>
          <table:table-cell table:number-columns-repeated="16382"/>
        </table:table-row>
        <table:table-row table:style-name="ro1">
          <table:table-cell office:value-type="string" table:style-name="ce1">
            <text:p>Denmark</text:p>
          </table:table-cell>
          <table:table-cell office:value-type="float" office:value="0.39940300000000001" table:style-name="ce16">
            <text:p>0.4</text:p>
          </table:table-cell>
          <table:table-cell table:number-columns-repeated="16382"/>
        </table:table-row>
        <table:table-row table:style-name="ro1">
          <table:table-cell office:value-type="string" table:style-name="ce1">
            <text:p>Switzerland</text:p>
          </table:table-cell>
          <table:table-cell office:value-type="float" office:value="0.26014599999999999" table:style-name="ce16">
            <text:p>0.3</text:p>
          </table:table-cell>
          <table:table-cell table:number-columns-repeated="16382"/>
        </table:table-row>
        <table:table-row table:style-name="ro1">
          <table:table-cell office:value-type="string" table:style-name="ce1">
            <text:p>Czech Republic</text:p>
          </table:table-cell>
          <table:table-cell office:value-type="float" office:value="0.12873299999999999" table:style-name="ce16">
            <text:p>0.1</text:p>
          </table:table-cell>
          <table:table-cell table:number-columns-repeated="16382"/>
        </table:table-row>
        <table:table-row table:style-name="ro1">
          <table:table-cell office:value-type="string" table:style-name="ce1">
            <text:p>Canada</text:p>
          </table:table-cell>
          <table:table-cell office:value-type="float" office:value="0.115092" table:style-name="ce16">
            <text:p>0.1</text:p>
          </table:table-cell>
          <table:table-cell table:number-columns-repeated="16382"/>
        </table:table-row>
        <table:table-row table:style-name="ro1">
          <table:table-cell office:value-type="string" table:style-name="ce1">
            <text:p>Various (details not yet provided)</text:p>
          </table:table-cell>
          <table:table-cell office:value-type="float" office:value="0.109553" table:style-name="ce16">
            <text:p>0.1</text:p>
          </table:table-cell>
          <table:table-cell table:number-columns-repeated="16382"/>
        </table:table-row>
        <table:table-row table:style-name="ro1">
          <table:table-cell office:value-type="string" table:style-name="ce20">
            <text:p>Grand Total</text:p>
          </table:table-cell>
          <table:table-cell office:value-type="float" office:value="100.195897" table:style-name="ce21">
            <text:p>100.2</text:p>
          </table:table-cell>
          <table:table-cell table:number-columns-repeated="16382"/>
        </table:table-row>
        <table:table-row table:style-name="ro1">
          <table:table-cell table:number-columns-repeated="16384"/>
        </table:table-row>
        <table:table-row table:style-name="ro1">
          <table:table-cell office:value-type="string" table:style-name="ce1">
            <text:p>* Private = <text:s/>individuals &amp; organisations</text:p>
          </table:table-cell>
          <table:table-cell table:number-columns-repeated="16383" table:style-name="ce1"/>
        </table:table-row>
        <table:table-row table:number-rows-repeated="1048550" table:style-name="ro1">
          <table:table-cell table:number-columns-repeated="16384"/>
        </table:table-row>
      </table:table>
      <table:table table:name="Total_HA_2012-2015" table:style-name="ta1">
        <table:table-column table:style-name="co16" table:default-cell-style-name="ce1"/>
        <table:table-column table:style-name="co6" table:number-columns-repeated="16383" table:default-cell-style-name="ce1"/>
        <table:table-row table:style-name="ro1">
          <table:table-cell office:value-type="string" table:style-name="ce1">
            <text:p>Humanitarian assistance to Nigeria, 2012-2015</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7">
            <text:p>Year</text:p>
          </table:table-cell>
          <table:table-cell office:value-type="string" table:style-name="ce17">
            <text:p>US$m</text:p>
          </table:table-cell>
          <table:table-cell table:number-columns-repeated="16382"/>
        </table:table-row>
        <table:table-row table:style-name="ro1">
          <table:table-cell office:value-type="float" office:value="2012" table:style-name="ce1">
            <text:p>2012</text:p>
          </table:table-cell>
          <table:table-cell office:value-type="float" office:value="15.646967" table:style-name="ce16">
            <text:p>15.6</text:p>
          </table:table-cell>
          <table:table-cell/>
          <table:table-cell table:style-name="ce1">
            <draw:frame xmlns:presentation="urn:oasis:names:tc:opendocument:xmlns:presentation:1.0" draw:z-index="1" draw:id="id5" draw:style-name="a5" draw:name="Chart 2" svg:x="0.16667in" svg:y="0.08333in" svg:width="5in" svg:height="3in" style:rel-width="scale" style:rel-height="scale">
              <draw:object xlink:href="Object 6/" xlink:type="simple" xlink:show="embed" xlink:actuate="onLoad"/>
              <svg:desc/>
            </draw:frame>
          </table:table-cell>
          <table:table-cell table:number-columns-repeated="16380"/>
        </table:table-row>
        <table:table-row table:style-name="ro1">
          <table:table-cell office:value-type="float" office:value="2013" table:style-name="ce1">
            <text:p>2013</text:p>
          </table:table-cell>
          <table:table-cell office:value-type="float" office:value="28.65249" table:style-name="ce16">
            <text:p>28.7</text:p>
          </table:table-cell>
          <table:table-cell table:number-columns-repeated="16382"/>
        </table:table-row>
        <table:table-row table:style-name="ro1">
          <table:table-cell office:value-type="float" office:value="2014" table:style-name="ce1">
            <text:p>2014</text:p>
          </table:table-cell>
          <table:table-cell office:value-type="float" office:value="44.346483999999997" table:style-name="ce16">
            <text:p>44.3</text:p>
          </table:table-cell>
          <table:table-cell table:number-columns-repeated="16382"/>
        </table:table-row>
        <table:table-row table:style-name="ro1">
          <table:table-cell office:value-type="float" office:value="2015" table:style-name="ce1">
            <text:p>2015</text:p>
          </table:table-cell>
          <table:table-cell office:value-type="float" office:value="11.549956" table:style-name="ce16">
            <text:p>11.5</text:p>
          </table:table-cell>
          <table:table-cell table:number-columns-repeated="16382"/>
        </table:table-row>
        <table:table-row table:style-name="ro1">
          <table:table-cell office:value-type="string" table:style-name="ce20">
            <text:p>Grand Total</text:p>
          </table:table-cell>
          <table:table-cell office:value-type="float" office:value="100.195897" table:style-name="ce21">
            <text:p>100.2</text:p>
          </table:table-cell>
          <table:table-cell table:number-columns-repeated="16382"/>
        </table:table-row>
        <table:table-row table:number-rows-repeated="1048567" table:style-name="ro1">
          <table:table-cell table:number-columns-repeated="16384"/>
        </table:table-row>
      </table:table>
      <table:table table:name="By_sector_&amp;_cluster,_2015" table:style-name="ta1">
        <table:table-column table:style-name="co23" table:default-cell-style-name="ce1"/>
        <table:table-column table:style-name="co6" table:number-columns-repeated="16383" table:default-cell-style-name="ce1"/>
        <table:table-row table:style-name="ro1">
          <table:table-cell office:value-type="string" table:style-name="ce1">
            <text:p>Humanitarian funding to Nigeria by sector, 2015</text:p>
          </table:table-cell>
          <table:table-cell table:number-columns-repeated="16383" table:style-name="ce1"/>
        </table:table-row>
        <table:table-row table:number-rows-repeated="2" table:style-name="ro1">
          <table:table-cell table:number-columns-repeated="16384"/>
        </table:table-row>
        <table:table-row table:style-name="ro18">
          <table:table-cell office:value-type="string" table:style-name="ce17">
            <text:p>Sector</text:p>
          </table:table-cell>
          <table:table-cell office:value-type="string" table:style-name="ce17">
            <text:p>Funding (US$m)</text:p>
          </table:table-cell>
          <table:table-cell office:value-type="string" table:style-name="ce17">
            <text:p>% total</text:p>
          </table:table-cell>
          <table:table-cell table:style-name="ce1">
            <draw:frame xmlns:presentation="urn:oasis:names:tc:opendocument:xmlns:presentation:1.0" draw:z-index="1" draw:id="id6" draw:style-name="a6" draw:name="Chart 1" svg:x="0.33333in" svg:y="0.01042in" svg:width="5in" svg:height="3in" style:rel-width="scale" style:rel-height="scale">
              <draw:object xlink:href="Object 7/" xlink:type="simple" xlink:show="embed" xlink:actuate="onLoad"/>
              <svg:desc/>
            </draw:frame>
          </table:table-cell>
          <table:table-cell table:number-columns-repeated="16380"/>
        </table:table-row>
        <table:table-row table:style-name="ro1">
          <table:table-cell office:value-type="string" table:style-name="ce1">
            <text:p>Not yet specified</text:p>
          </table:table-cell>
          <table:table-cell office:value-type="float" office:value="4.5337870000000002" table:style-name="ce16">
            <text:p>4.5</text:p>
          </table:table-cell>
          <table:table-cell office:value-type="percentage" office:value="0.39253716637535246" table:formula="msoxl:=B5/B$11" table:style-name="ce23">
            <text:p>39%</text:p>
          </table:table-cell>
          <table:table-cell table:number-columns-repeated="16381"/>
        </table:table-row>
        <table:table-row table:style-name="ro1">
          <table:table-cell office:value-type="string" table:style-name="ce1">
            <text:p>Protection/ human rights/ rule of law</text:p>
          </table:table-cell>
          <table:table-cell office:value-type="float" office:value="3.9470869999999998" table:style-name="ce16">
            <text:p>3.9</text:p>
          </table:table-cell>
          <table:table-cell office:value-type="percentage" office:value="0.34174043606746207" table:formula="msoxl:=B6/B$11" table:style-name="ce23">
            <text:p>34%</text:p>
          </table:table-cell>
          <table:table-cell table:number-columns-repeated="16381"/>
        </table:table-row>
        <table:table-row table:style-name="ro1">
          <table:table-cell office:value-type="string" table:style-name="ce1">
            <text:p>Health</text:p>
          </table:table-cell>
          <table:table-cell office:value-type="float" office:value="1.4056340000000001" table:style-name="ce16">
            <text:p>1.4</text:p>
          </table:table-cell>
          <table:table-cell office:value-type="percentage" office:value="0.12170037704039739" table:formula="msoxl:=B7/B$11" table:style-name="ce23">
            <text:p>12%</text:p>
          </table:table-cell>
          <table:table-cell table:number-columns-repeated="16381"/>
        </table:table-row>
        <table:table-row table:style-name="ro1">
          <table:table-cell office:value-type="string" table:style-name="ce1">
            <text:p>Coordination &amp; support services</text:p>
          </table:table-cell>
          <table:table-cell office:value-type="float" office:value="1.0461640000000001" table:style-name="ce16">
            <text:p>1.0</text:p>
          </table:table-cell>
          <table:table-cell office:value-type="percentage" office:value="9.0577314753406857E-2" table:formula="msoxl:=B8/B$11" table:style-name="ce23">
            <text:p>9%</text:p>
          </table:table-cell>
          <table:table-cell table:number-columns-repeated="16381"/>
        </table:table-row>
        <table:table-row table:style-name="ro1">
          <table:table-cell office:value-type="string" table:style-name="ce1">
            <text:p>Agriculture</text:p>
          </table:table-cell>
          <table:table-cell office:value-type="float" office:value="0.56116699999999997" table:style-name="ce16">
            <text:p>0.6</text:p>
          </table:table-cell>
          <table:table-cell office:value-type="percentage" office:value="4.8586072535687579E-2" table:formula="msoxl:=B9/B$11" table:style-name="ce23">
            <text:p>5%</text:p>
          </table:table-cell>
          <table:table-cell table:number-columns-repeated="16381"/>
        </table:table-row>
        <table:table-row table:style-name="ro1">
          <table:table-cell office:value-type="string" table:style-name="ce1">
            <text:p>Food</text:p>
          </table:table-cell>
          <table:table-cell office:value-type="float" office:value="5.6117E-2" table:style-name="ce16">
            <text:p>0.1</text:p>
          </table:table-cell>
          <table:table-cell office:value-type="percentage" office:value="4.858633227693681E-3" table:formula="msoxl:=B10/B$11" table:style-name="ce23">
            <text:p>0%</text:p>
          </table:table-cell>
          <table:table-cell table:number-columns-repeated="16381"/>
        </table:table-row>
        <table:table-row table:style-name="ro1">
          <table:table-cell office:value-type="string" table:style-name="ce20">
            <text:p>Grand Total</text:p>
          </table:table-cell>
          <table:table-cell office:value-type="float" office:value="11.549956" table:style-name="ce21">
            <text:p>11.5</text:p>
          </table:table-cell>
          <table:table-cell table:number-columns-repeated="16382" table:style-name="ce1"/>
        </table:table-row>
        <table:table-row table:number-rows-repeated="8" table:style-name="ro1">
          <table:table-cell table:number-columns-repeated="16384"/>
        </table:table-row>
        <table:table-row table:style-name="ro1">
          <table:table-cell table:number-columns-repeated="3" table:style-name="ce1"/>
          <table:table-cell table:style-name="ce1">
            <draw:frame xmlns:presentation="urn:oasis:names:tc:opendocument:xmlns:presentation:1.0" draw:z-index="2" draw:id="id7" draw:style-name="a7" draw:name="Chart 2" svg:x="0.33333in" svg:y="0.125in" svg:width="4.97917in" svg:height="3.59375in" style:rel-width="scale" style:rel-height="scale">
              <draw:object xlink:href="Object 8/" xlink:type="simple" xlink:show="embed" xlink:actuate="onLoad"/>
              <svg:desc/>
            </draw:frame>
          </table:table-cell>
          <table:table-cell table:number-columns-repeated="16380"/>
        </table:table-row>
        <table:table-row table:number-rows-repeated="3" table:style-name="ro1">
          <table:table-cell table:number-columns-repeated="16384"/>
        </table:table-row>
        <table:table-row table:style-name="ro18">
          <table:table-cell office:value-type="string" table:style-name="ce17">
            <text:p>Cluster</text:p>
          </table:table-cell>
          <table:table-cell office:value-type="string" table:style-name="ce17">
            <text:p>Funding (US$m)</text:p>
          </table:table-cell>
          <table:table-cell office:value-type="string" table:style-name="ce17">
            <text:p>% total</text:p>
          </table:table-cell>
          <table:table-cell table:number-columns-repeated="16381"/>
        </table:table-row>
        <table:table-row table:style-name="ro1">
          <table:table-cell office:value-type="string" table:style-name="ce1">
            <text:p>Not yet specified</text:p>
          </table:table-cell>
          <table:table-cell office:value-type="float" office:value="4.6928330000000003" table:style-name="ce16">
            <text:p>4.7</text:p>
          </table:table-cell>
          <table:table-cell office:value-type="percentage" office:value="0.4063074352837362" table:formula="msoxl:=B25/B$31" table:style-name="ce23">
            <text:p>41%</text:p>
          </table:table-cell>
          <table:table-cell table:number-columns-repeated="16381"/>
        </table:table-row>
        <table:table-row table:style-name="ro1">
          <table:table-cell office:value-type="string" table:style-name="ce1">
            <text:p>Protection</text:p>
          </table:table-cell>
          <table:table-cell office:value-type="float" office:value="3.9470869999999998" table:style-name="ce16">
            <text:p>3.9</text:p>
          </table:table-cell>
          <table:table-cell office:value-type="percentage" office:value="0.34174043606746207" table:formula="msoxl:=B26/B$31" table:style-name="ce23">
            <text:p>34%</text:p>
          </table:table-cell>
          <table:table-cell table:number-columns-repeated="16381"/>
        </table:table-row>
        <table:table-row table:style-name="ro1">
          <table:table-cell office:value-type="string" table:style-name="ce1">
            <text:p>Coordination &amp; support services</text:p>
          </table:table-cell>
          <table:table-cell office:value-type="float" office:value="0.94323500000000005" table:style-name="ce16">
            <text:p>0.9</text:p>
          </table:table-cell>
          <table:table-cell office:value-type="percentage" office:value="8.1665679072716824E-2" table:formula="msoxl:=B27/B$31" table:style-name="ce23">
            <text:p>8%</text:p>
          </table:table-cell>
          <table:table-cell table:number-columns-repeated="16381"/>
        </table:table-row>
        <table:table-row table:style-name="ro1">
          <table:table-cell office:value-type="string" table:style-name="ce1">
            <text:p>Nutrition</text:p>
          </table:table-cell>
          <table:table-cell office:value-type="float" office:value="0.78563400000000005" table:style-name="ce16">
            <text:p>0.8</text:p>
          </table:table-cell>
          <table:table-cell office:value-type="percentage" office:value="6.8020518866045904E-2" table:formula="msoxl:=B28/B$31" table:style-name="ce23">
            <text:p>7%</text:p>
          </table:table-cell>
          <table:table-cell table:number-columns-repeated="16381"/>
        </table:table-row>
        <table:table-row table:style-name="ro1">
          <table:table-cell office:value-type="string" table:style-name="ce1">
            <text:p>Health</text:p>
          </table:table-cell>
          <table:table-cell office:value-type="float" office:value="0.62" table:style-name="ce16">
            <text:p>0.6</text:p>
          </table:table-cell>
          <table:table-cell office:value-type="percentage" office:value="5.3679858174351489E-2" table:formula="msoxl:=B29/B$31" table:style-name="ce23">
            <text:p>5%</text:p>
          </table:table-cell>
          <table:table-cell table:number-columns-repeated="16381"/>
        </table:table-row>
        <table:table-row table:style-name="ro1">
          <table:table-cell office:value-type="string" table:style-name="ce1">
            <text:p>Food security</text:p>
          </table:table-cell>
          <table:table-cell office:value-type="float" office:value="0.56116699999999997" table:style-name="ce16">
            <text:p>0.6</text:p>
          </table:table-cell>
          <table:table-cell office:value-type="percentage" office:value="4.8586072535687579E-2" table:formula="msoxl:=B30/B$31" table:style-name="ce23">
            <text:p>5%</text:p>
          </table:table-cell>
          <table:table-cell table:number-columns-repeated="16381"/>
        </table:table-row>
        <table:table-row table:style-name="ro1">
          <table:table-cell office:value-type="string" table:style-name="ce20">
            <text:p>Grand Total</text:p>
          </table:table-cell>
          <table:table-cell office:value-type="float" office:value="11.549956" table:style-name="ce21">
            <text:p>11.5</text:p>
          </table:table-cell>
          <table:table-cell table:number-columns-repeated="16382" table:style-name="ce1"/>
        </table:table-row>
        <table:table-row table:number-rows-repeated="1048545" table:style-name="ro1">
          <table:table-cell table:number-columns-repeated="16384"/>
        </table:table-row>
      </table:table>
      <table:table table:name="2015_IDP_funding" table:style-name="ta1">
        <table:table-column table:style-name="co24" table:default-cell-style-name="ce1"/>
        <table:table-column table:style-name="co25" table:default-cell-style-name="ce1"/>
        <table:table-column table:style-name="co6" table:number-columns-repeated="3" table:default-cell-style-name="ce1"/>
        <table:table-column table:style-name="co26" table:default-cell-style-name="ce1"/>
        <table:table-column table:style-name="co6" table:number-columns-repeated="3" table:default-cell-style-name="ce1"/>
        <table:table-column table:style-name="co27" table:default-cell-style-name="ce1"/>
        <table:table-column table:style-name="co6" table:number-columns-repeated="9"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1" table:default-cell-style-name="ce1"/>
        <table:table-column table:style-name="co31" table:default-cell-style-name="ce1"/>
        <table:table-column table:style-name="co6" table:number-columns-repeated="5" table:default-cell-style-name="ce1"/>
        <table:table-column table:style-name="co32" table:default-cell-style-name="ce1"/>
        <table:table-column table:style-name="co6" table:number-columns-repeated="16344" table:default-cell-style-name="ce1"/>
        <table:table-row table:number-rows-repeated="3" table:style-name="ro1">
          <table:table-cell table:number-columns-repeated="16384"/>
        </table:table-row>
        <table:table-row table:style-name="ro21">
          <table:table-cell office:value-type="string" table:style-name="ce2">
            <text:p>Donor</text:p>
          </table:table-cell>
          <table:table-cell office:value-type="string" table:style-name="ce2">
            <text:p>Recipient Organization</text:p>
          </table:table-cell>
          <table:table-cell office:value-type="string" table:style-name="ce2">
            <text:p>Emergency title</text:p>
          </table:table-cell>
          <table:table-cell office:value-type="string" table:style-name="ce2">
            <text:p>Response Plan/Appeal title</text:p>
          </table:table-cell>
          <table:table-cell office:value-type="string" table:style-name="ce2">
            <text:p>Project code</text:p>
          </table:table-cell>
          <table:table-cell office:value-type="string" table:style-name="ce2">
            <text:p>Project title</text:p>
          </table:table-cell>
          <table:table-cell office:value-type="string" table:style-name="ce2">
            <text:p>Emergency year</text:p>
          </table:table-cell>
          <table:table-cell office:value-type="string" table:style-name="ce2">
            <text:p>USD committed/contributed</text:p>
          </table:table-cell>
          <table:table-cell office:value-type="string" table:style-name="ce2">
            <text:p><text:s/>USD pledged</text:p>
          </table:table-cell>
          <table:table-cell office:value-type="string" table:style-name="ce2">
            <text:p>Description</text:p>
          </table:table-cell>
          <table:table-cell office:value-type="string" table:style-name="ce2">
            <text:p>Original currency amount</text:p>
          </table:table-cell>
          <table:table-cell office:value-type="string" table:style-name="ce2">
            <text:p>Original currency unit</text:p>
          </table:table-cell>
          <table:table-cell office:value-type="string" table:style-name="ce2">
            <text:p>Decision date</text:p>
          </table:table-cell>
          <table:table-cell office:value-type="string" table:style-name="ce2">
            <text:p>Cluster (Country specific)</text:p>
          </table:table-cell>
          <table:table-cell office:value-type="string" table:style-name="ce2">
            <text:p>IASC Standard Sector</text:p>
          </table:table-cell>
          <table:table-cell office:value-type="string" table:style-name="ce2">
            <text:p>Destination Country</text:p>
          </table:table-cell>
          <table:table-cell office:value-type="string" table:style-name="ce2">
            <text:p>Contribution status</text:p>
          </table:table-cell>
          <table:table-cell office:value-type="string" table:style-name="ce2">
            <text:p>Donor top org. name</text:p>
          </table:table-cell>
          <table:table-cell office:value-type="string" table:style-name="ce2">
            <text:p>Donor representative country</text:p>
          </table:table-cell>
          <table:table-cell office:value-type="string" table:style-name="ce2">
            <text:p>Appealing agency top org.</text:p>
          </table:table-cell>
          <table:table-cell office:value-type="string" table:style-name="ce2">
            <text:p>Appealing Agency <text:s/>type</text:p>
          </table:table-cell>
          <table:table-cell office:value-type="string" table:style-name="ce2">
            <text:p>Appealing agency abbrev.</text:p>
          </table:table-cell>
          <table:table-cell office:value-type="string" table:style-name="ce2">
            <text:p>Emergency Region Name</text:p>
          </table:table-cell>
          <table:table-cell office:value-type="string" table:style-name="ce2">
            <text:p>Emergency country</text:p>
          </table:table-cell>
          <table:table-cell office:value-type="string" table:style-name="ce2">
            <text:p>Emergency type</text:p>
          </table:table-cell>
          <table:table-cell office:value-type="string" table:style-name="ce2">
            <text:p>Contibution type</text:p>
          </table:table-cell>
          <table:table-cell office:value-type="string" table:style-name="ce2">
            <text:p>Item ID</text:p>
          </table:table-cell>
          <table:table-cell office:value-type="string" table:style-name="ce2">
            <text:p>Aid Type<text:s/></text:p>
          </table:table-cell>
          <table:table-cell office:value-type="string" table:style-name="ce2">
            <text:p>Reported by</text:p>
          </table:table-cell>
          <table:table-cell office:value-type="string" table:style-name="ce2">
            <text:p>Last updated</text:p>
          </table:table-cell>
          <table:table-cell office:value-type="string" table:style-name="ce2">
            <text:p>Date Created</text:p>
          </table:table-cell>
          <table:table-cell office:value-type="string" table:style-name="ce2">
            <text:p>Appeal year</text:p>
          </table:table-cell>
          <table:table-cell office:value-type="string" table:style-name="ce2">
            <text:p>Appeal country</text:p>
          </table:table-cell>
          <table:table-cell office:value-type="string" table:style-name="ce2">
            <text:p>Appeal sub-set</text:p>
          </table:table-cell>
          <table:table-cell office:value-type="string" table:style-name="ce2">
            <text:p>Project current request</text:p>
          </table:table-cell>
          <table:table-cell office:value-type="string" table:style-name="ce2">
            <text:p>Project date start</text:p>
          </table:table-cell>
          <table:table-cell office:value-type="string" table:style-name="ce2">
            <text:p>Project date end</text:p>
          </table:table-cell>
          <table:table-cell office:value-type="string" table:style-name="ce2">
            <text:p>Project location<text:s/></text:p>
          </table:table-cell>
          <table:table-cell office:value-type="string" table:style-name="ce2">
            <text:p>Priority<text:s/></text:p>
          </table:table-cell>
          <table:table-cell office:value-type="string" table:style-name="ce2">
            <text:p>Gender Marker</text:p>
          </table:table-cell>
          <table:table-cell table:number-columns-repeated="16344"/>
        </table:table-row>
        <table:table-row table:style-name="ro22">
          <table:table-cell office:value-type="string" table:style-name="ce29">
            <text:p>Denmark</text:p>
          </table:table-cell>
          <table:table-cell office:value-type="string" table:style-name="ce29">
            <text:p>Save the Children<text:s/></text:p>
          </table:table-cell>
          <table:table-cell office:value-type="string" table:style-name="ce29">
            <text:p>Nigeria 2015</text:p>
          </table:table-cell>
          <table:table-cell office:value-type="string" table:style-name="ce29">
            <text:p>Nigeria 2015</text:p>
          </table:table-cell>
          <table:table-cell office:value-type="string" table:style-name="ce29">
            <text:p>NGA-15/P-HR-RL/77883/6079</text:p>
          </table:table-cell>
          <table:table-cell office:value-type="string" table:style-name="ce29">
            <text:p>Humanitarian Response to IDP cris in Gombe</text:p>
          </table:table-cell>
          <table:table-cell office:value-type="float" office:value="2015" table:style-name="ce30">
            <text:p>2015</text:p>
          </table:table-cell>
          <table:table-cell office:value-type="float" office:value="45676" table:style-name="ce29">
            <text:p>45,676</text:p>
          </table:table-cell>
          <table:table-cell office:value-type="float" office:value="0" table:style-name="ce29">
            <text:p>0</text:p>
          </table:table-cell>
          <table:table-cell office:value-type="string" table:style-name="ce29">
            <text:p>Lifesaving assistance to displaced populations affected by conflict in Northern Nigeria</text:p>
          </table:table-cell>
          <table:table-cell office:value-type="float" office:value="300000" table:style-name="ce29">
            <text:p>300,000</text:p>
          </table:table-cell>
          <table:table-cell office:value-type="string" table:style-name="ce29">
            <text:p>DKK</text:p>
          </table:table-cell>
          <table:table-cell office:value-type="date" office:date-value="2015-02-13T00:00:00" table:style-name="ce31">
            <text:p>13-Feb-2015</text:p>
          </table:table-cell>
          <table:table-cell office:value-type="string" table:style-name="ce29">
            <text:p>PROTECTION</text:p>
          </table:table-cell>
          <table:table-cell office:value-type="string" table:style-name="ce29">
            <text:p>PROTECTION/HUMAN RIGHTS/RULE OF LAW</text:p>
          </table:table-cell>
          <table:table-cell office:value-type="string" table:style-name="ce29">
            <text:p>Nigeria</text:p>
          </table:table-cell>
          <table:table-cell office:value-type="string" table:style-name="ce29">
            <text:p>Commitment</text:p>
          </table:table-cell>
          <table:table-cell office:value-type="string" table:style-name="ce29">
            <text:p>Denmark</text:p>
          </table:table-cell>
          <table:table-cell office:value-type="string" table:style-name="ce29">
            <text:p>Denmark</text:p>
          </table:table-cell>
          <table:table-cell office:value-type="string" table:style-name="ce29">
            <text:p>Save the Children<text:s/></text:p>
          </table:table-cell>
          <table:table-cell office:value-type="string" table:style-name="ce29">
            <text:p>NGOs</text:p>
          </table:table-cell>
          <table:table-cell office:value-type="string" table:style-name="ce29">
            <text:p>SC<text:s/></text:p>
          </table:table-cell>
          <table:table-cell office:value-type="string" table:style-name="ce29">
            <text:p>West Africa</text:p>
          </table:table-cell>
          <table:table-cell office:value-type="string" table:style-name="ce29">
            <text:p>Nigeria</text:p>
          </table:table-cell>
          <table:table-cell office:value-type="string" table:style-name="ce29">
            <text:p>Complex Emergency</text:p>
          </table:table-cell>
          <table:table-cell office:value-type="string" table:style-name="ce29">
            <text:p>Cash</text:p>
          </table:table-cell>
          <table:table-cell office:value-type="float" office:value="224897" table:style-name="ce29">
            <text:p>224,897</text:p>
          </table:table-cell>
          <table:table-cell table:style-name="ce29"/>
          <table:table-cell office:value-type="string" table:style-name="ce29">
            <text:p>Donor</text:p>
          </table:table-cell>
          <table:table-cell office:value-type="date" office:date-value="2015-02-18T09:46:00" table:style-name="ce31">
            <text:p>18-Feb-2015</text:p>
          </table:table-cell>
          <table:table-cell office:value-type="date" office:date-value="2015-02-18T09:46:00" table:style-name="ce31">
            <text:p>18-Feb-2015</text:p>
          </table:table-cell>
          <table:table-cell office:value-type="float" office:value="2015" table:style-name="ce30">
            <text:p>2015</text:p>
          </table:table-cell>
          <table:table-cell office:value-type="string" table:style-name="ce29">
            <text:p>Nigeria</text:p>
          </table:table-cell>
          <table:table-cell office:value-type="string" table:style-name="ce29">
            <text:p>PROTECTION</text:p>
          </table:table-cell>
          <table:table-cell office:value-type="float" office:value="650000" table:style-name="ce29">
            <text:p>650,000</text:p>
          </table:table-cell>
          <table:table-cell office:value-type="date" office:date-value="2014-07-01T00:00:00" table:style-name="ce31">
            <text:p>1-Jul-2014</text:p>
          </table:table-cell>
          <table:table-cell office:value-type="date" office:date-value="2015-07-01T00:00:00" table:style-name="ce31">
            <text:p>1-Jul-2015</text:p>
          </table:table-cell>
          <table:table-cell table:style-name="ce29"/>
          <table:table-cell office:value-type="string" table:style-name="ce29">
            <text:p>High</text:p>
          </table:table-cell>
          <table:table-cell office:value-type="string" table:style-name="ce29">
            <text:p>2a-The project is designed to contribute significantly to gender equality</text:p>
          </table:table-cell>
          <table:table-cell table:number-columns-repeated="16344" table:style-name="ce32"/>
        </table:table-row>
        <table:table-row table:style-name="ro22">
          <table:table-cell office:value-type="string" table:style-name="ce29">
            <text:p>European Commission</text:p>
          </table:table-cell>
          <table:table-cell office:value-type="string" table:style-name="ce29">
            <text:p>United Nations High Commissioner for Refugees</text:p>
          </table:table-cell>
          <table:table-cell office:value-type="string" table:style-name="ce29">
            <text:p>Nigeria 2015</text:p>
          </table:table-cell>
          <table:table-cell office:value-type="string" table:style-name="ce29">
            <text:p>Nigeria 2015</text:p>
          </table:table-cell>
          <table:table-cell office:value-type="string" table:style-name="ce29">
            <text:p>NGA-15/P-HR-RL/78083/120</text:p>
          </table:table-cell>
          <table:table-cell office:value-type="string" table:style-name="ce29">
            <text:p>Provision of protection to the population affected by the conflict in the North East</text:p>
          </table:table-cell>
          <table:table-cell office:value-type="float" office:value="2015" table:style-name="ce30">
            <text:p>2015</text:p>
          </table:table-cell>
          <table:table-cell office:value-type="float" office:value="566893" table:style-name="ce29">
            <text:p>566,893</text:p>
          </table:table-cell>
          <table:table-cell office:value-type="float" office:value="0" table:style-name="ce29">
            <text:p>0</text:p>
          </table:table-cell>
          <table:table-cell office:value-type="string" table:style-name="ce29">
            <text:p>Provision of protection to the population affected by the conflict in the North East<text:s/></text:p>
          </table:table-cell>
          <table:table-cell office:value-type="string" table:style-name="ce29">
            <text:p/>
          </table:table-cell>
          <table:table-cell office:value-type="string" table:style-name="ce29">
            <text:p>USD</text:p>
          </table:table-cell>
          <table:table-cell office:value-type="date" office:date-value="2015-03-18T00:00:00" table:style-name="ce31">
            <text:p>18-Mar-2015</text:p>
          </table:table-cell>
          <table:table-cell office:value-type="string" table:style-name="ce29">
            <text:p>PROTECTION</text:p>
          </table:table-cell>
          <table:table-cell office:value-type="string" table:style-name="ce29">
            <text:p>PROTECTION/HUMAN RIGHTS/RULE OF LAW</text:p>
          </table:table-cell>
          <table:table-cell office:value-type="string" table:style-name="ce29">
            <text:p>Nigeria</text:p>
          </table:table-cell>
          <table:table-cell office:value-type="string" table:style-name="ce29">
            <text:p>Paid contribution</text:p>
          </table:table-cell>
          <table:table-cell office:value-type="string" table:style-name="ce29">
            <text:p>European Commission</text:p>
          </table:table-cell>
          <table:table-cell office:value-type="string" table:style-name="ce29">
            <text:p>European Commission</text:p>
          </table:table-cell>
          <table:table-cell office:value-type="string" table:style-name="ce29">
            <text:p>United Nations High Commissioner for Refugees</text:p>
          </table:table-cell>
          <table:table-cell office:value-type="string" table:style-name="ce29">
            <text:p>UN Agencies</text:p>
          </table:table-cell>
          <table:table-cell office:value-type="string" table:style-name="ce29">
            <text:p>UNHCR</text:p>
          </table:table-cell>
          <table:table-cell office:value-type="string" table:style-name="ce29">
            <text:p>West Africa</text:p>
          </table:table-cell>
          <table:table-cell office:value-type="string" table:style-name="ce29">
            <text:p>Nigeria</text:p>
          </table:table-cell>
          <table:table-cell office:value-type="string" table:style-name="ce29">
            <text:p>Complex Emergency</text:p>
          </table:table-cell>
          <table:table-cell office:value-type="string" table:style-name="ce29">
            <text:p>Cash</text:p>
          </table:table-cell>
          <table:table-cell office:value-type="float" office:value="227050" table:style-name="ce29">
            <text:p>227,050</text:p>
          </table:table-cell>
          <table:table-cell table:style-name="ce29"/>
          <table:table-cell office:value-type="string" table:style-name="ce29">
            <text:p>Agency</text:p>
          </table:table-cell>
          <table:table-cell office:value-type="date" office:date-value="2015-03-25T17:20:00" table:style-name="ce31">
            <text:p>25-Mar-2015</text:p>
          </table:table-cell>
          <table:table-cell office:value-type="date" office:date-value="2015-03-25T17:20:00" table:style-name="ce31">
            <text:p>25-Mar-2015</text:p>
          </table:table-cell>
          <table:table-cell office:value-type="float" office:value="2015" table:style-name="ce30">
            <text:p>2015</text:p>
          </table:table-cell>
          <table:table-cell office:value-type="string" table:style-name="ce29">
            <text:p>Nigeria</text:p>
          </table:table-cell>
          <table:table-cell office:value-type="string" table:style-name="ce29">
            <text:p>PROTECTION</text:p>
          </table:table-cell>
          <table:table-cell office:value-type="float" office:value="23024553" table:style-name="ce29">
            <text:p>23,024,553</text:p>
          </table:table-cell>
          <table:table-cell office:value-type="date" office:date-value="2015-01-01T00:00:00" table:style-name="ce31">
            <text:p>1-Jan-2015</text:p>
          </table:table-cell>
          <table:table-cell office:value-type="date" office:date-value="2015-12-31T00:00:00" table:style-name="ce31">
            <text:p>31-Dec-2015</text:p>
          </table:table-cell>
          <table:table-cell table:style-name="ce29"/>
          <table:table-cell office:value-type="string" table:style-name="ce29">
            <text:p>High</text:p>
          </table:table-cell>
          <table:table-cell office:value-type="string" table:style-name="ce29">
            <text:p>2a-The project is designed to contribute significantly to gender equality</text:p>
          </table:table-cell>
          <table:table-cell table:number-columns-repeated="16344" table:style-name="ce32"/>
        </table:table-row>
        <table:table-row table:style-name="ro21">
          <table:table-cell office:value-type="string" table:style-name="ce33">
            <text:p>Germany</text:p>
          </table:table-cell>
          <table:table-cell office:value-type="string" table:style-name="ce33">
            <text:p>Private (individuals &amp; organisations)</text:p>
          </table:table-cell>
          <table:table-cell office:value-type="string" table:style-name="ce33">
            <text:p>Nigeria 2015</text:p>
          </table:table-cell>
          <table:table-cell table:number-columns-repeated="3" table:style-name="ce33"/>
          <table:table-cell office:value-type="float" office:value="2015" table:style-name="ce34">
            <text:p>2015</text:p>
          </table:table-cell>
          <table:table-cell office:value-type="float" office:value="56117" table:style-name="ce33">
            <text:p>56,117</text:p>
          </table:table-cell>
          <table:table-cell office:value-type="float" office:value="0" table:style-name="ce33">
            <text:p>0</text:p>
          </table:table-cell>
          <table:table-cell office:value-type="string" table:style-name="ce33">
            <text:p>Emergency relief for victims of Boko Haram attacks in the diocese Yola (AA-S05 321.50 NGA 03/15)</text:p>
          </table:table-cell>
          <table:table-cell office:value-type="float" office:value="50000" table:style-name="ce33">
            <text:p>50,000</text:p>
          </table:table-cell>
          <table:table-cell office:value-type="string" table:style-name="ce33">
            <text:p>EUR</text:p>
          </table:table-cell>
          <table:table-cell office:value-type="date" office:date-value="2015-03-23T00:00:00" table:style-name="ce35">
            <text:p>23-Mar-2015</text:p>
          </table:table-cell>
          <table:table-cell table:style-name="ce33"/>
          <table:table-cell office:value-type="string" table:style-name="ce33">
            <text:p>FOOD</text:p>
          </table:table-cell>
          <table:table-cell office:value-type="string" table:style-name="ce33">
            <text:p>Nigeria</text:p>
          </table:table-cell>
          <table:table-cell office:value-type="string" table:style-name="ce33">
            <text:p>Commitment</text:p>
          </table:table-cell>
          <table:table-cell office:value-type="string" table:style-name="ce33">
            <text:p>Germany</text:p>
          </table:table-cell>
          <table:table-cell office:value-type="string" table:style-name="ce33">
            <text:p>Germany</text:p>
          </table:table-cell>
          <table:table-cell office:value-type="string" table:style-name="ce33">
            <text:p>Private (individuals &amp; organisations)</text:p>
          </table:table-cell>
          <table:table-cell office:value-type="string" table:style-name="ce33">
            <text:p>Private Orgs. &amp; Foundations</text:p>
          </table:table-cell>
          <table:table-cell office:value-type="string" table:style-name="ce33">
            <text:p>Private (individuals &amp; organisations)</text:p>
          </table:table-cell>
          <table:table-cell office:value-type="string" table:style-name="ce33">
            <text:p>West Africa</text:p>
          </table:table-cell>
          <table:table-cell office:value-type="string" table:style-name="ce33">
            <text:p>Nigeria</text:p>
          </table:table-cell>
          <table:table-cell office:value-type="string" table:style-name="ce33">
            <text:p>Complex Emergency</text:p>
          </table:table-cell>
          <table:table-cell office:value-type="string" table:style-name="ce33">
            <text:p>Cash</text:p>
          </table:table-cell>
          <table:table-cell office:value-type="float" office:value="227167" table:style-name="ce33">
            <text:p>227,167</text:p>
          </table:table-cell>
          <table:table-cell table:style-name="ce33"/>
          <table:table-cell office:value-type="string" table:style-name="ce33">
            <text:p>Donor</text:p>
          </table:table-cell>
          <table:table-cell office:value-type="date" office:date-value="2015-03-27T17:28:00" table:style-name="ce35">
            <text:p>27-Mar-2015</text:p>
          </table:table-cell>
          <table:table-cell office:value-type="date" office:date-value="2015-03-27T17:28:00" table:style-name="ce35">
            <text:p>27-Mar-2015</text:p>
          </table:table-cell>
          <table:table-cell table:style-name="ce34"/>
          <table:table-cell table:style-name="ce33"/>
          <table:table-cell office:value-type="string" table:style-name="ce33">
            <text:p>Appeal projects, not including sub-set</text:p>
          </table:table-cell>
          <table:table-cell table:style-name="ce33"/>
          <table:table-cell table:number-columns-repeated="2" table:style-name="ce35"/>
          <table:table-cell table:number-columns-repeated="3" table:style-name="ce33"/>
          <table:table-cell table:number-columns-repeated="16344" table:style-name="ce36"/>
        </table:table-row>
        <table:table-row table:style-name="ro22">
          <table:table-cell office:value-type="string" table:style-name="ce29">
            <text:p>Germany</text:p>
          </table:table-cell>
          <table:table-cell office:value-type="string" table:style-name="ce29">
            <text:p>United Nations High Commissioner for Refugees</text:p>
          </table:table-cell>
          <table:table-cell office:value-type="string" table:style-name="ce29">
            <text:p>Nigeria 2015</text:p>
          </table:table-cell>
          <table:table-cell office:value-type="string" table:style-name="ce29">
            <text:p>Nigeria 2015</text:p>
          </table:table-cell>
          <table:table-cell office:value-type="string" table:style-name="ce29">
            <text:p>NGA-15/P-HR-RL/78083/120</text:p>
          </table:table-cell>
          <table:table-cell office:value-type="string" table:style-name="ce29">
            <text:p>Provision of protection to the population affected by the conflict in the North East</text:p>
          </table:table-cell>
          <table:table-cell office:value-type="float" office:value="2015" table:style-name="ce30">
            <text:p>2015</text:p>
          </table:table-cell>
          <table:table-cell office:value-type="float" office:value="2834467" table:style-name="ce29">
            <text:p>2,834,467</text:p>
          </table:table-cell>
          <table:table-cell office:value-type="float" office:value="0" table:style-name="ce29">
            <text:p>0</text:p>
          </table:table-cell>
          <table:table-cell office:value-type="string" table:style-name="ce29">
            <text:p>Emergency assistance to Nigerian refugees in Cameroon, Chad and Niger as well as IDPs inNigeria (VN05 321.50 NGA 02/15)</text:p>
          </table:table-cell>
          <table:table-cell office:value-type="float" office:value="2500000" table:style-name="ce29">
            <text:p>2,500,000</text:p>
          </table:table-cell>
          <table:table-cell office:value-type="string" table:style-name="ce29">
            <text:p>EUR</text:p>
          </table:table-cell>
          <table:table-cell office:value-type="date" office:date-value="2015-02-26T00:00:00" table:style-name="ce31">
            <text:p>26-Feb-2015</text:p>
          </table:table-cell>
          <table:table-cell office:value-type="string" table:style-name="ce29">
            <text:p>PROTECTION</text:p>
          </table:table-cell>
          <table:table-cell office:value-type="string" table:style-name="ce29">
            <text:p>PROTECTION/HUMAN RIGHTS/RULE OF LAW</text:p>
          </table:table-cell>
          <table:table-cell office:value-type="string" table:style-name="ce29">
            <text:p>Nigeria</text:p>
          </table:table-cell>
          <table:table-cell office:value-type="string" table:style-name="ce29">
            <text:p>Commitment</text:p>
          </table:table-cell>
          <table:table-cell office:value-type="string" table:style-name="ce29">
            <text:p>Germany</text:p>
          </table:table-cell>
          <table:table-cell office:value-type="string" table:style-name="ce29">
            <text:p>Germany</text:p>
          </table:table-cell>
          <table:table-cell office:value-type="string" table:style-name="ce29">
            <text:p>United Nations High Commissioner for Refugees</text:p>
          </table:table-cell>
          <table:table-cell office:value-type="string" table:style-name="ce29">
            <text:p>UN Agencies</text:p>
          </table:table-cell>
          <table:table-cell office:value-type="string" table:style-name="ce29">
            <text:p>UNHCR</text:p>
          </table:table-cell>
          <table:table-cell office:value-type="string" table:style-name="ce29">
            <text:p>West Africa</text:p>
          </table:table-cell>
          <table:table-cell office:value-type="string" table:style-name="ce29">
            <text:p>Nigeria</text:p>
          </table:table-cell>
          <table:table-cell office:value-type="string" table:style-name="ce29">
            <text:p>Complex Emergency</text:p>
          </table:table-cell>
          <table:table-cell office:value-type="string" table:style-name="ce29">
            <text:p>Cash</text:p>
          </table:table-cell>
          <table:table-cell office:value-type="float" office:value="225724" table:style-name="ce29">
            <text:p>225,724</text:p>
          </table:table-cell>
          <table:table-cell table:style-name="ce29"/>
          <table:table-cell office:value-type="string" table:style-name="ce29">
            <text:p>Donor</text:p>
          </table:table-cell>
          <table:table-cell office:value-type="date" office:date-value="2015-03-23T12:15:00" table:style-name="ce31">
            <text:p>23-Mar-2015</text:p>
          </table:table-cell>
          <table:table-cell office:value-type="date" office:date-value="2015-03-04T14:40:00" table:style-name="ce31">
            <text:p>4-Mar-2015</text:p>
          </table:table-cell>
          <table:table-cell office:value-type="float" office:value="2015" table:style-name="ce30">
            <text:p>2015</text:p>
          </table:table-cell>
          <table:table-cell office:value-type="string" table:style-name="ce29">
            <text:p>Nigeria</text:p>
          </table:table-cell>
          <table:table-cell office:value-type="string" table:style-name="ce29">
            <text:p>PROTECTION</text:p>
          </table:table-cell>
          <table:table-cell office:value-type="float" office:value="23024553" table:style-name="ce29">
            <text:p>23,024,553</text:p>
          </table:table-cell>
          <table:table-cell office:value-type="date" office:date-value="2015-01-01T00:00:00" table:style-name="ce31">
            <text:p>1-Jan-2015</text:p>
          </table:table-cell>
          <table:table-cell office:value-type="date" office:date-value="2015-12-31T00:00:00" table:style-name="ce31">
            <text:p>31-Dec-2015</text:p>
          </table:table-cell>
          <table:table-cell table:number-columns-repeated="16347" table:style-name="ce32"/>
        </table:table-row>
        <table:table-row table:style-name="ro22">
          <table:table-cell office:value-type="string" table:style-name="ce29">
            <text:p>Japan</text:p>
          </table:table-cell>
          <table:table-cell office:value-type="string" table:style-name="ce29">
            <text:p>UN Agencies and Red Cross (details not yet provided)</text:p>
          </table:table-cell>
          <table:table-cell office:value-type="string" table:style-name="ce29">
            <text:p>Nigeria 2015</text:p>
          </table:table-cell>
          <table:table-cell table:number-columns-repeated="3" table:style-name="ce29"/>
          <table:table-cell office:value-type="float" office:value="2015" table:style-name="ce30">
            <text:p>2015</text:p>
          </table:table-cell>
          <table:table-cell office:value-type="float" office:value="0" table:style-name="ce29">
            <text:p>0</text:p>
          </table:table-cell>
          <table:table-cell office:value-type="float" office:value="4270000" table:style-name="ce29">
            <text:p>4,270,000</text:p>
          </table:table-cell>
          <table:table-cell office:value-type="string" table:style-name="ce29">
            <text:p>Grant Aid for Supporting Internally Displaced Persons in the North East and Preparedness to Ebola in Nigeria</text:p>
          </table:table-cell>
          <table:table-cell office:value-type="float" office:value="414123042" table:style-name="ce29">
            <text:p>414,123,042</text:p>
          </table:table-cell>
          <table:table-cell office:value-type="string" table:style-name="ce29">
            <text:p>JPY</text:p>
          </table:table-cell>
          <table:table-cell office:value-type="date" office:date-value="2015-03-02T00:00:00" table:style-name="ce31">
            <text:p>2-Mar-2015</text:p>
          </table:table-cell>
          <table:table-cell table:style-name="ce29"/>
          <table:table-cell office:value-type="string" table:style-name="ce29">
            <text:p>SECTOR NOT YET SPECIFIED</text:p>
          </table:table-cell>
          <table:table-cell office:value-type="string" table:style-name="ce29">
            <text:p>Nigeria</text:p>
          </table:table-cell>
          <table:table-cell office:value-type="string" table:style-name="ce29">
            <text:p>Pledge</text:p>
          </table:table-cell>
          <table:table-cell office:value-type="string" table:style-name="ce29">
            <text:p>Japan</text:p>
          </table:table-cell>
          <table:table-cell office:value-type="string" table:style-name="ce29">
            <text:p>Japan</text:p>
          </table:table-cell>
          <table:table-cell office:value-type="string" table:style-name="ce29">
            <text:p>UN Agencies and Red Cross (details not yet provided)</text:p>
          </table:table-cell>
          <table:table-cell office:value-type="string" table:style-name="ce29">
            <text:p>Other</text:p>
          </table:table-cell>
          <table:table-cell office:value-type="string" table:style-name="ce29">
            <text:p>UN Agencies and Red Cross</text:p>
          </table:table-cell>
          <table:table-cell office:value-type="string" table:style-name="ce29">
            <text:p>West Africa</text:p>
          </table:table-cell>
          <table:table-cell office:value-type="string" table:style-name="ce29">
            <text:p>Nigeria</text:p>
          </table:table-cell>
          <table:table-cell office:value-type="string" table:style-name="ce29">
            <text:p>Complex Emergency</text:p>
          </table:table-cell>
          <table:table-cell office:value-type="string" table:style-name="ce29">
            <text:p>Cash</text:p>
          </table:table-cell>
          <table:table-cell office:value-type="float" office:value="225776" table:style-name="ce29">
            <text:p>225,776</text:p>
          </table:table-cell>
          <table:table-cell table:style-name="ce29"/>
          <table:table-cell office:value-type="string" table:style-name="ce29">
            <text:p>Donor</text:p>
          </table:table-cell>
          <table:table-cell office:value-type="date" office:date-value="2015-03-30T14:33:00" table:style-name="ce31">
            <text:p>30-Mar-2015</text:p>
          </table:table-cell>
          <table:table-cell office:value-type="date" office:date-value="2015-03-05T12:37:00" table:style-name="ce31">
            <text:p>5-Mar-2015</text:p>
          </table:table-cell>
          <table:table-cell table:style-name="ce30"/>
          <table:table-cell table:style-name="ce29"/>
          <table:table-cell office:value-type="string" table:style-name="ce29">
            <text:p>Appeal projects, not including sub-set</text:p>
          </table:table-cell>
          <table:table-cell table:style-name="ce29"/>
          <table:table-cell table:number-columns-repeated="2" table:style-name="ce31"/>
          <table:table-cell table:number-columns-repeated="3" table:style-name="ce29"/>
          <table:table-cell table:number-columns-repeated="16344" table:style-name="ce32"/>
        </table:table-row>
        <table:table-row table:style-name="ro22">
          <table:table-cell office:value-type="string" table:style-name="ce29">
            <text:p>Switzerland</text:p>
          </table:table-cell>
          <table:table-cell office:value-type="string" table:style-name="ce29">
            <text:p>United Nations High Commissioner for Refugees</text:p>
          </table:table-cell>
          <table:table-cell office:value-type="string" table:style-name="ce29">
            <text:p>Nigeria 2015</text:p>
          </table:table-cell>
          <table:table-cell office:value-type="string" table:style-name="ce29">
            <text:p>Nigeria 2015</text:p>
          </table:table-cell>
          <table:table-cell office:value-type="string" table:style-name="ce29">
            <text:p>NGA-15/P-HR-RL/78083/120</text:p>
          </table:table-cell>
          <table:table-cell office:value-type="string" table:style-name="ce29">
            <text:p>Provision of protection to the population affected by the conflict in the North East</text:p>
          </table:table-cell>
          <table:table-cell office:value-type="float" office:value="2015" table:style-name="ce30">
            <text:p>2015</text:p>
          </table:table-cell>
          <table:table-cell office:value-type="float" office:value="260146" table:style-name="ce29">
            <text:p>260,146</text:p>
          </table:table-cell>
          <table:table-cell office:value-type="float" office:value="0" table:style-name="ce29">
            <text:p>0</text:p>
          </table:table-cell>
          <table:table-cell office:value-type="string" table:style-name="ce29">
            <text:p>Provision of protection to the population affected by the conflict in the North East<text:s/></text:p>
          </table:table-cell>
          <table:table-cell office:value-type="string" table:style-name="ce29">
            <text:p/>
          </table:table-cell>
          <table:table-cell office:value-type="string" table:style-name="ce29">
            <text:p>USD</text:p>
          </table:table-cell>
          <table:table-cell office:value-type="date" office:date-value="2015-02-24T00:00:00" table:style-name="ce31">
            <text:p>24-Feb-2015</text:p>
          </table:table-cell>
          <table:table-cell office:value-type="string" table:style-name="ce29">
            <text:p>PROTECTION</text:p>
          </table:table-cell>
          <table:table-cell office:value-type="string" table:style-name="ce29">
            <text:p>PROTECTION/HUMAN RIGHTS/RULE OF LAW</text:p>
          </table:table-cell>
          <table:table-cell office:value-type="string" table:style-name="ce29">
            <text:p>Nigeria</text:p>
          </table:table-cell>
          <table:table-cell office:value-type="string" table:style-name="ce29">
            <text:p>Paid contribution</text:p>
          </table:table-cell>
          <table:table-cell office:value-type="string" table:style-name="ce29">
            <text:p>Switzerland</text:p>
          </table:table-cell>
          <table:table-cell office:value-type="string" table:style-name="ce29">
            <text:p>Switzerland</text:p>
          </table:table-cell>
          <table:table-cell office:value-type="string" table:style-name="ce29">
            <text:p>United Nations High Commissioner for Refugees</text:p>
          </table:table-cell>
          <table:table-cell office:value-type="string" table:style-name="ce29">
            <text:p>UN Agencies</text:p>
          </table:table-cell>
          <table:table-cell office:value-type="string" table:style-name="ce29">
            <text:p>UNHCR</text:p>
          </table:table-cell>
          <table:table-cell office:value-type="string" table:style-name="ce29">
            <text:p>West Africa</text:p>
          </table:table-cell>
          <table:table-cell office:value-type="string" table:style-name="ce29">
            <text:p>Nigeria</text:p>
          </table:table-cell>
          <table:table-cell office:value-type="string" table:style-name="ce29">
            <text:p>Complex Emergency</text:p>
          </table:table-cell>
          <table:table-cell office:value-type="string" table:style-name="ce29">
            <text:p>Cash</text:p>
          </table:table-cell>
          <table:table-cell office:value-type="float" office:value="225251" table:style-name="ce29">
            <text:p>225,251</text:p>
          </table:table-cell>
          <table:table-cell table:style-name="ce29"/>
          <table:table-cell office:value-type="string" table:style-name="ce29">
            <text:p>Agency</text:p>
          </table:table-cell>
          <table:table-cell office:value-type="date" office:date-value="2015-02-25T10:51:00" table:style-name="ce31">
            <text:p>25-Feb-2015</text:p>
          </table:table-cell>
          <table:table-cell office:value-type="date" office:date-value="2015-02-25T10:31:00" table:style-name="ce31">
            <text:p>25-Feb-2015</text:p>
          </table:table-cell>
          <table:table-cell office:value-type="float" office:value="2015" table:style-name="ce30">
            <text:p>2015</text:p>
          </table:table-cell>
          <table:table-cell office:value-type="string" table:style-name="ce29">
            <text:p>Nigeria</text:p>
          </table:table-cell>
          <table:table-cell office:value-type="string" table:style-name="ce29">
            <text:p>PROTECTION</text:p>
          </table:table-cell>
          <table:table-cell office:value-type="float" office:value="23024553" table:style-name="ce29">
            <text:p>23,024,553</text:p>
          </table:table-cell>
          <table:table-cell office:value-type="date" office:date-value="2015-01-01T00:00:00" table:style-name="ce31">
            <text:p>1-Jan-2015</text:p>
          </table:table-cell>
          <table:table-cell office:value-type="date" office:date-value="2015-12-31T00:00:00" table:style-name="ce31">
            <text:p>31-Dec-2015</text:p>
          </table:table-cell>
          <table:table-cell table:style-name="ce29"/>
          <table:table-cell office:value-type="string" table:style-name="ce29">
            <text:p>High</text:p>
          </table:table-cell>
          <table:table-cell office:value-type="string" table:style-name="ce29">
            <text:p>2a-The project is designed to contribute significantly to gender equality</text:p>
          </table:table-cell>
          <table:table-cell table:number-columns-repeated="16344" table:style-name="ce32"/>
        </table:table-row>
        <table:table-row table:number-rows-repeated="1048566" table:style-name="ro1">
          <table:table-cell table:number-columns-repeated="16384"/>
        </table:table-row>
      </table:table>
      <table:table table:name="2015_IDP_funding_pivot" table:style-name="ta1">
        <table:table-column table:style-name="co3" table:default-cell-style-name="ce1"/>
        <table:table-column table:style-name="co33" table:default-cell-style-name="ce1"/>
        <table:table-column table:style-name="co6" table:default-cell-style-name="ce1"/>
        <table:table-column table:style-name="co16" table:default-cell-style-name="ce1"/>
        <table:table-column table:style-name="co33" table:default-cell-style-name="ce1"/>
        <table:table-column table:style-name="co6" table:number-columns-repeated="16379" table:default-cell-style-name="ce1"/>
        <table:table-row table:number-rows-repeated="2" table:style-name="ro1">
          <table:table-cell table:number-columns-repeated="16384"/>
        </table:table-row>
        <table:table-row table:style-name="ro1">
          <table:table-cell office:value-type="string" table:style-name="ce9">
            <text:p>Sum of USD committed/contributed</text:p>
          </table:table-cell>
          <table:table-cell table:style-name="ce24"/>
          <table:table-cell table:number-columns-repeated="16382" table:style-name="ce1"/>
        </table:table-row>
        <table:table-row table:style-name="ro1">
          <table:table-cell office:value-type="string" table:style-name="ce9">
            <text:p>Emergency title</text:p>
          </table:table-cell>
          <table:table-cell office:value-type="string" table:style-name="ce24">
            <text:p>Total</text:p>
          </table:table-cell>
          <table:table-cell table:number-columns-repeated="16382" table:style-name="ce1"/>
        </table:table-row>
        <table:table-row table:style-name="ro1">
          <table:table-cell office:value-type="string" table:style-name="ce7">
            <text:p>Nigeria 2015</text:p>
          </table:table-cell>
          <table:table-cell office:value-type="float" office:value="3763299" table:style-name="ce44">
            <text:p><text:s/>3,763,299<text:s/></text:p>
          </table:table-cell>
          <table:table-cell table:number-columns-repeated="16382" table:style-name="ce1"/>
        </table:table-row>
        <table:table-row table:style-name="ro1">
          <table:table-cell office:value-type="string" table:style-name="ce11">
            <text:p>Grand Total</text:p>
          </table:table-cell>
          <table:table-cell office:value-type="float" office:value="3763299" table:style-name="ce43">
            <text:p><text:s/>3,763,299<text:s/></text:p>
          </table:table-cell>
          <table:table-cell table:number-columns-repeated="16382" table:style-name="ce1"/>
        </table:table-row>
        <table:table-row table:number-rows-repeated="2" table:style-name="ro1">
          <table:table-cell table:number-columns-repeated="16384"/>
        </table:table-row>
        <table:table-row table:style-name="ro1">
          <table:table-cell table:number-columns-repeated="3" table:style-name="ce1"/>
          <table:table-cell table:style-name="ce45"/>
          <table:table-cell table:number-columns-repeated="16380" table:style-name="ce1"/>
        </table:table-row>
        <table:table-row table:style-name="ro1">
          <table:table-cell table:number-columns-repeated="4" table:style-name="ce1"/>
          <table:table-cell table:style-name="ce46"/>
          <table:table-cell table:number-columns-repeated="16379"/>
        </table:table-row>
        <table:table-row table:style-name="ro1">
          <table:table-cell table:number-columns-repeated="4" table:style-name="ce1"/>
          <table:table-cell table:style-name="ce47"/>
          <table:table-cell table:number-columns-repeated="16379"/>
        </table:table-row>
        <table:table-row table:style-name="ro1">
          <table:table-cell table:number-columns-repeated="4" table:style-name="ce1"/>
          <table:table-cell table:style-name="ce48"/>
          <table:table-cell table:number-columns-repeated="16379"/>
        </table:table-row>
        <table:table-row table:style-name="ro1">
          <table:table-cell table:number-columns-repeated="4" table:style-name="ce1"/>
          <table:table-cell table:style-name="ce49"/>
          <table:table-cell table:number-columns-repeated="16379"/>
        </table:table-row>
        <table:table-row table:number-rows-repeated="3" table:style-name="ro1">
          <table:table-cell table:number-columns-repeated="4" table:style-name="ce1"/>
          <table:table-cell table:style-name="ce46"/>
          <table:table-cell table:number-columns-repeated="16379"/>
        </table:table-row>
        <table:table-row table:number-rows-repeated="1048560" table:style-name="ro1">
          <table:table-cell table:number-columns-repeated="16384"/>
        </table:table-row>
      </table:table>
      <table:table table:name="2015_IDP_funding_by_sector" table:style-name="ta1">
        <table:table-column table:style-name="co34" table:default-cell-style-name="ce1"/>
        <table:table-column table:style-name="co35" table:default-cell-style-name="ce1"/>
        <table:table-column table:style-name="co6" table:number-columns-repeated="16382" table:default-cell-style-name="ce1"/>
        <table:table-row table:style-name="ro1">
          <table:table-cell table:number-columns-repeated="3"/>
          <table:table-cell table:style-name="ce1">
            <draw:frame xmlns:presentation="urn:oasis:names:tc:opendocument:xmlns:presentation:1.0" draw:z-index="1" draw:id="id8" draw:style-name="a8" draw:name="Chart 1" svg:x="0.27083in" svg:y="0.05208in" svg:width="5in" svg:height="2.82292in" style:rel-width="scale" style:rel-height="scale">
              <draw:object xlink:href="Object 9/" xlink:type="simple" xlink:show="embed" xlink:actuate="onLoad"/>
              <svg:desc/>
            </draw:frame>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22">
            <text:p>Sector</text:p>
          </table:table-cell>
          <table:table-cell office:value-type="string" table:style-name="ce22">
            <text:p>US$m</text:p>
          </table:table-cell>
          <table:table-cell table:number-columns-repeated="16382"/>
        </table:table-row>
        <table:table-row table:style-name="ro1">
          <table:table-cell office:value-type="string" table:style-name="ce1">
            <text:p>Protection/ human rights/ rule of law</text:p>
          </table:table-cell>
          <table:table-cell office:value-type="float" office:value="3.707182" table:style-name="ce16">
            <text:p>3.7</text:p>
          </table:table-cell>
          <table:table-cell table:number-columns-repeated="16382"/>
        </table:table-row>
        <table:table-row table:style-name="ro1">
          <table:table-cell office:value-type="string" table:style-name="ce1">
            <text:p>Food</text:p>
          </table:table-cell>
          <table:table-cell office:value-type="float" office:value="5.6117E-2" table:style-name="ce16">
            <text:p>0.1</text:p>
          </table:table-cell>
          <table:table-cell table:number-columns-repeated="16382"/>
        </table:table-row>
        <table:table-row table:style-name="ro1">
          <table:table-cell office:value-type="string" table:style-name="ce20">
            <text:p>Grand Total</text:p>
          </table:table-cell>
          <table:table-cell office:value-type="float" office:value="3.7632989999999999" table:style-name="ce21">
            <text:p>3.8</text:p>
          </table:table-cell>
          <table:table-cell table:number-columns-repeated="16382"/>
        </table:table-row>
        <table:table-row table:number-rows-repeated="2" table:style-name="ro1">
          <table:table-cell table:number-columns-repeated="16384"/>
        </table:table-row>
        <table:table-row table:style-name="ro1">
          <table:table-cell office:value-type="string" table:style-name="ce22">
            <text:p>Cluster</text:p>
          </table:table-cell>
          <table:table-cell office:value-type="string" table:style-name="ce22">
            <text:p>US$m</text:p>
          </table:table-cell>
          <table:table-cell table:number-columns-repeated="16382"/>
        </table:table-row>
        <table:table-row table:style-name="ro1">
          <table:table-cell office:value-type="string" table:style-name="ce1">
            <text:p>Protection</text:p>
          </table:table-cell>
          <table:table-cell office:value-type="float" office:value="3.707182" table:style-name="ce16">
            <text:p>3.7</text:p>
          </table:table-cell>
          <table:table-cell table:number-columns-repeated="16382"/>
        </table:table-row>
        <table:table-row table:style-name="ro1">
          <table:table-cell office:value-type="string" table:style-name="ce1">
            <text:p>(blank)</text:p>
          </table:table-cell>
          <table:table-cell office:value-type="float" office:value="5.6117E-2" table:style-name="ce16">
            <text:p>0.1</text:p>
          </table:table-cell>
          <table:table-cell table:number-columns-repeated="16382"/>
        </table:table-row>
        <table:table-row table:style-name="ro1">
          <table:table-cell office:value-type="string" table:style-name="ce20">
            <text:p>Grand Total</text:p>
          </table:table-cell>
          <table:table-cell office:value-type="float" office:value="3.7632989999999999" table:style-name="ce21">
            <text:p>3.8</text:p>
          </table:table-cell>
          <table:table-cell table:number-columns-repeated="16382"/>
        </table:table-row>
        <table:table-row table:number-rows-repeated="1048563" table:style-name="ro1">
          <table:table-cell table:number-columns-repeated="16384"/>
        </table:table-row>
      </table:table>
      <table:table table:name="2015_timeline" table:style-name="ta3">
        <table:table-column table:style-name="co36" table:default-cell-style-name="ce50"/>
        <table:table-column table:style-name="co37" table:default-cell-style-name="ce50"/>
        <table:table-column table:style-name="co38" table:default-cell-style-name="ce50"/>
        <table:table-column table:style-name="co39" table:default-cell-style-name="ce50"/>
        <table:table-column table:style-name="co6" table:number-columns-repeated="16380" table:default-cell-style-name="ce50"/>
        <table:table-row table:style-name="ro1">
          <table:table-cell office:value-type="string" table:style-name="ce50">
            <text:p>Humanitarian funding to Nigeria 2015</text:p>
          </table:table-cell>
          <table:table-cell table:number-columns-repeated="16383" table:style-name="ce50"/>
        </table:table-row>
        <table:table-row table:number-rows-repeated="2" table:style-name="ro1">
          <table:table-cell table:number-columns-repeated="16384"/>
        </table:table-row>
        <table:table-row table:style-name="ro1">
          <table:table-cell office:value-type="string" table:style-name="ce51">
            <text:p>Decision date</text:p>
          </table:table-cell>
          <table:table-cell office:value-type="string" table:style-name="ce51">
            <text:p>Committed/ contributed (US$)</text:p>
          </table:table-cell>
          <table:table-cell office:value-type="string" table:style-name="ce51">
            <text:p>Total funding</text:p>
          </table:table-cell>
          <table:table-cell office:value-type="string" table:style-name="ce51">
            <text:p>Pledged (US$)</text:p>
          </table:table-cell>
          <table:table-cell table:style-name="ce50">
            <draw:frame xmlns:presentation="urn:oasis:names:tc:opendocument:xmlns:presentation:1.0" draw:z-index="1" draw:id="id9" draw:style-name="a9" draw:name="Chart 1" svg:x="0.30208in" svg:y="0in" svg:width="6.53125in" svg:height="2.97917in" style:rel-width="scale" style:rel-height="scale">
              <draw:object xlink:href="Object 10/" xlink:type="simple" xlink:show="embed" xlink:actuate="onLoad"/>
              <svg:desc/>
            </draw:frame>
          </table:table-cell>
          <table:table-cell table:number-columns-repeated="16379"/>
        </table:table-row>
        <table:table-row table:style-name="ro1">
          <table:table-cell office:value-type="date" office:date-value="2015-02-13T00:00:00" table:style-name="ce52">
            <text:p>13-Feb-2015</text:p>
          </table:table-cell>
          <table:table-cell office:value-type="float" office:value="4.5676000000000001E-2" table:style-name="ce53">
            <text:p><text:s/>0.0<text:s/></text:p>
          </table:table-cell>
          <table:table-cell office:value-type="float" office:value="4.5676000000000001E-2" table:formula="msoxl:=B5" table:style-name="ce53">
            <text:p><text:s/>0.0<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2-18T00:00:00" table:style-name="ce54">
            <text:p>18-Feb-2015</text:p>
          </table:table-cell>
          <table:table-cell office:value-type="float" office:value="1.1337870000000001" table:style-name="ce53">
            <text:p><text:s/>1.1<text:s/></text:p>
          </table:table-cell>
          <table:table-cell office:value-type="float" office:value="1.1794630000000002" table:formula="msoxl:=C5+B6" table:style-name="ce53">
            <text:p><text:s/>1.2<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2-20T00:00:00" table:style-name="ce54">
            <text:p>20-Feb-2015</text:p>
          </table:table-cell>
          <table:table-cell office:value-type="float" office:value="0.10292900000000001" table:style-name="ce53">
            <text:p><text:s/>0.1<text:s/></text:p>
          </table:table-cell>
          <table:table-cell office:value-type="float" office:value="1.2823920000000002" table:formula="msoxl:=C6+B7" table:style-name="ce53">
            <text:p><text:s/>1.3<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2-24T00:00:00" table:style-name="ce54">
            <text:p>24-Feb-2015</text:p>
          </table:table-cell>
          <table:table-cell office:value-type="float" office:value="0.26014599999999999" table:style-name="ce53">
            <text:p><text:s/>0.3<text:s/></text:p>
          </table:table-cell>
          <table:table-cell office:value-type="float" office:value="1.5425380000000002" table:formula="msoxl:=C7+B8" table:style-name="ce53">
            <text:p><text:s/>1.5<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2-26T00:00:00" table:style-name="ce54">
            <text:p>26-Feb-2015</text:p>
          </table:table-cell>
          <table:table-cell office:value-type="float" office:value="2.8344670000000001" table:style-name="ce53">
            <text:p><text:s/>2.8<text:s/></text:p>
          </table:table-cell>
          <table:table-cell office:value-type="float" office:value="4.3770050000000005" table:formula="msoxl:=C8+B9" table:style-name="ce53">
            <text:p><text:s/>4.4<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02T00:00:00" table:style-name="ce54">
            <text:p>2-Mar-2015</text:p>
          </table:table-cell>
          <table:table-cell office:value-type="float" office:value="3.4" table:style-name="ce53">
            <text:p><text:s/>3.4<text:s/></text:p>
          </table:table-cell>
          <table:table-cell office:value-type="float" office:value="7.7770050000000008" table:formula="msoxl:=C9+B10" table:style-name="ce53">
            <text:p><text:s/>7.8<text:s/></text:p>
          </table:table-cell>
          <table:table-cell office:value-type="float" office:value="4.2699999999999996" table:style-name="ce53">
            <text:p><text:s/>4.3<text:s/></text:p>
          </table:table-cell>
          <table:table-cell table:number-columns-repeated="16380"/>
        </table:table-row>
        <table:table-row table:style-name="ro1">
          <table:table-cell office:value-type="date" office:date-value="2015-03-03T00:00:00" table:style-name="ce54">
            <text:p>3-Mar-2015</text:p>
          </table:table-cell>
          <table:table-cell office:value-type="float" office:value="0.56116699999999997" table:style-name="ce53">
            <text:p><text:s/>0.6<text:s/></text:p>
          </table:table-cell>
          <table:table-cell office:value-type="float" office:value="8.3381720000000001" table:formula="msoxl:=C10+B11" table:style-name="ce53">
            <text:p><text:s/>8.3<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05T00:00:00" table:style-name="ce54">
            <text:p>5-Mar-2015</text:p>
          </table:table-cell>
          <table:table-cell office:value-type="float" office:value="0.23990500000000001" table:style-name="ce53">
            <text:p><text:s/>0.2<text:s/></text:p>
          </table:table-cell>
          <table:table-cell office:value-type="float" office:value="8.5780770000000004" table:formula="msoxl:=C11+B12" table:style-name="ce53">
            <text:p><text:s/>8.6<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11T00:00:00" table:style-name="ce54">
            <text:p>11-Mar-2015</text:p>
          </table:table-cell>
          <table:table-cell office:value-type="float" office:value="0.56116699999999997" table:style-name="ce53">
            <text:p><text:s/>0.6<text:s/></text:p>
          </table:table-cell>
          <table:table-cell office:value-type="float" office:value="9.1392439999999997" table:formula="msoxl:=C12+B13" table:style-name="ce53">
            <text:p><text:s/>9.1<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16T00:00:00" table:style-name="ce54">
            <text:p>16-Mar-2015</text:p>
          </table:table-cell>
          <table:table-cell office:value-type="float" office:value="1.002068" table:style-name="ce53">
            <text:p><text:s/>1.0<text:s/></text:p>
          </table:table-cell>
          <table:table-cell office:value-type="float" office:value="10.141311999999999" table:formula="msoxl:=C13+B14" table:style-name="ce53">
            <text:p><text:s/>10.1<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18T00:00:00" table:style-name="ce54">
            <text:p>18-Mar-2015</text:p>
          </table:table-cell>
          <table:table-cell office:value-type="float" office:value="0.56689299999999998" table:style-name="ce53">
            <text:p><text:s/>0.6<text:s/></text:p>
          </table:table-cell>
          <table:table-cell office:value-type="float" office:value="10.708205" table:formula="msoxl:=C14+B15" table:style-name="ce53">
            <text:p><text:s/>10.7<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20T00:00:00" table:style-name="ce54">
            <text:p>20-Mar-2015</text:p>
          </table:table-cell>
          <table:table-cell office:value-type="float" office:value="0.78563400000000005" table:style-name="ce53">
            <text:p><text:s/>0.8<text:s/></text:p>
          </table:table-cell>
          <table:table-cell office:value-type="float" office:value="11.493838999999999" table:formula="msoxl:=C15+B16" table:style-name="ce53">
            <text:p><text:s/>11.5<text:s/></text:p>
          </table:table-cell>
          <table:table-cell office:value-type="float" office:value="0" table:style-name="ce53">
            <text:p><text:s/>-<text:s text:c="3"/></text:p>
          </table:table-cell>
          <table:table-cell table:number-columns-repeated="16380"/>
        </table:table-row>
        <table:table-row table:style-name="ro1">
          <table:table-cell office:value-type="date" office:date-value="2015-03-23T00:00:00" table:style-name="ce54">
            <text:p>23-Mar-2015</text:p>
          </table:table-cell>
          <table:table-cell office:value-type="float" office:value="5.6117E-2" table:style-name="ce53">
            <text:p><text:s/>0.1<text:s/></text:p>
          </table:table-cell>
          <table:table-cell office:value-type="float" office:value="11.549956" table:formula="msoxl:=C16+B17" table:style-name="ce53">
            <text:p><text:s/>11.5<text:s/></text:p>
          </table:table-cell>
          <table:table-cell office:value-type="float" office:value="0" table:style-name="ce53">
            <text:p><text:s/>-<text:s text:c="3"/></text:p>
          </table:table-cell>
          <table:table-cell table:number-columns-repeated="16380"/>
        </table:table-row>
        <table:table-row table:style-name="ro1">
          <table:table-cell office:value-type="string" table:style-name="ce50">
            <text:p>Grand Total</text:p>
          </table:table-cell>
          <table:table-cell office:value-type="float" office:value="11.549956" table:style-name="ce53">
            <text:p><text:s/>11.5<text:s/></text:p>
          </table:table-cell>
          <table:table-cell table:style-name="ce53"/>
          <table:table-cell office:value-type="float" office:value="4.2699999999999996" table:style-name="ce53">
            <text:p><text:s/>4.3<text:s/></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50">
            <text:p>March</text:p>
          </table:table-cell>
          <table:table-cell office:value-type="float" office:value="7.1729509999999994" table:formula="msoxl:=B18-C9" table:style-name="ce55">
            <text:p><text:s/>7.2<text:s/></text:p>
          </table:table-cell>
          <table:table-cell table:number-columns-repeated="16382" table:style-name="ce50"/>
        </table:table-row>
        <table:table-row table:style-name="ro1">
          <table:table-cell office:value-type="string" table:style-name="ce50">
            <text:p>% in March</text:p>
          </table:table-cell>
          <table:table-cell office:value-type="percentage" office:value="0.6210370844702785" table:formula="msoxl:=B22/B18" table:style-name="ce56">
            <text:p>62%</text:p>
          </table:table-cell>
          <table:table-cell table:number-columns-repeated="16382" table:style-name="ce50"/>
        </table:table-row>
        <table:table-row table:number-rows-repeated="1048553" table:style-name="ro1">
          <table:table-cell table:number-columns-repeated="16384"/>
        </table:table-row>
      </table:table>
      <table:table table:name="CERF_funding_2015" table:style-name="ta1">
        <table:table-column table:style-name="co6" table:default-cell-style-name="ce50"/>
        <table:table-column table:style-name="co40" table:default-cell-style-name="ce50"/>
        <table:table-column table:style-name="co41" table:number-columns-repeated="2" table:default-cell-style-name="ce50"/>
        <table:table-column table:style-name="co6" table:number-columns-repeated="16380" table:default-cell-style-name="ce50"/>
        <table:table-row table:style-name="ro1">
          <table:table-cell office:value-type="string" table:style-name="ce50">
            <text:p>CERF funding 2015 by recipient country</text:p>
          </table:table-cell>
          <table:table-cell table:number-columns-repeated="16383" table:style-name="ce50"/>
        </table:table-row>
        <table:table-row table:style-name="ro1">
          <table:table-cell table:number-columns-repeated="16384"/>
        </table:table-row>
        <table:table-row table:style-name="ro23">
          <table:table-cell table:number-columns-repeated="16384" table:style-name="ce50"/>
        </table:table-row>
        <table:table-row table:style-name="ro24">
          <table:table-cell office:value-type="string" table:number-columns-spanned="1" table:number-rows-spanned="2" table:style-name="ce113">
            <text:p>Rank</text:p>
          </table:table-cell>
          <table:table-cell office:value-type="string" table:number-columns-spanned="1" table:number-rows-spanned="2" table:style-name="ce112">
            <text:p>Country</text:p>
          </table:table-cell>
          <table:table-cell office:value-type="string" table:style-name="ce57">
            <text:p>Funds Allocated US$</text:p>
          </table:table-cell>
          <table:table-cell office:value-type="string" table:style-name="ce57">
            <text:p>Percentage of Total</text:p>
          </table:table-cell>
          <table:table-cell table:number-columns-repeated="16380"/>
        </table:table-row>
        <table:table-row table:style-name="ro1">
          <table:covered-table-cell/>
          <table:covered-table-cell/>
          <table:table-cell office:value-type="float" office:value="2015" table:style-name="ce58">
            <text:p>2015</text:p>
          </table:table-cell>
          <table:table-cell office:value-type="float" office:value="2015" table:style-name="ce58">
            <text:p>2015</text:p>
          </table:table-cell>
          <table:table-cell table:number-columns-repeated="16380"/>
        </table:table-row>
        <table:table-row table:style-name="ro1">
          <table:table-cell office:value-type="float" office:value="1" table:style-name="ce59">
            <text:p>1</text:p>
          </table:table-cell>
          <table:table-cell office:value-type="string" table:style-name="ce60">
            <text:p><text:a xlink:href="https://cerf.unocha.org/admin/Webservices/DetailFundingadv.aspx?paramID=206&amp;type=country&amp;extraID=206&amp;year=2015">Syrian Arab Republic </text:a></text:p>
          </table:table-cell>
          <table:table-cell office:value-type="float" office:value="29926021" table:style-name="ce61">
            <text:p>29,926,021</text:p>
          </table:table-cell>
          <table:table-cell office:value-type="percentage" office:value="0.254" table:style-name="ce62">
            <text:p>25.40%</text:p>
          </table:table-cell>
          <table:table-cell table:number-columns-repeated="16380"/>
        </table:table-row>
        <table:table-row table:style-name="ro1">
          <table:table-cell office:value-type="float" office:value="2" table:style-name="ce63">
            <text:p>2</text:p>
          </table:table-cell>
          <table:table-cell office:value-type="string" table:style-name="ce64">
            <text:p><text:a xlink:href="https://cerf.unocha.org/admin/Webservices/DetailFundingadv.aspx?paramID=118&amp;type=country&amp;extraID=118&amp;year=2015">Lebanon </text:a></text:p>
          </table:table-cell>
          <table:table-cell office:value-type="float" office:value="18004139" table:style-name="ce65">
            <text:p>18,004,139</text:p>
          </table:table-cell>
          <table:table-cell office:value-type="percentage" office:value="0.15279999999999999" table:style-name="ce66">
            <text:p>15.28%</text:p>
          </table:table-cell>
          <table:table-cell table:number-columns-repeated="16380"/>
        </table:table-row>
        <table:table-row table:style-name="ro1">
          <table:table-cell office:value-type="float" office:value="3" table:style-name="ce59">
            <text:p>3</text:p>
          </table:table-cell>
          <table:table-cell office:value-type="string" table:style-name="ce60">
            <text:p><text:a xlink:href="https://cerf.unocha.org/admin/Webservices/DetailFundingadv.aspx?paramID=107&amp;type=country&amp;extraID=107&amp;year=2015">Jordan </text:a></text:p>
          </table:table-cell>
          <table:table-cell office:value-type="float" office:value="9000346" table:style-name="ce61">
            <text:p>9,000,346</text:p>
          </table:table-cell>
          <table:table-cell office:value-type="percentage" office:value="7.6399999999999996E-2" table:style-name="ce62">
            <text:p>7.64%</text:p>
          </table:table-cell>
          <table:table-cell table:number-columns-repeated="16380"/>
        </table:table-row>
        <table:table-row table:style-name="ro1">
          <table:table-cell office:value-type="float" office:value="4" table:style-name="ce63">
            <text:p>4</text:p>
          </table:table-cell>
          <table:table-cell office:value-type="string" table:style-name="ce64">
            <text:p><text:a xlink:href="https://cerf.unocha.org/admin/Webservices/DetailFundingadv.aspx?paramID=216&amp;type=country&amp;extraID=216&amp;year=2015">Turkey </text:a></text:p>
          </table:table-cell>
          <table:table-cell office:value-type="float" office:value="8999844" table:style-name="ce65">
            <text:p>8,999,844</text:p>
          </table:table-cell>
          <table:table-cell office:value-type="percentage" office:value="7.6399999999999996E-2" table:style-name="ce66">
            <text:p>7.64%</text:p>
          </table:table-cell>
          <table:table-cell table:number-columns-repeated="16380"/>
        </table:table-row>
        <table:table-row table:style-name="ro1">
          <table:table-cell office:value-type="float" office:value="5" table:style-name="ce59">
            <text:p>5</text:p>
          </table:table-cell>
          <table:table-cell office:value-type="string" table:style-name="ce60">
            <text:p><text:a xlink:href="https://cerf.unocha.org/admin/Webservices/DetailFundingadv.aspx?paramID=100&amp;type=country&amp;extraID=100&amp;year=2015">Iraq </text:a></text:p>
          </table:table-cell>
          <table:table-cell office:value-type="float" office:value="7988899" table:style-name="ce61">
            <text:p>7,988,899</text:p>
          </table:table-cell>
          <table:table-cell office:value-type="percentage" office:value="6.7799999999999999E-2" table:style-name="ce62">
            <text:p>6.78%</text:p>
          </table:table-cell>
          <table:table-cell table:number-columns-repeated="16380"/>
        </table:table-row>
        <table:table-row table:style-name="ro1">
          <table:table-cell office:value-type="float" office:value="6" table:style-name="ce63">
            <text:p>6</text:p>
          </table:table-cell>
          <table:table-cell office:value-type="string" table:style-name="ce64">
            <text:p><text:a xlink:href="https://cerf.unocha.org/admin/Webservices/DetailFundingadv.aspx?paramID=239&amp;type=country&amp;extraID=239&amp;year=2015">Congo, The Democratic Republic of the </text:a></text:p>
          </table:table-cell>
          <table:table-cell office:value-type="float" office:value="7647670" table:style-name="ce65">
            <text:p>7,647,670</text:p>
          </table:table-cell>
          <table:table-cell office:value-type="percentage" office:value="6.4899999999999999E-2" table:style-name="ce66">
            <text:p>6.49%</text:p>
          </table:table-cell>
          <table:table-cell table:number-columns-repeated="16380"/>
        </table:table-row>
        <table:table-row table:style-name="ro1">
          <table:table-cell office:value-type="float" office:value="7" table:style-name="ce59">
            <text:p>7</text:p>
          </table:table-cell>
          <table:table-cell office:value-type="string" table:style-name="ce60">
            <text:p><text:a xlink:href="https://cerf.unocha.org/admin/Webservices/DetailFundingadv.aspx?paramID=127&amp;type=country&amp;extraID=127&amp;year=2015">Malawi </text:a></text:p>
          </table:table-cell>
          <table:table-cell office:value-type="float" office:value="6961397" table:style-name="ce61">
            <text:p>6,961,397</text:p>
          </table:table-cell>
          <table:table-cell office:value-type="percentage" office:value="5.91E-2" table:style-name="ce62">
            <text:p>5.91%</text:p>
          </table:table-cell>
          <table:table-cell table:number-columns-repeated="16380"/>
        </table:table-row>
        <table:table-row table:style-name="ro1">
          <table:table-cell office:value-type="float" office:value="8" table:style-name="ce63">
            <text:p>8</text:p>
          </table:table-cell>
          <table:table-cell office:value-type="string" table:style-name="ce64">
            <text:p><text:a xlink:href="https://cerf.unocha.org/admin/Webservices/DetailFundingadv.aspx?paramID=230&amp;type=country&amp;extraID=230&amp;year=2015">Vanuatu </text:a></text:p>
          </table:table-cell>
          <table:table-cell office:value-type="float" office:value="5038408" table:style-name="ce65">
            <text:p>5,038,408</text:p>
          </table:table-cell>
          <table:table-cell office:value-type="percentage" office:value="4.2799999999999998E-2" table:style-name="ce66">
            <text:p>4.28%</text:p>
          </table:table-cell>
          <table:table-cell table:number-columns-repeated="16380"/>
        </table:table-row>
        <table:table-row table:style-name="ro1">
          <table:table-cell office:value-type="float" office:value="9" table:style-name="ce59">
            <text:p>9</text:p>
          </table:table-cell>
          <table:table-cell office:value-type="string" table:style-name="ce60">
            <text:p><text:a xlink:href="https://cerf.unocha.org/admin/Webservices/DetailFundingadv.aspx?paramID=144&amp;type=country&amp;extraID=144&amp;year=2015">Mozambique </text:a></text:p>
          </table:table-cell>
          <table:table-cell office:value-type="float" office:value="3996365" table:style-name="ce61">
            <text:p>3,996,365</text:p>
          </table:table-cell>
          <table:table-cell office:value-type="percentage" office:value="3.39E-2" table:style-name="ce62">
            <text:p>3.39%</text:p>
          </table:table-cell>
          <table:table-cell table:number-columns-repeated="16380"/>
        </table:table-row>
        <table:table-row table:style-name="ro1">
          <table:table-cell office:value-type="float" office:value="10" table:style-name="ce63">
            <text:p>10</text:p>
          </table:table-cell>
          <table:table-cell office:value-type="string" table:style-name="ce64">
            <text:p><text:a xlink:href="https://cerf.unocha.org/admin/Webservices/DetailFundingadv.aspx?paramID=63&amp;type=country&amp;extraID=63&amp;year=2015">Egypt </text:a></text:p>
          </table:table-cell>
          <table:table-cell office:value-type="float" office:value="3500065" table:style-name="ce65">
            <text:p>3,500,065</text:p>
          </table:table-cell>
          <table:table-cell office:value-type="percentage" office:value="2.9700000000000001E-2" table:style-name="ce66">
            <text:p>2.97%</text:p>
          </table:table-cell>
          <table:table-cell table:number-columns-repeated="16380"/>
        </table:table-row>
        <table:table-row table:style-name="ro1">
          <table:table-cell office:value-type="float" office:value="11" table:style-name="ce59">
            <text:p>11</text:p>
          </table:table-cell>
          <table:table-cell office:value-type="string" table:style-name="ce60">
            <text:p><text:a xlink:href="https://cerf.unocha.org/admin/Webservices/DetailFundingadv.aspx?paramID=58&amp;type=country&amp;extraID=58&amp;year=2015">Djibouti </text:a></text:p>
          </table:table-cell>
          <table:table-cell office:value-type="float" office:value="3000059" table:style-name="ce61">
            <text:p>3,000,059</text:p>
          </table:table-cell>
          <table:table-cell office:value-type="percentage" office:value="2.5499999999999998E-2" table:style-name="ce62">
            <text:p>2.55%</text:p>
          </table:table-cell>
          <table:table-cell table:number-columns-repeated="16380"/>
        </table:table-row>
        <table:table-row table:style-name="ro1">
          <table:table-cell office:value-type="float" office:value="12" table:style-name="ce63">
            <text:p>12</text:p>
          </table:table-cell>
          <table:table-cell office:value-type="string" table:style-name="ce64">
            <text:p><text:a xlink:href="https://cerf.unocha.org/admin/Webservices/DetailFundingadv.aspx?paramID=47&amp;type=country&amp;extraID=47&amp;year=2015">Colombia </text:a></text:p>
          </table:table-cell>
          <table:table-cell office:value-type="float" office:value="2994382" table:style-name="ce65">
            <text:p>2,994,382</text:p>
          </table:table-cell>
          <table:table-cell office:value-type="percentage" office:value="2.5399999999999999E-2" table:style-name="ce66">
            <text:p>2.54%</text:p>
          </table:table-cell>
          <table:table-cell table:number-columns-repeated="16380"/>
        </table:table-row>
        <table:table-row table:style-name="ro1">
          <table:table-cell office:value-type="float" office:value="13" table:style-name="ce59">
            <text:p>13</text:p>
          </table:table-cell>
          <table:table-cell office:value-type="string" table:style-name="ce60">
            <text:p><text:a xlink:href="https://cerf.unocha.org/admin/Webservices/DetailFundingadv.aspx?paramID=178&amp;type=country&amp;extraID=178&amp;year=2015">Rwanda </text:a></text:p>
          </table:table-cell>
          <table:table-cell office:value-type="float" office:value="2498220" table:style-name="ce61">
            <text:p>2,498,220</text:p>
          </table:table-cell>
          <table:table-cell office:value-type="percentage" office:value="2.12E-2" table:style-name="ce62">
            <text:p>2.12%</text:p>
          </table:table-cell>
          <table:table-cell table:number-columns-repeated="16380"/>
        </table:table-row>
        <table:table-row table:style-name="ro1">
          <table:table-cell office:value-type="float" office:value="14" table:style-name="ce63">
            <text:p>14</text:p>
          </table:table-cell>
          <table:table-cell office:value-type="string" table:style-name="ce64">
            <text:p><text:a xlink:href="https://cerf.unocha.org/admin/Webservices/DetailFundingadv.aspx?paramID=34&amp;type=country&amp;extraID=34&amp;year=2015">Burundi </text:a></text:p>
          </table:table-cell>
          <table:table-cell office:value-type="float" office:value="2495246" table:style-name="ce65">
            <text:p>2,495,246</text:p>
          </table:table-cell>
          <table:table-cell office:value-type="percentage" office:value="2.12E-2" table:style-name="ce66">
            <text:p>2.12%</text:p>
          </table:table-cell>
          <table:table-cell table:number-columns-repeated="16380"/>
        </table:table-row>
        <table:table-row table:style-name="ro1">
          <table:table-cell office:value-type="float" office:value="15" table:style-name="ce59">
            <text:p>15</text:p>
          </table:table-cell>
          <table:table-cell office:value-type="string" table:style-name="ce60">
            <text:p><text:a xlink:href="https://cerf.unocha.org/admin/Webservices/DetailFundingadv.aspx?paramID=126&amp;type=country&amp;extraID=126&amp;year=2015">Madagascar </text:a></text:p>
          </table:table-cell>
          <table:table-cell office:value-type="float" office:value="2294798" table:style-name="ce61">
            <text:p>2,294,798</text:p>
          </table:table-cell>
          <table:table-cell office:value-type="percentage" office:value="1.95E-2" table:style-name="ce62">
            <text:p>1.95%</text:p>
          </table:table-cell>
          <table:table-cell table:number-columns-repeated="16380"/>
        </table:table-row>
        <table:table-row table:style-name="ro1">
          <table:table-cell office:value-type="float" office:value="16" table:style-name="ce63">
            <text:p>16</text:p>
          </table:table-cell>
          <table:table-cell office:value-type="string" table:style-name="ce64">
            <text:p><text:a xlink:href="https://cerf.unocha.org/admin/Webservices/DetailFundingadv.aspx?paramID=112&amp;type=country&amp;extraID=112&amp;year=2015">Korea, Democratic People's Republic of </text:a></text:p>
          </table:table-cell>
          <table:table-cell office:value-type="float" office:value="2000285" table:style-name="ce65">
            <text:p>2,000,285</text:p>
          </table:table-cell>
          <table:table-cell office:value-type="percentage" office:value="1.7000000000000001E-2" table:style-name="ce66">
            <text:p>1.70%</text:p>
          </table:table-cell>
          <table:table-cell table:number-columns-repeated="16380"/>
        </table:table-row>
        <table:table-row table:style-name="ro1">
          <table:table-cell office:value-type="float" office:value="17" table:style-name="ce59">
            <text:p>17</text:p>
          </table:table-cell>
          <table:table-cell office:value-type="string" table:style-name="ce60">
            <text:p><text:a xlink:href="https://cerf.unocha.org/admin/Webservices/DetailFundingadv.aspx?paramID=121&amp;type=country&amp;extraID=121&amp;year=2015">Libyan Arab Jamahiriya </text:a></text:p>
          </table:table-cell>
          <table:table-cell office:value-type="float" office:value="1491012" table:style-name="ce61">
            <text:p>1,491,012</text:p>
          </table:table-cell>
          <table:table-cell office:value-type="percentage" office:value="1.2699999999999999E-2" table:style-name="ce62">
            <text:p>1.27%</text:p>
          </table:table-cell>
          <table:table-cell table:number-columns-repeated="16380"/>
        </table:table-row>
        <table:table-row table:style-name="ro23">
          <table:table-cell table:style-name="ce67"/>
          <table:table-cell office:value-type="string" table:style-name="ce68">
            <text:p>Total</text:p>
          </table:table-cell>
          <table:table-cell office:value-type="float" office:value="117837156" table:style-name="ce69">
            <text:p>117,837,156</text:p>
          </table:table-cell>
          <table:table-cell office:value-type="percentage" office:value="1" table:style-name="ce70">
            <text:p>100%</text:p>
          </table:table-cell>
          <table:table-cell table:number-columns-repeated="16380"/>
        </table:table-row>
        <table:table-row table:style-name="ro23">
          <table:table-cell table:number-columns-repeated="16384" table:style-name="ce50"/>
        </table:table-row>
        <table:table-row table:number-rows-repeated="1048552" table:style-name="ro1">
          <table:table-cell table:number-columns-repeated="16384"/>
        </table:table-row>
      </table:table>
      <table:table table:name="CERF_funding_2014" table:style-name="ta1">
        <table:table-column table:style-name="co42" table:default-cell-style-name="ce50"/>
        <table:table-column table:style-name="co43" table:default-cell-style-name="ce50"/>
        <table:table-column table:style-name="co44" table:default-cell-style-name="ce50"/>
        <table:table-column table:style-name="co6" table:number-columns-repeated="16381" table:default-cell-style-name="ce50"/>
        <table:table-row table:style-name="ro1">
          <table:table-cell office:value-type="string" table:style-name="ce50">
            <text:p>CERF funding 2014 by recipient country</text:p>
          </table:table-cell>
          <table:table-cell table:number-columns-repeated="16383" table:style-name="ce50"/>
        </table:table-row>
        <table:table-row table:style-name="ro1">
          <table:table-cell table:number-columns-repeated="16384"/>
        </table:table-row>
        <table:table-row table:style-name="ro23">
          <table:table-cell table:number-columns-repeated="16384" table:style-name="ce50"/>
        </table:table-row>
        <table:table-row table:style-name="ro24">
          <table:table-cell office:value-type="string" table:number-columns-spanned="1" table:number-rows-spanned="2" table:style-name="ce113">
            <text:p>Rank</text:p>
          </table:table-cell>
          <table:table-cell office:value-type="string" table:number-columns-spanned="1" table:number-rows-spanned="2" table:style-name="ce112">
            <text:p>Country</text:p>
          </table:table-cell>
          <table:table-cell office:value-type="string" table:style-name="ce57">
            <text:p>Funds Allocated US$</text:p>
          </table:table-cell>
          <table:table-cell office:value-type="string" table:style-name="ce57">
            <text:p>Percentage of Total</text:p>
          </table:table-cell>
          <table:table-cell table:number-columns-repeated="16380"/>
        </table:table-row>
        <table:table-row table:style-name="ro1">
          <table:covered-table-cell/>
          <table:covered-table-cell/>
          <table:table-cell office:value-type="float" office:value="2014" table:style-name="ce58">
            <text:p>2014</text:p>
          </table:table-cell>
          <table:table-cell office:value-type="float" office:value="2014" table:style-name="ce58">
            <text:p>2014</text:p>
          </table:table-cell>
          <table:table-cell table:number-columns-repeated="16380"/>
        </table:table-row>
        <table:table-row table:style-name="ro1">
          <table:table-cell office:value-type="float" office:value="1" table:style-name="ce59">
            <text:p>1</text:p>
          </table:table-cell>
          <table:table-cell office:value-type="string" table:style-name="ce60">
            <text:p><text:a xlink:href="https://cerf.unocha.org/admin/Webservices/DetailFundingadv.aspx?paramID=320&amp;type=country&amp;extraID=320&amp;year=2014">South Sudan </text:a></text:p>
          </table:table-cell>
          <table:table-cell office:value-type="float" office:value="53671180" table:style-name="ce61">
            <text:p>53,671,180</text:p>
          </table:table-cell>
          <table:table-cell office:value-type="percentage" office:value="0.11650000000000001" table:style-name="ce62">
            <text:p>11.65%</text:p>
          </table:table-cell>
          <table:table-cell table:number-columns-repeated="16380"/>
        </table:table-row>
        <table:table-row table:style-name="ro1">
          <table:table-cell office:value-type="float" office:value="2" table:style-name="ce63">
            <text:p>2</text:p>
          </table:table-cell>
          <table:table-cell office:value-type="string" table:style-name="ce64">
            <text:p><text:a xlink:href="https://cerf.unocha.org/admin/Webservices/DetailFundingadv.aspx?paramID=200&amp;type=country&amp;extraID=200&amp;year=2014">Republic of the Sudan </text:a></text:p>
          </table:table-cell>
          <table:table-cell office:value-type="float" office:value="43218935" table:style-name="ce65">
            <text:p>43,218,935</text:p>
          </table:table-cell>
          <table:table-cell office:value-type="percentage" office:value="9.3799999999999994E-2" table:style-name="ce66">
            <text:p>9.38%</text:p>
          </table:table-cell>
          <table:table-cell table:number-columns-repeated="16380"/>
        </table:table-row>
        <table:table-row table:style-name="ro1">
          <table:table-cell office:value-type="float" office:value="3" table:style-name="ce59">
            <text:p>3</text:p>
          </table:table-cell>
          <table:table-cell office:value-type="string" table:style-name="ce60">
            <text:p><text:a xlink:href="https://cerf.unocha.org/admin/Webservices/DetailFundingadv.aspx?paramID=67&amp;type=country&amp;extraID=67&amp;year=2014">Ethiopia </text:a></text:p>
          </table:table-cell>
          <table:table-cell office:value-type="float" office:value="32576320" table:style-name="ce61">
            <text:p>32,576,320</text:p>
          </table:table-cell>
          <table:table-cell office:value-type="percentage" office:value="7.0699999999999999E-2" table:style-name="ce62">
            <text:p>7.07%</text:p>
          </table:table-cell>
          <table:table-cell table:number-columns-repeated="16380"/>
        </table:table-row>
        <table:table-row table:style-name="ro1">
          <table:table-cell office:value-type="float" office:value="4" table:style-name="ce63">
            <text:p>4</text:p>
          </table:table-cell>
          <table:table-cell office:value-type="string" table:style-name="ce64">
            <text:p><text:a xlink:href="https://cerf.unocha.org/admin/Webservices/DetailFundingadv.aspx?paramID=100&amp;type=country&amp;extraID=100&amp;year=2014">Iraq </text:a></text:p>
          </table:table-cell>
          <table:table-cell office:value-type="float" office:value="25675458" table:style-name="ce65">
            <text:p>25,675,458</text:p>
          </table:table-cell>
          <table:table-cell office:value-type="percentage" office:value="5.57E-2" table:style-name="ce66">
            <text:p>5.57%</text:p>
          </table:table-cell>
          <table:table-cell table:number-columns-repeated="16380"/>
        </table:table-row>
        <table:table-row table:style-name="ro1">
          <table:table-cell office:value-type="float" office:value="5" table:style-name="ce59">
            <text:p>5</text:p>
          </table:table-cell>
          <table:table-cell office:value-type="string" table:style-name="ce60">
            <text:p><text:a xlink:href="https://cerf.unocha.org/admin/Webservices/DetailFundingadv.aspx?paramID=41&amp;type=country&amp;extraID=41&amp;year=2014">Central African Republic </text:a></text:p>
          </table:table-cell>
          <table:table-cell office:value-type="float" office:value="25138067" table:style-name="ce61">
            <text:p>25,138,067</text:p>
          </table:table-cell>
          <table:table-cell office:value-type="percentage" office:value="5.4600000000000003E-2" table:style-name="ce62">
            <text:p>5.46%</text:p>
          </table:table-cell>
          <table:table-cell table:number-columns-repeated="16380"/>
        </table:table-row>
        <table:table-row table:style-name="ro1">
          <table:table-cell office:value-type="float" office:value="6" table:style-name="ce63">
            <text:p>6</text:p>
          </table:table-cell>
          <table:table-cell office:value-type="string" table:style-name="ce64">
            <text:p><text:a xlink:href="https://cerf.unocha.org/admin/Webservices/DetailFundingadv.aspx?paramID=110&amp;type=country&amp;extraID=110&amp;year=2014">Kenya </text:a></text:p>
          </table:table-cell>
          <table:table-cell office:value-type="float" office:value="23640491" table:style-name="ce65">
            <text:p>23,640,491</text:p>
          </table:table-cell>
          <table:table-cell office:value-type="percentage" office:value="5.1299999999999998E-2" table:style-name="ce66">
            <text:p>5.13%</text:p>
          </table:table-cell>
          <table:table-cell table:number-columns-repeated="16380"/>
        </table:table-row>
        <table:table-row table:style-name="ro1">
          <table:table-cell office:value-type="float" office:value="7" table:style-name="ce59">
            <text:p>7</text:p>
          </table:table-cell>
          <table:table-cell office:value-type="string" table:style-name="ce60">
            <text:p><text:a xlink:href="https://cerf.unocha.org/admin/Webservices/DetailFundingadv.aspx?paramID=42&amp;type=country&amp;extraID=42&amp;year=2014">Chad </text:a></text:p>
          </table:table-cell>
          <table:table-cell office:value-type="float" office:value="22721805" table:style-name="ce61">
            <text:p>22,721,805</text:p>
          </table:table-cell>
          <table:table-cell office:value-type="percentage" office:value="4.9299999999999997E-2" table:style-name="ce62">
            <text:p>4.93%</text:p>
          </table:table-cell>
          <table:table-cell table:number-columns-repeated="16380"/>
        </table:table-row>
        <table:table-row table:style-name="ro1">
          <table:table-cell office:value-type="float" office:value="8" table:style-name="ce63">
            <text:p>8</text:p>
          </table:table-cell>
          <table:table-cell office:value-type="string" table:style-name="ce64">
            <text:p><text:a xlink:href="https://cerf.unocha.org/admin/Webservices/DetailFundingadv.aspx?paramID=193&amp;type=country&amp;extraID=193&amp;year=2014">Somalia </text:a></text:p>
          </table:table-cell>
          <table:table-cell office:value-type="float" office:value="21443999" table:style-name="ce65">
            <text:p>21,443,999</text:p>
          </table:table-cell>
          <table:table-cell office:value-type="percentage" office:value="4.65E-2" table:style-name="ce66">
            <text:p>4.65%</text:p>
          </table:table-cell>
          <table:table-cell table:number-columns-repeated="16380"/>
        </table:table-row>
        <table:table-row table:style-name="ro1">
          <table:table-cell office:value-type="float" office:value="9" table:style-name="ce59">
            <text:p>9</text:p>
          </table:table-cell>
          <table:table-cell office:value-type="string" table:style-name="ce60">
            <text:p><text:a xlink:href="https://cerf.unocha.org/admin/Webservices/DetailFundingadv.aspx?paramID=36&amp;type=country&amp;extraID=36&amp;year=2014">Cameroon </text:a></text:p>
          </table:table-cell>
          <table:table-cell office:value-type="float" office:value="18318375" table:style-name="ce61">
            <text:p>18,318,375</text:p>
          </table:table-cell>
          <table:table-cell office:value-type="percentage" office:value="3.9800000000000002E-2" table:style-name="ce62">
            <text:p>3.98%</text:p>
          </table:table-cell>
          <table:table-cell table:number-columns-repeated="16380"/>
        </table:table-row>
        <table:table-row table:style-name="ro1">
          <table:table-cell office:value-type="float" office:value="10" table:style-name="ce63">
            <text:p>10</text:p>
          </table:table-cell>
          <table:table-cell office:value-type="string" table:style-name="ce64">
            <text:p><text:a xlink:href="https://cerf.unocha.org/admin/Webservices/DetailFundingadv.aspx?paramID=220&amp;type=country&amp;extraID=220&amp;year=2014">Uganda </text:a></text:p>
          </table:table-cell>
          <table:table-cell office:value-type="float" office:value="15938751" table:style-name="ce65">
            <text:p>15,938,751</text:p>
          </table:table-cell>
          <table:table-cell office:value-type="percentage" office:value="3.4599999999999999E-2" table:style-name="ce66">
            <text:p>3.46%</text:p>
          </table:table-cell>
          <table:table-cell table:number-columns-repeated="16380"/>
        </table:table-row>
        <table:table-row table:style-name="ro1">
          <table:table-cell office:value-type="float" office:value="11" table:style-name="ce59">
            <text:p>11</text:p>
          </table:table-cell>
          <table:table-cell office:value-type="string" table:style-name="ce60">
            <text:p><text:a xlink:href="https://cerf.unocha.org/admin/Webservices/DetailFundingadv.aspx?paramID=163&amp;type=country&amp;extraID=163&amp;year=2014">Pakistan </text:a></text:p>
          </table:table-cell>
          <table:table-cell office:value-type="float" office:value="14377917" table:style-name="ce61">
            <text:p>14,377,917</text:p>
          </table:table-cell>
          <table:table-cell office:value-type="percentage" office:value="3.1199999999999999E-2" table:style-name="ce62">
            <text:p>3.12%</text:p>
          </table:table-cell>
          <table:table-cell table:number-columns-repeated="16380"/>
        </table:table-row>
        <table:table-row table:style-name="ro1">
          <table:table-cell office:value-type="float" office:value="12" table:style-name="ce63">
            <text:p>12</text:p>
          </table:table-cell>
          <table:table-cell office:value-type="string" table:style-name="ce64">
            <text:p><text:a xlink:href="https://cerf.unocha.org/admin/Webservices/DetailFundingadv.aspx?paramID=237&amp;type=country&amp;extraID=237&amp;year=2014">Yemen </text:a></text:p>
          </table:table-cell>
          <table:table-cell office:value-type="float" office:value="13897833" table:style-name="ce65">
            <text:p>13,897,833</text:p>
          </table:table-cell>
          <table:table-cell office:value-type="percentage" office:value="3.0200000000000001E-2" table:style-name="ce66">
            <text:p>3.02%</text:p>
          </table:table-cell>
          <table:table-cell table:number-columns-repeated="16380"/>
        </table:table-row>
        <table:table-row table:style-name="ro1">
          <table:table-cell office:value-type="float" office:value="13" table:style-name="ce59">
            <text:p>13</text:p>
          </table:table-cell>
          <table:table-cell office:value-type="string" table:style-name="ce60">
            <text:p><text:a xlink:href="https://cerf.unocha.org/admin/Webservices/DetailFundingadv.aspx?paramID=155&amp;type=country&amp;extraID=155&amp;year=2014">Niger </text:a></text:p>
          </table:table-cell>
          <table:table-cell office:value-type="float" office:value="13143781" table:style-name="ce61">
            <text:p>13,143,781</text:p>
          </table:table-cell>
          <table:table-cell office:value-type="percentage" office:value="2.8500000000000001E-2" table:style-name="ce62">
            <text:p>2.85%</text:p>
          </table:table-cell>
          <table:table-cell table:number-columns-repeated="16380"/>
        </table:table-row>
        <table:table-row table:style-name="ro1">
          <table:table-cell office:value-type="float" office:value="14" table:style-name="ce63">
            <text:p>14</text:p>
          </table:table-cell>
          <table:table-cell office:value-type="string" table:style-name="ce64">
            <text:p><text:a xlink:href="https://cerf.unocha.org/admin/Webservices/DetailFundingadv.aspx?paramID=130&amp;type=country&amp;extraID=130&amp;year=2014">Mali </text:a></text:p>
          </table:table-cell>
          <table:table-cell office:value-type="float" office:value="11443365" table:style-name="ce65">
            <text:p>11,443,365</text:p>
          </table:table-cell>
          <table:table-cell office:value-type="percentage" office:value="2.4799999999999999E-2" table:style-name="ce66">
            <text:p>2.48%</text:p>
          </table:table-cell>
          <table:table-cell table:number-columns-repeated="16380"/>
        </table:table-row>
        <table:table-row table:style-name="ro1">
          <table:table-cell office:value-type="float" office:value="15" table:style-name="ce59">
            <text:p>15</text:p>
          </table:table-cell>
          <table:table-cell office:value-type="string" table:style-name="ce60">
            <text:p><text:a xlink:href="https://cerf.unocha.org/admin/Webservices/DetailFundingadv.aspx?paramID=249&amp;type=country&amp;extraID=249&amp;year=2014">Palestinian territory, occupied </text:a></text:p>
          </table:table-cell>
          <table:table-cell office:value-type="float" office:value="10825145" table:style-name="ce61">
            <text:p>10,825,145</text:p>
          </table:table-cell>
          <table:table-cell office:value-type="percentage" office:value="2.35E-2" table:style-name="ce62">
            <text:p>2.35%</text:p>
          </table:table-cell>
          <table:table-cell table:number-columns-repeated="16380"/>
        </table:table-row>
        <table:table-row table:style-name="ro1">
          <table:table-cell office:value-type="float" office:value="16" table:style-name="ce63">
            <text:p>16</text:p>
          </table:table-cell>
          <table:table-cell office:value-type="string" table:style-name="ce64">
            <text:p><text:a xlink:href="https://cerf.unocha.org/admin/Webservices/DetailFundingadv.aspx?paramID=91&amp;type=country&amp;extraID=91&amp;year=2014">Haiti </text:a></text:p>
          </table:table-cell>
          <table:table-cell office:value-type="float" office:value="8873437" table:style-name="ce65">
            <text:p>8,873,437</text:p>
          </table:table-cell>
          <table:table-cell office:value-type="percentage" office:value="1.9300000000000001E-2" table:style-name="ce66">
            <text:p>1.93%</text:p>
          </table:table-cell>
          <table:table-cell table:number-columns-repeated="16380"/>
        </table:table-row>
        <table:table-row table:style-name="ro1">
          <table:table-cell office:value-type="float" office:value="17" table:style-name="ce59">
            <text:p>17</text:p>
          </table:table-cell>
          <table:table-cell office:value-type="string" table:style-name="ce60">
            <text:p><text:a xlink:href="https://cerf.unocha.org/admin/Webservices/DetailFundingadv.aspx?paramID=88&amp;type=country&amp;extraID=88&amp;year=2014">Guinea </text:a></text:p>
          </table:table-cell>
          <table:table-cell office:value-type="float" office:value="8354749" table:style-name="ce61">
            <text:p>8,354,749</text:p>
          </table:table-cell>
          <table:table-cell office:value-type="percentage" office:value="1.8100000000000002E-2" table:style-name="ce62">
            <text:p>1.81%</text:p>
          </table:table-cell>
          <table:table-cell table:number-columns-repeated="16380"/>
        </table:table-row>
        <table:table-row table:style-name="ro1">
          <table:table-cell office:value-type="float" office:value="18" table:style-name="ce63">
            <text:p>18</text:p>
          </table:table-cell>
          <table:table-cell office:value-type="string" table:style-name="ce64">
            <text:p><text:a xlink:href="https://cerf.unocha.org/admin/Webservices/DetailFundingadv.aspx?paramID=239&amp;type=country&amp;extraID=239&amp;year=2014">Congo, The Democratic Republic of the </text:a></text:p>
          </table:table-cell>
          <table:table-cell office:value-type="float" office:value="6956312" table:style-name="ce65">
            <text:p>6,956,312</text:p>
          </table:table-cell>
          <table:table-cell office:value-type="percentage" office:value="1.5100000000000001E-2" table:style-name="ce66">
            <text:p>1.51%</text:p>
          </table:table-cell>
          <table:table-cell table:number-columns-repeated="16380"/>
        </table:table-row>
        <table:table-row table:style-name="ro1">
          <table:table-cell office:value-type="float" office:value="19" table:style-name="ce59">
            <text:p>19</text:p>
          </table:table-cell>
          <table:table-cell office:value-type="string" table:style-name="ce60">
            <text:p><text:a xlink:href="https://cerf.unocha.org/admin/Webservices/DetailFundingadv.aspx?paramID=112&amp;type=country&amp;extraID=112&amp;year=2014">Korea, Democratic People's Republic of </text:a></text:p>
          </table:table-cell>
          <table:table-cell office:value-type="float" office:value="6497012" table:style-name="ce61">
            <text:p>6,497,012</text:p>
          </table:table-cell>
          <table:table-cell office:value-type="percentage" office:value="1.41E-2" table:style-name="ce62">
            <text:p>1.41%</text:p>
          </table:table-cell>
          <table:table-cell table:number-columns-repeated="16380"/>
        </table:table-row>
        <table:table-row table:style-name="ro1">
          <table:table-cell office:value-type="float" office:value="20" table:style-name="ce63">
            <text:p>20</text:p>
          </table:table-cell>
          <table:table-cell office:value-type="string" table:style-name="ce64">
            <text:p><text:a xlink:href="https://cerf.unocha.org/admin/Webservices/DetailFundingadv.aspx?paramID=145&amp;type=country&amp;extraID=145&amp;year=2014">Myanmar </text:a></text:p>
          </table:table-cell>
          <table:table-cell office:value-type="float" office:value="5532909" table:style-name="ce65">
            <text:p>5,532,909</text:p>
          </table:table-cell>
          <table:table-cell office:value-type="percentage" office:value="1.2E-2" table:style-name="ce66">
            <text:p>1.20%</text:p>
          </table:table-cell>
          <table:table-cell table:number-columns-repeated="16380"/>
        </table:table-row>
        <table:table-row table:style-name="ro1">
          <table:table-cell office:value-type="float" office:value="21" table:style-name="ce59">
            <text:p>21</text:p>
          </table:table-cell>
          <table:table-cell office:value-type="string" table:style-name="ce60">
            <text:p><text:a xlink:href="https://cerf.unocha.org/admin/Webservices/DetailFundingadv.aspx?paramID=87&amp;type=country&amp;extraID=87&amp;year=2014">Guatemala </text:a></text:p>
          </table:table-cell>
          <table:table-cell office:value-type="float" office:value="5445619" table:style-name="ce61">
            <text:p>5,445,619</text:p>
          </table:table-cell>
          <table:table-cell office:value-type="percentage" office:value="1.18E-2" table:style-name="ce62">
            <text:p>1.18%</text:p>
          </table:table-cell>
          <table:table-cell table:number-columns-repeated="16380"/>
        </table:table-row>
        <table:table-row table:style-name="ro1">
          <table:table-cell office:value-type="float" office:value="22" table:style-name="ce63">
            <text:p>22</text:p>
          </table:table-cell>
          <table:table-cell office:value-type="string" table:style-name="ce64">
            <text:p><text:a xlink:href="https://cerf.unocha.org/admin/Webservices/DetailFundingadv.aspx?paramID=156&amp;type=country&amp;extraID=156&amp;year=2014">Nigeria </text:a></text:p>
          </table:table-cell>
          <table:table-cell office:value-type="float" office:value="5004954" table:style-name="ce65">
            <text:p>5,004,954</text:p>
          </table:table-cell>
          <table:table-cell office:value-type="percentage" office:value="1.09E-2" table:style-name="ce66">
            <text:p>1.09%</text:p>
          </table:table-cell>
          <table:table-cell table:number-columns-repeated="16380"/>
        </table:table-row>
        <table:table-row table:style-name="ro1">
          <table:table-cell office:value-type="float" office:value="23" table:style-name="ce59">
            <text:p>23</text:p>
          </table:table-cell>
          <table:table-cell office:value-type="string" table:style-name="ce60">
            <text:p><text:a xlink:href="https://cerf.unocha.org/admin/Webservices/DetailFundingadv.aspx?paramID=47&amp;type=country&amp;extraID=47&amp;year=2014">Colombia </text:a></text:p>
          </table:table-cell>
          <table:table-cell office:value-type="float" office:value="4505910" table:style-name="ce61">
            <text:p>4,505,910</text:p>
          </table:table-cell>
          <table:table-cell office:value-type="percentage" office:value="9.7999999999999997E-3" table:style-name="ce62">
            <text:p>0.98%</text:p>
          </table:table-cell>
          <table:table-cell table:number-columns-repeated="16380"/>
        </table:table-row>
        <table:table-row table:style-name="ro1">
          <table:table-cell office:value-type="float" office:value="24" table:style-name="ce63">
            <text:p>24</text:p>
          </table:table-cell>
          <table:table-cell office:value-type="string" table:style-name="ce64">
            <text:p><text:a xlink:href="https://cerf.unocha.org/admin/Webservices/DetailFundingadv.aspx?paramID=186&amp;type=country&amp;extraID=186&amp;year=2014">Senegal </text:a></text:p>
          </table:table-cell>
          <table:table-cell office:value-type="float" office:value="4500298" table:style-name="ce65">
            <text:p>4,500,298</text:p>
          </table:table-cell>
          <table:table-cell office:value-type="percentage" office:value="9.7999999999999997E-3" table:style-name="ce66">
            <text:p>0.98%</text:p>
          </table:table-cell>
          <table:table-cell table:number-columns-repeated="16380"/>
        </table:table-row>
        <table:table-row table:style-name="ro1">
          <table:table-cell office:value-type="float" office:value="25" table:style-name="ce59">
            <text:p>25</text:p>
          </table:table-cell>
          <table:table-cell office:value-type="string" table:style-name="ce60">
            <text:p><text:a xlink:href="https://cerf.unocha.org/admin/Webservices/DetailFundingadv.aspx?paramID=188&amp;type=country&amp;extraID=188&amp;year=2014">Sierra Leone </text:a></text:p>
          </table:table-cell>
          <table:table-cell office:value-type="float" office:value="4497599" table:style-name="ce61">
            <text:p>4,497,599</text:p>
          </table:table-cell>
          <table:table-cell office:value-type="percentage" office:value="9.7999999999999997E-3" table:style-name="ce62">
            <text:p>0.98%</text:p>
          </table:table-cell>
          <table:table-cell table:number-columns-repeated="16380"/>
        </table:table-row>
        <table:table-row table:style-name="ro1">
          <table:table-cell office:value-type="float" office:value="26" table:style-name="ce63">
            <text:p>26</text:p>
          </table:table-cell>
          <table:table-cell office:value-type="string" table:style-name="ce64">
            <text:p><text:a xlink:href="https://cerf.unocha.org/admin/Webservices/DetailFundingadv.aspx?paramID=58&amp;type=country&amp;extraID=58&amp;year=2014">Djibouti </text:a></text:p>
          </table:table-cell>
          <table:table-cell office:value-type="float" office:value="3997512" table:style-name="ce65">
            <text:p>3,997,512</text:p>
          </table:table-cell>
          <table:table-cell office:value-type="percentage" office:value="8.6999999999999994E-3" table:style-name="ce66">
            <text:p>0.87%</text:p>
          </table:table-cell>
          <table:table-cell table:number-columns-repeated="16380"/>
        </table:table-row>
        <table:table-row table:style-name="ro1">
          <table:table-cell office:value-type="float" office:value="27" table:style-name="ce59">
            <text:p>27</text:p>
          </table:table-cell>
          <table:table-cell office:value-type="string" table:style-name="ce60">
            <text:p><text:a xlink:href="https://cerf.unocha.org/admin/Webservices/DetailFundingadv.aspx?paramID=1&amp;type=country&amp;extraID=1&amp;year=2014">Afghanistan </text:a></text:p>
          </table:table-cell>
          <table:table-cell office:value-type="float" office:value="3991021" table:style-name="ce61">
            <text:p>3,991,021</text:p>
          </table:table-cell>
          <table:table-cell office:value-type="percentage" office:value="8.6999999999999994E-3" table:style-name="ce62">
            <text:p>0.87%</text:p>
          </table:table-cell>
          <table:table-cell table:number-columns-repeated="16380"/>
        </table:table-row>
        <table:table-row table:style-name="ro1">
          <table:table-cell office:value-type="float" office:value="28" table:style-name="ce63">
            <text:p>28</text:p>
          </table:table-cell>
          <table:table-cell office:value-type="string" table:style-name="ce64">
            <text:p><text:a xlink:href="https://cerf.unocha.org/admin/Webservices/DetailFundingadv.aspx?paramID=221&amp;type=country&amp;extraID=221&amp;year=2014">Ukraine </text:a></text:p>
          </table:table-cell>
          <table:table-cell office:value-type="float" office:value="3975226" table:style-name="ce65">
            <text:p>3,975,226</text:p>
          </table:table-cell>
          <table:table-cell office:value-type="percentage" office:value="8.6E-3" table:style-name="ce66">
            <text:p>0.86%</text:p>
          </table:table-cell>
          <table:table-cell table:number-columns-repeated="16380"/>
        </table:table-row>
        <table:table-row table:style-name="ro1">
          <table:table-cell office:value-type="float" office:value="29" table:style-name="ce59">
            <text:p>29</text:p>
          </table:table-cell>
          <table:table-cell office:value-type="string" table:style-name="ce60">
            <text:p><text:a xlink:href="https://cerf.unocha.org/admin/Webservices/DetailFundingadv.aspx?paramID=33&amp;type=country&amp;extraID=33&amp;year=2014">Burkina Faso </text:a></text:p>
          </table:table-cell>
          <table:table-cell office:value-type="float" office:value="3929038" table:style-name="ce61">
            <text:p>3,929,038</text:p>
          </table:table-cell>
          <table:table-cell office:value-type="percentage" office:value="8.5000000000000006E-3" table:style-name="ce62">
            <text:p>0.85%</text:p>
          </table:table-cell>
          <table:table-cell table:number-columns-repeated="16380"/>
        </table:table-row>
        <table:table-row table:style-name="ro1">
          <table:table-cell office:value-type="float" office:value="30" table:style-name="ce63">
            <text:p>30</text:p>
          </table:table-cell>
          <table:table-cell office:value-type="string" table:style-name="ce64">
            <text:p><text:a xlink:href="https://cerf.unocha.org/admin/Webservices/DetailFundingadv.aspx?paramID=49&amp;type=country&amp;extraID=49&amp;year=2014">Congo </text:a></text:p>
          </table:table-cell>
          <table:table-cell office:value-type="float" office:value="3760849" table:style-name="ce65">
            <text:p>3,760,849</text:p>
          </table:table-cell>
          <table:table-cell office:value-type="percentage" office:value="8.2000000000000007E-3" table:style-name="ce66">
            <text:p>0.82%</text:p>
          </table:table-cell>
          <table:table-cell table:number-columns-repeated="16380"/>
        </table:table-row>
        <table:table-row table:style-name="ro1">
          <table:table-cell office:value-type="float" office:value="31" table:style-name="ce59">
            <text:p>31</text:p>
          </table:table-cell>
          <table:table-cell office:value-type="string" table:style-name="ce60">
            <text:p><text:a xlink:href="https://cerf.unocha.org/admin/Webservices/DetailFundingadv.aspx?paramID=134&amp;type=country&amp;extraID=134&amp;year=2014">Mauritania </text:a></text:p>
          </table:table-cell>
          <table:table-cell office:value-type="float" office:value="3464476" table:style-name="ce61">
            <text:p>3,464,476</text:p>
          </table:table-cell>
          <table:table-cell office:value-type="percentage" office:value="7.4999999999999997E-3" table:style-name="ce62">
            <text:p>0.75%</text:p>
          </table:table-cell>
          <table:table-cell table:number-columns-repeated="16380"/>
        </table:table-row>
        <table:table-row table:style-name="ro1">
          <table:table-cell office:value-type="float" office:value="32" table:style-name="ce63">
            <text:p>32</text:p>
          </table:table-cell>
          <table:table-cell office:value-type="string" table:style-name="ce64">
            <text:p><text:a xlink:href="https://cerf.unocha.org/admin/Webservices/DetailFundingadv.aspx?paramID=121&amp;type=country&amp;extraID=121&amp;year=2014">Libyan Arab Jamahiriya </text:a></text:p>
          </table:table-cell>
          <table:table-cell office:value-type="float" office:value="3370496" table:style-name="ce65">
            <text:p>3,370,496</text:p>
          </table:table-cell>
          <table:table-cell office:value-type="percentage" office:value="7.3000000000000001E-3" table:style-name="ce66">
            <text:p>0.73%</text:p>
          </table:table-cell>
          <table:table-cell table:number-columns-repeated="16380"/>
        </table:table-row>
        <table:table-row table:style-name="ro1">
          <table:table-cell office:value-type="float" office:value="33" table:style-name="ce59">
            <text:p>33</text:p>
          </table:table-cell>
          <table:table-cell office:value-type="string" table:style-name="ce60">
            <text:p><text:a xlink:href="https://cerf.unocha.org/admin/Webservices/DetailFundingadv.aspx?paramID=25&amp;type=country&amp;extraID=25&amp;year=2014">Bolivia </text:a></text:p>
          </table:table-cell>
          <table:table-cell office:value-type="float" office:value="3175301" table:style-name="ce61">
            <text:p>3,175,301</text:p>
          </table:table-cell>
          <table:table-cell office:value-type="percentage" office:value="6.8999999999999999E-3" table:style-name="ce62">
            <text:p>0.69%</text:p>
          </table:table-cell>
          <table:table-cell table:number-columns-repeated="16380"/>
        </table:table-row>
        <table:table-row table:style-name="ro1">
          <table:table-cell office:value-type="float" office:value="34" table:style-name="ce63">
            <text:p>34</text:p>
          </table:table-cell>
          <table:table-cell office:value-type="string" table:style-name="ce64">
            <text:p><text:a xlink:href="https://cerf.unocha.org/admin/Webservices/DetailFundingadv.aspx?paramID=167&amp;type=country&amp;extraID=167&amp;year=2014">Paraguay </text:a></text:p>
          </table:table-cell>
          <table:table-cell office:value-type="float" office:value="2817063" table:style-name="ce65">
            <text:p>2,817,063</text:p>
          </table:table-cell>
          <table:table-cell office:value-type="percentage" office:value="6.1000000000000004E-3" table:style-name="ce66">
            <text:p>0.61%</text:p>
          </table:table-cell>
          <table:table-cell table:number-columns-repeated="16380"/>
        </table:table-row>
        <table:table-row table:style-name="ro1">
          <table:table-cell office:value-type="float" office:value="35" table:style-name="ce59">
            <text:p>35</text:p>
          </table:table-cell>
          <table:table-cell office:value-type="string" table:style-name="ce60">
            <text:p><text:a xlink:href="https://cerf.unocha.org/admin/Webservices/DetailFundingadv.aspx?paramID=93&amp;type=country&amp;extraID=93&amp;year=2014">Honduras </text:a></text:p>
          </table:table-cell>
          <table:table-cell office:value-type="float" office:value="2600021" table:style-name="ce61">
            <text:p>2,600,021</text:p>
          </table:table-cell>
          <table:table-cell office:value-type="percentage" office:value="5.5999999999999999E-3" table:style-name="ce62">
            <text:p>0.56%</text:p>
          </table:table-cell>
          <table:table-cell table:number-columns-repeated="16380"/>
        </table:table-row>
        <table:table-row table:style-name="ro1">
          <table:table-cell office:value-type="float" office:value="36" table:style-name="ce63">
            <text:p>36</text:p>
          </table:table-cell>
          <table:table-cell office:value-type="string" table:style-name="ce64">
            <text:p><text:a xlink:href="https://cerf.unocha.org/admin/Webservices/DetailFundingadv.aspx?paramID=244&amp;type=country&amp;extraID=244&amp;year=2014">Eritrea </text:a></text:p>
          </table:table-cell>
          <table:table-cell office:value-type="float" office:value="2489251" table:style-name="ce65">
            <text:p>2,489,251</text:p>
          </table:table-cell>
          <table:table-cell office:value-type="percentage" office:value="5.4000000000000003E-3" table:style-name="ce66">
            <text:p>0.54%</text:p>
          </table:table-cell>
          <table:table-cell table:number-columns-repeated="16380"/>
        </table:table-row>
        <table:table-row table:style-name="ro1">
          <table:table-cell office:value-type="float" office:value="37" table:style-name="ce59">
            <text:p>37</text:p>
          </table:table-cell>
          <table:table-cell office:value-type="string" table:style-name="ce60">
            <text:p><text:a xlink:href="https://cerf.unocha.org/admin/Webservices/DetailFundingadv.aspx?paramID=77&amp;type=country&amp;extraID=77&amp;year=2014">Gambia </text:a></text:p>
          </table:table-cell>
          <table:table-cell office:value-type="float" office:value="2474424" table:style-name="ce61">
            <text:p>2,474,424</text:p>
          </table:table-cell>
          <table:table-cell office:value-type="percentage" office:value="5.4000000000000003E-3" table:style-name="ce62">
            <text:p>0.54%</text:p>
          </table:table-cell>
          <table:table-cell table:number-columns-repeated="16380"/>
        </table:table-row>
        <table:table-row table:style-name="ro1">
          <table:table-cell office:value-type="float" office:value="38" table:style-name="ce63">
            <text:p>38</text:p>
          </table:table-cell>
          <table:table-cell office:value-type="string" table:style-name="ce64">
            <text:p><text:a xlink:href="https://cerf.unocha.org/admin/Webservices/DetailFundingadv.aspx?paramID=238&amp;type=country&amp;extraID=238&amp;year=2014">Serbia </text:a></text:p>
          </table:table-cell>
          <table:table-cell office:value-type="float" office:value="2164276" table:style-name="ce65">
            <text:p>2,164,276</text:p>
          </table:table-cell>
          <table:table-cell office:value-type="percentage" office:value="4.7000000000000002E-3" table:style-name="ce66">
            <text:p>0.47%</text:p>
          </table:table-cell>
          <table:table-cell table:number-columns-repeated="16380"/>
        </table:table-row>
        <table:table-row table:style-name="ro1">
          <table:table-cell office:value-type="float" office:value="39" table:style-name="ce59">
            <text:p>39</text:p>
          </table:table-cell>
          <table:table-cell office:value-type="string" table:style-name="ce60">
            <text:p><text:a xlink:href="https://cerf.unocha.org/admin/Webservices/DetailFundingadv.aspx?paramID=196&amp;type=country&amp;extraID=196&amp;year=2014">Sri Lanka </text:a></text:p>
          </table:table-cell>
          <table:table-cell office:value-type="float" office:value="2052680" table:style-name="ce61">
            <text:p>2,052,680</text:p>
          </table:table-cell>
          <table:table-cell office:value-type="percentage" office:value="4.4999999999999997E-3" table:style-name="ce62">
            <text:p>0.45%</text:p>
          </table:table-cell>
          <table:table-cell table:number-columns-repeated="16380"/>
        </table:table-row>
        <table:table-row table:style-name="ro1">
          <table:table-cell office:value-type="float" office:value="40" table:style-name="ce63">
            <text:p>40</text:p>
          </table:table-cell>
          <table:table-cell office:value-type="string" table:style-name="ce64">
            <text:p><text:a xlink:href="https://cerf.unocha.org/admin/Webservices/DetailFundingadv.aspx?paramID=26&amp;type=country&amp;extraID=26&amp;year=2014">Bosnia and Herzegovina </text:a></text:p>
          </table:table-cell>
          <table:table-cell office:value-type="float" office:value="2032306" table:style-name="ce65">
            <text:p>2,032,306</text:p>
          </table:table-cell>
          <table:table-cell office:value-type="percentage" office:value="4.4000000000000003E-3" table:style-name="ce66">
            <text:p>0.44%</text:p>
          </table:table-cell>
          <table:table-cell table:number-columns-repeated="16380"/>
        </table:table-row>
        <table:table-row table:style-name="ro1">
          <table:table-cell office:value-type="float" office:value="41" table:style-name="ce59">
            <text:p>41</text:p>
          </table:table-cell>
          <table:table-cell office:value-type="string" table:style-name="ce60">
            <text:p><text:a xlink:href="https://cerf.unocha.org/admin/Webservices/DetailFundingadv.aspx?paramID=34&amp;type=country&amp;extraID=34&amp;year=2014">Burundi </text:a></text:p>
          </table:table-cell>
          <table:table-cell office:value-type="float" office:value="1978455" table:style-name="ce61">
            <text:p>1,978,455</text:p>
          </table:table-cell>
          <table:table-cell office:value-type="percentage" office:value="4.3E-3" table:style-name="ce62">
            <text:p>0.43%</text:p>
          </table:table-cell>
          <table:table-cell table:number-columns-repeated="16380"/>
        </table:table-row>
        <table:table-row table:style-name="ro1">
          <table:table-cell office:value-type="float" office:value="42" table:style-name="ce63">
            <text:p>42</text:p>
          </table:table-cell>
          <table:table-cell office:value-type="string" table:style-name="ce64">
            <text:p><text:a xlink:href="https://cerf.unocha.org/admin/Webservices/DetailFundingadv.aspx?paramID=120&amp;type=country&amp;extraID=120&amp;year=2014">Liberia </text:a></text:p>
          </table:table-cell>
          <table:table-cell office:value-type="float" office:value="1907059" table:style-name="ce65">
            <text:p>1,907,059</text:p>
          </table:table-cell>
          <table:table-cell office:value-type="percentage" office:value="4.1000000000000003E-3" table:style-name="ce66">
            <text:p>0.41%</text:p>
          </table:table-cell>
          <table:table-cell table:number-columns-repeated="16380"/>
        </table:table-row>
        <table:table-row table:style-name="ro1">
          <table:table-cell office:value-type="float" office:value="43" table:style-name="ce59">
            <text:p>43</text:p>
          </table:table-cell>
          <table:table-cell office:value-type="string" table:style-name="ce60">
            <text:p><text:a xlink:href="https://cerf.unocha.org/admin/Webservices/DetailFundingadv.aspx?paramID=148&amp;type=country&amp;extraID=148&amp;year=2014">Nepal </text:a></text:p>
          </table:table-cell>
          <table:table-cell office:value-type="float" office:value="1870201" table:style-name="ce61">
            <text:p>1,870,201</text:p>
          </table:table-cell>
          <table:table-cell office:value-type="percentage" office:value="4.1000000000000003E-3" table:style-name="ce62">
            <text:p>0.41%</text:p>
          </table:table-cell>
          <table:table-cell table:number-columns-repeated="16380"/>
        </table:table-row>
        <table:table-row table:style-name="ro1">
          <table:table-cell office:value-type="float" office:value="44" table:style-name="ce63">
            <text:p>44</text:p>
          </table:table-cell>
          <table:table-cell office:value-type="string" table:style-name="ce64">
            <text:p><text:a xlink:href="https://cerf.unocha.org/admin/Webservices/DetailFundingadv.aspx?paramID=192&amp;type=country&amp;extraID=192&amp;year=2014">Solomon Islands </text:a></text:p>
          </table:table-cell>
          <table:table-cell office:value-type="float" office:value="1776122" table:style-name="ce65">
            <text:p>1,776,122</text:p>
          </table:table-cell>
          <table:table-cell office:value-type="percentage" office:value="3.8999999999999998E-3" table:style-name="ce66">
            <text:p>0.39%</text:p>
          </table:table-cell>
          <table:table-cell table:number-columns-repeated="16380"/>
        </table:table-row>
        <table:table-row table:style-name="ro1">
          <table:table-cell office:value-type="float" office:value="45" table:style-name="ce59">
            <text:p>45</text:p>
          </table:table-cell>
          <table:table-cell office:value-type="string" table:style-name="ce60">
            <text:p><text:a xlink:href="https://cerf.unocha.org/admin/Webservices/DetailFundingadv.aspx?paramID=241&amp;type=country&amp;extraID=241&amp;year=2014">Zimbabwe </text:a></text:p>
          </table:table-cell>
          <table:table-cell office:value-type="float" office:value="773181" table:style-name="ce61">
            <text:p>773,181</text:p>
          </table:table-cell>
          <table:table-cell office:value-type="percentage" office:value="1.6999999999999999E-3" table:style-name="ce62">
            <text:p>0.17%</text:p>
          </table:table-cell>
          <table:table-cell table:number-columns-repeated="16380"/>
        </table:table-row>
        <table:table-row table:style-name="ro23">
          <table:table-cell table:style-name="ce67"/>
          <table:table-cell office:value-type="string" table:style-name="ce68">
            <text:p>Total</text:p>
          </table:table-cell>
          <table:table-cell office:value-type="float" office:value="460799180" table:style-name="ce69">
            <text:p>460,799,180</text:p>
          </table:table-cell>
          <table:table-cell office:value-type="percentage" office:value="1" table:style-name="ce70">
            <text:p>100%</text:p>
          </table:table-cell>
          <table:table-cell table:number-columns-repeated="16380"/>
        </table:table-row>
        <table:table-row table:style-name="ro23">
          <table:table-cell table:number-columns-repeated="16384" table:style-name="ce50"/>
        </table:table-row>
        <table:table-row table:number-rows-repeated="1048524" table:style-name="ro1">
          <table:table-cell table:number-columns-repeated="16384"/>
        </table:table-row>
      </table:table>
      <table:table table:name="CERF_Nigeria_funding_2014" table:style-name="ta1">
        <table:table-column table:style-name="co6" table:default-cell-style-name="ce50"/>
        <table:table-column table:style-name="co45" table:default-cell-style-name="ce50"/>
        <table:table-column table:style-name="co6" table:number-columns-repeated="2" table:default-cell-style-name="ce50"/>
        <table:table-column table:style-name="co46" table:number-columns-repeated="3" table:default-cell-style-name="ce50"/>
        <table:table-column table:style-name="co6" table:number-columns-repeated="16377" table:default-cell-style-name="ce50"/>
        <table:table-row table:style-name="ro1">
          <table:table-cell office:value-type="string" table:style-name="ce71">
            <text:p>CERF Funding by Country (2014) - Project Detail Nigeria<text:s/></text:p>
            <text:p>(01/01/2014 to 31/12/2014)</text:p>
          </table:table-cell>
          <table:table-cell table:number-columns-repeated="16383" table:style-name="ce50"/>
        </table:table-row>
        <table:table-row table:style-name="ro1">
          <table:table-cell table:number-columns-repeated="16384"/>
        </table:table-row>
        <table:table-row table:style-name="ro23">
          <table:table-cell table:number-columns-repeated="16384" table:style-name="ce50"/>
        </table:table-row>
        <table:table-row table:style-name="ro25">
          <table:table-cell office:value-type="string" table:style-name="ce72">
            <text:p>Agency</text:p>
          </table:table-cell>
          <table:table-cell office:value-type="string" table:style-name="ce73">
            <text:p>Agency Project</text:p>
          </table:table-cell>
          <table:table-cell office:value-type="string" table:style-name="ce73">
            <text:p>Sector</text:p>
          </table:table-cell>
          <table:table-cell office:value-type="string" table:style-name="ce73">
            <text:p>Window*</text:p>
          </table:table-cell>
          <table:table-cell office:value-type="string" table:style-name="ce73">
            <text:p>Approved</text:p>
          </table:table-cell>
          <table:table-cell office:value-type="string" table:style-name="ce73">
            <text:p>Approved Date</text:p>
          </table:table-cell>
          <table:table-cell office:value-type="string" table:style-name="ce74">
            <text:p>Disbursement Date</text:p>
          </table:table-cell>
          <table:table-cell table:number-columns-repeated="16377"/>
        </table:table-row>
        <table:table-row table:style-name="ro26">
          <table:table-cell office:value-type="string" table:number-columns-spanned="1" table:number-rows-spanned="2" table:style-name="ce115">
            <text:p>UNICEF</text:p>
          </table:table-cell>
          <table:table-cell office:value-type="string" table:style-name="ce75">
            <text:p>WASH Life Saving Response for IDPs in North East </text:p>
          </table:table-cell>
          <table:table-cell office:value-type="string" table:number-columns-spanned="1" table:number-rows-spanned="2" table:style-name="ce116">
            <text:p>Water and sanitation</text:p>
          </table:table-cell>
          <table:table-cell office:value-type="string" table:number-columns-spanned="1" table:number-rows-spanned="2" table:style-name="ce116">
            <text:p>UFE</text:p>
          </table:table-cell>
          <table:table-cell office:value-type="float" office:value="1300000" table:number-columns-spanned="1" table:number-rows-spanned="2" table:style-name="ce124">
            <text:p>1,300,000</text:p>
          </table:table-cell>
          <table:table-cell office:value-type="date" office:date-value="2014-10-20T00:00:00" table:number-columns-spanned="1" table:number-rows-spanned="2" table:style-name="ce118">
            <text:p>20/10/2014</text:p>
          </table:table-cell>
          <table:table-cell office:value-type="date" office:date-value="2014-10-23T00:00:00" table:number-columns-spanned="1" table:number-rows-spanned="2" table:style-name="ce119">
            <text:p>23/10/2014</text:p>
          </table:table-cell>
          <table:table-cell table:number-columns-repeated="16377"/>
        </table:table-row>
        <table:table-row table:style-name="ro23">
          <table:covered-table-cell/>
          <table:table-cell office:value-type="string" table:style-name="ce76">
            <text:p>(14-UFE-CEF-132)</text:p>
          </table:table-cell>
          <table:covered-table-cell/>
          <table:covered-table-cell/>
          <table:covered-table-cell/>
          <table:covered-table-cell/>
          <table:covered-table-cell/>
          <table:table-cell table:number-columns-repeated="16377"/>
        </table:table-row>
        <table:table-row table:style-name="ro26">
          <table:table-cell office:value-type="string" table:number-columns-spanned="1" table:number-rows-spanned="2" table:style-name="ce120">
            <text:p>UNHCR</text:p>
          </table:table-cell>
          <table:table-cell office:value-type="string" table:style-name="ce77">
            <text:p>Improved access to protection and assistance to displaced people and host communities </text:p>
          </table:table-cell>
          <table:table-cell office:value-type="string" table:number-columns-spanned="1" table:number-rows-spanned="2" table:style-name="ce121">
            <text:p>Protection/Human Rights/Rule of Law</text:p>
          </table:table-cell>
          <table:table-cell office:value-type="string" table:number-columns-spanned="1" table:number-rows-spanned="2" table:style-name="ce121">
            <text:p>UFE</text:p>
          </table:table-cell>
          <table:table-cell office:value-type="float" office:value="550063" table:number-columns-spanned="1" table:number-rows-spanned="2" table:style-name="ce124">
            <text:p>550,063</text:p>
          </table:table-cell>
          <table:table-cell office:value-type="date" office:date-value="2014-10-20T00:00:00" table:number-columns-spanned="1" table:number-rows-spanned="2" table:style-name="ce123">
            <text:p>20/10/2014</text:p>
          </table:table-cell>
          <table:table-cell office:value-type="date" office:date-value="2014-10-27T00:00:00" table:number-columns-spanned="1" table:number-rows-spanned="2" table:style-name="ce114">
            <text:p>27/10/2014</text:p>
          </table:table-cell>
          <table:table-cell table:number-columns-repeated="16377"/>
        </table:table-row>
        <table:table-row table:style-name="ro23">
          <table:covered-table-cell/>
          <table:table-cell office:value-type="string" table:style-name="ce78">
            <text:p>(14-UFE-HCR-037)</text:p>
          </table:table-cell>
          <table:covered-table-cell/>
          <table:covered-table-cell/>
          <table:covered-table-cell/>
          <table:covered-table-cell/>
          <table:covered-table-cell/>
          <table:table-cell table:number-columns-repeated="16377"/>
        </table:table-row>
        <table:table-row table:style-name="ro22">
          <table:table-cell office:value-type="string" table:number-columns-spanned="1" table:number-rows-spanned="2" table:style-name="ce115">
            <text:p>WHO</text:p>
          </table:table-cell>
          <table:table-cell office:value-type="string" table:style-name="ce75">
            <text:p>Strengthening preparedness and emergency response to epidemic prone diseases through early warning systems among IDPs and host communities in north east Nigeria </text:p>
          </table:table-cell>
          <table:table-cell office:value-type="string" table:number-columns-spanned="1" table:number-rows-spanned="2" table:style-name="ce116">
            <text:p>Health</text:p>
          </table:table-cell>
          <table:table-cell office:value-type="string" table:number-columns-spanned="1" table:number-rows-spanned="2" table:style-name="ce116">
            <text:p>UFE</text:p>
          </table:table-cell>
          <table:table-cell office:value-type="float" office:value="237268" table:number-columns-spanned="1" table:number-rows-spanned="2" table:style-name="ce124">
            <text:p>237,268</text:p>
          </table:table-cell>
          <table:table-cell office:value-type="date" office:date-value="2014-10-20T00:00:00" table:number-columns-spanned="1" table:number-rows-spanned="2" table:style-name="ce118">
            <text:p>20/10/2014</text:p>
          </table:table-cell>
          <table:table-cell office:value-type="date" office:date-value="2014-10-30T00:00:00" table:number-columns-spanned="1" table:number-rows-spanned="2" table:style-name="ce119">
            <text:p>30/10/2014</text:p>
          </table:table-cell>
          <table:table-cell table:number-columns-repeated="16377"/>
        </table:table-row>
        <table:table-row table:style-name="ro23">
          <table:covered-table-cell/>
          <table:table-cell office:value-type="string" table:style-name="ce76">
            <text:p>(14-UFE-WHO-067)</text:p>
          </table:table-cell>
          <table:covered-table-cell/>
          <table:covered-table-cell/>
          <table:covered-table-cell/>
          <table:covered-table-cell/>
          <table:covered-table-cell/>
          <table:table-cell table:number-columns-repeated="16377"/>
        </table:table-row>
        <table:table-row table:style-name="ro21">
          <table:table-cell office:value-type="string" table:number-columns-spanned="1" table:number-rows-spanned="2" table:style-name="ce120">
            <text:p>IOM</text:p>
          </table:table-cell>
          <table:table-cell office:value-type="string" table:style-name="ce77">
            <text:p>Expanding emergency psychosocial support for conflict-induced displaced population in Maiduguri camps </text:p>
          </table:table-cell>
          <table:table-cell office:value-type="string" table:number-columns-spanned="1" table:number-rows-spanned="2" table:style-name="ce121">
            <text:p>Protection/Human Rights/Rule of Law</text:p>
          </table:table-cell>
          <table:table-cell office:value-type="string" table:number-columns-spanned="1" table:number-rows-spanned="2" table:style-name="ce121">
            <text:p>UFE</text:p>
          </table:table-cell>
          <table:table-cell office:value-type="float" office:value="250000" table:number-columns-spanned="1" table:number-rows-spanned="2" table:style-name="ce124">
            <text:p>250,000</text:p>
          </table:table-cell>
          <table:table-cell office:value-type="date" office:date-value="2014-10-17T00:00:00" table:number-columns-spanned="1" table:number-rows-spanned="2" table:style-name="ce123">
            <text:p>17/10/2014</text:p>
          </table:table-cell>
          <table:table-cell office:value-type="date" office:date-value="2014-10-22T00:00:00" table:number-columns-spanned="1" table:number-rows-spanned="2" table:style-name="ce114">
            <text:p>22/10/2014</text:p>
          </table:table-cell>
          <table:table-cell table:number-columns-repeated="16377"/>
        </table:table-row>
        <table:table-row table:style-name="ro23">
          <table:covered-table-cell/>
          <table:table-cell office:value-type="string" table:style-name="ce78">
            <text:p>(14-UFE-IOM-038)</text:p>
          </table:table-cell>
          <table:covered-table-cell/>
          <table:covered-table-cell/>
          <table:covered-table-cell/>
          <table:covered-table-cell/>
          <table:covered-table-cell/>
          <table:table-cell table:number-columns-repeated="16377"/>
        </table:table-row>
        <table:table-row table:style-name="ro21">
          <table:table-cell office:value-type="string" table:number-columns-spanned="1" table:number-rows-spanned="2" table:style-name="ce115">
            <text:p>UNICEF</text:p>
          </table:table-cell>
          <table:table-cell office:value-type="string" table:style-name="ce75">
            <text:p>Community Based Psychosocial Support for boys, girls and families affected by on-going insurgency in Borno and Yobe states </text:p>
          </table:table-cell>
          <table:table-cell office:value-type="string" table:number-columns-spanned="1" table:number-rows-spanned="2" table:style-name="ce116">
            <text:p>Protection/Human Rights/Rule of Law</text:p>
          </table:table-cell>
          <table:table-cell office:value-type="string" table:number-columns-spanned="1" table:number-rows-spanned="2" table:style-name="ce116">
            <text:p>UFE</text:p>
          </table:table-cell>
          <table:table-cell office:value-type="float" office:value="352311" table:number-columns-spanned="1" table:number-rows-spanned="2" table:style-name="ce124">
            <text:p>352,311</text:p>
          </table:table-cell>
          <table:table-cell office:value-type="date" office:date-value="2014-10-16T00:00:00" table:number-columns-spanned="1" table:number-rows-spanned="2" table:style-name="ce118">
            <text:p>16/10/2014</text:p>
          </table:table-cell>
          <table:table-cell office:value-type="date" office:date-value="2014-10-22T00:00:00" table:number-columns-spanned="1" table:number-rows-spanned="2" table:style-name="ce119">
            <text:p>22/10/2014</text:p>
          </table:table-cell>
          <table:table-cell table:number-columns-repeated="16377"/>
        </table:table-row>
        <table:table-row table:style-name="ro23">
          <table:covered-table-cell/>
          <table:table-cell office:value-type="string" table:style-name="ce76">
            <text:p>(14-UFE-CEF-133)</text:p>
          </table:table-cell>
          <table:covered-table-cell/>
          <table:covered-table-cell/>
          <table:covered-table-cell/>
          <table:covered-table-cell/>
          <table:covered-table-cell/>
          <table:table-cell table:number-columns-repeated="16377"/>
        </table:table-row>
        <table:table-row table:style-name="ro21">
          <table:table-cell office:value-type="string" table:number-columns-spanned="1" table:number-rows-spanned="2" table:style-name="ce120">
            <text:p>UNICEF</text:p>
          </table:table-cell>
          <table:table-cell office:value-type="string" table:style-name="ce77">
            <text:p>Emergency Primary Health Care Services through Convergence Intervention in two North-Eastern States of Nigeria </text:p>
          </table:table-cell>
          <table:table-cell office:value-type="string" table:number-columns-spanned="1" table:number-rows-spanned="2" table:style-name="ce121">
            <text:p>Health</text:p>
          </table:table-cell>
          <table:table-cell office:value-type="string" table:number-columns-spanned="1" table:number-rows-spanned="2" table:style-name="ce121">
            <text:p>UFE</text:p>
          </table:table-cell>
          <table:table-cell office:value-type="float" office:value="348168" table:number-columns-spanned="1" table:number-rows-spanned="2" table:style-name="ce124">
            <text:p>348,168</text:p>
          </table:table-cell>
          <table:table-cell office:value-type="date" office:date-value="2014-10-16T00:00:00" table:number-columns-spanned="1" table:number-rows-spanned="2" table:style-name="ce123">
            <text:p>16/10/2014</text:p>
          </table:table-cell>
          <table:table-cell office:value-type="date" office:date-value="2014-10-22T00:00:00" table:number-columns-spanned="1" table:number-rows-spanned="2" table:style-name="ce114">
            <text:p>22/10/2014</text:p>
          </table:table-cell>
          <table:table-cell table:number-columns-repeated="16377"/>
        </table:table-row>
        <table:table-row table:style-name="ro23">
          <table:covered-table-cell/>
          <table:table-cell office:value-type="string" table:style-name="ce78">
            <text:p>(14-UFE-CEF-131)</text:p>
          </table:table-cell>
          <table:covered-table-cell/>
          <table:covered-table-cell/>
          <table:covered-table-cell/>
          <table:covered-table-cell/>
          <table:covered-table-cell/>
          <table:table-cell table:number-columns-repeated="16377"/>
        </table:table-row>
        <table:table-row table:style-name="ro26">
          <table:table-cell office:value-type="string" table:number-columns-spanned="1" table:number-rows-spanned="2" table:style-name="ce115">
            <text:p>UNFPA</text:p>
          </table:table-cell>
          <table:table-cell office:value-type="string" table:style-name="ce75">
            <text:p>Strengthening national capacity for prevention and response to SGBV </text:p>
          </table:table-cell>
          <table:table-cell office:value-type="string" table:number-columns-spanned="1" table:number-rows-spanned="2" table:style-name="ce116">
            <text:p>Protection/Human Rights/Rule of Law</text:p>
          </table:table-cell>
          <table:table-cell office:value-type="string" table:number-columns-spanned="1" table:number-rows-spanned="2" table:style-name="ce116">
            <text:p>UFE</text:p>
          </table:table-cell>
          <table:table-cell office:value-type="float" office:value="285378" table:number-columns-spanned="1" table:number-rows-spanned="2" table:style-name="ce117">
            <text:p>285,378</text:p>
          </table:table-cell>
          <table:table-cell office:value-type="date" office:date-value="2014-10-16T00:00:00" table:number-columns-spanned="1" table:number-rows-spanned="2" table:style-name="ce118">
            <text:p>16/10/2014</text:p>
          </table:table-cell>
          <table:table-cell office:value-type="date" office:date-value="2014-10-22T00:00:00" table:number-columns-spanned="1" table:number-rows-spanned="2" table:style-name="ce119">
            <text:p>22/10/2014</text:p>
          </table:table-cell>
          <table:table-cell table:number-columns-repeated="16377"/>
        </table:table-row>
        <table:table-row table:style-name="ro23">
          <table:covered-table-cell/>
          <table:table-cell office:value-type="string" table:style-name="ce76">
            <text:p>(14-UFE-FPA-039)</text:p>
          </table:table-cell>
          <table:covered-table-cell/>
          <table:covered-table-cell/>
          <table:covered-table-cell/>
          <table:covered-table-cell/>
          <table:covered-table-cell/>
          <table:table-cell table:number-columns-repeated="16377"/>
        </table:table-row>
        <table:table-row table:style-name="ro21">
          <table:table-cell office:value-type="string" table:number-columns-spanned="1" table:number-rows-spanned="2" table:style-name="ce120">
            <text:p>UNFPA</text:p>
          </table:table-cell>
          <table:table-cell office:value-type="string" table:style-name="ce77">
            <text:p>Addressing access to emergency reproductive health services in insecure affected states of Borno and Yobe </text:p>
          </table:table-cell>
          <table:table-cell office:value-type="string" table:number-columns-spanned="1" table:number-rows-spanned="2" table:style-name="ce121">
            <text:p>Health</text:p>
          </table:table-cell>
          <table:table-cell office:value-type="string" table:number-columns-spanned="1" table:number-rows-spanned="2" table:style-name="ce121">
            <text:p>UFE</text:p>
          </table:table-cell>
          <table:table-cell office:value-type="float" office:value="223457" table:number-columns-spanned="1" table:number-rows-spanned="2" table:style-name="ce124">
            <text:p>223,457</text:p>
          </table:table-cell>
          <table:table-cell office:value-type="date" office:date-value="2014-10-16T00:00:00" table:number-columns-spanned="1" table:number-rows-spanned="2" table:style-name="ce123">
            <text:p>16/10/2014</text:p>
          </table:table-cell>
          <table:table-cell office:value-type="date" office:date-value="2014-10-22T00:00:00" table:number-columns-spanned="1" table:number-rows-spanned="2" table:style-name="ce114">
            <text:p>22/10/2014</text:p>
          </table:table-cell>
          <table:table-cell table:number-columns-repeated="16377"/>
        </table:table-row>
        <table:table-row table:style-name="ro23">
          <table:covered-table-cell/>
          <table:table-cell office:value-type="string" table:style-name="ce78">
            <text:p>(14-UFE-FPA-038)</text:p>
          </table:table-cell>
          <table:covered-table-cell/>
          <table:covered-table-cell/>
          <table:covered-table-cell/>
          <table:covered-table-cell/>
          <table:covered-table-cell/>
          <table:table-cell table:number-columns-repeated="16377"/>
        </table:table-row>
        <table:table-row table:style-name="ro26">
          <table:table-cell office:value-type="string" table:number-columns-spanned="1" table:number-rows-spanned="2" table:style-name="ce115">
            <text:p>WHO</text:p>
          </table:table-cell>
          <table:table-cell office:value-type="string" table:style-name="ce75">
            <text:p>Life-saving response to contain the Ebola virus Disease outbreak in Lagos Nigeria </text:p>
          </table:table-cell>
          <table:table-cell office:value-type="string" table:number-columns-spanned="1" table:number-rows-spanned="2" table:style-name="ce116">
            <text:p>Health</text:p>
          </table:table-cell>
          <table:table-cell office:value-type="string" table:number-columns-spanned="1" table:number-rows-spanned="2" table:style-name="ce116">
            <text:p>RR</text:p>
          </table:table-cell>
          <table:table-cell office:value-type="float" office:value="1063443" table:number-columns-spanned="1" table:number-rows-spanned="2" table:style-name="ce117">
            <text:p>1,063,443</text:p>
          </table:table-cell>
          <table:table-cell office:value-type="date" office:date-value="2014-09-08T00:00:00" table:number-columns-spanned="1" table:number-rows-spanned="2" table:style-name="ce118">
            <text:p>08/09/2014</text:p>
          </table:table-cell>
          <table:table-cell office:value-type="date" office:date-value="2014-09-15T00:00:00" table:number-columns-spanned="1" table:number-rows-spanned="2" table:style-name="ce119">
            <text:p>15/09/2014</text:p>
          </table:table-cell>
          <table:table-cell table:number-columns-repeated="16377"/>
        </table:table-row>
        <table:table-row table:style-name="ro23">
          <table:covered-table-cell/>
          <table:table-cell office:value-type="string" table:style-name="ce76">
            <text:p>(14-RR-WHO-055)</text:p>
          </table:table-cell>
          <table:covered-table-cell/>
          <table:covered-table-cell/>
          <table:covered-table-cell/>
          <table:covered-table-cell/>
          <table:covered-table-cell/>
          <table:table-cell table:number-columns-repeated="16377"/>
        </table:table-row>
        <table:table-row table:style-name="ro26">
          <table:table-cell office:value-type="string" table:number-columns-spanned="1" table:number-rows-spanned="2" table:style-name="ce120">
            <text:p>UNICEF</text:p>
          </table:table-cell>
          <table:table-cell office:value-type="string" table:style-name="ce77">
            <text:p>Social Mobilization for Containment of the Ebola Virus Disease in Lagos </text:p>
          </table:table-cell>
          <table:table-cell office:value-type="string" table:number-columns-spanned="1" table:number-rows-spanned="2" table:style-name="ce121">
            <text:p>Health</text:p>
          </table:table-cell>
          <table:table-cell office:value-type="string" table:number-columns-spanned="1" table:number-rows-spanned="2" table:style-name="ce121">
            <text:p>RR</text:p>
          </table:table-cell>
          <table:table-cell office:value-type="float" office:value="394866" table:number-columns-spanned="1" table:number-rows-spanned="2" table:style-name="ce122">
            <text:p>394,866</text:p>
          </table:table-cell>
          <table:table-cell office:value-type="date" office:date-value="2014-09-05T00:00:00" table:number-columns-spanned="1" table:number-rows-spanned="2" table:style-name="ce123">
            <text:p>05/09/2014</text:p>
          </table:table-cell>
          <table:table-cell office:value-type="date" office:date-value="2014-09-10T00:00:00" table:number-columns-spanned="1" table:number-rows-spanned="2" table:style-name="ce114">
            <text:p>10/09/2014</text:p>
          </table:table-cell>
          <table:table-cell table:number-columns-repeated="16377"/>
        </table:table-row>
        <table:table-row table:style-name="ro23">
          <table:covered-table-cell/>
          <table:table-cell office:value-type="string" table:style-name="ce78">
            <text:p>(14-RR-CEF-108)</text:p>
          </table:table-cell>
          <table:covered-table-cell/>
          <table:covered-table-cell/>
          <table:covered-table-cell/>
          <table:covered-table-cell/>
          <table:covered-table-cell/>
          <table:table-cell table:number-columns-repeated="16377"/>
        </table:table-row>
        <table:table-row table:style-name="ro23">
          <table:table-cell office:value-type="string" table:style-name="ce79">
            <text:p>Total</text:p>
          </table:table-cell>
          <table:table-cell table:number-columns-repeated="3" table:style-name="ce80"/>
          <table:table-cell office:value-type="float" office:value="5004954" table:style-name="ce81">
            <text:p>5,004,954</text:p>
          </table:table-cell>
          <table:table-cell table:style-name="ce80"/>
          <table:table-cell table:style-name="ce82"/>
          <table:table-cell table:number-columns-repeated="16377"/>
        </table:table-row>
        <table:table-row table:style-name="ro23">
          <table:table-cell office:value-type="string" table:style-name="ce50">
            <text:p>   * RR - Rapid Response; UFE - Underfunded Emergency </text:p>
          </table:table-cell>
          <table:table-cell table:number-columns-repeated="16383" table:style-name="ce50"/>
        </table:table-row>
        <table:table-row table:number-rows-repeated="6" table:style-name="ro1">
          <table:table-cell table:number-columns-repeated="16384"/>
        </table:table-row>
        <table:table-row table:style-name="ro1">
          <table:table-cell/>
          <table:table-cell office:value-type="percentage" office:value="0.65160778700463584" table:formula="msoxl:=3261267/E25" table:style-name="ce56">
            <text:p>65%</text:p>
          </table:table-cell>
          <table:table-cell table:number-columns-repeated="16382"/>
        </table:table-row>
        <table:table-row table:number-rows-repeated="1048543" table:style-name="ro1">
          <table:table-cell table:number-columns-repeated="16384"/>
        </table:table-row>
      </table:table>
      <table:table table:name="ODA" table:style-name="ta3">
        <table:table-column table:style-name="co47" table:default-cell-style-name="ce50"/>
        <table:table-column table:style-name="co17" table:default-cell-style-name="ce50"/>
        <table:table-column table:style-name="co7" table:default-cell-style-name="ce50"/>
        <table:table-column table:style-name="co48" table:default-cell-style-name="ce50"/>
        <table:table-column table:style-name="co6" table:number-columns-repeated="2" table:default-cell-style-name="ce50"/>
        <table:table-column table:style-name="co49" table:default-cell-style-name="ce50"/>
        <table:table-column table:style-name="co6" table:number-columns-repeated="16377" table:default-cell-style-name="ce50"/>
        <table:table-row table:number-rows-repeated="3" table:style-name="ro1">
          <table:table-cell table:number-columns-repeated="16384"/>
        </table:table-row>
        <table:table-row table:style-name="ro1">
          <table:table-cell office:value-type="string" table:style-name="ce50">
            <text:p>Total ODA received in 2013 (millions)<text:s/></text:p>
          </table:table-cell>
          <table:table-cell office:value-type="float" office:value="1848" table:style-name="ce83">
            <text:p><text:s/>1,848<text:s/></text:p>
          </table:table-cell>
          <table:table-cell table:number-columns-repeated="16382"/>
        </table:table-row>
        <table:table-row table:style-name="ro1">
          <table:table-cell table:number-columns-repeated="16384"/>
        </table:table-row>
        <table:table-row table:style-name="ro1">
          <table:table-cell table:style-name="ce50"/>
          <table:table-cell office:value-type="string" table:style-name="ce50">
            <text:p>US$ (millions)</text:p>
          </table:table-cell>
          <table:table-cell table:number-columns-repeated="16382"/>
        </table:table-row>
        <table:table-row table:style-name="ro1">
          <table:table-cell office:value-type="string" table:style-name="ce50">
            <text:p>Emergency Response</text:p>
          </table:table-cell>
          <table:table-cell office:value-type="float" office:value="39" table:style-name="ce50">
            <text:p>39</text:p>
          </table:table-cell>
          <table:table-cell table:number-columns-repeated="16382"/>
        </table:table-row>
        <table:table-row table:style-name="ro1">
          <table:table-cell office:value-type="string" table:style-name="ce50">
            <text:p>Disaster Prevention &amp; Preparedness</text:p>
          </table:table-cell>
          <table:table-cell office:value-type="float" office:value="16" table:style-name="ce50">
            <text:p>16</text:p>
          </table:table-cell>
          <table:table-cell table:number-columns-repeated="16382"/>
        </table:table-row>
        <table:table-row table:style-name="ro1">
          <table:table-cell office:value-type="string" table:style-name="ce50">
            <text:p>Grand Total</text:p>
          </table:table-cell>
          <table:table-cell office:value-type="float" office:value="55" table:style-name="ce50">
            <text:p>55</text:p>
          </table:table-cell>
          <table:table-cell table:number-columns-repeated="16382"/>
        </table:table-row>
        <table:table-row table:style-name="ro1">
          <table:table-cell office:value-type="string" table:style-name="ce50">
            <text:p>% of total ODA</text:p>
          </table:table-cell>
          <table:table-cell office:value-type="percentage" office:value="2.976190476190476E-2" table:formula="msoxl:=B9/B4" table:style-name="ce56">
            <text:p>3%</text:p>
          </table:table-cell>
          <table:table-cell table:number-columns-repeated="16382"/>
        </table:table-row>
        <table:table-row table:style-name="ro1">
          <table:table-cell table:style-name="ce50">
            <draw:frame xmlns:presentation="urn:oasis:names:tc:opendocument:xmlns:presentation:1.0" draw:z-index="1" draw:id="id10" draw:style-name="a10" draw:name="Chart 1" svg:x="0.07292in" svg:y="0.02083in" svg:width="6.05208in" svg:height="3in" style:rel-width="scale" style:rel-height="scale">
              <draw:object xlink:href="Object 11/" xlink:type="simple" xlink:show="embed" xlink:actuate="onLoad"/>
              <svg:desc/>
            </draw:frame>
          </table:table-cell>
          <table:table-cell table:number-columns-repeated="16383" table:style-name="ce50"/>
        </table:table-row>
        <table:table-row table:number-rows-repeated="17" table:style-name="ro1">
          <table:table-cell table:number-columns-repeated="16384"/>
        </table:table-row>
        <table:table-row table:style-name="ro1">
          <table:table-cell office:value-type="string" table:style-name="ce84">
            <text:p>Notes</text:p>
          </table:table-cell>
          <table:table-cell table:number-columns-repeated="16383"/>
        </table:table-row>
        <table:table-row table:style-name="ro1">
          <table:table-cell office:value-type="string" table:style-name="ce71">
            <text:p>Humanitarian assistance reported to the OECD DAC can differ from contributions reported to the UN OCHA FTS. Reasons for this may include the quality of each individual agency’s reporting to each mechanism and because a large proportion of the humanitarian assistance reported to the OCED DAC CRS was for disaster prevention and preparedness.</text:p>
          </table:table-cell>
          <table:table-cell table:number-columns-repeated="16383"/>
        </table:table-row>
        <table:table-row table:number-rows-repeated="1048546" table:style-name="ro1">
          <table:table-cell table:number-columns-repeated="16384"/>
        </table:table-row>
      </table:table>
      <table:database-ranges>
        <table:database-range table:target-range-address="FTS_export.A8:FTS_export.AN135" table:display-filter-buttons="true">
          <table:filter>
            <table:filter-condition table:field-number="6" table:value="2015" table:operator="="/>
          </table:filter>
        </table:database-range>
        <table:database-range table:target-range-address="2015_IDP_funding.A4:2015_IDP_funding.AN4" table:display-filter-buttons="true"/>
      </table:database-ranges>
      <table:data-pilot-tables>
        <table:data-pilot-table table:name="PivotTable1" table:target-range-address="Pivot.A1:Pivot.I12" table:show-filter-button="false" table:buttons="Pivot.A1 Pivot.A5 Pivot.C3">
          <table:source-cell-range table:cell-range-address="FTS_export.A8:FTS_export.AN135"/>
          <table:data-pilot-field table:source-field-name="Emergency year" table:orientation="page">
            <table:data-pilot-level table:show-empty="false">
              <table:data-pilot-subtotals>
                <table:data-pilot-subtotal table:function="auto"/>
              </table:data-pilot-subtotals>
              <table:data-pilot-members>
                <table:data-pilot-member table:name="2012" table:display="false" table:show-details="true"/>
                <table:data-pilot-member table:name="2013" table:display="false" table:show-details="true"/>
                <table:data-pilot-member table:name="2014" table:display="false" table:show-details="true"/>
              </table:data-pilot-members>
              <table:data-pilot-sort-info table:sort-mode="manual" table:order="descending"/>
              <table:data-pilot-layout-info table:layout-mode="tabular-layout" table:add-empty-lines="false"/>
            </table:data-pilot-level>
          </table:data-pilot-field>
          <table:data-pilot-field table:source-field-name="Data" table:orientation="column" table:is-data-layout-field="true">
            <table:data-pilot-level table:show-empty="true"/>
          </table:data-pilot-field>
          <table:data-pilot-field table:source-field-name="Contribution status" table:orientation="colum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top org. name" table:orientation="row">
            <table:data-pilot-level table:show-empty="false">
              <table:data-pilot-subtotals>
                <table:data-pilot-subtotal table:function="auto"/>
              </table:data-pilot-subtotals>
              <table:data-pilot-sort-info table:sort-mode="data" table:data-field="USD committed/contributed" table:order="descending"/>
              <table:data-pilot-layout-info table:layout-mode="tabular-layout" table:add-empty-lines="false"/>
            </table:data-pilot-level>
          </table:data-pilot-field>
          <table:data-pilot-field table:source-field-name="USD committed/contributed" table:orientation="data" table:function="sum">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 USD pledged" table:orientation="data" table:function="sum">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table:orientation="hidden">
            <table:data-pilot-level table:show-empty="false">
              <table:data-pilot-subtotals>
                <table:data-pilot-subtotal table:function="auto"/>
              </table:data-pilot-subtotals>
              <table:data-pilot-sort-info table:sort-mode="data" table:data-field="USD committed/contributed" table:order="descending"/>
              <table:data-pilot-layout-info table:layout-mode="tabular-layout" table:add-empty-lines="false"/>
            </table:data-pilot-level>
          </table:data-pilot-field>
          <table:data-pilot-field table:source-field-name="Recipient Organization"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sponse Plan/Appeal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cod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scription"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Original currency amoun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Original currency uni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cision dat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luster (Country specific)"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IASC Standard Secto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stination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representative country" table:orientation="hidden">
            <table:data-pilot-level table:show-empty="false">
              <table:data-pilot-subtotals>
                <table:data-pilot-subtotal table:function="auto"/>
              </table:data-pilot-subtotals>
              <table:data-pilot-sort-info table:sort-mode="data" table:data-field="USD committed/contributed" table:order="descending"/>
              <table:data-pilot-layout-info table:layout-mode="tabular-layout" table:add-empty-lines="false"/>
            </table:data-pilot-level>
          </table:data-pilot-field>
          <table:data-pilot-field table:source-field-name="Appealing agency top org."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abbrev."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Region Nam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ontibution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Item I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id Type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ported b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Last updat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ate Creat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yea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sub-se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current reques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date star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date en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location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iority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Gender Marke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table>
        <table:data-pilot-table table:name="PivotTable1" table:target-range-address="2015_IDP_funding_pivot.A3:2015_IDP_funding_pivot.B6" table:show-filter-button="false" table:buttons="2015_IDP_funding_pivot.A4">
          <table:source-cell-range table:cell-range-address="2015_IDP_funding.A4:2015_IDP_funding.AN10"/>
          <table:data-pilot-field table:source-field-name="Emergency title" table:orientation="row">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USD committed/contributed" table:orientation="data" table:function="sum">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cipient Organization"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sponse Plan/Appeal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cod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titl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yea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 USD pledg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scription"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Original currency amoun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Original currency uni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ecision dat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luster (Country specific)"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IASC Standard Sector" table:orientation="hidden">
            <table:data-pilot-level table:show-empty="false">
              <table:data-pilot-subtotals>
                <table:data-pilot-subtotal table:function="auto"/>
              </table:data-pilot-subtotals>
              <table:data-pilot-sort-info table:sort-mode="data" table:data-field="USD committed/contributed" table:order="descending"/>
              <table:data-pilot-layout-info table:layout-mode="tabular-layout" table:add-empty-lines="false"/>
            </table:data-pilot-level>
          </table:data-pilot-field>
          <table:data-pilot-field table:source-field-name="Destination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ontribution status"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top org. nam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onor representative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top org."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ing agency abbrev."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Region Nam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Emergency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Contibution type"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Item I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id Type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Reported b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Last updat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Date Create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yea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country"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Appeal sub-se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current reques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date start"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date end"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oject location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Priority "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field table:source-field-name="Gender Marker" table:orientation="hidden">
            <table:data-pilot-level table:show-empty="false">
              <table:data-pilot-subtotals>
                <table:data-pilot-subtotal table:function="auto"/>
              </table:data-pilot-subtotals>
              <table:data-pilot-sort-info table:sort-mode="manual" table:order="descending"/>
              <table:data-pilot-layout-info table:layout-mode="tabular-layout" table:add-empty-lines="false"/>
            </table:data-pilot-level>
          </table:data-pilot-field>
        </table:data-pilot-table>
      </table:data-pilot-tabl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P0" number:language="en" number:country="US">
      <number:day/>
      <number:text>-</number:text>
      <number:month number:textual="true"/>
      <number:text>-</number:text>
      <number:year number:style="long"/>
    </number:date-style>
    <number:text-style style:name="N36">
      <number:text-content/>
      <style:map style:condition="value()&gt;=0" style:apply-style-name="N36P0"/>
    </number:text-style>
    <number:number-style style:name="N37">
      <number:number number:decimal-places="1" number:min-integer-digits="1"/>
    </number:number-style>
    <number:number-style style:name="N38P0">
      <number:text> </number:text>
      <number:number number:decimal-places="1" number:min-integer-digits="1" number:grouping="true"/>
      <number:text> </number:text>
    </number:number-style>
    <number:number-style style:name="N38P1">
      <number:text>-</number:text>
      <number:number number:decimal-places="1"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_50_0_37__32_-_32_Accent1" style:display-name="20% - Accent1" style:family="table-cell" style:data-style-name="N0">
      <style:table-cell-properties fo:background-color="#DBE5F1"/>
      <style:text-properties fo:color="#000000" style:font-name="Calibri" style:font-name-asian="Calibri" style:font-name-complex="Calibri" fo:font-size="11pt" style:font-size-asian="11pt" style:font-size-complex="11pt"/>
    </style:style>
    <style:style style:name="_50_0_37__32_-_32_Accent2" style:display-name="20% - Accent2" style:family="table-cell" style:data-style-name="N0">
      <style:table-cell-properties fo:background-color="#F2DDDC"/>
      <style:text-properties fo:color="#000000" style:font-name="Calibri" style:font-name-asian="Calibri" style:font-name-complex="Calibri" fo:font-size="11pt" style:font-size-asian="11pt" style:font-size-complex="11pt"/>
    </style:style>
    <style:style style:name="_50_0_37__32_-_32_Accent3" style:display-name="20% - Accent3" style:family="table-cell" style:data-style-name="N0">
      <style:table-cell-properties fo:background-color="#EAF1DD"/>
      <style:text-properties fo:color="#000000" style:font-name="Calibri" style:font-name-asian="Calibri" style:font-name-complex="Calibri" fo:font-size="11pt" style:font-size-asian="11pt" style:font-size-complex="11pt"/>
    </style:style>
    <style:style style:name="_50_0_37__32_-_32_Accent4" style:display-name="20% - Accent4" style:family="table-cell" style:data-style-name="N0">
      <style:table-cell-properties fo:background-color="#E5E0EC"/>
      <style:text-properties fo:color="#000000" style:font-name="Calibri" style:font-name-asian="Calibri" style:font-name-complex="Calibri" fo:font-size="11pt" style:font-size-asian="11pt" style:font-size-complex="11pt"/>
    </style:style>
    <style:style style:name="_50_0_37__32_-_32_Accent5" style:display-name="20% - Accent5" style:family="table-cell" style:data-style-name="N0">
      <style:table-cell-properties fo:background-color="#DBEEF3"/>
      <style:text-properties fo:color="#000000" style:font-name="Calibri" style:font-name-asian="Calibri" style:font-name-complex="Calibri" fo:font-size="11pt" style:font-size-asian="11pt" style:font-size-complex="11pt"/>
    </style:style>
    <style:style style:name="_50_0_37__32_-_32_Accent6" style:display-name="20% - Accent6" style:family="table-cell" style:data-style-name="N0">
      <style:table-cell-properties fo:background-color="#FDE9D9"/>
      <style:text-properties fo:color="#000000" style:font-name="Calibri" style:font-name-asian="Calibri" style:font-name-complex="Calibri" fo:font-size="11pt" style:font-size-asian="11pt" style:font-size-complex="11pt"/>
    </style:style>
    <style:style style:name="_52_0_37__32_-_32_Accent1" style:display-name="40% - Accent1" style:family="table-cell" style:data-style-name="N0">
      <style:table-cell-properties fo:background-color="#B8CCE4"/>
      <style:text-properties fo:color="#000000" style:font-name="Calibri" style:font-name-asian="Calibri" style:font-name-complex="Calibri" fo:font-size="11pt" style:font-size-asian="11pt" style:font-size-complex="11pt"/>
    </style:style>
    <style:style style:name="_52_0_37__32_-_32_Accent2" style:display-name="40% - Accent2" style:family="table-cell" style:data-style-name="N0">
      <style:table-cell-properties fo:background-color="#E6B9B8"/>
      <style:text-properties fo:color="#000000" style:font-name="Calibri" style:font-name-asian="Calibri" style:font-name-complex="Calibri" fo:font-size="11pt" style:font-size-asian="11pt" style:font-size-complex="11pt"/>
    </style:style>
    <style:style style:name="_52_0_37__32_-_32_Accent3" style:display-name="40% - Accent3" style:family="table-cell" style:data-style-name="N0">
      <style:table-cell-properties fo:background-color="#D7E4BC"/>
      <style:text-properties fo:color="#000000" style:font-name="Calibri" style:font-name-asian="Calibri" style:font-name-complex="Calibri" fo:font-size="11pt" style:font-size-asian="11pt" style:font-size-complex="11pt"/>
    </style:style>
    <style:style style:name="_52_0_37__32_-_32_Accent4" style:display-name="40% - Accent4" style:family="table-cell" style:data-style-name="N0">
      <style:table-cell-properties fo:background-color="#CCC0DA"/>
      <style:text-properties fo:color="#000000" style:font-name="Calibri" style:font-name-asian="Calibri" style:font-name-complex="Calibri" fo:font-size="11pt" style:font-size-asian="11pt" style:font-size-complex="11pt"/>
    </style:style>
    <style:style style:name="_52_0_37__32_-_32_Accent5" style:display-name="40% - Accent5" style:family="table-cell" style:data-style-name="N0">
      <style:table-cell-properties fo:background-color="#B6DDE8"/>
      <style:text-properties fo:color="#000000" style:font-name="Calibri" style:font-name-asian="Calibri" style:font-name-complex="Calibri" fo:font-size="11pt" style:font-size-asian="11pt" style:font-size-complex="11pt"/>
    </style:style>
    <style:style style:name="_52_0_37__32_-_32_Accent6" style:display-name="40% - Accent6" style:family="table-cell" style:data-style-name="N0">
      <style:table-cell-properties fo:background-color="#FCD5B4"/>
      <style:text-properties fo:color="#000000" style:font-name="Calibri" style:font-name-asian="Calibri" style:font-name-complex="Calibri" fo:font-size="11pt" style:font-size-asian="11pt" style:font-size-complex="11pt"/>
    </style:style>
    <style:style style:name="_54_0_37__32_-_32_Accent1" style:display-name="60% - Accent1"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D99795"/>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C2D69A"/>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B2A1C7"/>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93CDDD"/>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AC090"/>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5"/>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8C0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 style:family="table-cell" style:data-style-name="N13"/>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color="#000000"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meta:initial-creator>
    <dc:creator>beckyc</dc:creator>
    <meta:creation-date>2006-11-14T14:07:21Z</meta:creation-date>
    <dc:date>2015-04-08T09:22:32Z</dc:date>
    <meta:print-date>2006-11-14T15:10:05Z</meta:print-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1"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6">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57.5pt" svg:width="423.7500787401575pt" chart:style-name="Crt0">
        <chart:legend chart:legend-position="end" chart:legend-align="center" chart:style-name="Lgnd"/>
        <chart:plot-area chart:style-name="Plt0">
          <chart:axis chart:dimension="x" chart:name="primary-x" chart:style-name="Axs0">
            <chart:categories table:cell-range-address="'Top_donors_'15'.$A$5:.$A$10"/>
          </chart:axis>
          <chart:axis chart:dimension="y" chart:name="primary-y" chart:style-name="Axs1">
            <chart:title chart:style-name="AT01">
              <text:p text:style-name="a0" text:class-names="" text:cond-style-name="">US$ millions</text:p>
            </chart:title>
            <chart:grid chart:class="major" chart:style-name="GMa1"/>
          </chart:axis>
          <chart:series chart:label-cell-address="'Top_donors_'15'.$B$4" chart:values-cell-range-address="'Top_donors_'15'.$B$5:.$B$10" chart:class="chart:bar" chart:attached-axis="primary-y" chart:style-name="G0S0">
            <chart:data-point chart:repeated="6"/>
          </chart:series>
          <chart:series chart:label-cell-address="'Top_donors_'15'.$D$4" chart:values-cell-range-address="'Top_donors_'15'.$D$5:.$D$10" chart:class="chart:bar" chart:attached-axis="primary-y" chart:style-name="G0S1">
            <chart:data-point chart:repeated="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3">
      <number:number number:decimal-places="0" number:min-integer-digits="1" number:grouping="true"/>
    </number:number-style>
    <number:date-style style:name="N37P0" number:language="en" number:country="US">
      <number:day/>
      <number:text>-</number:text>
      <number:month number:textual="true"/>
      <number:text>-</number:text>
      <number:year number:style="long"/>
    </number:date-style>
    <number:text-style style:name="N37">
      <number:text-content/>
      <style:map style:condition="value()&gt;=0" style:apply-style-name="N37P0"/>
    </number:text-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
      <style:chart-properties chart:symbol-type="none" chart:connect-bars="false" chart:solid-type="cuboid" chart:stacked="false" chart:percentage="false"/>
      <style:graphic-properties draw:fill="none" draw:stroke="solid" svg:stroke-width="0.03125in" svg:stroke-color="#4a7ebb" svg:stroke-opacity="100%" draw:stroke-linejoin="round"/>
    </style:style>
    <style:style style:family="chart" style:name="Axs0" style:data-style-name="N37">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3">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4.5pt" svg:width="470.25pt" chart:style-name="Crt0">
        <chart:legend chart:legend-position="end" chart:legend-align="center" chart:style-name="Lgnd"/>
        <chart:plot-area chart:style-name="Plt0">
          <chart:axis chart:dimension="x" chart:name="primary-x" chart:style-name="Axs0">
            <chart:categories table:cell-range-address="2015_timeline.$A$5:.$A$17"/>
          </chart:axis>
          <chart:axis chart:dimension="y" chart:name="primary-y" chart:style-name="Axs1">
            <chart:title chart:style-name="AT01">
              <text:p text:style-name="a0" text:class-names="" text:cond-style-name="">US$ millions</text:p>
            </chart:title>
            <chart:grid chart:class="major" chart:style-name="GMa1"/>
          </chart:axis>
          <chart:series chart:label-cell-address="2015_timeline.$C$4" chart:values-cell-range-address="2015_timeline.$C$5:.$C$17" chart:class="chart:line" chart:attached-axis="primary-y" chart:style-name="G0S0">
            <chart:data-point chart:repeated="13"/>
          </chart:series>
          <chart:wall chart:style-name="Wal0"/>
        </chart:plot-area>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50" chart:overlap="0"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435.75pt" chart:style-name="Crt0">
        <chart:plot-area chart:style-name="Plt0">
          <chart:axis chart:dimension="x" chart:name="primary-x" chart:style-name="Axs0">
            <chart:categories table:cell-range-address="ODA.$A$7:.$A$8"/>
          </chart:axis>
          <chart:axis chart:dimension="y" chart:name="primary-y" chart:style-name="Axs1">
            <chart:title chart:style-name="AT01">
              <text:p text:style-name="a0" text:class-names="" text:cond-style-name="">US$ millions</text:p>
            </chart:title>
            <chart:grid chart:class="major" chart:style-name="GMa1"/>
          </chart:axis>
          <chart:series chart:label-cell-address="ODA.$B$6" chart:values-cell-range-address="ODA.$B$7:.$B$8" chart:class="chart:bar" chart:attached-axis="primary-y" chart:style-name="G0S0">
            <chart:data-point chart:repeated="2"/>
          </chart:series>
          <chart:wall chart:style-name="Wal0"/>
        </chart:plot-area>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0S1P4" style:data-style-name="N0">
      <style:chart-properties chart:link-data-style-to-source="true" chart:data-label-number="non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868686" svg:stroke-opacity="100%" draw:stroke-linejoin="round"/>
    </style:style>
    <style:style style:family="chart" style:name="G0S1P5"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false" chart:connect-bars="false" chart:solid-type="cuboid" chart:stacked="tru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1"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0S2P2"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G0S2P3"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stacked="true"/>
      <style:graphic-properties draw:fill="solid" draw:fill-color="#ffffff" draw:opacity="100%" draw:stroke="none"/>
    </style:style>
    <style:style style:family="chart" style:name="G0S2P4"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P5" style:data-style-name="N0">
      <style:chart-properties chart:link-data-style-to-source="true" chart:data-label-number="non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Wal0">
      <style:graphic-properties draw:fill="solid" draw:fill-color="#ffffff" draw:opacity="100%" draw:stroke="none"/>
    </style:style>
    <style:style style:family="chart" style:name="G0S0P2" style:data-style-name="N0">
      <style:chart-properties chart:link-data-style-to-source="true" chart:data-label-number="non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data-style-name="N0">
      <style:chart-properties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5" style:data-style-name="N0">
      <style:chart-properties chart:link-data-style-to-source="true" chart:data-label-number="non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0" style:data-style-name="N0">
      <style:chart-properties chart:link-data-style-to-source="true" chart:data-label-number="non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2" style:data-style-name="N0">
      <style:chart-properties chart:symbol-type="none" chart:vertical="false" chart:connect-bars="false" chart:solid-type="cuboid" chart:stacked="true" chart:percentage="false" chart:link-data-style-to-source="true" chart:data-label-number="value" chart:data-label-text="false" chart:data-label-symbol="false"/>
      <style:graphic-properties draw:fill="solid" draw:fill-color="#9bbb59"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10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P3" style:data-style-name="N0">
      <style:chart-properties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50.0pt" svg:width="468.75pt" chart:style-name="Crt0">
        <chart:legend chart:legend-position="end" chart:legend-align="center" chart:style-name="Lgnd"/>
        <chart:plot-area chart:style-name="Plt0">
          <chart:axis chart:dimension="x" chart:name="primary-x" chart:style-name="Axs0">
            <chart:categories table:cell-range-address="'Top_donors_'15'.$A$29:.$A$34"/>
          </chart:axis>
          <chart:axis chart:dimension="y" chart:name="primary-y" chart:style-name="Axs1">
            <chart:title chart:style-name="AT01">
              <text:p text:style-name="a0" text:class-names="" text:cond-style-name="">US$ millions</text:p>
            </chart:title>
            <chart:grid chart:class="major" chart:style-name="GMa1"/>
          </chart:axis>
          <chart:series chart:label-cell-address="'Top_donors_'15'.$C$28" chart:values-cell-range-address="'Top_donors_'15'.$C$29:.$C$34" chart:class="chart:bar" chart:attached-axis="primary-y" chart:style-name="G0S0">
            <chart:data-point chart:repeated="2"/>
            <chart:data-point chart:style-name="G0S0P2"/>
            <chart:data-point/>
            <chart:data-point chart:style-name="G0S0P4"/>
            <chart:data-point chart:style-name="G0S0P5"/>
          </chart:series>
          <chart:series chart:label-cell-address="'Top_donors_'15'.$B$28" chart:values-cell-range-address="'Top_donors_'15'.$B$29:.$B$34" chart:class="chart:bar" chart:attached-axis="primary-y" chart:style-name="G0S1">
            <chart:data-point chart:style-name="G0S1P0"/>
            <chart:data-point chart:repeated="2"/>
            <chart:data-point chart:style-name="G0S1P3"/>
            <chart:data-point chart:style-name="G0S1P4"/>
            <chart:data-point chart:style-name="G0S1P5"/>
          </chart:series>
          <chart:series chart:label-cell-address="'Top_donors_'15'.$D$28" chart:values-cell-range-address="'Top_donors_'15'.$D$29:.$D$34" chart:class="chart:bar" chart:attached-axis="primary-y" chart:style-name="G0S2">
            <chart:data-point/>
            <chart:data-point chart:style-name="G0S2P1"/>
            <chart:data-point chart:style-name="G0S2P2"/>
            <chart:data-point chart:style-name="G0S2P3"/>
            <chart:data-point chart:style-name="G0S2P4"/>
            <chart:data-point chart:style-name="G0S2P5"/>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27.5pt" svg:width="360.0pt" chart:style-name="Crt0">
        <chart:plot-area chart:style-name="Plt0">
          <chart:axis chart:dimension="x" chart:name="primary-x" chart:style-name="Axs0">
            <chart:categories table:cell-range-address="'Top_donors_'14'.$A$5:.$A$9"/>
          </chart:axis>
          <chart:axis chart:dimension="y" chart:name="primary-y" chart:style-name="Axs1">
            <chart:title chart:style-name="AT01">
              <text:p text:style-name="a0" text:class-names="" text:cond-style-name="">US$ millions</text:p>
            </chart:title>
            <chart:grid chart:class="major" chart:style-name="GMa1"/>
          </chart:axis>
          <chart:series chart:label-cell-address="'Top_donors_'14'.$B$4" chart:values-cell-range-address="'Top_donors_'14'.$B$5:.$B$9" chart:class="chart:bar" chart:attached-axis="primary-y" chart:style-name="G0S0">
            <chart:data-point chart:repeated="5"/>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137.25pt" svg:width="360.0pt" chart:style-name="Crt0">
        <chart:plot-area chart:style-name="Plt0">
          <chart:axis chart:dimension="x" chart:name="primary-x" chart:style-name="Axs0">
            <chart:categories table:cell-range-address="'Top_donors_'13'.$A$5:.$A$9"/>
          </chart:axis>
          <chart:axis chart:dimension="y" chart:name="primary-y" chart:style-name="Axs1">
            <chart:title chart:style-name="AT01">
              <text:p text:style-name="a0" text:class-names="" text:cond-style-name="">US$ millions</text:p>
            </chart:title>
            <chart:grid chart:class="major" chart:style-name="GMa1"/>
          </chart:axis>
          <chart:series chart:label-cell-address="'Top_donors_'13'.$B$4" chart:values-cell-range-address="'Top_donors_'13'.$B$5:.$B$9" chart:class="chart:bar" chart:attached-axis="primary-y" chart:style-name="G0S0">
            <chart:data-point chart:repeated="5"/>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tru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vertical="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 style:data-style-name="N0">
      <style:chart-properties chart:symbol-type="none" chart:vertical="true" chart:connect-bars="false" chart:solid-type="cuboid" chart:stacked="false" chart:percentage="false" chart:link-data-style-to-source="true" chart:data-label-number="value" chart:data-label-text="fals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chart:style-name="Plt0">
          <chart:axis chart:dimension="x" chart:name="primary-x" chart:style-name="Axs0">
            <chart:categories table:cell-range-address="Top_donors_2012-2015.$A$5:.$A$14"/>
          </chart:axis>
          <chart:axis chart:dimension="y" chart:name="primary-y" chart:style-name="Axs1">
            <chart:title chart:style-name="AT01">
              <text:p text:style-name="a0" text:class-names="" text:cond-style-name="">US$ millions</text:p>
            </chart:title>
            <chart:grid chart:class="major" chart:style-name="GMa1"/>
          </chart:axis>
          <chart:series chart:label-cell-address="Top_donors_2012-2015.$B$4" chart:values-cell-range-address="Top_donors_2012-2015.$B$5:.$B$14" chart:class="chart:bar" chart:attached-axis="primary-y" chart:style-name="G0S0">
            <chart:data-point chart:repeated="10"/>
          </chart:series>
          <chart:wall chart:style-name="Wal0"/>
        </chart:plot-area>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GMa1">
      <style:graphic-properties draw:fill="none" draw:stroke="solid" svg:stroke-width="0.01042in" svg:stroke-color="#868686" svg:stroke-opacity="100%" draw:stroke-linejoin="round"/>
    </style:style>
    <style:style style:family="chart" style:name="Crt0">
      <style:chart-properties chart:three-dimensional="false" chart:deep="false" chart:symbol-type="none" chart:vertical="false" chart:connect-bars="false" chart:solid-type="cuboid" chart:stacked="false" chart:percentage="false"/>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mn-lt" style:font-family-asian="+mn-ea" style:font-family-complex="+mn-cs"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0S0P3">
      <style:graphic-properties draw:fill="solid" draw:fill-color="#d99694" draw:opacity="100%" draw:stroke="non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style:graphic-properties draw:fill="solid" draw:fill-color="#c0504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tru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1">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16.0pt" svg:width="360.0pt" chart:style-name="Crt0">
        <chart:plot-area chart:style-name="Plt0">
          <chart:axis chart:dimension="x" chart:name="primary-x" chart:style-name="Axs0">
            <chart:categories table:cell-range-address="Total_HA_2012-2015.$A$5:.$A$8"/>
          </chart:axis>
          <chart:axis chart:dimension="y" chart:name="primary-y" chart:style-name="Axs1">
            <chart:title chart:style-name="AT01">
              <text:p text:style-name="a0" text:class-names="" text:cond-style-name="">US$ millions</text:p>
            </chart:title>
            <chart:grid chart:class="major" chart:style-name="GMa1"/>
          </chart:axis>
          <chart:series chart:label-cell-address="Total_HA_2012-2015.$B$4" chart:values-cell-range-address="Total_HA_2012-2015.$B$5:.$B$8" chart:class="chart:bar" chart:attached-axis="primary-y" chart:style-name="G0S0">
            <chart:data-point chart:repeated="3"/>
            <chart:data-point chart:style-name="G0S0P3"/>
          </chart:series>
          <chart:wall chart:style-name="Wal0"/>
        </chart:plot-area>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16.0pt" svg:width="360.0pt" chart:style-name="Crt0">
        <chart:plot-area chart:style-name="Plt0">
          <chart:axis chart:dimension="x">
            <chart:categories table:cell-range-address="By_sector_&amp;_cluster,_2015.$A$5:.$A$10"/>
          </chart:axis>
          <chart:axis chart:dimension="y"/>
          <chart:series chart:label-cell-address="By_sector_&amp;_cluster,_2015.$B$4" chart:values-cell-range-address="By_sector_&amp;_cluster,_2015.$B$5:.$B$1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Crt0">
      <style:chart-properties chart:three-dimensional="false" chart:deep="false" chart:symbol-type="none" chart:connect-bars="false" chart:solid-type="cuboid"/>
      <style:graphic-properties draw:fill="solid" draw:fill-color="#ffffff"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G0S0P0">
      <style:graphic-properties draw:fill="solid" draw:fill-color="#4572a7" draw:opacity="100%" draw:stroke="none"/>
    </style:style>
    <style:style style:family="chart" style:name="G0S0P1">
      <style:graphic-properties draw:fill="solid" draw:fill-color="#aa4643" draw:opacity="100%" draw:stroke="none"/>
    </style:style>
    <style:style style:family="chart" style:name="G0S0P2">
      <style:graphic-properties draw:fill="solid" draw:fill-color="#89a54e" draw:opacity="100%" draw:stroke="none"/>
    </style:style>
    <style:style style:family="chart" style:name="G0S0P3">
      <style:graphic-properties draw:fill="solid" draw:fill-color="#71588f" draw:opacity="100%" draw:stroke="none"/>
    </style:style>
    <style:style style:family="chart" style:name="G0S0P4">
      <style:graphic-properties draw:fill="solid" draw:fill-color="#4198af" draw:opacity="100%" draw:stroke="none"/>
    </style:style>
    <style:style style:family="chart" style:name="G0S0P5">
      <style:graphic-properties draw:fill="solid" draw:fill-color="#db843d" draw:opacity="100%" draw:stroke="none"/>
    </style:style>
    <style:style style:family="chart" style:name="G0S0" style:data-style-name="N0">
      <style:chart-properties chart:symbol-type="none" chart:connect-bars="false" chart:pie-offset="0" chart:solid-type="cuboid" chart:link-data-style-to-source="true" chart:data-label-number="value" chart:data-label-text="true" chart:data-label-symbol="false"/>
      <style:graphic-properties draw:fill="solid" draw:fill-color="#4f81bd"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258.75pt" svg:width="358.5pt" chart:style-name="Crt0">
        <chart:plot-area chart:style-name="Plt0">
          <chart:axis chart:dimension="x">
            <chart:categories table:cell-range-address="By_sector_&amp;_cluster,_2015.$A$25:.$A$30"/>
          </chart:axis>
          <chart:axis chart:dimension="y"/>
          <chart:series chart:label-cell-address="By_sector_&amp;_cluster,_2015.$B$24" chart:values-cell-range-address="By_sector_&amp;_cluster,_2015.$B$25:.$B$30" chart:class="chart:circle" chart:attached-axis="primary-y" chart:style-name="G0S0">
            <chart:data-point chart:style-name="G0S0P0"/>
            <chart:data-point chart:style-name="G0S0P1"/>
            <chart:data-point chart:style-name="G0S0P2"/>
            <chart:data-point chart:style-name="G0S0P3"/>
            <chart:data-point chart:style-name="G0S0P4"/>
            <chart:data-point chart:style-name="G0S0P5"/>
          </chart:series>
          <chart:wall chart:style-name="Wal0"/>
        </chart:plot-area>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pie-offset="0"/>
      <style:graphic-properties draw:fill="none" draw:stroke="none"/>
    </style:style>
    <style:style style:family="chart" style:name="Wal0">
      <style:graphic-properties draw:fill="none" draw:stroke="none"/>
    </style:style>
    <style:style style:family="chart" style:name="Crt0">
      <style:chart-properties chart:three-dimensional="false" chart:deep="false" chart:symbol-type="none" chart:connect-bars="false" chart:solid-type="cuboid"/>
      <style:graphic-properties draw:fill="solid" draw:fill-color="#ffffff" draw:opacity="100%"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GB"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pie-offset="0" chart:solid-type="cuboid"/>
      <style:graphic-properties draw:fill="solid" draw:fill-color="#4f81bd" draw:opacity="100%" draw:stroke="none"/>
    </style:style>
    <style:style style:family="chart" style:name="G0S0P0">
      <style:graphic-properties draw:fill="solid" draw:fill-color="#4f81bd" draw:opacity="100%" draw:stroke="none"/>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1">
      <style:graphic-properties draw:fill="solid" draw:fill-color="#c0504d" draw:opacity="100%" draw:stroke="none"/>
    </style:style>
  </office:automatic-styles>
  <office:body>
    <office:chart>
      <chart:chart chart:class="chart:circle" svg:height="203.25pt" svg:width="360.0pt" chart:style-name="Crt0">
        <chart:legend chart:legend-position="end" chart:legend-align="center" chart:style-name="Lgnd"/>
        <chart:plot-area chart:style-name="Plt0">
          <chart:axis chart:dimension="x">
            <chart:categories table:cell-range-address="2015_IDP_funding_by_sector.$A$5:.$A$6"/>
          </chart:axis>
          <chart:axis chart:dimension="y"/>
          <chart:series chart:label-cell-address="2015_IDP_funding_by_sector.$B$4" chart:values-cell-range-address="2015_IDP_funding_by_sector.$B$5:.$B$6" chart:class="chart:circle" chart:attached-axis="primary-y" chart:style-name="G0S0">
            <chart:data-point chart:style-name="G0S0P0"/>
            <chart:data-point chart:style-name="G0S0P1"/>
          </chart:series>
          <chart:wall chart:style-name="Wal0"/>
        </chart:plot-area>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